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4cm"/>
    </style:style>
    <style:style style:name="co3" style:family="table-column">
      <style:table-column-properties fo:break-before="auto" style:column-width="9.405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9.017cm"/>
    </style:style>
    <style:style style:name="co7" style:family="table-column">
      <style:table-column-properties fo:break-before="auto" style:column-width="11.257cm"/>
    </style:style>
    <style:style style:name="co8" style:family="table-column">
      <style:table-column-properties fo:break-before="auto" style:column-width="3.378cm"/>
    </style:style>
    <style:style style:name="co9" style:family="table-column">
      <style:table-column-properties fo:break-before="auto" style:column-width="5.673cm"/>
    </style:style>
    <style:style style:name="co10" style:family="table-column">
      <style:table-column-properties fo:break-before="auto" style:column-width="4.953cm"/>
    </style:style>
    <style:style style:name="co11" style:family="table-column">
      <style:table-column-properties fo:break-before="auto" style:column-width="4.595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709cm"/>
    </style:style>
    <style:style style:name="co14" style:family="table-column">
      <style:table-column-properties fo:break-before="auto" style:column-width="6.805cm"/>
    </style:style>
    <style:style style:name="co15" style:family="table-column">
      <style:table-column-properties fo:break-before="auto" style:column-width="2.492cm"/>
    </style:style>
    <style:style style:name="co16" style:family="table-column">
      <style:table-column-properties fo:break-before="auto" style:column-width="19.965cm"/>
    </style:style>
    <style:style style:name="co17" style:family="table-column">
      <style:table-column-properties fo:break-before="auto" style:column-width="3.35cm"/>
    </style:style>
    <style:style style:name="co18" style:family="table-column">
      <style:table-column-properties fo:break-before="auto" style:column-width="4.235cm"/>
    </style:style>
    <style:style style:name="co19" style:family="table-column">
      <style:table-column-properties fo:break-before="auto" style:column-width="3.738cm"/>
    </style:style>
    <style:style style:name="co20" style:family="table-column">
      <style:table-column-properties fo:break-before="auto" style:column-width="3.295cm"/>
    </style:style>
    <style:style style:name="co21" style:family="table-column">
      <style:table-column-properties fo:break-before="auto" style:column-width="6.916cm"/>
    </style:style>
    <style:style style:name="co22" style:family="table-column">
      <style:table-column-properties fo:break-before="auto" style:column-width="11.174cm"/>
    </style:style>
    <style:style style:name="co23" style:family="table-column">
      <style:table-column-properties fo:break-before="auto" style:column-width="2.051cm"/>
    </style:style>
    <style:style style:name="co24" style:family="table-column">
      <style:table-column-properties fo:break-before="auto" style:column-width="7.802cm"/>
    </style:style>
    <style:style style:name="co25" style:family="table-column">
      <style:table-column-properties fo:break-before="auto" style:column-width="9.488cm"/>
    </style:style>
    <style:style style:name="co26" style:family="table-column">
      <style:table-column-properties fo:break-before="auto" style:column-width="7.276cm"/>
    </style:style>
    <style:style style:name="co27" style:family="table-column">
      <style:table-column-properties fo:break-before="auto" style:column-width="3.627cm"/>
    </style:style>
    <style:style style:name="co28" style:family="table-column">
      <style:table-column-properties fo:break-before="auto" style:column-width="3.482cm"/>
    </style:style>
    <style:style style:name="co29" style:family="table-column">
      <style:table-column-properties fo:break-before="auto" style:column-width="5.644cm"/>
    </style:style>
    <style:style style:name="co30" style:family="table-column">
      <style:table-column-properties fo:break-before="auto" style:column-width="7.221cm"/>
    </style:style>
    <style:style style:name="co31" style:family="table-column">
      <style:table-column-properties fo:break-before="auto" style:column-width="6.5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5" style:family="table-cell" style:parent-style-name="Default" style:data-style-name="N100">
      <style:table-cell-properties fo:background-color="#ffffcc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transparen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9900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009933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009933"/>
    </style:style>
    <style:style style:name="ce20" style:family="table-cell" style:parent-style-name="Default">
      <style:table-cell-properties fo:background-color="#ff0000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f0000"/>
      <style:text-properties fo:color="#ff6600"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00ae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fo:background-color="#00ae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32" style:family="table-cell" style:parent-style-name="Default" style:data-style-name="N100">
      <style:table-cell-properties fo:background-color="#ffff99" style:text-align-source="fix" style:repeat-content="false" fo:border="none"/>
      <style:paragraph-properties fo:text-align="start" fo:margin-left="0cm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</style:style>
    <style:style style:name="ce34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00">
      <style:table-cell-properties fo:background-color="#00ae00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009933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00ae00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ackground-color="#ffff99" fo:border="none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ackground-color="#ffff99"/>
    </style:style>
    <style:style style:name="ce49" style:family="table-cell" style:parent-style-name="Default" style:data-style-name="N100">
      <style:table-cell-properties fo:background-color="#ffff99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vertical-align="top"/>
    </style:style>
    <style:style style:name="ce51" style:family="table-cell" style:parent-style-name="Default" style:data-style-name="N100">
      <style:table-cell-properties fo:background-color="#ffff00"/>
    </style:style>
    <style:style style:name="ce52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ackground-color="transparent" fo:border="none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transparent" fo:border="none"/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able-cell-properties fo:border="none"/>
    </style:style>
    <style:style style:name="ce56" style:family="table-cell" style:parent-style-name="Default" style:data-style-name="N100">
      <style:table-cell-properties fo:background-color="#ffff99" fo:border="none"/>
    </style:style>
    <style:style style:name="ce57" style:family="table-cell" style:parent-style-name="Default" style:data-style-name="N100">
      <style:table-cell-properties fo:background-color="transparent" fo:border="none"/>
    </style:style>
    <style:style style:name="ce58" style:family="table-cell" style:parent-style-name="Default" style:data-style-name="N100">
      <style:table-cell-properties fo:background-color="#ffff99"/>
    </style:style>
    <style:style style:name="ce59" style:family="table-cell" style:parent-style-name="Default" style:data-style-name="N100">
      <style:table-cell-properties fo:background-color="#ff0000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63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6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f00" fo:border="none"/>
      <style:text-properties fo:color="#ffffff" fo:font-weight="bold" style:font-weight-asian="bold" style:font-weight-complex="bold"/>
    </style:style>
    <style:style style:name="ce67" style:family="table-cell" style:parent-style-name="Default">
      <style:text-properties fo:color="#ff0000" fo:font-weight="bold" style:font-weight-asian="bold" style:font-weight-complex="bold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9" style:family="table-cell" style:parent-style-name="Default" style:data-style-name="N100">
      <style:text-properties fo:font-weight="normal" style:font-weight-asian="normal" style:font-weight-complex="normal"/>
    </style:style>
    <style:style style:name="ce70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</style:style>
    <style:style style:name="ce7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99ccff"/>
    </style:style>
    <style:style style:name="ce76" style:family="table-cell" style:parent-style-name="Default">
      <style:table-cell-properties fo:background-color="#99ff99"/>
    </style:style>
    <style:style style:name="ce77" style:family="table-cell" style:parent-style-name="Default" style:data-style-name="N100">
      <style:table-cell-properties fo:background-color="#99cc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#99ccff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style:font-name="Liberation Sans"/>
    </style:style>
    <style:style style:name="ce81" style:family="table-cell" style:parent-style-name="Default">
      <style:table-cell-properties fo:background-color="#99ff99"/>
      <style:text-properties style:font-name="Liberation Sans"/>
    </style:style>
    <style:style style:name="ce82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ffff99"/>
      <style:text-properties style:font-name="Liberation Sans"/>
    </style:style>
    <style:style style:name="ce84" style:family="table-cell" style:parent-style-name="Default" style:data-style-name="N100">
      <style:table-cell-properties fo:background-color="#99ccff"/>
      <style:text-properties fo:font-weight="normal" style:font-weight-asian="normal" style:font-weight-complex="normal"/>
    </style:style>
    <style:style style:name="ce85" style:family="table-cell" style:parent-style-name="Default" style:data-style-name="N100">
      <style:table-cell-properties fo:background-color="#99ccff"/>
    </style:style>
    <style:style style:name="ce86" style:family="table-cell" style:parent-style-name="Default" style:data-style-name="N100">
      <style:table-cell-properties fo:background-color="#99ff99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1a1a1a" fo:font-size="10pt" fo:language="none" fo:country="none" style:font-name-asian="DejaVu Sans" style:font-size-asian="10pt" style:language-asian="none" style:country-asian="none" style:font-size-complex="10pt" style:language-complex="none" style:country-complex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insertion table:id="ct1" table:type="row" table:position="180" table:count="5" table:table="2">
          <office:change-info>
            <dc:creator>Andre Rothe</dc:creator>
            <dc:date>2015-11-23T22:16:51.612232022</dc:date>
          </office:change-info>
          <table:dependencies>
            <table:dependency table:id="ct453"/>
            <table:dependency table:id="ct452"/>
            <table:dependency table:id="ct451"/>
            <table:dependency table:id="ct450"/>
          </table:dependencies>
        </table:insertion>
        <table:insertion table:id="ct2" table:type="row" table:position="70" table:count="109" table:table="2">
          <office:change-info>
            <dc:creator>Andre Rothe</dc:creator>
            <dc:date>2015-11-23T22:16:51.612351312</dc:date>
          </office:change-info>
          <table:dependencies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</table:dependencies>
        </table:insertion>
        <table:insertion table:id="ct3" table:type="row" table:position="68" table:table="2">
          <office:change-info>
            <dc:creator>Andre Rothe</dc:creator>
            <dc:date>2015-11-23T22:16:51.625442786</dc:date>
          </office:change-info>
          <table:dependencies>
            <table:dependency table:id="ct238"/>
            <table:dependency table:id="ct237"/>
            <table:dependency table:id="ct236"/>
            <table:dependency table:id="ct235"/>
          </table:dependencies>
        </table:insertion>
        <table:deletion table:id="ct4" table:type="row" table:position="65" table:table="2">
          <office:change-info>
            <dc:creator>Andre Rothe</dc:creator>
            <dc:date>2015-11-23T22:16:51.625461783</dc:date>
          </office:change-info>
          <table:deletions>
            <table:cell-content-deletion>
              <table:cell-address table:column="0" table:row="65" table:table="2"/>
              <table:change-track-table-cell office:value-type="string">
                <text:p>18CC</text:p>
              </table:change-track-table-cell>
            </table:cell-content-deletion>
            <table:cell-content-deletion>
              <table:cell-address table:column="1" table:row="65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65" table:table="2"/>
              <table:change-track-table-cell office:value-type="string">
                <text:p>End of Structure?</text:p>
              </table:change-track-table-cell>
            </table:cell-content-deletion>
            <table:cell-content-deletion>
              <table:cell-address table:column="3" table:row="65" table:table="2"/>
              <table:change-track-table-cell office:value-type="string">
                <text:p>FF FF FF FF</text:p>
              </table:change-track-table-cell>
            </table:cell-content-deletion>
          </table:deletions>
        </table:deletion>
        <table:insertion table:id="ct5" table:type="row" table:position="61" table:count="3" table:table="2">
          <office:change-info>
            <dc:creator>Andre Rothe</dc:creator>
            <dc:date>2015-11-23T22:16:51.625552229</dc:date>
          </office:change-info>
          <table:dependencies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</table:dependencies>
        </table:insertion>
        <table:insertion table:id="ct6" table:type="row" table:position="55" table:count="5" table:table="2">
          <office:change-info>
            <dc:creator>Andre Rothe</dc:creator>
            <dc:date>2015-11-23T22:16:51.625596648</dc:date>
          </office:change-info>
          <table:dependencies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  <table:dependency table:id="ct212"/>
            <table:dependency table:id="ct211"/>
            <table:dependency table:id="ct210"/>
            <table:dependency table:id="ct209"/>
            <table:dependency table:id="ct208"/>
            <table:dependency table:id="ct207"/>
            <table:dependency table:id="ct206"/>
            <table:dependency table:id="ct205"/>
            <table:dependency table:id="ct204"/>
            <table:dependency table:id="ct203"/>
          </table:dependencies>
        </table:insertion>
        <table:insertion table:id="ct7" table:type="row" table:position="53" table:table="2">
          <office:change-info>
            <dc:creator>Andre Rothe</dc:creator>
            <dc:date>2015-11-23T22:16:51.625602445</dc:date>
          </office:change-info>
          <table:dependencies>
            <table:dependency table:id="ct202"/>
            <table:dependency table:id="ct201"/>
            <table:dependency table:id="ct200"/>
            <table:dependency table:id="ct199"/>
          </table:dependencies>
        </table:insertion>
        <table:deletion table:id="ct8" table:type="row" table:position="51" table:table="2">
          <office:change-info>
            <dc:creator>Andre Rothe</dc:creator>
            <dc:date>2015-11-23T22:16:51.625607893</dc:date>
          </office:change-info>
          <table:deletions>
            <table:cell-content-deletion>
              <table:cell-address table:column="0" table:row="51" table:table="2"/>
              <table:change-track-table-cell office:value-type="string">
                <text:p>18BC</text:p>
              </table:change-track-table-cell>
            </table:cell-content-deletion>
            <table:cell-content-deletion>
              <table:cell-address table:column="1" table:row="51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51" table:table="2"/>
              <table:change-track-table-cell office:value-type="string">
                <text:p>Winkel (Register-Leinwand)</text:p>
              </table:change-track-table-cell>
            </table:cell-content-deletion>
            <table:cell-content-deletion>
              <table:cell-address table:column="3" table:row="51" table:table="2"/>
              <table:change-track-table-cell office:value-type="string">
                <text:p>00=angeschrägt, 01=quadratisch, 03=abgerundet </text:p>
              </table:change-track-table-cell>
            </table:cell-content-deletion>
          </table:deletions>
        </table:deletion>
        <table:deletion table:id="ct9" table:type="row" table:position="50" table:table="2">
          <office:change-info>
            <dc:creator>Andre Rothe</dc:creator>
            <dc:date>2015-11-23T22:16:51.625644770</dc:date>
          </office:change-info>
          <table:deletions>
            <table:cell-content-deletion>
              <table:cell-address table:column="0" table:row="50" table:table="2"/>
              <table:change-track-table-cell office:value-type="string">
                <text:p>18B8</text:p>
              </table:change-track-table-cell>
            </table:cell-content-deletion>
            <table:cell-content-deletion>
              <table:cell-address table:column="1" table:row="50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50" table:table="2"/>
              <table:change-track-table-cell office:value-type="string">
                <text:p>Register-Zuordnungskante</text:p>
              </table:change-track-table-cell>
            </table:cell-content-deletion>
            <table:cell-content-deletion>
              <table:cell-address table:column="3" table:row="50" table:table="2"/>
              <table:change-track-table-cell office:value-type="string">
                <text:p>00=oben, 01=rechts, 02=unten, 03=links, 04=Anfang, 05=Ende + change an 18AC</text:p>
              </table:change-track-table-cell>
            </table:cell-content-deletion>
          </table:deletions>
        </table:deletion>
        <table:insertion table:id="ct10" table:type="row" table:position="48" table:table="2">
          <office:change-info>
            <dc:creator>Andre Rothe</dc:creator>
            <dc:date>2015-11-23T22:16:51.625676548</dc:date>
          </office:change-info>
          <table:dependencies>
            <table:dependency table:id="ct194"/>
            <table:dependency table:id="ct193"/>
            <table:dependency table:id="ct192"/>
            <table:dependency table:id="ct191"/>
            <table:dependency table:id="ct190"/>
          </table:dependencies>
        </table:insertion>
        <table:deletion table:id="ct11" table:type="row" table:position="47" table:table="2" table:multi-deletion-spanned="5">
          <office:change-info>
            <dc:creator>Andre Rothe</dc:creator>
            <dc:date>2015-11-23T22:16:51.625686605</dc:date>
          </office:change-info>
          <table:deletions>
            <table:cell-content-deletion>
              <table:cell-address table:column="0" table:row="47" table:table="2"/>
              <table:change-track-table-cell office:value-type="string">
                <text:p>18A8</text:p>
              </table:change-track-table-cell>
            </table:cell-content-deletion>
            <table:cell-content-deletion>
              <table:cell-address table:column="1" table:row="4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47" table:table="2"/>
              <table:change-track-table-cell office:value-type="string">
                <text:p>Richtung</text:p>
              </table:change-track-table-cell>
            </table:cell-content-deletion>
            <table:cell-content-deletion>
              <table:cell-address table:column="3" table:row="47" table:table="2"/>
              <table:change-track-table-cell office:value-type="string">
                <text:p>00=Standard, 01=links nach rechts, 02=rechts nach links</text:p>
              </table:change-track-table-cell>
            </table:cell-content-deletion>
          </table:deletions>
        </table:deletion>
        <table:deletion table:id="ct12" table:type="row" table:position="47" table:table="2">
          <office:change-info>
            <dc:creator>Andre Rothe</dc:creator>
            <dc:date>2015-11-23T22:16:51.625718802</dc:date>
          </office:change-info>
          <table:deletions>
            <table:change-deletion table:id="ct11"/>
            <table:cell-content-deletion>
              <table:cell-address table:column="0" table:row="47" table:table="2"/>
              <table:change-track-table-cell office:value-type="string">
                <text:p>visual Substructure Leinwand1</text:p>
              </table:change-track-table-cell>
            </table:cell-content-deletion>
          </table:deletions>
        </table:deletion>
        <table:deletion table:id="ct13" table:type="row" table:position="47" table:table="2">
          <office:change-info>
            <dc:creator>Andre Rothe</dc:creator>
            <dc:date>2015-11-23T22:16:51.625739336</dc:date>
          </office:change-info>
          <table:deletions>
            <table:change-deletion table:id="ct12"/>
            <table:cell-content-deletion>
              <table:cell-address table:column="0" table:row="47" table:table="2"/>
              <table:change-track-table-cell office:value-type="string">
                <text:p>18AC</text:p>
              </table:change-track-table-cell>
            </table:cell-content-deletion>
            <table:cell-content-deletion>
              <table:cell-address table:column="1" table:row="4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47" table:table="2"/>
              <table:change-track-table-cell office:value-type="string">
                <text:p>Farbe?</text:p>
              </table:change-track-table-cell>
            </table:cell-content-deletion>
            <table:cell-content-deletion>
              <table:cell-address table:column="3" table:row="47" table:table="2"/>
              <table:change-track-table-cell office:value-type="string">
                <text:p>88 17 94 04</text:p>
              </table:change-track-table-cell>
            </table:cell-content-deletion>
          </table:deletions>
        </table:deletion>
        <table:deletion table:id="ct14" table:type="row" table:position="47" table:table="2">
          <office:change-info>
            <dc:creator>Andre Rothe</dc:creator>
            <dc:date>2015-11-23T22:16:51.625779425</dc:date>
          </office:change-info>
          <table:deletions>
            <table:change-deletion table:id="ct13"/>
            <table:cell-content-deletion>
              <table:cell-address table:column="0" table:row="47" table:table="2"/>
              <table:change-track-table-cell office:value-type="string">
                <text:p>18B0</text:p>
              </table:change-track-table-cell>
            </table:cell-content-deletion>
          </table:deletions>
        </table:deletion>
        <table:deletion table:id="ct15" table:type="row" table:position="47" table:table="2">
          <office:change-info>
            <dc:creator>Andre Rothe</dc:creator>
            <dc:date>2015-11-23T22:16:51.625797724</dc:date>
          </office:change-info>
          <table:deletions>
            <table:change-deletion table:id="ct14"/>
            <table:cell-content-deletion>
              <table:cell-address table:column="0" table:row="47" table:table="2"/>
              <table:change-track-table-cell office:value-type="string">
                <text:p>18B4</text:p>
              </table:change-track-table-cell>
            </table:cell-content-deletion>
            <table:cell-content-deletion>
              <table:cell-address table:column="1" table:row="4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47" table:table="2"/>
              <table:change-track-table-cell office:value-type="string">
                <text:p>Reference zu Logical Attribute Zeichenmodus</text:p>
              </table:change-track-table-cell>
            </table:cell-content-deletion>
            <table:cell-content-deletion>
              <table:cell-address table:column="3" table:row="47" table:table="2"/>
              <table:change-track-table-cell office:value-type="string">
                <text:p>ab TextStruct</text:p>
              </table:change-track-table-cell>
            </table:cell-content-deletion>
          </table:deletions>
        </table:deletion>
        <table:insertion table:id="ct16" table:type="row" table:position="45" table:table="2">
          <office:change-info>
            <dc:creator>Andre Rothe</dc:creator>
            <dc:date>2015-11-23T22:16:51.625832715</dc:date>
          </office:change-info>
          <table:dependencies>
            <table:dependency table:id="ct189"/>
            <table:dependency table:id="ct188"/>
            <table:dependency table:id="ct187"/>
            <table:dependency table:id="ct186"/>
          </table:dependencies>
        </table:insertion>
        <table:deletion table:id="ct17" table:type="row" table:position="44" table:table="2" table:multi-deletion-spanned="9">
          <office:change-info>
            <dc:creator>Andre Rothe</dc:creator>
            <dc:date>2015-11-23T22:16:51.625840257</dc:date>
          </office:change-info>
          <table:deletions>
            <table:cell-content-deletion>
              <table:cell-address table:column="0" table:row="44" table:table="2"/>
              <table:change-track-table-cell office:value-type="string">
                <text:p>1884</text:p>
              </table:change-track-table-cell>
            </table:cell-content-deletion>
            <table:cell-content-deletion>
              <table:cell-address table:column="1" table:row="44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44" table:table="2"/>
              <table:change-track-table-cell office:value-type="string">
                <text:p>Ausschnitt yPos</text:p>
              </table:change-track-table-cell>
            </table:cell-content-deletion>
          </table:deletions>
        </table:deletion>
        <table:deletion table:id="ct18" table:type="row" table:position="44" table:table="2">
          <office:change-info>
            <dc:creator>Andre Rothe</dc:creator>
            <dc:date>2015-11-23T22:16:51.625869172</dc:date>
          </office:change-info>
          <table:deletions>
            <table:change-deletion table:id="ct17"/>
            <table:cell-content-deletion>
              <table:cell-address table:column="0" table:row="44" table:table="2"/>
              <table:change-track-table-cell office:value-type="string">
                <text:p>1888</text:p>
              </table:change-track-table-cell>
            </table:cell-content-deletion>
            <table:cell-content-deletion>
              <table:cell-address table:column="1" table:row="44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44" table:table="2"/>
              <table:change-track-table-cell office:value-type="string">
                <text:p>Breite Ausschnitt bei gestapelten Leinwänden</text:p>
              </table:change-track-table-cell>
            </table:cell-content-deletion>
          </table:deletions>
        </table:deletion>
        <table:deletion table:id="ct19" table:type="row" table:position="44" table:table="2">
          <office:change-info>
            <dc:creator>Andre Rothe</dc:creator>
            <dc:date>2015-11-23T22:16:51.625898506</dc:date>
          </office:change-info>
          <table:deletions>
            <table:change-deletion table:id="ct18"/>
            <table:cell-content-deletion>
              <table:cell-address table:column="0" table:row="44" table:table="2"/>
              <table:change-track-table-cell office:value-type="string">
                <text:p>188C</text:p>
              </table:change-track-table-cell>
            </table:cell-content-deletion>
            <table:cell-content-deletion>
              <table:cell-address table:column="1" table:row="44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44" table:table="2"/>
              <table:change-track-table-cell office:value-type="string">
                <text:p>Höhe Ausschnitt bei gestapelten Leinwänden</text:p>
              </table:change-track-table-cell>
            </table:cell-content-deletion>
          </table:deletions>
        </table:deletion>
        <table:deletion table:id="ct20" table:type="row" table:position="44" table:table="2">
          <office:change-info>
            <dc:creator>Andre Rothe</dc:creator>
            <dc:date>2015-11-23T22:16:51.625927001</dc:date>
          </office:change-info>
          <table:deletions>
            <table:change-deletion table:id="ct19"/>
            <table:cell-content-deletion>
              <table:cell-address table:column="0" table:row="44" table:table="2"/>
              <table:change-track-table-cell office:value-type="string">
                <text:p>1890</text:p>
              </table:change-track-table-cell>
            </table:cell-content-deletion>
            <table:cell-content-deletion>
              <table:cell-address table:column="1" table:row="44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44" table:table="2"/>
              <table:change-track-table-cell office:value-type="string">
                <text:p>Breite Leinwand</text:p>
              </table:change-track-table-cell>
            </table:cell-content-deletion>
          </table:deletions>
        </table:deletion>
        <table:deletion table:id="ct21" table:type="row" table:position="44" table:table="2">
          <office:change-info>
            <dc:creator>Andre Rothe</dc:creator>
            <dc:date>2015-11-23T22:16:51.625964087</dc:date>
          </office:change-info>
          <table:deletions>
            <table:change-deletion table:id="ct20"/>
            <table:cell-content-deletion>
              <table:cell-address table:column="0" table:row="44" table:table="2"/>
              <table:change-track-table-cell office:value-type="string">
                <text:p>1894</text:p>
              </table:change-track-table-cell>
            </table:cell-content-deletion>
            <table:cell-content-deletion>
              <table:cell-address table:column="1" table:row="44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44" table:table="2"/>
              <table:change-track-table-cell office:value-type="string">
                <text:p>Höhe Leinwand</text:p>
              </table:change-track-table-cell>
            </table:cell-content-deletion>
          </table:deletions>
        </table:deletion>
        <table:deletion table:id="ct22" table:type="row" table:position="44" table:table="2">
          <office:change-info>
            <dc:creator>Andre Rothe</dc:creator>
            <dc:date>2015-11-23T22:16:51.625993840</dc:date>
          </office:change-info>
          <table:deletions>
            <table:change-deletion table:id="ct21"/>
            <table:cell-content-deletion>
              <table:cell-address table:column="0" table:row="44" table:table="2"/>
              <table:change-track-table-cell office:value-type="string">
                <text:p>1898</text:p>
              </table:change-track-table-cell>
            </table:cell-content-deletion>
            <table:cell-content-deletion>
              <table:cell-address table:column="1" table:row="44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44" table:table="2"/>
              <table:change-track-table-cell office:value-type="string">
                <text:p>Ausschnitt xPos auf Leinwand</text:p>
              </table:change-track-table-cell>
            </table:cell-content-deletion>
          </table:deletions>
        </table:deletion>
        <table:deletion table:id="ct23" table:type="row" table:position="44" table:table="2">
          <office:change-info>
            <dc:creator>Andre Rothe</dc:creator>
            <dc:date>2015-11-23T22:16:51.626023174</dc:date>
          </office:change-info>
          <table:deletions>
            <table:change-deletion table:id="ct22"/>
            <table:cell-content-deletion>
              <table:cell-address table:column="0" table:row="44" table:table="2"/>
              <table:change-track-table-cell office:value-type="string">
                <text:p>189C</text:p>
              </table:change-track-table-cell>
            </table:cell-content-deletion>
            <table:cell-content-deletion>
              <table:cell-address table:column="1" table:row="44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44" table:table="2"/>
              <table:change-track-table-cell office:value-type="string">
                <text:p>Ausschnitt yPos auf Leinwand</text:p>
              </table:change-track-table-cell>
            </table:cell-content-deletion>
          </table:deletions>
        </table:deletion>
        <table:deletion table:id="ct24" table:type="row" table:position="44" table:table="2">
          <office:change-info>
            <dc:creator>Andre Rothe</dc:creator>
            <dc:date>2015-11-23T22:16:51.626053415</dc:date>
          </office:change-info>
          <table:deletions>
            <table:change-deletion table:id="ct23"/>
            <table:cell-content-deletion>
              <table:cell-address table:column="0" table:row="44" table:table="2"/>
              <table:change-track-table-cell office:value-type="string">
                <text:p>18A0</text:p>
              </table:change-track-table-cell>
            </table:cell-content-deletion>
            <table:cell-content-deletion>
              <table:cell-address table:column="1" table:row="44" table:table="2"/>
              <table:change-track-table-cell office:value-type="string">
                <text:p>2 Byte</text:p>
              </table:change-track-table-cell>
            </table:cell-content-deletion>
            <table:cell-content-deletion>
              <table:cell-address table:column="2" table:row="44" table:table="2"/>
              <table:change-track-table-cell office:value-type="string">
                <text:p>Leinwand sichtbar/automatisch anzeigen</text:p>
              </table:change-track-table-cell>
            </table:cell-content-deletion>
            <table:cell-content-deletion>
              <table:cell-address table:column="3" table:row="44" table:table="2"/>
              <table:change-track-table-cell office:value-type="string">
                <text:p>Bitmaske:</text:p>
                <text:p>Bit 0</text:p>
                <text:p>Bit 1</text:p>
                <text:p>Bit 2: 1=sichtbar, 0 = nicht sichtbar</text:p>
                <text:p>Bit 3: 1=automatisch anzeigen, 0 nicht automatisch anzeigen</text:p>
                <text:p>Bit 4: 1=Bildlaufleiste y/n</text:p>
                <text:p>Bit 5:</text:p>
                <text:p>Bit 6: 1=verticale Bildlaufleiste</text:p>
                <text:p>Bit 7: 1=horizontale Bildlaufleiste</text:p>
                <text:p/>
                <text:p>Bit 15: 1=Register</text:p>
              </table:change-track-table-cell>
            </table:cell-content-deletion>
          </table:deletions>
        </table:deletion>
        <table:deletion table:id="ct25" table:type="row" table:position="44" table:table="2">
          <office:change-info>
            <dc:creator>Andre Rothe</dc:creator>
            <dc:date>2015-11-23T22:16:51.626348428</dc:date>
          </office:change-info>
          <table:deletions>
            <table:change-deletion table:id="ct24"/>
            <table:cell-content-deletion>
              <table:cell-address table:column="0" table:row="44" table:table="2"/>
              <table:change-track-table-cell office:value-type="string">
                <text:p>18A2</text:p>
              </table:change-track-table-cell>
            </table:cell-content-deletion>
            <table:cell-content-deletion>
              <table:cell-address table:column="1" table:row="44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44" table:table="2"/>
              <table:change-track-table-cell office:value-type="string">
                <text:p>aktiver Stil (Register-Leinwand)</text:p>
              </table:change-track-table-cell>
            </table:cell-content-deletion>
            <table:cell-content-deletion>
              <table:cell-address table:column="3" table:row="44" table:table="2"/>
              <table:change-track-table-cell office:value-type="string">
                <text:p>00=Normal, 01=Fett (+ Änderung an Byte 18AC = 565c)</text:p>
              </table:change-track-table-cell>
            </table:cell-content-deletion>
          </table:deletions>
        </table:deletion>
        <table:deletion table:id="ct26" table:type="row" table:position="42" table:table="2">
          <office:change-info>
            <dc:creator>Andre Rothe</dc:creator>
            <dc:date>2015-11-23T22:16:51.626398505</dc:date>
          </office:change-info>
          <table:deletions>
            <table:cell-content-deletion>
              <table:cell-address table:column="0" table:row="42" table:table="2"/>
              <table:change-track-table-cell office:value-type="string">
                <text:p>1878</text:p>
              </table:change-track-table-cell>
            </table:cell-content-deletion>
            <table:cell-content-deletion>
              <table:cell-address table:column="1" table:row="42" table:table="2"/>
              <table:change-track-table-cell office:value-type="string">
                <text:p>2Byte/4Byte?</text:p>
              </table:change-track-table-cell>
            </table:cell-content-deletion>
            <table:cell-content-deletion>
              <table:cell-address table:column="2" table:row="42" table:table="2"/>
              <table:change-track-table-cell office:value-type="string">
                <text:p>Leinwandtyp</text:p>
              </table:change-track-table-cell>
            </table:cell-content-deletion>
            <table:cell-content-deletion>
              <table:cell-address table:column="3" table:row="42" table:table="2"/>
              <table:change-track-table-cell office:value-type="string">
                <text:p>00=Inhalt 01=Gestapelt 02=horizonale Symbolleiste 03=vertikale Symbolleiste 04=Register</text:p>
              </table:change-track-table-cell>
            </table:cell-content-deletion>
          </table:deletions>
        </table:deletion>
        <table:insertion table:id="ct27" table:type="row" table:position="40" table:table="2">
          <office:change-info>
            <dc:creator>Andre Rothe</dc:creator>
            <dc:date>2015-11-23T22:16:51.626436429</dc:date>
          </office:change-info>
          <table:dependencies>
            <table:dependency table:id="ct182"/>
            <table:dependency table:id="ct181"/>
            <table:dependency table:id="ct180"/>
            <table:dependency table:id="ct179"/>
            <table:dependency table:id="ct178"/>
          </table:dependencies>
        </table:insertion>
        <table:deletion table:id="ct28" table:type="row" table:position="39" table:table="2" table:multi-deletion-spanned="6">
          <office:change-info>
            <dc:creator>Andre Rothe</dc:creator>
            <dc:date>2015-11-23T22:16:51.626448233</dc:date>
          </office:change-info>
          <table:deletions>
            <table:cell-content-deletion>
              <table:cell-address table:column="0" table:row="39" table:table="2"/>
              <table:change-track-table-cell office:value-type="string">
                <text:p>Attribute Leinwand1</text:p>
              </table:change-track-table-cell>
            </table:cell-content-deletion>
          </table:deletions>
        </table:deletion>
        <table:deletion table:id="ct29" table:type="row" table:position="39" table:table="2">
          <office:change-info>
            <dc:creator>Andre Rothe</dc:creator>
            <dc:date>2015-11-23T22:16:51.626471979</dc:date>
          </office:change-info>
          <table:deletions>
            <table:change-deletion table:id="ct28"/>
            <table:cell-content-deletion>
              <table:cell-address table:column="0" table:row="39" table:table="2"/>
              <table:change-track-table-cell office:value-type="string">
                <text:p>1840</text:p>
              </table:change-track-table-cell>
            </table:cell-content-deletion>
            <table:cell-content-deletion>
              <table:cell-address table:column="1" table:row="39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39" table:table="2"/>
              <table:change-track-table-cell office:value-type="string">
                <text:p>Referenz auf Leinwandnamen (Länge Name, dann Name)</text:p>
              </table:change-track-table-cell>
            </table:cell-content-deletion>
            <table:cell-content-deletion>
              <table:cell-address table:column="3" table:row="39" table:table="2"/>
              <table:change-track-table-cell office:value-type="string">
                <text:p>ab TextStruct</text:p>
              </table:change-track-table-cell>
            </table:cell-content-deletion>
          </table:deletions>
        </table:deletion>
        <table:deletion table:id="ct30" table:type="row" table:position="39" table:table="2">
          <office:change-info>
            <dc:creator>Andre Rothe</dc:creator>
            <dc:date>2015-11-23T22:16:51.626509763</dc:date>
          </office:change-info>
          <table:deletions>
            <table:change-deletion table:id="ct29"/>
            <table:cell-content-deletion>
              <table:cell-address table:column="0" table:row="39" table:table="2"/>
              <table:change-track-table-cell office:value-type="string">
                <text:p>1844</text:p>
              </table:change-track-table-cell>
            </table:cell-content-deletion>
            <table:cell-content-deletion>
              <table:cell-address table:column="1" table:row="39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39" table:table="2"/>
              <table:change-track-table-cell office:value-type="string">
                <text:p>Offset des Fensterobjektes</text:p>
              </table:change-track-table-cell>
            </table:cell-content-deletion>
            <table:cell-content-deletion>
              <table:cell-address table:column="3" table:row="39" table:table="2"/>
              <table:change-track-table-cell office:value-type="string">
                <text:p>ab AttributeStruct</text:p>
              </table:change-track-table-cell>
            </table:cell-content-deletion>
          </table:deletions>
        </table:deletion>
        <table:deletion table:id="ct31" table:type="row" table:position="39" table:table="2">
          <office:change-info>
            <dc:creator>Andre Rothe</dc:creator>
            <dc:date>2015-11-23T22:16:51.626547827</dc:date>
          </office:change-info>
          <table:deletions>
            <table:change-deletion table:id="ct30"/>
            <table:cell-content-deletion>
              <table:cell-address table:column="0" table:row="39" table:table="2"/>
              <table:change-track-table-cell office:value-type="string">
                <text:p>1848</text:p>
              </table:change-track-table-cell>
            </table:cell-content-deletion>
          </table:deletions>
        </table:deletion>
        <table:deletion table:id="ct32" table:type="row" table:position="39" table:table="2">
          <office:change-info>
            <dc:creator>Andre Rothe</dc:creator>
            <dc:date>2015-11-23T22:16:51.626589174</dc:date>
          </office:change-info>
          <table:deletions>
            <table:change-deletion table:id="ct31"/>
            <table:cell-content-deletion>
              <table:cell-address table:column="0" table:row="39" table:table="2"/>
              <table:change-track-table-cell office:value-type="string">
                <text:p>184C</text:p>
              </table:change-track-table-cell>
            </table:cell-content-deletion>
            <table:cell-content-deletion>
              <table:cell-address table:column="1" table:row="39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39" table:table="2"/>
              <table:change-track-table-cell office:value-type="string">
                <text:p>Offset der visual substructure</text:p>
              </table:change-track-table-cell>
            </table:cell-content-deletion>
            <table:cell-content-deletion>
              <table:cell-address table:column="3" table:row="39" table:table="2"/>
              <table:change-track-table-cell office:value-type="string">
                <text:p>ab AttributeStruct</text:p>
              </table:change-track-table-cell>
            </table:cell-content-deletion>
          </table:deletions>
        </table:deletion>
        <table:deletion table:id="ct33" table:type="row" table:position="39" table:table="2">
          <office:change-info>
            <dc:creator>Andre Rothe</dc:creator>
            <dc:date>2015-11-23T22:16:51.626631917</dc:date>
          </office:change-info>
          <table:deletions>
            <table:change-deletion table:id="ct32"/>
            <table:cell-content-deletion>
              <table:cell-address table:column="0" table:row="39" table:table="2"/>
              <table:change-track-table-cell office:value-type="string">
                <text:p>1854</text:p>
              </table:change-track-table-cell>
            </table:cell-content-deletion>
            <table:cell-content-deletion>
              <table:cell-address table:column="1" table:row="39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39" table:table="2"/>
              <table:change-track-table-cell office:value-type="string">
                <text:p>Umriss Leinwand</text:p>
              </table:change-track-table-cell>
            </table:cell-content-deletion>
            <table:cell-content-deletion>
              <table:cell-address table:column="3" table:row="39" table:table="2"/>
              <table:change-track-table-cell office:value-type="string">
                <text:p>01=kein/vertieft/erhöht/normal, 02=Schatten unten, 03=Schatten oben</text:p>
              </table:change-track-table-cell>
            </table:cell-content-deletion>
          </table:deletions>
        </table:deletion>
        <table:deletion table:id="ct34" table:type="row" table:position="37" table:table="2" table:multi-deletion-spanned="25">
          <office:change-info>
            <dc:creator>Andre Rothe</dc:creator>
            <dc:date>2015-11-23T22:16:51.626678222</dc:date>
          </office:change-info>
          <table:deletions>
            <table:cell-content-deletion>
              <table:cell-address table:column="0" table:row="37" table:table="2"/>
              <table:change-track-table-cell office:value-type="string">
                <text:p>17DC</text:p>
              </table:change-track-table-cell>
            </table:cell-content-deletion>
          </table:deletions>
        </table:deletion>
        <table:deletion table:id="ct35" table:type="row" table:position="37" table:table="2">
          <office:change-info>
            <dc:creator>Andre Rothe</dc:creator>
            <dc:date>2015-11-23T22:16:51.626704413</dc:date>
          </office:change-info>
          <table:deletions>
            <table:change-deletion table:id="ct34"/>
            <table:cell-content-deletion>
              <table:cell-address table:column="0" table:row="37" table:table="2"/>
              <table:change-track-table-cell office:value-type="string">
                <text:p>17E0</text:p>
              </table:change-track-table-cell>
            </table:cell-content-deletion>
          </table:deletions>
        </table:deletion>
        <table:deletion table:id="ct36" table:type="row" table:position="37" table:table="2">
          <office:change-info>
            <dc:creator>Andre Rothe</dc:creator>
            <dc:date>2015-11-23T22:16:51.626729626</dc:date>
          </office:change-info>
          <table:deletions>
            <table:change-deletion table:id="ct35"/>
            <table:cell-content-deletion>
              <table:cell-address table:column="0" table:row="37" table:table="2"/>
              <table:change-track-table-cell office:value-type="string">
                <text:p>17E4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Beim Beenden verbergen</text:p>
              </table:change-track-table-cell>
            </table:cell-content-deletion>
            <table:cell-content-deletion>
              <table:cell-address table:column="3" table:row="37" table:table="2"/>
              <table:change-track-table-cell office:value-type="string">
                <text:p>Bitmaske:</text:p>
                <text:p>Bit 0 <text:s/>1=modal</text:p>
                <text:p>Bit 1 <text:s/>0=kein Umriss 1=Schatten unten/oben,Vertieft,Erhöht,Normal</text:p>
                <text:p>Bit 2 <text:s/>1 =vertikale Bildlaufleiste anzeigen</text:p>
                <text:p>Bit 3</text:p>
                <text:p>Bit 4 <text:s/>1=beim Beenden verbergen</text:p>
                <text:p>Bit 5 <text:s/>1=Menü vererben</text:p>
                <text:p>Bit 6 <text:s/>1=kein Skalieren erlaubt</text:p>
                <text:p>Bit 7 <text:s/>1=kein Schließen zulässig</text:p>
              </table:change-track-table-cell>
            </table:cell-content-deletion>
          </table:deletions>
        </table:deletion>
        <table:deletion table:id="ct37" table:type="row" table:position="37" table:table="2">
          <office:change-info>
            <dc:creator>Andre Rothe</dc:creator>
            <dc:date>2015-11-23T22:16:51.626900949</dc:date>
          </office:change-info>
          <table:deletions>
            <table:change-deletion table:id="ct36"/>
            <table:cell-content-deletion>
              <table:cell-address table:column="0" table:row="37" table:table="2"/>
              <table:change-track-table-cell office:value-type="string">
                <text:p>17E5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Verschieben zulässig</text:p>
              </table:change-track-table-cell>
            </table:cell-content-deletion>
            <table:cell-content-deletion>
              <table:cell-address table:column="3" table:row="37" table:table="2"/>
              <table:change-track-table-cell office:value-type="string">
                <text:p>Bitmaske:</text:p>
                <text:p>Bit 0 <text:s/>1=kein Verschieben</text:p>
                <text:p>Bit 1 <text:s/>1=kein Maximieren</text:p>
                <text:p>Bit 2 <text:s/>1=kein Minimieren</text:p>
                <text:p>Bit 3 <text:s/>1=Horizontale Bildlaufleiste anzeigen</text:p>
                <text:p>Bit 4</text:p>
                <text:p>Bit 5 <text:s/>always 1</text:p>
                <text:p>Bit 6 <text:s/>1=Fensterstil Dialog, 0=Fensterstil Dokument</text:p>
                <text:p>Bit 7</text:p>
              </table:change-track-table-cell>
            </table:cell-content-deletion>
          </table:deletions>
        </table:deletion>
        <table:deletion table:id="ct38" table:type="row" table:position="37" table:table="2">
          <office:change-info>
            <dc:creator>Andre Rothe</dc:creator>
            <dc:date>2015-11-23T22:16:51.627052366</dc:date>
          </office:change-info>
          <table:deletions>
            <table:change-deletion table:id="ct37"/>
            <table:cell-content-deletion>
              <table:cell-address table:column="0" table:row="37" table:table="2"/>
              <table:change-track-table-cell office:value-type="string">
                <text:p>17E6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37" table:table="2"/>
              <table:change-track-table-cell office:value-type="string">
                <text:p>01</text:p>
              </table:change-track-table-cell>
            </table:cell-content-deletion>
          </table:deletions>
        </table:deletion>
        <table:deletion table:id="ct39" table:type="row" table:position="37" table:table="2">
          <office:change-info>
            <dc:creator>Andre Rothe</dc:creator>
            <dc:date>2015-11-23T22:16:51.627098322</dc:date>
          </office:change-info>
          <table:deletions>
            <table:change-deletion table:id="ct38"/>
            <table:cell-content-deletion>
              <table:cell-address table:column="0" table:row="37" table:table="2"/>
              <table:change-track-table-cell office:value-type="string">
                <text:p>17E7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37" table:table="2"/>
              <table:change-track-table-cell office:value-type="string">
                <text:p>00</text:p>
              </table:change-track-table-cell>
            </table:cell-content-deletion>
          </table:deletions>
        </table:deletion>
        <table:deletion table:id="ct40" table:type="row" table:position="37" table:table="2">
          <office:change-info>
            <dc:creator>Andre Rothe</dc:creator>
            <dc:date>2015-11-23T22:16:51.627137993</dc:date>
          </office:change-info>
          <table:deletions>
            <table:change-deletion table:id="ct39"/>
            <table:cell-content-deletion>
              <table:cell-address table:column="0" table:row="37" table:table="2"/>
              <table:change-track-table-cell office:value-type="string">
                <text:p>17E8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X-Position</text:p>
              </table:change-track-table-cell>
            </table:cell-content-deletion>
          </table:deletions>
        </table:deletion>
        <table:deletion table:id="ct41" table:type="row" table:position="37" table:table="2">
          <office:change-info>
            <dc:creator>Andre Rothe</dc:creator>
            <dc:date>2015-11-23T22:16:51.627173472</dc:date>
          </office:change-info>
          <table:deletions>
            <table:change-deletion table:id="ct40"/>
            <table:cell-content-deletion>
              <table:cell-address table:column="0" table:row="37" table:table="2"/>
              <table:change-track-table-cell office:value-type="string">
                <text:p>17EC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Y-Position</text:p>
              </table:change-track-table-cell>
            </table:cell-content-deletion>
          </table:deletions>
        </table:deletion>
        <table:deletion table:id="ct42" table:type="row" table:position="37" table:table="2">
          <office:change-info>
            <dc:creator>Andre Rothe</dc:creator>
            <dc:date>2015-11-23T22:16:51.627208533</dc:date>
          </office:change-info>
          <table:deletions>
            <table:change-deletion table:id="ct41"/>
            <table:cell-content-deletion>
              <table:cell-address table:column="0" table:row="37" table:table="2"/>
              <table:change-track-table-cell office:value-type="string">
                <text:p>17F0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Breite Fenster</text:p>
              </table:change-track-table-cell>
            </table:cell-content-deletion>
          </table:deletions>
        </table:deletion>
        <table:deletion table:id="ct43" table:type="row" table:position="37" table:table="2">
          <office:change-info>
            <dc:creator>Andre Rothe</dc:creator>
            <dc:date>2015-11-23T22:16:51.627246946</dc:date>
          </office:change-info>
          <table:deletions>
            <table:change-deletion table:id="ct42"/>
            <table:cell-content-deletion>
              <table:cell-address table:column="0" table:row="37" table:table="2"/>
              <table:change-track-table-cell office:value-type="string">
                <text:p>17F4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Höhe Fenster</text:p>
              </table:change-track-table-cell>
            </table:cell-content-deletion>
          </table:deletions>
        </table:deletion>
        <table:deletion table:id="ct44" table:type="row" table:position="37" table:table="2">
          <office:change-info>
            <dc:creator>Andre Rothe</dc:creator>
            <dc:date>2015-11-23T22:16:51.627283055</dc:date>
          </office:change-info>
          <table:deletions>
            <table:change-deletion table:id="ct43"/>
            <table:cell-content-deletion>
              <table:cell-address table:column="0" table:row="37" table:table="2"/>
              <table:change-track-table-cell office:value-type="string">
                <text:p>17F8</text:p>
              </table:change-track-table-cell>
            </table:cell-content-deletion>
          </table:deletions>
        </table:deletion>
        <table:deletion table:id="ct45" table:type="row" table:position="37" table:table="2">
          <office:change-info>
            <dc:creator>Andre Rothe</dc:creator>
            <dc:date>2015-11-23T22:16:51.627310572</dc:date>
          </office:change-info>
          <table:deletions>
            <table:change-deletion table:id="ct44"/>
            <table:cell-content-deletion>
              <table:cell-address table:column="0" table:row="37" table:table="2"/>
              <table:change-track-table-cell office:value-type="string">
                <text:p>17FC</text:p>
              </table:change-track-table-cell>
            </table:cell-content-deletion>
          </table:deletions>
        </table:deletion>
        <table:deletion table:id="ct46" table:type="row" table:position="37" table:table="2">
          <office:change-info>
            <dc:creator>Andre Rothe</dc:creator>
            <dc:date>2015-11-23T22:16:51.627343259</dc:date>
          </office:change-info>
          <table:deletions>
            <table:change-deletion table:id="ct45"/>
            <table:cell-content-deletion>
              <table:cell-address table:column="0" table:row="37" table:table="2"/>
              <table:change-track-table-cell office:value-type="string">
                <text:p>1800</text:p>
              </table:change-track-table-cell>
            </table:cell-content-deletion>
          </table:deletions>
        </table:deletion>
        <table:deletion table:id="ct47" table:type="row" table:position="37" table:table="2">
          <office:change-info>
            <dc:creator>Andre Rothe</dc:creator>
            <dc:date>2015-11-23T22:16:51.627370497</dc:date>
          </office:change-info>
          <table:deletions>
            <table:change-deletion table:id="ct46"/>
            <table:cell-content-deletion>
              <table:cell-address table:column="0" table:row="37" table:table="2"/>
              <table:change-track-table-cell office:value-type="string">
                <text:p>1804</text:p>
              </table:change-track-table-cell>
            </table:cell-content-deletion>
          </table:deletions>
        </table:deletion>
        <table:deletion table:id="ct48" table:type="row" table:position="37" table:table="2">
          <office:change-info>
            <dc:creator>Andre Rothe</dc:creator>
            <dc:date>2015-11-23T22:16:51.627397246</dc:date>
          </office:change-info>
          <table:deletions>
            <table:change-deletion table:id="ct47"/>
            <table:cell-content-deletion>
              <table:cell-address table:column="0" table:row="37" table:table="2"/>
              <table:change-track-table-cell office:value-type="string">
                <text:p>1808</text:p>
              </table:change-track-table-cell>
            </table:cell-content-deletion>
          </table:deletions>
        </table:deletion>
        <table:deletion table:id="ct49" table:type="row" table:position="37" table:table="2">
          <office:change-info>
            <dc:creator>Andre Rothe</dc:creator>
            <dc:date>2015-11-23T22:16:51.627427628</dc:date>
          </office:change-info>
          <table:deletions>
            <table:change-deletion table:id="ct48"/>
            <table:cell-content-deletion>
              <table:cell-address table:column="0" table:row="37" table:table="2"/>
              <table:change-track-table-cell office:value-type="string">
                <text:p>180C</text:p>
              </table:change-track-table-cell>
            </table:cell-content-deletion>
          </table:deletions>
        </table:deletion>
        <table:deletion table:id="ct50" table:type="row" table:position="37" table:table="2">
          <office:change-info>
            <dc:creator>Andre Rothe</dc:creator>
            <dc:date>2015-11-23T22:16:51.627454726</dc:date>
          </office:change-info>
          <table:deletions>
            <table:change-deletion table:id="ct49"/>
            <table:cell-content-deletion>
              <table:cell-address table:column="0" table:row="37" table:table="2"/>
              <table:change-track-table-cell office:value-type="string">
                <text:p>1810</text:p>
              </table:change-track-table-cell>
            </table:cell-content-deletion>
          </table:deletions>
        </table:deletion>
        <table:deletion table:id="ct51" table:type="row" table:position="37" table:table="2">
          <office:change-info>
            <dc:creator>Andre Rothe</dc:creator>
            <dc:date>2015-11-23T22:16:51.627481336</dc:date>
          </office:change-info>
          <table:deletions>
            <table:change-deletion table:id="ct50"/>
            <table:cell-content-deletion>
              <table:cell-address table:column="0" table:row="37" table:table="2"/>
              <table:change-track-table-cell office:value-type="string">
                <text:p>1814</text:p>
              </table:change-track-table-cell>
            </table:cell-content-deletion>
          </table:deletions>
        </table:deletion>
        <table:deletion table:id="ct52" table:type="row" table:position="37" table:table="2">
          <office:change-info>
            <dc:creator>Andre Rothe</dc:creator>
            <dc:date>2015-11-23T22:16:51.627507876</dc:date>
          </office:change-info>
          <table:deletions>
            <table:change-deletion table:id="ct51"/>
            <table:cell-content-deletion>
              <table:cell-address table:column="0" table:row="37" table:table="2"/>
              <table:change-track-table-cell office:value-type="string">
                <text:p>1818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Referenz auf Titel des Fenster</text:p>
              </table:change-track-table-cell>
            </table:cell-content-deletion>
          </table:deletions>
        </table:deletion>
        <table:deletion table:id="ct53" table:type="row" table:position="37" table:table="2">
          <office:change-info>
            <dc:creator>Andre Rothe</dc:creator>
            <dc:date>2015-11-23T22:16:51.627547756</dc:date>
          </office:change-info>
          <table:deletions>
            <table:change-deletion table:id="ct52"/>
            <table:cell-content-deletion>
              <table:cell-address table:column="0" table:row="37" table:table="2"/>
              <table:change-track-table-cell office:value-type="string">
                <text:p>181C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2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Länge Titel des Fenster</text:p>
              </table:change-track-table-cell>
            </table:cell-content-deletion>
            <table:cell-content-deletion>
              <table:cell-address table:column="3" table:row="37" table:table="2"/>
              <table:change-track-table-cell office:value-type="string">
                <text:p>in Byte</text:p>
              </table:change-track-table-cell>
            </table:cell-content-deletion>
          </table:deletions>
        </table:deletion>
        <table:deletion table:id="ct54" table:type="row" table:position="37" table:table="2">
          <office:change-info>
            <dc:creator>Andre Rothe</dc:creator>
            <dc:date>2015-11-23T22:16:51.627607541</dc:date>
          </office:change-info>
          <table:deletions>
            <table:change-deletion table:id="ct53"/>
            <table:cell-content-deletion>
              <table:cell-address table:column="0" table:row="37" table:table="2"/>
              <table:change-track-table-cell office:value-type="string">
                <text:p>1820</text:p>
              </table:change-track-table-cell>
            </table:cell-content-deletion>
            <table:cell-content-deletion>
              <table:cell-address table:column="1" table:row="3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ID der Primären Leinwand</text:p>
              </table:change-track-table-cell>
            </table:cell-content-deletion>
          </table:deletions>
        </table:deletion>
        <table:deletion table:id="ct55" table:type="row" table:position="37" table:table="2">
          <office:change-info>
            <dc:creator>Andre Rothe</dc:creator>
            <dc:date>2015-11-23T22:16:51.627644976</dc:date>
          </office:change-info>
          <table:deletions>
            <table:change-deletion table:id="ct54"/>
            <table:cell-content-deletion>
              <table:cell-address table:column="0" table:row="37" table:table="2"/>
              <table:change-track-table-cell office:value-type="string">
                <text:p>1824</text:p>
              </table:change-track-table-cell>
            </table:cell-content-deletion>
          </table:deletions>
        </table:deletion>
        <table:deletion table:id="ct56" table:type="row" table:position="37" table:table="2">
          <office:change-info>
            <dc:creator>Andre Rothe</dc:creator>
            <dc:date>2015-11-23T22:16:51.627674659</dc:date>
          </office:change-info>
          <table:deletions>
            <table:change-deletion table:id="ct55"/>
            <table:cell-content-deletion>
              <table:cell-address table:column="0" table:row="37" table:table="2"/>
              <table:change-track-table-cell office:value-type="string">
                <text:p>1828</text:p>
              </table:change-track-table-cell>
            </table:cell-content-deletion>
          </table:deletions>
        </table:deletion>
        <table:deletion table:id="ct57" table:type="row" table:position="37" table:table="2">
          <office:change-info>
            <dc:creator>Andre Rothe</dc:creator>
            <dc:date>2015-11-23T22:16:51.627706717</dc:date>
          </office:change-info>
          <table:deletions>
            <table:change-deletion table:id="ct56"/>
            <table:cell-content-deletion>
              <table:cell-address table:column="0" table:row="37" table:table="2"/>
              <table:change-track-table-cell office:value-type="string">
                <text:p>182C</text:p>
              </table:change-track-table-cell>
            </table:cell-content-deletion>
          </table:deletions>
        </table:deletion>
        <table:deletion table:id="ct58" table:type="row" table:position="37" table:table="2">
          <office:change-info>
            <dc:creator>Andre Rothe</dc:creator>
            <dc:date>2015-11-23T22:16:51.627737936</dc:date>
          </office:change-info>
          <table:deletions>
            <table:change-deletion table:id="ct57"/>
            <table:cell-content-deletion>
              <table:cell-address table:column="0" table:row="37" table:table="2"/>
              <table:change-track-table-cell office:value-type="float" office:value="1830"/>
            </table:cell-content-deletion>
            <table:cell-content-deletion>
              <table:cell-address table:column="1" table:row="3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37" table:table="2"/>
              <table:change-track-table-cell office:value-type="string">
                <text:p>Richtung</text:p>
              </table:change-track-table-cell>
            </table:cell-content-deletion>
            <table:cell-content-deletion>
              <table:cell-address table:column="3" table:row="37" table:table="2"/>
              <table:change-track-table-cell office:value-type="string">
                <text:p>00=Standard, 01=links nach rechts, 02=rechts nach links</text:p>
              </table:change-track-table-cell>
            </table:cell-content-deletion>
          </table:deletions>
        </table:deletion>
        <table:deletion table:id="ct59" table:type="row" table:position="31" table:table="2" table:multi-deletion-spanned="4">
          <office:change-info>
            <dc:creator>Andre Rothe</dc:creator>
            <dc:date>2015-11-23T22:16:51.634300994</dc:date>
          </office:change-info>
        </table:deletion>
        <table:deletion table:id="ct60" table:type="row" table:position="31" table:table="2">
          <office:change-info>
            <dc:creator>Andre Rothe</dc:creator>
            <dc:date>2015-11-23T22:16:51.634332144</dc:date>
          </office:change-info>
          <table:deletions>
            <table:change-deletion table:id="ct59"/>
          </table:deletions>
        </table:deletion>
        <table:deletion table:id="ct61" table:type="row" table:position="31" table:table="2">
          <office:change-info>
            <dc:creator>Andre Rothe</dc:creator>
            <dc:date>2015-11-23T22:16:51.634359871</dc:date>
          </office:change-info>
          <table:deletions>
            <table:change-deletion table:id="ct60"/>
            <table:cell-content-deletion>
              <table:cell-address table:column="0" table:row="31" table:table="2"/>
              <table:change-track-table-cell office:value-type="string">
                <text:p>Attribute Fenster1</text:p>
              </table:change-track-table-cell>
            </table:cell-content-deletion>
          </table:deletions>
        </table:deletion>
        <table:deletion table:id="ct62" table:type="row" table:position="31" table:table="2">
          <office:change-info>
            <dc:creator>Andre Rothe</dc:creator>
            <dc:date>2015-11-23T22:16:51.634393884</dc:date>
          </office:change-info>
          <table:deletions>
            <table:change-deletion table:id="ct61"/>
          </table:deletions>
        </table:deletion>
        <table:deletion table:id="ct63" table:type="row" table:position="30" table:table="2" table:multi-deletion-spanned="7">
          <office:change-info>
            <dc:creator>Andre Rothe</dc:creator>
            <dc:date>2015-11-23T22:16:51.634435789</dc:date>
          </office:change-info>
        </table:deletion>
        <table:deletion table:id="ct64" table:type="row" table:position="30" table:table="2">
          <office:change-info>
            <dc:creator>Andre Rothe</dc:creator>
            <dc:date>2015-11-23T22:16:51.634463866</dc:date>
          </office:change-info>
          <table:deletions>
            <table:change-deletion table:id="ct63"/>
          </table:deletions>
        </table:deletion>
        <table:deletion table:id="ct65" table:type="row" table:position="30" table:table="2">
          <office:change-info>
            <dc:creator>Andre Rothe</dc:creator>
            <dc:date>2015-11-23T22:16:51.634494945</dc:date>
          </office:change-info>
          <table:deletions>
            <table:change-deletion table:id="ct64"/>
          </table:deletions>
        </table:deletion>
        <table:deletion table:id="ct66" table:type="row" table:position="30" table:table="2">
          <office:change-info>
            <dc:creator>Andre Rothe</dc:creator>
            <dc:date>2015-11-23T22:16:51.634523441</dc:date>
          </office:change-info>
          <table:deletions>
            <table:change-deletion table:id="ct65"/>
          </table:deletions>
        </table:deletion>
        <table:deletion table:id="ct67" table:type="row" table:position="30" table:table="2">
          <office:change-info>
            <dc:creator>Andre Rothe</dc:creator>
            <dc:date>2015-11-23T22:16:51.634550819</dc:date>
          </office:change-info>
          <table:deletions>
            <table:change-deletion table:id="ct66"/>
          </table:deletions>
        </table:deletion>
        <table:deletion table:id="ct68" table:type="row" table:position="30" table:table="2">
          <office:change-info>
            <dc:creator>Andre Rothe</dc:creator>
            <dc:date>2015-11-23T22:16:51.634594331</dc:date>
          </office:change-info>
          <table:deletions>
            <table:change-deletion table:id="ct67"/>
          </table:deletions>
        </table:deletion>
        <table:deletion table:id="ct69" table:type="row" table:position="30" table:table="2">
          <office:change-info>
            <dc:creator>Andre Rothe</dc:creator>
            <dc:date>2015-11-23T22:16:51.634622058</dc:date>
          </office:change-info>
          <table:deletions>
            <table:change-deletion table:id="ct68"/>
          </table:deletions>
        </table:deletion>
        <table:deletion table:id="ct70" table:type="row" table:position="29" table:table="2" table:multi-deletion-spanned="8">
          <office:change-info>
            <dc:creator>Andre Rothe</dc:creator>
            <dc:date>2015-11-23T22:16:51.634650134</dc:date>
          </office:change-info>
        </table:deletion>
        <table:deletion table:id="ct71" table:type="row" table:position="29" table:table="2">
          <office:change-info>
            <dc:creator>Andre Rothe</dc:creator>
            <dc:date>2015-11-23T22:16:51.634690294</dc:date>
          </office:change-info>
          <table:deletions>
            <table:change-deletion table:id="ct70"/>
          </table:deletions>
        </table:deletion>
        <table:deletion table:id="ct72" table:type="row" table:position="29" table:table="2">
          <office:change-info>
            <dc:creator>Andre Rothe</dc:creator>
            <dc:date>2015-11-23T22:16:51.634722700</dc:date>
          </office:change-info>
          <table:deletions>
            <table:change-deletion table:id="ct71"/>
            <table:cell-content-deletion>
              <table:cell-address table:column="0" table:row="29" table:table="2"/>
              <table:change-track-table-cell office:value-type="string">
                <text:p>Visuelle Attribute (max. 80 Byte lang)</text:p>
              </table:change-track-table-cell>
            </table:cell-content-deletion>
          </table:deletions>
        </table:deletion>
        <table:deletion table:id="ct73" table:type="row" table:position="29" table:table="2">
          <office:change-info>
            <dc:creator>Andre Rothe</dc:creator>
            <dc:date>2015-11-23T22:16:51.634758390</dc:date>
          </office:change-info>
          <table:deletions>
            <table:change-deletion table:id="ct72"/>
            <table:cell-content-deletion>
              <table:cell-address table:column="0" table:row="29" table:table="2"/>
              <table:change-track-table-cell office:value-type="string">
                <text:p>0x154</text:p>
              </table:change-track-table-cell>
            </table:cell-content-deletion>
            <table:cell-content-deletion>
              <table:cell-address table:column="1" table:row="29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9" table:table="2"/>
              <table:change-track-table-cell office:value-type="string">
                <text:p>Reference auf Name Visual Attribute</text:p>
              </table:change-track-table-cell>
            </table:cell-content-deletion>
            <table:cell-content-deletion>
              <table:cell-address table:column="3" table:row="29" table:table="2"/>
              <table:change-track-table-cell office:value-type="string">
                <text:p>lesend ab TextStruct</text:p>
              </table:change-track-table-cell>
            </table:cell-content-deletion>
            <table:cell-content-deletion>
              <table:cell-address table:column="4" table:row="29" table:table="2"/>
              <table:change-track-table-cell office:value-type="string">
                <text:p>Footer-Reference</text:p>
              </table:change-track-table-cell>
            </table:cell-content-deletion>
          </table:deletions>
        </table:deletion>
        <table:deletion table:id="ct74" table:type="row" table:position="29" table:table="2">
          <office:change-info>
            <dc:creator>Andre Rothe</dc:creator>
            <dc:date>2015-11-23T22:16:51.634817406</dc:date>
          </office:change-info>
          <table:deletions>
            <table:change-deletion table:id="ct73"/>
          </table:deletions>
        </table:deletion>
        <table:deletion table:id="ct75" table:type="row" table:position="29" table:table="2">
          <office:change-info>
            <dc:creator>Andre Rothe</dc:creator>
            <dc:date>2015-11-23T22:16:51.634847787</dc:date>
          </office:change-info>
          <table:deletions>
            <table:change-deletion table:id="ct74"/>
          </table:deletions>
        </table:deletion>
        <table:deletion table:id="ct76" table:type="row" table:position="29" table:table="2">
          <office:change-info>
            <dc:creator>Andre Rothe</dc:creator>
            <dc:date>2015-11-23T22:16:51.634890740</dc:date>
          </office:change-info>
          <table:deletions>
            <table:change-deletion table:id="ct75"/>
          </table:deletions>
        </table:deletion>
        <table:deletion table:id="ct77" table:type="row" table:position="29" table:table="2">
          <office:change-info>
            <dc:creator>Andre Rothe</dc:creator>
            <dc:date>2015-11-23T22:16:51.634920423</dc:date>
          </office:change-info>
          <table:deletions>
            <table:change-deletion table:id="ct76"/>
          </table:deletions>
        </table:deletion>
        <table:deletion table:id="ct78" table:type="row" table:position="28" table:table="2" table:multi-deletion-spanned="2">
          <office:change-info>
            <dc:creator>Andre Rothe</dc:creator>
            <dc:date>2015-11-23T22:16:51.634950316</dc:date>
          </office:change-info>
          <table:deletions>
            <table:cell-content-deletion>
              <table:cell-address table:column="0" table:row="28" table:table="2"/>
              <table:change-track-table-cell office:value-type="string">
                <text:p>0x14C</text:p>
              </table:change-track-table-cell>
            </table:cell-content-deletion>
            <table:cell-content-deletion>
              <table:cell-address table:column="1" table:row="28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8" table:table="2"/>
              <table:change-track-table-cell office:value-type="string">
                <text:p>max. abgerufene Datensätze</text:p>
              </table:change-track-table-cell>
            </table:cell-content-deletion>
          </table:deletions>
        </table:deletion>
        <table:deletion table:id="ct79" table:type="row" table:position="28" table:table="2">
          <office:change-info>
            <dc:creator>Andre Rothe</dc:creator>
            <dc:date>2015-11-23T22:16:51.634997878</dc:date>
          </office:change-info>
          <table:deletions>
            <table:change-deletion table:id="ct78"/>
          </table:deletions>
        </table:deletion>
        <table:deletion table:id="ct80" table:type="row" table:position="27" table:table="2" table:multi-deletion-spanned="24">
          <office:change-info>
            <dc:creator>Andre Rothe</dc:creator>
            <dc:date>2015-11-23T22:16:51.635029586</dc:date>
          </office:change-info>
        </table:deletion>
        <table:deletion table:id="ct81" table:type="row" table:position="27" table:table="2">
          <office:change-info>
            <dc:creator>Andre Rothe</dc:creator>
            <dc:date>2015-11-23T22:16:51.635059968</dc:date>
          </office:change-info>
          <table:deletions>
            <table:change-deletion table:id="ct80"/>
            <table:cell-content-deletion>
              <table:cell-address table:column="0" table:row="27" table:table="2"/>
              <table:change-track-table-cell office:value-type="string">
                <text:p>0xEC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Mglw. 2/2Byte 60 00 60 00</text:p>
              </table:change-track-table-cell>
            </table:cell-content-deletion>
          </table:deletions>
        </table:deletion>
        <table:deletion table:id="ct82" table:type="row" table:position="27" table:table="2">
          <office:change-info>
            <dc:creator>Andre Rothe</dc:creator>
            <dc:date>2015-11-23T22:16:51.635122406</dc:date>
          </office:change-info>
          <table:deletions>
            <table:change-deletion table:id="ct81"/>
            <table:cell-content-deletion>
              <table:cell-address table:column="0" table:row="27" table:table="2"/>
              <table:change-track-table-cell office:value-type="string">
                <text:p>0xF0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Reference innerhalb AttributStruct 02 38 01 00</text:p>
              </table:change-track-table-cell>
            </table:cell-content-deletion>
            <table:cell-content-deletion>
              <table:cell-address table:column="4" table:row="27" table:table="2"/>
              <table:change-track-table-cell office:value-type="string">
                <text:p>Footer-Reference</text:p>
              </table:change-track-table-cell>
            </table:cell-content-deletion>
          </table:deletions>
        </table:deletion>
        <table:deletion table:id="ct83" table:type="row" table:position="27" table:table="2">
          <office:change-info>
            <dc:creator>Andre Rothe</dc:creator>
            <dc:date>2015-11-23T22:16:51.635183169</dc:date>
          </office:change-info>
          <table:deletions>
            <table:change-deletion table:id="ct82"/>
            <table:cell-content-deletion>
              <table:cell-address table:column="0" table:row="27" table:table="2"/>
              <table:change-track-table-cell office:value-type="string">
                <text:p>0xF4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Reference auf Datensatzgruppen?</text:p>
              </table:change-track-table-cell>
            </table:cell-content-deletion>
            <table:cell-content-deletion>
              <table:cell-address table:column="4" table:row="27" table:table="2"/>
              <table:change-track-table-cell office:value-type="string">
                <text:p>Optional Footer-Reference</text:p>
              </table:change-track-table-cell>
            </table:cell-content-deletion>
          </table:deletions>
        </table:deletion>
        <table:deletion table:id="ct84" table:type="row" table:position="27" table:table="2">
          <office:change-info>
            <dc:creator>Andre Rothe</dc:creator>
            <dc:date>2015-11-23T22:16:51.635240230</dc:date>
          </office:change-info>
          <table:deletions>
            <table:change-deletion table:id="ct83"/>
          </table:deletions>
        </table:deletion>
        <table:deletion table:id="ct85" table:type="row" table:position="27" table:table="2">
          <office:change-info>
            <dc:creator>Andre Rothe</dc:creator>
            <dc:date>2015-11-23T22:16:51.635271380</dc:date>
          </office:change-info>
          <table:deletions>
            <table:change-deletion table:id="ct84"/>
          </table:deletions>
        </table:deletion>
        <table:deletion table:id="ct86" table:type="row" table:position="27" table:table="2">
          <office:change-info>
            <dc:creator>Andre Rothe</dc:creator>
            <dc:date>2015-11-23T22:16:51.635302180</dc:date>
          </office:change-info>
          <table:deletions>
            <table:change-deletion table:id="ct85"/>
          </table:deletions>
        </table:deletion>
        <table:deletion table:id="ct87" table:type="row" table:position="27" table:table="2">
          <office:change-info>
            <dc:creator>Andre Rothe</dc:creator>
            <dc:date>2015-11-23T22:16:51.635332771</dc:date>
          </office:change-info>
          <table:deletions>
            <table:change-deletion table:id="ct86"/>
          </table:deletions>
        </table:deletion>
        <table:deletion table:id="ct88" table:type="row" table:position="27" table:table="2">
          <office:change-info>
            <dc:creator>Andre Rothe</dc:creator>
            <dc:date>2015-11-23T22:16:51.635363012</dc:date>
          </office:change-info>
          <table:deletions>
            <table:change-deletion table:id="ct87"/>
            <table:cell-content-deletion>
              <table:cell-address table:column="0" table:row="27" table:table="2"/>
              <table:change-track-table-cell office:value-type="string">
                <text:p>0x108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Richtung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00=Standard, 01=links nach rechts, 02=rechts nach links</text:p>
              </table:change-track-table-cell>
            </table:cell-content-deletion>
          </table:deletions>
        </table:deletion>
        <table:deletion table:id="ct89" table:type="row" table:position="27" table:table="2">
          <office:change-info>
            <dc:creator>Andre Rothe</dc:creator>
            <dc:date>2015-11-23T22:16:51.635416162</dc:date>
          </office:change-info>
          <table:deletions>
            <table:change-deletion table:id="ct88"/>
          </table:deletions>
        </table:deletion>
        <table:deletion table:id="ct90" table:type="row" table:position="27" table:table="2">
          <office:change-info>
            <dc:creator>Andre Rothe</dc:creator>
            <dc:date>2015-11-23T22:16:51.635446893</dc:date>
          </office:change-info>
          <table:deletions>
            <table:change-deletion table:id="ct89"/>
          </table:deletions>
        </table:deletion>
        <table:deletion table:id="ct91" table:type="row" table:position="27" table:table="2">
          <office:change-info>
            <dc:creator>Andre Rothe</dc:creator>
            <dc:date>2015-11-23T22:16:51.635477553</dc:date>
          </office:change-info>
          <table:deletions>
            <table:change-deletion table:id="ct90"/>
          </table:deletions>
        </table:deletion>
        <table:deletion table:id="ct92" table:type="row" table:position="27" table:table="2">
          <office:change-info>
            <dc:creator>Andre Rothe</dc:creator>
            <dc:date>2015-11-23T22:16:51.635508144</dc:date>
          </office:change-info>
          <table:deletions>
            <table:change-deletion table:id="ct91"/>
          </table:deletions>
        </table:deletion>
        <table:deletion table:id="ct93" table:type="row" table:position="27" table:table="2">
          <office:change-info>
            <dc:creator>Andre Rothe</dc:creator>
            <dc:date>2015-11-23T22:16:51.635538805</dc:date>
          </office:change-info>
          <table:deletions>
            <table:change-deletion table:id="ct92"/>
            <table:cell-content-deletion>
              <table:cell-address table:column="0" table:row="27" table:table="2"/>
              <table:change-track-table-cell office:value-type="string">
                <text:p>0x11C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Reference zu TextStruct 01 B8 15 00 (zeigt auf numerischen Wert 05 00 00 00 oder 02 00 00 00))</text:p>
              </table:change-track-table-cell>
            </table:cell-content-deletion>
            <table:cell-content-deletion>
              <table:cell-address table:column="4" table:row="27" table:table="2"/>
              <table:change-track-table-cell office:value-type="string">
                <text:p>Footer-Reference</text:p>
              </table:change-track-table-cell>
            </table:cell-content-deletion>
          </table:deletions>
        </table:deletion>
        <table:deletion table:id="ct94" table:type="row" table:position="27" table:table="2">
          <office:change-info>
            <dc:creator>Andre Rothe</dc:creator>
            <dc:date>2015-11-23T22:16:51.635616260</dc:date>
          </office:change-info>
          <table:deletions>
            <table:change-deletion table:id="ct93"/>
            <table:cell-content-deletion>
              <table:cell-address table:column="0" table:row="27" table:table="2"/>
              <table:change-track-table-cell office:value-type="string">
                <text:p>0x120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Defer Required Durchsetzung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04=nein, 05=ja, 07=4.5</text:p>
              </table:change-track-table-cell>
            </table:cell-content-deletion>
          </table:deletions>
        </table:deletion>
        <table:deletion table:id="ct95" table:type="row" table:position="27" table:table="2">
          <office:change-info>
            <dc:creator>Andre Rothe</dc:creator>
            <dc:date>2015-11-23T22:16:51.635668920</dc:date>
          </office:change-info>
          <table:deletions>
            <table:change-deletion table:id="ct94"/>
            <table:cell-content-deletion>
              <table:cell-address table:column="0" table:row="27" table:table="2"/>
              <table:change-track-table-cell office:value-type="string">
                <text:p>0x124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Runtime Compatibility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2D=4.5, 32=5.0</text:p>
              </table:change-track-table-cell>
            </table:cell-content-deletion>
          </table:deletions>
        </table:deletion>
        <table:deletion table:id="ct96" table:type="row" table:position="27" table:table="2">
          <office:change-info>
            <dc:creator>Andre Rothe</dc:creator>
            <dc:date>2015-11-23T22:16:51.635746375</dc:date>
          </office:change-info>
          <table:deletions>
            <table:change-deletion table:id="ct95"/>
          </table:deletions>
        </table:deletion>
        <table:deletion table:id="ct97" table:type="row" table:position="27" table:table="2">
          <office:change-info>
            <dc:creator>Andre Rothe</dc:creator>
            <dc:date>2015-11-23T22:16:51.635784649</dc:date>
          </office:change-info>
          <table:deletions>
            <table:change-deletion table:id="ct96"/>
          </table:deletions>
        </table:deletion>
        <table:deletion table:id="ct98" table:type="row" table:position="27" table:table="2">
          <office:change-info>
            <dc:creator>Andre Rothe</dc:creator>
            <dc:date>2015-11-23T22:16:51.635817963</dc:date>
          </office:change-info>
          <table:deletions>
            <table:change-deletion table:id="ct97"/>
          </table:deletions>
        </table:deletion>
        <table:deletion table:id="ct99" table:type="row" table:position="27" table:table="2">
          <office:change-info>
            <dc:creator>Andre Rothe</dc:creator>
            <dc:date>2015-11-23T22:16:51.635849742</dc:date>
          </office:change-info>
          <table:deletions>
            <table:change-deletion table:id="ct98"/>
          </table:deletions>
        </table:deletion>
        <table:deletion table:id="ct100" table:type="row" table:position="27" table:table="2">
          <office:change-info>
            <dc:creator>Andre Rothe</dc:creator>
            <dc:date>2015-11-23T22:16:51.635881031</dc:date>
          </office:change-info>
          <table:deletions>
            <table:change-deletion table:id="ct99"/>
            <table:cell-content-deletion>
              <table:cell-address table:column="0" table:row="27" table:table="2"/>
              <table:change-track-table-cell office:value-type="string">
                <text:p>0x138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04 00 00 00 (wird von 0xF0 referenziert)</text:p>
              </table:change-track-table-cell>
            </table:cell-content-deletion>
          </table:deletions>
        </table:deletion>
        <table:deletion table:id="ct101" table:type="row" table:position="27" table:table="2">
          <office:change-info>
            <dc:creator>Andre Rothe</dc:creator>
            <dc:date>2015-11-23T22:16:51.635935787</dc:date>
          </office:change-info>
          <table:deletions>
            <table:change-deletion table:id="ct100"/>
            <table:cell-content-deletion>
              <table:cell-address table:column="0" table:row="27" table:table="2"/>
              <table:change-track-table-cell office:value-type="string">
                <text:p>0x13C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06 00 00 00</text:p>
              </table:change-track-table-cell>
            </table:cell-content-deletion>
          </table:deletions>
        </table:deletion>
        <table:deletion table:id="ct102" table:type="row" table:position="27" table:table="2">
          <office:change-info>
            <dc:creator>Andre Rothe</dc:creator>
            <dc:date>2015-11-23T22:16:51.635996340</dc:date>
          </office:change-info>
          <table:deletions>
            <table:change-deletion table:id="ct101"/>
            <table:cell-content-deletion>
              <table:cell-address table:column="0" table:row="27" table:table="2"/>
              <table:change-track-table-cell office:value-type="string">
                <text:p>0x140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Isolation-Mode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0B=beim Lesen gespeichert, 0C=serialisierbar</text:p>
              </table:change-track-table-cell>
            </table:cell-content-deletion>
          </table:deletions>
        </table:deletion>
        <table:deletion table:id="ct103" table:type="row" table:position="27" table:table="2">
          <office:change-info>
            <dc:creator>Andre Rothe</dc:creator>
            <dc:date>2015-11-23T22:16:51.636094748</dc:date>
          </office:change-info>
          <table:deletions>
            <table:change-deletion table:id="ct102"/>
            <table:cell-content-deletion>
              <table:cell-address table:column="0" table:row="27" table:table="2"/>
              <table:change-track-table-cell office:value-type="string">
                <text:p>0x144</text:p>
              </table:change-track-table-cell>
            </table:cell-content-deletion>
            <table:cell-content-deletion>
              <table:cell-address table:column="1" table:row="27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7" table:table="2"/>
              <table:change-track-table-cell office:value-type="string">
                <text:p>Interactionsmodus</text:p>
              </table:change-track-table-cell>
            </table:cell-content-deletion>
            <table:cell-content-deletion>
              <table:cell-address table:column="3" table:row="27" table:table="2"/>
              <table:change-track-table-cell office:value-type="string">
                <text:p>09=blockierend, 0A=nicht blockierend</text:p>
              </table:change-track-table-cell>
            </table:cell-content-deletion>
          </table:deletions>
        </table:deletion>
        <table:deletion table:id="ct104" table:type="row" table:position="25" table:table="2" table:multi-deletion-spanned="16">
          <office:change-info>
            <dc:creator>Andre Rothe</dc:creator>
            <dc:date>2015-11-23T22:16:51.636149085</dc:date>
          </office:change-info>
        </table:deletion>
        <table:deletion table:id="ct105" table:type="row" table:position="25" table:table="2">
          <office:change-info>
            <dc:creator>Andre Rothe</dc:creator>
            <dc:date>2015-11-23T22:16:51.636185752</dc:date>
          </office:change-info>
          <table:deletions>
            <table:change-deletion table:id="ct104"/>
            <table:cell-content-deletion>
              <table:cell-address table:column="0" table:row="25" table:table="2"/>
              <table:change-track-table-cell office:value-type="string">
                <text:p>0xA4</text:p>
              </table:change-track-table-cell>
            </table:cell-content-deletion>
            <table:cell-content-deletion>
              <table:cell-address table:column="1" table:row="25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5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5" table:table="2"/>
              <table:change-track-table-cell office:value-type="string">
                <text:p>E4 00 00 00</text:p>
              </table:change-track-table-cell>
            </table:cell-content-deletion>
          </table:deletions>
        </table:deletion>
        <table:deletion table:id="ct106" table:type="row" table:position="25" table:table="2">
          <office:change-info>
            <dc:creator>Andre Rothe</dc:creator>
            <dc:date>2015-11-23T22:16:51.636244210</dc:date>
          </office:change-info>
          <table:deletions>
            <table:change-deletion table:id="ct105"/>
          </table:deletions>
        </table:deletion>
        <table:deletion table:id="ct107" table:type="row" table:position="25" table:table="2">
          <office:change-info>
            <dc:creator>Andre Rothe</dc:creator>
            <dc:date>2015-11-23T22:16:51.636281575</dc:date>
          </office:change-info>
          <table:deletions>
            <table:change-deletion table:id="ct106"/>
            <table:cell-content-deletion>
              <table:cell-address table:column="0" table:row="25" table:table="2"/>
              <table:change-track-table-cell office:value-type="string">
                <text:p>0xAC</text:p>
              </table:change-track-table-cell>
            </table:cell-content-deletion>
            <table:cell-content-deletion>
              <table:cell-address table:column="1" table:row="25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5" table:table="2"/>
              <table:change-track-table-cell office:value-type="string">
                <text:p>Menüquelle</text:p>
              </table:change-track-table-cell>
            </table:cell-content-deletion>
            <table:cell-content-deletion>
              <table:cell-address table:column="3" table:row="25" table:table="2"/>
              <table:change-track-table-cell office:value-type="string">
                <text:p>00=Datenbank, 01=Datei</text:p>
              </table:change-track-table-cell>
            </table:cell-content-deletion>
          </table:deletions>
        </table:deletion>
        <table:deletion table:id="ct108" table:type="row" table:position="25" table:table="2">
          <office:change-info>
            <dc:creator>Andre Rothe</dc:creator>
            <dc:date>2015-11-23T22:16:51.636340172</dc:date>
          </office:change-info>
          <table:deletions>
            <table:change-deletion table:id="ct107"/>
          </table:deletions>
        </table:deletion>
        <table:deletion table:id="ct109" table:type="row" table:position="25" table:table="2">
          <office:change-info>
            <dc:creator>Andre Rothe</dc:creator>
            <dc:date>2015-11-23T22:16:51.636376909</dc:date>
          </office:change-info>
          <table:deletions>
            <table:change-deletion table:id="ct108"/>
          </table:deletions>
        </table:deletion>
        <table:deletion table:id="ct110" table:type="row" table:position="25" table:table="2">
          <office:change-info>
            <dc:creator>Andre Rothe</dc:creator>
            <dc:date>2015-11-23T22:16:51.636413227</dc:date>
          </office:change-info>
          <table:deletions>
            <table:change-deletion table:id="ct109"/>
            <table:cell-content-deletion>
              <table:cell-address table:column="0" table:row="25" table:table="2"/>
              <table:change-track-table-cell office:value-type="string">
                <text:p>0xB8</text:p>
              </table:change-track-table-cell>
            </table:cell-content-deletion>
            <table:cell-content-deletion>
              <table:cell-address table:column="1" table:row="25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5" table:table="2"/>
              <table:change-track-table-cell office:value-type="string">
                <text:p>Reference auf Characterset-Name</text:p>
              </table:change-track-table-cell>
            </table:cell-content-deletion>
            <table:cell-content-deletion>
              <table:cell-address table:column="3" table:row="25" table:table="2"/>
              <table:change-track-table-cell office:value-type="string">
                <text:p>lesen ab TextStruct</text:p>
              </table:change-track-table-cell>
            </table:cell-content-deletion>
            <table:cell-content-deletion>
              <table:cell-address table:column="4" table:row="25" table:table="2"/>
              <table:change-track-table-cell office:value-type="string">
                <text:p>Footer-Reference</text:p>
              </table:change-track-table-cell>
            </table:cell-content-deletion>
          </table:deletions>
        </table:deletion>
        <table:deletion table:id="ct111" table:type="row" table:position="25" table:table="2">
          <office:change-info>
            <dc:creator>Andre Rothe</dc:creator>
            <dc:date>2015-11-23T22:16:51.636488866</dc:date>
          </office:change-info>
          <table:deletions>
            <table:change-deletion table:id="ct110"/>
          </table:deletions>
        </table:deletion>
        <table:deletion table:id="ct112" table:type="row" table:position="25" table:table="2">
          <office:change-info>
            <dc:creator>Andre Rothe</dc:creator>
            <dc:date>2015-11-23T22:16:51.636529933</dc:date>
          </office:change-info>
          <table:deletions>
            <table:change-deletion table:id="ct111"/>
          </table:deletions>
        </table:deletion>
        <table:deletion table:id="ct113" table:type="row" table:position="25" table:table="2">
          <office:change-info>
            <dc:creator>Andre Rothe</dc:creator>
            <dc:date>2015-11-23T22:16:51.636580150</dc:date>
          </office:change-info>
          <table:deletions>
            <table:change-deletion table:id="ct112"/>
          </table:deletions>
        </table:deletion>
        <table:deletion table:id="ct114" table:type="row" table:position="25" table:table="2">
          <office:change-info>
            <dc:creator>Andre Rothe</dc:creator>
            <dc:date>2015-11-23T22:16:51.636616817</dc:date>
          </office:change-info>
          <table:deletions>
            <table:change-deletion table:id="ct113"/>
            <table:cell-content-deletion>
              <table:cell-address table:column="0" table:row="25" table:table="2"/>
              <table:change-track-table-cell office:value-type="string">
                <text:p>0xC8</text:p>
              </table:change-track-table-cell>
            </table:cell-content-deletion>
            <table:cell-content-deletion>
              <table:cell-address table:column="1" table:row="25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5" table:table="2"/>
              <table:change-track-table-cell office:value-type="string">
                <text:p>3d-Steuerelemente verwenden</text:p>
              </table:change-track-table-cell>
            </table:cell-content-deletion>
            <table:cell-content-deletion>
              <table:cell-address table:column="3" table:row="25" table:table="2"/>
              <table:change-track-table-cell office:value-type="string">
                <text:p>00=nein, 01=ja</text:p>
              </table:change-track-table-cell>
            </table:cell-content-deletion>
          </table:deletions>
        </table:deletion>
        <table:deletion table:id="ct115" table:type="row" table:position="25" table:table="2">
          <office:change-info>
            <dc:creator>Andre Rothe</dc:creator>
            <dc:date>2015-11-23T22:16:51.636680443</dc:date>
          </office:change-info>
          <table:deletions>
            <table:change-deletion table:id="ct114"/>
            <table:cell-content-deletion>
              <table:cell-address table:column="0" table:row="25" table:table="2"/>
              <table:change-track-table-cell office:value-type="string">
                <text:p>0xCC</text:p>
              </table:change-track-table-cell>
            </table:cell-content-deletion>
            <table:cell-content-deletion>
              <table:cell-address table:column="1" table:row="25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5" table:table="2"/>
              <table:change-track-table-cell office:value-type="string">
                <text:p>Referenz auf Visuelle Attributgruppe akt. Datensatz</text:p>
              </table:change-track-table-cell>
            </table:cell-content-deletion>
            <table:cell-content-deletion>
              <table:cell-address table:column="3" table:row="25" table:table="2"/>
              <table:change-track-table-cell office:value-type="string">
                <text:p>Reference innerhalb AttributStruct</text:p>
              </table:change-track-table-cell>
            </table:cell-content-deletion>
          </table:deletions>
        </table:deletion>
        <table:deletion table:id="ct116" table:type="row" table:position="25" table:table="2">
          <office:change-info>
            <dc:creator>Andre Rothe</dc:creator>
            <dc:date>2015-11-23T22:16:51.636744698</dc:date>
          </office:change-info>
          <table:deletions>
            <table:change-deletion table:id="ct115"/>
          </table:deletions>
        </table:deletion>
        <table:deletion table:id="ct117" table:type="row" table:position="25" table:table="2">
          <office:change-info>
            <dc:creator>Andre Rothe</dc:creator>
            <dc:date>2015-11-23T22:16:51.636782622</dc:date>
          </office:change-info>
          <table:deletions>
            <table:change-deletion table:id="ct116"/>
            <table:cell-content-deletion>
              <table:cell-address table:column="0" table:row="25" table:table="2"/>
              <table:change-track-table-cell office:value-type="string">
                <text:p>0xD4</text:p>
              </table:change-track-table-cell>
            </table:cell-content-deletion>
            <table:cell-content-deletion>
              <table:cell-address table:column="1" table:row="25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5" table:table="2"/>
              <table:change-track-table-cell office:value-type="string">
                <text:p>Koordinatensystem</text:p>
              </table:change-track-table-cell>
            </table:cell-content-deletion>
            <table:cell-content-deletion>
              <table:cell-address table:column="3" table:row="25" table:table="2"/>
              <table:change-track-table-cell office:value-type="string">
                <text:p>00=Einheit, 01=Zeichen</text:p>
              </table:change-track-table-cell>
            </table:cell-content-deletion>
          </table:deletions>
        </table:deletion>
        <table:deletion table:id="ct118" table:type="row" table:position="25" table:table="2">
          <office:change-info>
            <dc:creator>Andre Rothe</dc:creator>
            <dc:date>2015-11-23T22:16:51.636845200</dc:date>
          </office:change-info>
          <table:deletions>
            <table:change-deletion table:id="ct117"/>
            <table:cell-content-deletion>
              <table:cell-address table:column="0" table:row="25" table:table="2"/>
              <table:change-track-table-cell office:value-type="string">
                <text:p>0xD8</text:p>
              </table:change-track-table-cell>
            </table:cell-content-deletion>
            <table:cell-content-deletion>
              <table:cell-address table:column="1" table:row="25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5" table:table="2"/>
              <table:change-track-table-cell office:value-type="string">
                <text:p>Koordinatensystem-Einheit</text:p>
              </table:change-track-table-cell>
            </table:cell-content-deletion>
            <table:cell-content-deletion>
              <table:cell-address table:column="3" table:row="25" table:table="2"/>
              <table:change-track-table-cell office:value-type="string">
                <text:p>01=Zeichen ohne Skalierung, 02=Pixel, 03=Zoll, 05=Zentimeter, 07=Punkt, 0a=Zeichen mit Skalierung, 0c=Dezimalzeichen</text:p>
              </table:change-track-table-cell>
            </table:cell-content-deletion>
          </table:deletions>
        </table:deletion>
        <table:deletion table:id="ct119" table:type="row" table:position="25" table:table="2">
          <office:change-info>
            <dc:creator>Andre Rothe</dc:creator>
            <dc:date>2015-11-23T22:16:51.636911550</dc:date>
          </office:change-info>
          <table:deletions>
            <table:change-deletion table:id="ct118"/>
            <table:cell-content-deletion>
              <table:cell-address table:column="0" table:row="25" table:table="2"/>
              <table:change-track-table-cell office:value-type="string">
                <text:p>0xDC</text:p>
              </table:change-track-table-cell>
            </table:cell-content-deletion>
            <table:cell-content-deletion>
              <table:cell-address table:column="1" table:row="25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5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5" table:table="2"/>
              <table:change-track-table-cell office:value-type="string">
                <text:p>01</text:p>
              </table:change-track-table-cell>
            </table:cell-content-deletion>
          </table:deletions>
        </table:deletion>
        <table:deletion table:id="ct120" table:type="row" table:position="23" table:table="2" table:multi-deletion-spanned="16">
          <office:change-info>
            <dc:creator>Andre Rothe</dc:creator>
            <dc:date>2015-11-23T22:16:51.636971684</dc:date>
          </office:change-info>
        </table:deletion>
        <table:deletion table:id="ct121" table:type="row" table:position="23" table:table="2">
          <office:change-info>
            <dc:creator>Andre Rothe</dc:creator>
            <dc:date>2015-11-23T22:16:51.637012751</dc:date>
          </office:change-info>
          <table:deletions>
            <table:change-deletion table:id="ct120"/>
            <table:cell-content-deletion>
              <table:cell-address table:column="0" table:row="23" table:table="2"/>
              <table:change-track-table-cell office:value-type="string">
                <text:p>0x5C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Anzahl der Fensterreferenzen in Liste an 0x3C</text:p>
              </table:change-track-table-cell>
            </table:cell-content-deletion>
          </table:deletions>
        </table:deletion>
        <table:deletion table:id="ct122" table:type="row" table:position="23" table:table="2">
          <office:change-info>
            <dc:creator>Andre Rothe</dc:creator>
            <dc:date>2015-11-23T22:16:51.637072257</dc:date>
          </office:change-info>
          <table:deletions>
            <table:change-deletion table:id="ct121"/>
            <table:cell-content-deletion>
              <table:cell-address table:column="0" table:row="23" table:table="2"/>
              <table:change-track-table-cell office:value-type="string">
                <text:p>0x60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Anzahl der Leinwandreferenzen in Liste an 0x40</text:p>
              </table:change-track-table-cell>
            </table:cell-content-deletion>
          </table:deletions>
        </table:deletion>
        <table:deletion table:id="ct123" table:type="row" table:position="23" table:table="2">
          <office:change-info>
            <dc:creator>Andre Rothe</dc:creator>
            <dc:date>2015-11-23T22:16:51.637133788</dc:date>
          </office:change-info>
          <table:deletions>
            <table:change-deletion table:id="ct122"/>
            <table:cell-content-deletion>
              <table:cell-address table:column="0" table:row="23" table:table="2"/>
              <table:change-track-table-cell office:value-type="string">
                <text:p>0x64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Anzahl der Warningreferenzen in Liste an 0x44</text:p>
              </table:change-track-table-cell>
            </table:cell-content-deletion>
          </table:deletions>
        </table:deletion>
        <table:deletion table:id="ct124" table:type="row" table:position="23" table:table="2">
          <office:change-info>
            <dc:creator>Andre Rothe</dc:creator>
            <dc:date>2015-11-23T22:16:51.637190500</dc:date>
          </office:change-info>
          <table:deletions>
            <table:change-deletion table:id="ct123"/>
            <table:cell-content-deletion>
              <table:cell-address table:column="0" table:row="23" table:table="2"/>
              <table:change-track-table-cell office:value-type="string">
                <text:p>0x68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Anzahl der Editorreferenzen in Liste an 0x48</text:p>
              </table:change-track-table-cell>
            </table:cell-content-deletion>
          </table:deletions>
        </table:deletion>
        <table:deletion table:id="ct125" table:type="row" table:position="23" table:table="2">
          <office:change-info>
            <dc:creator>Andre Rothe</dc:creator>
            <dc:date>2015-11-23T22:16:51.637254615</dc:date>
          </office:change-info>
          <table:deletions>
            <table:change-deletion table:id="ct124"/>
            <table:cell-content-deletion>
              <table:cell-address table:column="0" table:row="23" table:table="2"/>
              <table:change-track-table-cell office:value-type="string">
                <text:p>0x6C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3" table:table="2"/>
              <table:change-track-table-cell office:value-type="string">
                <text:p>mgl. Anzahl</text:p>
              </table:change-track-table-cell>
            </table:cell-content-deletion>
          </table:deletions>
        </table:deletion>
        <table:deletion table:id="ct126" table:type="row" table:position="23" table:table="2">
          <office:change-info>
            <dc:creator>Andre Rothe</dc:creator>
            <dc:date>2015-11-23T22:16:51.637322152</dc:date>
          </office:change-info>
          <table:deletions>
            <table:change-deletion table:id="ct125"/>
            <table:cell-content-deletion>
              <table:cell-address table:column="0" table:row="23" table:table="2"/>
              <table:change-track-table-cell office:value-type="string">
                <text:p>0x70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Anzahl der Parameterreferenzen in der Liste an 0x50</text:p>
              </table:change-track-table-cell>
            </table:cell-content-deletion>
          </table:deletions>
        </table:deletion>
        <table:deletion table:id="ct127" table:type="row" table:position="23" table:table="2">
          <office:change-info>
            <dc:creator>Andre Rothe</dc:creator>
            <dc:date>2015-11-23T22:16:51.637379073</dc:date>
          </office:change-info>
          <table:deletions>
            <table:change-deletion table:id="ct126"/>
            <table:cell-content-deletion>
              <table:cell-address table:column="0" table:row="23" table:table="2"/>
              <table:change-track-table-cell office:value-type="string">
                <text:p>0x74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3" table:table="2"/>
              <table:change-track-table-cell office:value-type="string">
                <text:p>mgl. Anzahl</text:p>
              </table:change-track-table-cell>
            </table:cell-content-deletion>
          </table:deletions>
        </table:deletion>
        <table:deletion table:id="ct128" table:type="row" table:position="23" table:table="2">
          <office:change-info>
            <dc:creator>Andre Rothe</dc:creator>
            <dc:date>2015-11-23T22:16:51.637443607</dc:date>
          </office:change-info>
          <table:deletions>
            <table:change-deletion table:id="ct127"/>
            <table:cell-content-deletion>
              <table:cell-address table:column="0" table:row="23" table:table="2"/>
              <table:change-track-table-cell office:value-type="string">
                <text:p>0x78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?</text:p>
              </table:change-track-table-cell>
            </table:cell-content-deletion>
            <table:cell-content-deletion>
              <table:cell-address table:column="3" table:row="23" table:table="2"/>
              <table:change-track-table-cell office:value-type="string">
                <text:p>Eventuell 2/2 Byte : 01 8F 00 06</text:p>
              </table:change-track-table-cell>
            </table:cell-content-deletion>
          </table:deletions>
        </table:deletion>
        <table:deletion table:id="ct129" table:type="row" table:position="23" table:table="2">
          <office:change-info>
            <dc:creator>Andre Rothe</dc:creator>
            <dc:date>2015-11-23T22:16:51.637506116</dc:date>
          </office:change-info>
          <table:deletions>
            <table:change-deletion table:id="ct128"/>
            <table:cell-content-deletion>
              <table:cell-address table:column="0" table:row="23" table:table="2"/>
              <table:change-track-table-cell office:value-type="string">
                <text:p>0x7C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Validierungseinheit</text:p>
              </table:change-track-table-cell>
            </table:cell-content-deletion>
            <table:cell-content-deletion>
              <table:cell-address table:column="3" table:row="23" table:table="2"/>
              <table:change-track-table-cell office:value-type="string">
                <text:p>00=Standard, 01=Object, 02=Datensatz, 03=Datenblock, 04=Form</text:p>
              </table:change-track-table-cell>
            </table:cell-content-deletion>
          </table:deletions>
        </table:deletion>
        <table:deletion table:id="ct130" table:type="row" table:position="23" table:table="2">
          <office:change-info>
            <dc:creator>Andre Rothe</dc:creator>
            <dc:date>2015-11-23T22:16:51.637590555</dc:date>
          </office:change-info>
          <table:deletions>
            <table:change-deletion table:id="ct129"/>
            <table:cell-content-deletion>
              <table:cell-address table:column="0" table:row="23" table:table="2"/>
              <table:change-track-table-cell office:value-type="string">
                <text:p>0x80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1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Mausnavigation</text:p>
              </table:change-track-table-cell>
            </table:cell-content-deletion>
            <table:cell-content-deletion>
              <table:cell-address table:column="3" table:row="23" table:table="2"/>
              <table:change-track-table-cell office:value-type="string">
                <text:p>01=Object, 02=Datensatz, 03=Datenblock, 04=Form</text:p>
              </table:change-track-table-cell>
            </table:cell-content-deletion>
          </table:deletions>
        </table:deletion>
        <table:deletion table:id="ct131" table:type="row" table:position="23" table:table="2">
          <office:change-info>
            <dc:creator>Andre Rothe</dc:creator>
            <dc:date>2015-11-23T22:16:51.637668638</dc:date>
          </office:change-info>
          <table:deletions>
            <table:change-deletion table:id="ct130"/>
            <table:cell-content-deletion>
              <table:cell-address table:column="0" table:row="23" table:table="2"/>
              <table:change-track-table-cell office:value-type="string">
                <text:p>0x84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Startpunkt Visual Attribute Structures</text:p>
              </table:change-track-table-cell>
            </table:cell-content-deletion>
            <table:cell-content-deletion>
              <table:cell-address table:column="3" table:row="23" table:table="2"/>
              <table:change-track-table-cell office:value-type="string">
                <text:p>Reference innerhalb AttributStruct 02 50 01 00</text:p>
              </table:change-track-table-cell>
            </table:cell-content-deletion>
            <table:cell-content-deletion>
              <table:cell-address table:column="4" table:row="23" table:table="2"/>
              <table:change-track-table-cell office:value-type="string">
                <text:p>Footer-Reference</text:p>
              </table:change-track-table-cell>
            </table:cell-content-deletion>
          </table:deletions>
        </table:deletion>
        <table:deletion table:id="ct132" table:type="row" table:position="23" table:table="2">
          <office:change-info>
            <dc:creator>Andre Rothe</dc:creator>
            <dc:date>2015-11-23T22:16:51.637740157</dc:date>
          </office:change-info>
          <table:deletions>
            <table:change-deletion table:id="ct131"/>
            <table:cell-content-deletion>
              <table:cell-address table:column="0" table:row="23" table:table="2"/>
              <table:change-track-table-cell office:value-type="string">
                <text:p>0x88</text:p>
              </table:change-track-table-cell>
            </table:cell-content-deletion>
            <table:cell-content-deletion>
              <table:cell-address table:column="1" table:row="23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3" table:table="2"/>
              <table:change-track-table-cell office:value-type="string">
                <text:p>Anzahl Visual Attribute Structures (+1 für DEFAULT = #POPUPHINT#)</text:p>
              </table:change-track-table-cell>
            </table:cell-content-deletion>
            <table:cell-content-deletion>
              <table:cell-address table:column="3" table:row="23" table:table="2"/>
              <table:change-track-table-cell office:value-type="string">
                <text:p>01 00 00 00</text:p>
              </table:change-track-table-cell>
            </table:cell-content-deletion>
          </table:deletions>
        </table:deletion>
        <table:deletion table:id="ct133" table:type="row" table:position="23" table:table="2">
          <office:change-info>
            <dc:creator>Andre Rothe</dc:creator>
            <dc:date>2015-11-23T22:16:51.637810557</dc:date>
          </office:change-info>
          <table:deletions>
            <table:change-deletion table:id="ct132"/>
          </table:deletions>
        </table:deletion>
        <table:deletion table:id="ct134" table:type="row" table:position="23" table:table="2">
          <office:change-info>
            <dc:creator>Andre Rothe</dc:creator>
            <dc:date>2015-11-23T22:16:51.637854418</dc:date>
          </office:change-info>
          <table:deletions>
            <table:change-deletion table:id="ct133"/>
          </table:deletions>
        </table:deletion>
        <table:deletion table:id="ct135" table:type="row" table:position="23" table:table="2">
          <office:change-info>
            <dc:creator>Andre Rothe</dc:creator>
            <dc:date>2015-11-23T22:16:51.637896882</dc:date>
          </office:change-info>
          <table:deletions>
            <table:change-deletion table:id="ct134"/>
          </table:deletions>
        </table:deletion>
        <table:deletion table:id="ct136" table:type="row" table:position="20" table:table="2">
          <office:change-info>
            <dc:creator>Andre Rothe</dc:creator>
            <dc:date>2015-11-23T22:16:51.637939835</dc:date>
          </office:change-info>
          <table:deletions>
            <table:cell-content-deletion>
              <table:cell-address table:column="0" table:row="20" table:table="2"/>
              <table:change-track-table-cell office:value-type="string">
                <text:p>0x48</text:p>
              </table:change-track-table-cell>
            </table:cell-content-deletion>
            <table:cell-content-deletion>
              <table:cell-address table:column="1" table:row="20" table:table="2"/>
              <table:change-track-table-cell office:value-type="string">
                <text:p>4 Byte</text:p>
              </table:change-track-table-cell>
            </table:cell-content-deletion>
            <table:cell-content-deletion>
              <table:cell-address table:column="2" table:row="20" table:table="2"/>
              <table:change-track-table-cell office:value-type="string">
                <text:p>Referenz auf geordnete EditorList</text:p>
              </table:change-track-table-cell>
            </table:cell-content-deletion>
            <table:cell-content-deletion>
              <table:cell-address table:column="4" table:row="20" table:table="2"/>
              <table:change-track-table-cell office:value-type="string">
                <text:p>Footer-Reference</text:p>
              </table:change-track-table-cell>
            </table:cell-content-deletion>
          </table:deletions>
        </table:deletion>
        <table:cell-content-change table:id="ct137">
          <table:cell-address table:column="0" table:row="20" table:table="2"/>
          <office:change-info>
            <dc:creator>Andre Rothe</dc:creator>
            <dc:date>2015-11-23T22:16:51.642136365</dc:date>
          </office:change-info>
          <table:previous>
            <table:change-track-table-cell office:value-type="string">
              <text:p>0x4C</text:p>
            </table:change-track-table-cell>
          </table:previous>
        </table:cell-content-change>
        <table:cell-content-change table:id="ct138">
          <table:cell-address table:column="2" table:row="20" table:table="2"/>
          <office:change-info>
            <dc:creator>Andre Rothe</dc:creator>
            <dc:date>2015-11-23T22:16:51.642200270</dc:date>
          </office:change-info>
          <table:previous>
            <table:change-track-table-cell office:value-type="string">
              <text:p>? Referenz auf Ende AttributeStruct (Beginn Footer?)</text:p>
            </table:change-track-table-cell>
          </table:previous>
        </table:cell-content-change>
        <table:cell-content-change table:id="ct139">
          <table:cell-address table:column="3" table:row="20" table:table="2"/>
          <office:change-info>
            <dc:creator>Andre Rothe</dc:creator>
            <dc:date>2015-11-23T22:16:51.64233331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21" table:table="2"/>
          <office:change-info>
            <dc:creator>Andre Rothe</dc:creator>
            <dc:date>2015-11-23T22:16:51.642361745</dc:date>
          </office:change-info>
          <table:previous>
            <table:change-track-table-cell office:value-type="string">
              <text:p>0x50</text:p>
            </table:change-track-table-cell>
          </table:previous>
        </table:cell-content-change>
        <table:cell-content-change table:id="ct141">
          <table:cell-address table:column="2" table:row="21" table:table="2"/>
          <office:change-info>
            <dc:creator>Andre Rothe</dc:creator>
            <dc:date>2015-11-23T22:16:51.642384304</dc:date>
          </office:change-info>
          <table:previous>
            <table:change-track-table-cell office:value-type="string">
              <text:p>Reference auf geordnete ParameterListe</text:p>
            </table:change-track-table-cell>
          </table:previous>
        </table:cell-content-change>
        <table:cell-content-change table:id="ct142">
          <table:cell-address table:column="0" table:row="22" table:table="2"/>
          <office:change-info>
            <dc:creator>Andre Rothe</dc:creator>
            <dc:date>2015-11-23T22:16:51.642480057</dc:date>
          </office:change-info>
          <table:previous>
            <table:change-track-table-cell office:value-type="string">
              <text:p>0x54</text:p>
            </table:change-track-table-cell>
          </table:previous>
        </table:cell-content-change>
        <table:cell-content-change table:id="ct143">
          <table:cell-address table:column="2" table:row="22" table:table="2"/>
          <office:change-info>
            <dc:creator>Andre Rothe</dc:creator>
            <dc:date>2015-11-23T22:16:51.642496401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4">
          <table:cell-address table:column="0" table:row="23" table:table="2"/>
          <office:change-info>
            <dc:creator>Andre Rothe</dc:creator>
            <dc:date>2015-11-23T22:16:51.642580770</dc:date>
          </office:change-info>
          <table:previous>
            <table:change-track-table-cell office:value-type="string">
              <text:p>0x98</text:p>
            </table:change-track-table-cell>
          </table:previous>
        </table:cell-content-change>
        <table:cell-content-change table:id="ct145">
          <table:cell-address table:column="3" table:row="23" table:table="2"/>
          <office:change-info>
            <dc:creator>Andre Rothe</dc:creator>
            <dc:date>2015-11-23T22:16:51.642598998</dc:date>
          </office:change-info>
          <table:previous>
            <table:change-track-table-cell office:value-type="string">
              <text:p>07 00 00 00 (in Textstruct, direkt hinter #POPUPHINT#)</text:p>
            </table:change-track-table-cell>
          </table:previous>
        </table:cell-content-change>
        <table:cell-content-change table:id="ct146">
          <table:cell-address table:column="0" table:row="25" table:table="2"/>
          <office:change-info>
            <dc:creator>Andre Rothe</dc:creator>
            <dc:date>2015-11-23T22:16:51.643301540</dc:date>
          </office:change-info>
          <table:previous>
            <table:change-track-table-cell office:value-type="string">
              <text:p>0xE0</text:p>
            </table:change-track-table-cell>
          </table:previous>
        </table:cell-content-change>
        <table:cell-content-change table:id="ct147">
          <table:cell-address table:column="2" table:row="25" table:table="2"/>
          <office:change-info>
            <dc:creator>Andre Rothe</dc:creator>
            <dc:date>2015-11-23T22:16:51.643324727</dc:date>
          </office:change-info>
          <table:previous>
            <table:change-track-table-cell office:value-type="string">
              <text:p>Zeicheneinheit Breite</text:p>
            </table:change-track-table-cell>
          </table:previous>
        </table:cell-content-change>
        <table:cell-content-change table:id="ct148">
          <table:cell-address table:column="0" table:row="26" table:table="2"/>
          <office:change-info>
            <dc:creator>Andre Rothe</dc:creator>
            <dc:date>2015-11-23T22:16:51.643333458</dc:date>
          </office:change-info>
          <table:previous>
            <table:change-track-table-cell office:value-type="string">
              <text:p>0xE4</text:p>
            </table:change-track-table-cell>
          </table:previous>
        </table:cell-content-change>
        <table:cell-content-change table:id="ct149">
          <table:cell-address table:column="2" table:row="26" table:table="2"/>
          <office:change-info>
            <dc:creator>Andre Rothe</dc:creator>
            <dc:date>2015-11-23T22:16:51.643364398</dc:date>
          </office:change-info>
          <table:previous>
            <table:change-track-table-cell office:value-type="string">
              <text:p>Zeicheneinheit Höhe</text:p>
            </table:change-track-table-cell>
          </table:previous>
        </table:cell-content-change>
        <table:cell-content-change table:id="ct150">
          <table:cell-address table:column="0" table:row="27" table:table="2"/>
          <office:change-info>
            <dc:creator>Andre Rothe</dc:creator>
            <dc:date>2015-11-23T22:16:51.643449954</dc:date>
          </office:change-info>
          <table:previous>
            <table:change-track-table-cell office:value-type="string">
              <text:p>0x148</text:p>
            </table:change-track-table-cell>
          </table:previous>
        </table:cell-content-change>
        <table:cell-content-change table:id="ct151">
          <table:cell-address table:column="2" table:row="27" table:table="2"/>
          <office:change-info>
            <dc:creator>Andre Rothe</dc:creator>
            <dc:date>2015-11-23T22:16:51.643469440</dc:date>
          </office:change-info>
          <table:previous>
            <table:change-track-table-cell office:value-type="string">
              <text:p>max. Abfragezeit</text:p>
            </table:change-track-table-cell>
          </table:previous>
        </table:cell-content-change>
        <table:cell-content-change table:id="ct152">
          <table:cell-address table:column="0" table:row="28" table:table="2"/>
          <office:change-info>
            <dc:creator>Andre Rothe</dc:creator>
            <dc:date>2015-11-23T22:16:51.643516863</dc:date>
          </office:change-info>
          <table:previous>
            <table:change-track-table-cell office:value-type="string">
              <text:p>0x150</text:p>
            </table:change-track-table-cell>
          </table:previous>
        </table:cell-content-change>
        <table:cell-content-change table:id="ct153">
          <table:cell-address table:column="3" table:row="28" table:table="2"/>
          <office:change-info>
            <dc:creator>Andre Rothe</dc:creator>
            <dc:date>2015-11-23T22:16:51.643535720</dc:date>
          </office:change-info>
          <table:previous>
            <table:change-track-table-cell office:value-type="string">
              <text:p>00 00 00 00 (wird von 0x84 referenziert)</text:p>
            </table:change-track-table-cell>
          </table:previous>
        </table:cell-content-change>
        <table:cell-content-change table:id="ct154">
          <table:cell-address table:column="0" table:row="29" table:table="2"/>
          <office:change-info>
            <dc:creator>Andre Rothe</dc:creator>
            <dc:date>2015-11-23T22:16:51.643609473</dc:date>
          </office:change-info>
          <table:previous>
            <table:change-track-table-cell office:value-type="string">
              <text:p>0xA0</text:p>
            </table:change-track-table-cell>
          </table:previous>
        </table:cell-content-change>
        <table:cell-content-change table:id="ct155">
          <table:cell-address table:column="3" table:row="29" table:table="2"/>
          <office:change-info>
            <dc:creator>Andre Rothe</dc:creator>
            <dc:date>2015-11-23T22:16:51.643644674</dc:date>
          </office:change-info>
          <table:previous>
            <table:change-track-table-cell office:value-type="string">
              <text:p>00 00 00 00</text:p>
            </table:change-track-table-cell>
          </table:previous>
        </table:cell-content-change>
        <table:cell-content-change table:id="ct156">
          <table:cell-address table:column="0" table:row="30" table:table="2"/>
          <office:change-info>
            <dc:creator>Andre Rothe</dc:creator>
            <dc:date>2015-11-23T22:16:51.643690909</dc:date>
          </office:change-info>
          <table:previous>
            <table:change-track-table-cell office:value-type="string">
              <text:p>17C4</text:p>
            </table:change-track-table-cell>
          </table:previous>
        </table:cell-content-change>
        <table:cell-content-change table:id="ct157">
          <table:cell-address table:column="2" table:row="30" table:table="2"/>
          <office:change-info>
            <dc:creator>Andre Rothe</dc:creator>
            <dc:date>2015-11-23T22:16:51.643710186</dc:date>
          </office:change-info>
          <table:previous>
            <table:change-track-table-cell office:value-type="string">
              <text:p>n Pointer (Referenzen auf alle Fenster)</text:p>
            </table:change-track-table-cell>
          </table:previous>
        </table:cell-content-change>
        <table:cell-content-change table:id="ct158">
          <table:cell-address table:column="0" table:row="31" table:table="2"/>
          <office:change-info>
            <dc:creator>Andre Rothe</dc:creator>
            <dc:date>2015-11-23T22:16:51.645577553</dc:date>
          </office:change-info>
          <table:previous>
            <table:change-track-table-cell office:value-type="string">
              <text:p>17C8</text:p>
            </table:change-track-table-cell>
          </table:previous>
        </table:cell-content-change>
        <table:cell-content-change table:id="ct159">
          <table:cell-address table:column="3" table:row="31" table:table="2"/>
          <office:change-info>
            <dc:creator>Andre Rothe</dc:creator>
            <dc:date>2015-11-23T22:16:51.645658709</dc:date>
          </office:change-info>
          <table:previous>
            <table:change-track-table-cell office:value-type="string">
              <text:p>02 00 00 00</text:p>
            </table:change-track-table-cell>
          </table:previous>
        </table:cell-content-change>
        <table:cell-content-change table:id="ct160">
          <table:cell-address table:column="0" table:row="32" table:table="2"/>
          <office:change-info>
            <dc:creator>Andre Rothe</dc:creator>
            <dc:date>2015-11-23T22:16:51.645752367</dc:date>
          </office:change-info>
          <table:previous>
            <table:change-track-table-cell office:value-type="string">
              <text:p>17CC</text:p>
            </table:change-track-table-cell>
          </table:previous>
        </table:cell-content-change>
        <table:cell-content-change table:id="ct161">
          <table:cell-address table:column="3" table:row="32" table:table="2"/>
          <office:change-info>
            <dc:creator>Andre Rothe</dc:creator>
            <dc:date>2015-11-23T22:16:51.645763542</dc:date>
          </office:change-info>
          <table:previous>
            <table:change-track-table-cell office:value-type="string">
              <text:p>00 00 00 00</text:p>
            </table:change-track-table-cell>
          </table:previous>
        </table:cell-content-change>
        <table:cell-content-change table:id="ct162">
          <table:cell-address table:column="0" table:row="33" table:table="2"/>
          <office:change-info>
            <dc:creator>Andre Rothe</dc:creator>
            <dc:date>2015-11-23T22:16:51.645772063</dc:date>
          </office:change-info>
          <table:previous>
            <table:change-track-table-cell office:value-type="string">
              <text:p>17D0</text:p>
            </table:change-track-table-cell>
          </table:previous>
        </table:cell-content-change>
        <table:cell-content-change table:id="ct163">
          <table:cell-address table:column="2" table:row="33" table:table="2"/>
          <office:change-info>
            <dc:creator>Andre Rothe</dc:creator>
            <dc:date>2015-11-23T22:16:51.645789942</dc:date>
          </office:change-info>
          <table:previous>
            <table:change-track-table-cell office:value-type="string">
              <text:p>Referenz auf Fensternamen (Länge Name, dann Name)</text:p>
            </table:change-track-table-cell>
          </table:previous>
        </table:cell-content-change>
        <table:cell-content-change table:id="ct164">
          <table:cell-address table:column="3" table:row="33" table:table="2"/>
          <office:change-info>
            <dc:creator>Andre Rothe</dc:creator>
            <dc:date>2015-11-23T22:16:51.645850845</dc:date>
          </office:change-info>
          <table:previous>
            <table:change-track-table-cell office:value-type="string">
              <text:p>ab TextStruct</text:p>
            </table:change-track-table-cell>
          </table:previous>
        </table:cell-content-change>
        <table:cell-content-change table:id="ct165">
          <table:cell-address table:column="0" table:row="34" table:table="2"/>
          <office:change-info>
            <dc:creator>Andre Rothe</dc:creator>
            <dc:date>2015-11-23T22:16:51.645935423</dc:date>
          </office:change-info>
          <table:previous>
            <table:change-track-table-cell office:value-type="string">
              <text:p>17D4</text:p>
            </table:change-track-table-cell>
          </table:previous>
        </table:cell-content-change>
        <table:cell-content-change table:id="ct166">
          <table:cell-address table:column="1" table:row="34" table:table="2"/>
          <office:change-info>
            <dc:creator>Andre Rothe</dc:creator>
            <dc:date>2015-11-23T22:16:51.645943316</dc:date>
          </office:change-info>
          <table:previous>
            <table:change-track-table-cell office:value-type="string">
              <text:p>4 Byte</text:p>
            </table:change-track-table-cell>
          </table:previous>
        </table:cell-content-change>
        <table:cell-content-change table:id="ct167">
          <table:cell-address table:column="2" table:row="34" table:table="2"/>
          <office:change-info>
            <dc:creator>Andre Rothe</dc:creator>
            <dc:date>2015-11-23T22:16:51.645950719</dc:date>
          </office:change-info>
          <table:previous>
            <table:change-track-table-cell office:value-type="string">
              <text:p>Referenz auf minimierten Titel</text:p>
            </table:change-track-table-cell>
          </table:previous>
        </table:cell-content-change>
        <table:cell-content-change table:id="ct168">
          <table:cell-address table:column="3" table:row="34" table:table="2"/>
          <office:change-info>
            <dc:creator>Andre Rothe</dc:creator>
            <dc:date>2015-11-23T22:16:51.645975373</dc:date>
          </office:change-info>
          <table:previous>
            <table:change-track-table-cell office:value-type="string">
              <text:p>ab TextStruct</text:p>
            </table:change-track-table-cell>
          </table:previous>
        </table:cell-content-change>
        <table:cell-content-change table:id="ct169">
          <table:cell-address table:column="0" table:row="35" table:table="2"/>
          <office:change-info>
            <dc:creator>Andre Rothe</dc:creator>
            <dc:date>2015-11-23T22:16:51.646050453</dc:date>
          </office:change-info>
          <table:previous>
            <table:change-track-table-cell office:value-type="string">
              <text:p>17D8</text:p>
            </table:change-track-table-cell>
          </table:previous>
        </table:cell-content-change>
        <table:cell-content-change table:id="ct170">
          <table:cell-address table:column="1" table:row="35" table:table="2"/>
          <office:change-info>
            <dc:creator>Andre Rothe</dc:creator>
            <dc:date>2015-11-23T22:16:51.646058066</dc:date>
          </office:change-info>
          <table:previous>
            <table:change-track-table-cell office:value-type="string">
              <text:p>2 Byte</text:p>
            </table:change-track-table-cell>
          </table:previous>
        </table:cell-content-change>
        <table:cell-content-change table:id="ct171">
          <table:cell-address table:column="2" table:row="35" table:table="2"/>
          <office:change-info>
            <dc:creator>Andre Rothe</dc:creator>
            <dc:date>2015-11-23T22:16:51.646075457</dc:date>
          </office:change-info>
          <table:previous>
            <table:change-track-table-cell office:value-type="string">
              <text:p>Länge des minimierten Titels</text:p>
            </table:change-track-table-cell>
          </table:previous>
        </table:cell-content-change>
        <table:cell-content-change table:id="ct172">
          <table:cell-address table:column="3" table:row="35" table:table="2"/>
          <office:change-info>
            <dc:creator>Andre Rothe</dc:creator>
            <dc:date>2015-11-23T22:16:51.646127000</dc:date>
          </office:change-info>
          <table:previous>
            <table:change-track-table-cell office:value-type="string">
              <text:p>in Byte</text:p>
            </table:change-track-table-cell>
          </table:previous>
        </table:cell-content-change>
        <table:cell-content-change table:id="ct173">
          <table:cell-address table:column="4" table:row="35" table:table="2"/>
          <office:change-info>
            <dc:creator>Andre Rothe</dc:creator>
            <dc:date>2015-11-23T22:16:51.646200404</dc:date>
          </office:change-info>
          <table:previous>
            <table:change-track-table-cell/>
          </table:previous>
        </table:cell-content-change>
        <table:cell-content-change table:id="ct174">
          <table:cell-address table:column="0" table:row="36" table:table="2"/>
          <office:change-info>
            <dc:creator>Andre Rothe</dc:creator>
            <dc:date>2015-11-23T22:16:51.646928019</dc:date>
          </office:change-info>
          <table:previous>
            <table:change-track-table-cell office:value-type="string">
              <text:p>17DA</text:p>
            </table:change-track-table-cell>
          </table:previous>
        </table:cell-content-change>
        <table:cell-content-change table:id="ct175">
          <table:cell-address table:column="1" table:row="36" table:table="2"/>
          <office:change-info>
            <dc:creator>Andre Rothe</dc:creator>
            <dc:date>2015-11-23T22:16:51.646950787</dc:date>
          </office:change-info>
          <table:previous>
            <table:change-track-table-cell/>
          </table:previous>
        </table:cell-content-change>
        <table:cell-content-change table:id="ct176">
          <table:cell-address table:column="2" table:row="36" table:table="2"/>
          <office:change-info>
            <dc:creator>Andre Rothe</dc:creator>
            <dc:date>2015-11-23T22:16:51.646978654</dc:date>
          </office:change-info>
          <table:previous>
            <table:change-track-table-cell/>
          </table:previous>
        </table:cell-content-change>
        <table:cell-content-change table:id="ct177">
          <table:cell-address table:column="3" table:row="36" table:table="2"/>
          <office:change-info>
            <dc:creator>Andre Rothe</dc:creator>
            <dc:date>2015-11-23T22:16:51.647065957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40" table:table="2"/>
          <office:change-info>
            <dc:creator>Andre Rothe</dc:creator>
            <dc:date>2015-11-23T22:16:51.647082579</dc:date>
          </office:change-info>
          <table:previous>
            <table:change-track-table-cell/>
          </table:previous>
        </table:cell-content-change>
        <table:cell-content-change table:id="ct179">
          <table:cell-address table:column="1" table:row="40" table:table="2"/>
          <office:change-info>
            <dc:creator>Andre Rothe</dc:creator>
            <dc:date>2015-11-23T22:16:51.647090960</dc:date>
          </office:change-info>
          <table:previous>
            <table:change-track-table-cell/>
          </table:previous>
        </table:cell-content-change>
        <table:cell-content-change table:id="ct180">
          <table:cell-address table:column="2" table:row="40" table:table="2"/>
          <office:change-info>
            <dc:creator>Andre Rothe</dc:creator>
            <dc:date>2015-11-23T22:16:51.647097455</dc:date>
          </office:change-info>
          <table:previous>
            <table:change-track-table-cell/>
          </table:previous>
        </table:cell-content-change>
        <table:cell-content-change table:id="ct181">
          <table:cell-address table:column="3" table:row="40" table:table="2"/>
          <office:change-info>
            <dc:creator>Andre Rothe</dc:creator>
            <dc:date>2015-11-23T22:16:51.647114008</dc:date>
          </office:change-info>
          <table:previous>
            <table:change-track-table-cell/>
          </table:previous>
        </table:cell-content-change>
        <table:cell-content-change table:id="ct182">
          <table:cell-address table:column="4" table:row="40" table:table="2"/>
          <office:change-info>
            <dc:creator>Andre Rothe</dc:creator>
            <dc:date>2015-11-23T22:16:51.647167437</dc:date>
          </office:change-info>
          <table:previous>
            <table:change-track-table-cell/>
          </table:previous>
        </table:cell-content-change>
        <table:cell-content-change table:id="ct183">
          <table:cell-address table:column="0" table:row="43" table:table="2"/>
          <office:change-info>
            <dc:creator>Andre Rothe</dc:creator>
            <dc:date>2015-11-23T22:16:51.648405248</dc:date>
          </office:change-info>
          <table:previous>
            <table:change-track-table-cell office:value-type="string">
              <text:p>1880</text:p>
            </table:change-track-table-cell>
          </table:previous>
        </table:cell-content-change>
        <table:cell-content-change table:id="ct184">
          <table:cell-address table:column="2" table:row="43" table:table="2"/>
          <office:change-info>
            <dc:creator>Andre Rothe</dc:creator>
            <dc:date>2015-11-23T22:16:51.648467477</dc:date>
          </office:change-info>
          <table:previous>
            <table:change-track-table-cell office:value-type="string">
              <text:p>Ausschnitt xPos</text:p>
            </table:change-track-table-cell>
          </table:previous>
        </table:cell-content-change>
        <table:cell-content-change table:id="ct185">
          <table:cell-address table:column="3" table:row="43" table:table="2"/>
          <office:change-info>
            <dc:creator>Andre Rothe</dc:creator>
            <dc:date>2015-11-23T22:16:51.648553872</dc:date>
          </office:change-info>
          <table:previous>
            <table:change-track-table-cell office:value-type="string">
              <text:p>bei gestapelten Leinwänden</text:p>
            </table:change-track-table-cell>
          </table:previous>
        </table:cell-content-change>
        <table:cell-content-change table:id="ct186">
          <table:cell-address table:column="0" table:row="45" table:table="2"/>
          <office:change-info>
            <dc:creator>Andre Rothe</dc:creator>
            <dc:date>2015-11-23T22:16:51.648606672</dc:date>
          </office:change-info>
          <table:previous>
            <table:change-track-table-cell/>
          </table:previous>
        </table:cell-content-change>
        <table:cell-content-change table:id="ct187">
          <table:cell-address table:column="1" table:row="45" table:table="2"/>
          <office:change-info>
            <dc:creator>Andre Rothe</dc:creator>
            <dc:date>2015-11-23T22:16:51.648615054</dc:date>
          </office:change-info>
          <table:previous>
            <table:change-track-table-cell/>
          </table:previous>
        </table:cell-content-change>
        <table:cell-content-change table:id="ct188">
          <table:cell-address table:column="2" table:row="45" table:table="2"/>
          <office:change-info>
            <dc:creator>Andre Rothe</dc:creator>
            <dc:date>2015-11-23T22:16:51.648621269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45" table:table="2"/>
          <office:change-info>
            <dc:creator>Andre Rothe</dc:creator>
            <dc:date>2015-11-23T22:16:51.648632584</dc:date>
          </office:change-info>
          <table:previous>
            <table:change-track-table-cell/>
          </table:previous>
        </table:cell-content-change>
        <table:cell-content-change table:id="ct190">
          <table:cell-address table:column="0" table:row="48" table:table="2"/>
          <office:change-info>
            <dc:creator>Andre Rothe</dc:creator>
            <dc:date>2015-11-23T22:16:51.649281417</dc:date>
          </office:change-info>
          <table:previous>
            <table:change-track-table-cell/>
          </table:previous>
        </table:cell-content-change>
        <table:cell-content-change table:id="ct191">
          <table:cell-address table:column="1" table:row="48" table:table="2"/>
          <office:change-info>
            <dc:creator>Andre Rothe</dc:creator>
            <dc:date>2015-11-23T22:16:51.649326954</dc:date>
          </office:change-info>
          <table:previous>
            <table:change-track-table-cell/>
          </table:previous>
        </table:cell-content-change>
        <table:cell-content-change table:id="ct192">
          <table:cell-address table:column="2" table:row="48" table:table="2"/>
          <office:change-info>
            <dc:creator>Andre Rothe</dc:creator>
            <dc:date>2015-11-23T22:16:51.649360478</dc:date>
          </office:change-info>
          <table:previous>
            <table:change-track-table-cell/>
          </table:previous>
        </table:cell-content-change>
        <table:cell-content-change table:id="ct193">
          <table:cell-address table:column="3" table:row="48" table:table="2"/>
          <office:change-info>
            <dc:creator>Andre Rothe</dc:creator>
            <dc:date>2015-11-23T22:16:51.649464752</dc:date>
          </office:change-info>
          <table:previous>
            <table:change-track-table-cell/>
          </table:previous>
        </table:cell-content-change>
        <table:cell-content-change table:id="ct194">
          <table:cell-address table:column="4" table:row="48" table:table="2"/>
          <office:change-info>
            <dc:creator>Andre Rothe</dc:creator>
            <dc:date>2015-11-23T22:16:51.649515737</dc:date>
          </office:change-info>
          <table:previous>
            <table:change-track-table-cell/>
          </table:previous>
        </table:cell-content-change>
        <table:cell-content-change table:id="ct195">
          <table:cell-address table:column="0" table:row="52" table:table="2"/>
          <office:change-info>
            <dc:creator>Andre Rothe</dc:creator>
            <dc:date>2015-11-23T22:16:51.649594658</dc:date>
          </office:change-info>
          <table:previous>
            <table:change-track-table-cell office:value-type="string">
              <text:p>18C0</text:p>
            </table:change-track-table-cell>
          </table:previous>
        </table:cell-content-change>
        <table:cell-content-change table:id="ct196">
          <table:cell-address table:column="1" table:row="52" table:table="2"/>
          <office:change-info>
            <dc:creator>Andre Rothe</dc:creator>
            <dc:date>2015-11-23T22:16:51.649604157</dc:date>
          </office:change-info>
          <table:previous>
            <table:change-track-table-cell office:value-type="string">
              <text:p>4 Byte</text:p>
            </table:change-track-table-cell>
          </table:previous>
        </table:cell-content-change>
        <table:cell-content-change table:id="ct197">
          <table:cell-address table:column="2" table:row="52" table:table="2"/>
          <office:change-info>
            <dc:creator>Andre Rothe</dc:creator>
            <dc:date>2015-11-23T22:16:51.649624551</dc:date>
          </office:change-info>
          <table:previous>
            <table:change-track-table-cell office:value-type="string">
              <text:p>Reference zu Hilfe-Thema</text:p>
            </table:change-track-table-cell>
          </table:previous>
        </table:cell-content-change>
        <table:cell-content-change table:id="ct198">
          <table:cell-address table:column="3" table:row="52" table:table="2"/>
          <office:change-info>
            <dc:creator>Andre Rothe</dc:creator>
            <dc:date>2015-11-23T22:16:51.649668761</dc:date>
          </office:change-info>
          <table:previous>
            <table:change-track-table-cell office:value-type="string">
              <text:p>Null-terminiert</text:p>
            </table:change-track-table-cell>
          </table:previous>
        </table:cell-content-change>
        <table:cell-content-change table:id="ct199">
          <table:cell-address table:column="0" table:row="53" table:table="2"/>
          <office:change-info>
            <dc:creator>Andre Rothe</dc:creator>
            <dc:date>2015-11-23T22:16:51.651763045</dc:date>
          </office:change-info>
          <table:previous>
            <table:change-track-table-cell/>
          </table:previous>
        </table:cell-content-change>
        <table:cell-content-change table:id="ct200">
          <table:cell-address table:column="1" table:row="53" table:table="2"/>
          <office:change-info>
            <dc:creator>Andre Rothe</dc:creator>
            <dc:date>2015-11-23T22:16:51.651814937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53" table:table="2"/>
          <office:change-info>
            <dc:creator>Andre Rothe</dc:creator>
            <dc:date>2015-11-23T22:16:51.651860265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53" table:table="2"/>
          <office:change-info>
            <dc:creator>Andre Rothe</dc:creator>
            <dc:date>2015-11-23T22:16:51.651967542</dc:date>
          </office:change-info>
          <table:previous>
            <table:change-track-table-cell/>
          </table:previous>
        </table:cell-content-change>
        <table:cell-content-change table:id="ct203">
          <table:cell-address table:column="0" table:row="55" table:table="2"/>
          <office:change-info>
            <dc:creator>Andre Rothe</dc:creator>
            <dc:date>2015-11-23T22:16:51.652022927</dc:date>
          </office:change-info>
          <table:previous>
            <table:change-track-table-cell/>
          </table:previous>
        </table:cell-content-change>
        <table:cell-content-change table:id="ct204">
          <table:cell-address table:column="1" table:row="55" table:table="2"/>
          <office:change-info>
            <dc:creator>Andre Rothe</dc:creator>
            <dc:date>2015-11-23T22:16:51.652032146</dc:date>
          </office:change-info>
          <table:previous>
            <table:change-track-table-cell/>
          </table:previous>
        </table:cell-content-change>
        <table:cell-content-change table:id="ct205">
          <table:cell-address table:column="2" table:row="55" table:table="2"/>
          <office:change-info>
            <dc:creator>Andre Rothe</dc:creator>
            <dc:date>2015-11-23T22:16:51.652039898</dc:date>
          </office:change-info>
          <table:previous>
            <table:change-track-table-cell/>
          </table:previous>
        </table:cell-content-change>
        <table:cell-content-change table:id="ct206">
          <table:cell-address table:column="3" table:row="55" table:table="2"/>
          <office:change-info>
            <dc:creator>Andre Rothe</dc:creator>
            <dc:date>2015-11-23T22:16:51.652047302</dc:date>
          </office:change-info>
          <table:previous>
            <table:change-track-table-cell/>
          </table:previous>
        </table:cell-content-change>
        <table:cell-content-change table:id="ct207">
          <table:cell-address table:column="0" table:row="56" table:table="2"/>
          <office:change-info>
            <dc:creator>Andre Rothe</dc:creator>
            <dc:date>2015-11-23T22:16:51.652055194</dc:date>
          </office:change-info>
          <table:previous>
            <table:change-track-table-cell/>
          </table:previous>
        </table:cell-content-change>
        <table:cell-content-change table:id="ct208">
          <table:cell-address table:column="1" table:row="56" table:table="2"/>
          <office:change-info>
            <dc:creator>Andre Rothe</dc:creator>
            <dc:date>2015-11-23T22:16:51.652063226</dc:date>
          </office:change-info>
          <table:previous>
            <table:change-track-table-cell/>
          </table:previous>
        </table:cell-content-change>
        <table:cell-content-change table:id="ct209">
          <table:cell-address table:column="2" table:row="56" table:table="2"/>
          <office:change-info>
            <dc:creator>Andre Rothe</dc:creator>
            <dc:date>2015-11-23T22:16:51.652083340</dc:date>
          </office:change-info>
          <table:previous>
            <table:change-track-table-cell/>
          </table:previous>
        </table:cell-content-change>
        <table:cell-content-change table:id="ct210">
          <table:cell-address table:column="3" table:row="56" table:table="2"/>
          <office:change-info>
            <dc:creator>Andre Rothe</dc:creator>
            <dc:date>2015-11-23T22:16:51.652090883</dc:date>
          </office:change-info>
          <table:previous>
            <table:change-track-table-cell/>
          </table:previous>
        </table:cell-content-change>
        <table:cell-content-change table:id="ct211">
          <table:cell-address table:column="0" table:row="57" table:table="2"/>
          <office:change-info>
            <dc:creator>Andre Rothe</dc:creator>
            <dc:date>2015-11-23T22:16:51.652098705</dc:date>
          </office:change-info>
          <table:previous>
            <table:change-track-table-cell/>
          </table:previous>
        </table:cell-content-change>
        <table:cell-content-change table:id="ct212">
          <table:cell-address table:column="1" table:row="57" table:table="2"/>
          <office:change-info>
            <dc:creator>Andre Rothe</dc:creator>
            <dc:date>2015-11-23T22:16:51.652105620</dc:date>
          </office:change-info>
          <table:previous>
            <table:change-track-table-cell/>
          </table:previous>
        </table:cell-content-change>
        <table:cell-content-change table:id="ct213">
          <table:cell-address table:column="2" table:row="57" table:table="2"/>
          <office:change-info>
            <dc:creator>Andre Rothe</dc:creator>
            <dc:date>2015-11-23T22:16:51.652113442</dc:date>
          </office:change-info>
          <table:previous>
            <table:change-track-table-cell/>
          </table:previous>
        </table:cell-content-change>
        <table:cell-content-change table:id="ct214">
          <table:cell-address table:column="3" table:row="57" table:table="2"/>
          <office:change-info>
            <dc:creator>Andre Rothe</dc:creator>
            <dc:date>2015-11-23T22:16:51.652120426</dc:date>
          </office:change-info>
          <table:previous>
            <table:change-track-table-cell/>
          </table:previous>
        </table:cell-content-change>
        <table:cell-content-change table:id="ct215">
          <table:cell-address table:column="0" table:row="58" table:table="2"/>
          <office:change-info>
            <dc:creator>Andre Rothe</dc:creator>
            <dc:date>2015-11-23T22:16:51.652128249</dc:date>
          </office:change-info>
          <table:previous>
            <table:change-track-table-cell/>
          </table:previous>
        </table:cell-content-change>
        <table:cell-content-change table:id="ct216">
          <table:cell-address table:column="1" table:row="58" table:table="2"/>
          <office:change-info>
            <dc:creator>Andre Rothe</dc:creator>
            <dc:date>2015-11-23T22:16:51.652135093</dc:date>
          </office:change-info>
          <table:previous>
            <table:change-track-table-cell/>
          </table:previous>
        </table:cell-content-change>
        <table:cell-content-change table:id="ct217">
          <table:cell-address table:column="2" table:row="58" table:table="2"/>
          <office:change-info>
            <dc:creator>Andre Rothe</dc:creator>
            <dc:date>2015-11-23T22:16:51.652142147</dc:date>
          </office:change-info>
          <table:previous>
            <table:change-track-table-cell/>
          </table:previous>
        </table:cell-content-change>
        <table:cell-content-change table:id="ct218">
          <table:cell-address table:column="0" table:row="59" table:table="2"/>
          <office:change-info>
            <dc:creator>Andre Rothe</dc:creator>
            <dc:date>2015-11-23T22:16:51.653585014</dc:date>
          </office:change-info>
          <table:previous>
            <table:change-track-table-cell/>
          </table:previous>
        </table:cell-content-change>
        <table:cell-content-change table:id="ct219">
          <table:cell-address table:column="1" table:row="59" table:table="2"/>
          <office:change-info>
            <dc:creator>Andre Rothe</dc:creator>
            <dc:date>2015-11-23T22:16:51.653617351</dc:date>
          </office:change-info>
          <table:previous>
            <table:change-track-table-cell/>
          </table:previous>
        </table:cell-content-change>
        <table:cell-content-change table:id="ct220">
          <table:cell-address table:column="2" table:row="59" table:table="2"/>
          <office:change-info>
            <dc:creator>Andre Rothe</dc:creator>
            <dc:date>2015-11-23T22:16:51.653624964</dc:date>
          </office:change-info>
          <table:previous>
            <table:change-track-table-cell/>
          </table:previous>
        </table:cell-content-change>
        <table:cell-content-change table:id="ct221">
          <table:cell-address table:column="0" table:row="61" table:table="2"/>
          <office:change-info>
            <dc:creator>Andre Rothe</dc:creator>
            <dc:date>2015-11-23T22:16:51.653637326</dc:date>
          </office:change-info>
          <table:previous>
            <table:change-track-table-cell/>
          </table:previous>
        </table:cell-content-change>
        <table:cell-content-change table:id="ct222">
          <table:cell-address table:column="1" table:row="61" table:table="2"/>
          <office:change-info>
            <dc:creator>Andre Rothe</dc:creator>
            <dc:date>2015-11-23T22:16:51.653647034</dc:date>
          </office:change-info>
          <table:previous>
            <table:change-track-table-cell/>
          </table:previous>
        </table:cell-content-change>
        <table:cell-content-change table:id="ct223">
          <table:cell-address table:column="2" table:row="61" table:table="2"/>
          <office:change-info>
            <dc:creator>Andre Rothe</dc:creator>
            <dc:date>2015-11-23T22:16:51.653656113</dc:date>
          </office:change-info>
          <table:previous>
            <table:change-track-table-cell/>
          </table:previous>
        </table:cell-content-change>
        <table:cell-content-change table:id="ct224">
          <table:cell-address table:column="3" table:row="61" table:table="2"/>
          <office:change-info>
            <dc:creator>Andre Rothe</dc:creator>
            <dc:date>2015-11-23T22:16:51.653694806</dc:date>
          </office:change-info>
          <table:previous>
            <table:change-track-table-cell/>
          </table:previous>
        </table:cell-content-change>
        <table:cell-content-change table:id="ct225">
          <table:cell-address table:column="0" table:row="62" table:table="2"/>
          <office:change-info>
            <dc:creator>Andre Rothe</dc:creator>
            <dc:date>2015-11-23T22:16:51.653787137</dc:date>
          </office:change-info>
          <table:previous>
            <table:change-track-table-cell/>
          </table:previous>
        </table:cell-content-change>
        <table:cell-content-change table:id="ct226">
          <table:cell-address table:column="1" table:row="62" table:table="2"/>
          <office:change-info>
            <dc:creator>Andre Rothe</dc:creator>
            <dc:date>2015-11-23T22:16:51.653795518</dc:date>
          </office:change-info>
          <table:previous>
            <table:change-track-table-cell/>
          </table:previous>
        </table:cell-content-change>
        <table:cell-content-change table:id="ct227">
          <table:cell-address table:column="2" table:row="62" table:table="2"/>
          <office:change-info>
            <dc:creator>Andre Rothe</dc:creator>
            <dc:date>2015-11-23T22:16:51.653815423</dc:date>
          </office:change-info>
          <table:previous>
            <table:change-track-table-cell/>
          </table:previous>
        </table:cell-content-change>
        <table:cell-content-change table:id="ct228">
          <table:cell-address table:column="3" table:row="62" table:table="2"/>
          <office:change-info>
            <dc:creator>Andre Rothe</dc:creator>
            <dc:date>2015-11-23T22:16:51.653832884</dc:date>
          </office:change-info>
          <table:previous>
            <table:change-track-table-cell/>
          </table:previous>
        </table:cell-content-change>
        <table:cell-content-change table:id="ct229">
          <table:cell-address table:column="4" table:row="62" table:table="2"/>
          <office:change-info>
            <dc:creator>Andre Rothe</dc:creator>
            <dc:date>2015-11-23T22:16:51.653889107</dc:date>
          </office:change-info>
          <table:previous>
            <table:change-track-table-cell/>
          </table:previous>
        </table:cell-content-change>
        <table:cell-content-change table:id="ct230">
          <table:cell-address table:column="0" table:row="63" table:table="2"/>
          <office:change-info>
            <dc:creator>Andre Rothe</dc:creator>
            <dc:date>2015-11-23T22:16:51.653935552</dc:date>
          </office:change-info>
          <table:previous>
            <table:change-track-table-cell/>
          </table:previous>
        </table:cell-content-change>
        <table:cell-content-change table:id="ct231">
          <table:cell-address table:column="1" table:row="63" table:table="2"/>
          <office:change-info>
            <dc:creator>Andre Rothe</dc:creator>
            <dc:date>2015-11-23T22:16:51.653944142</dc:date>
          </office:change-info>
          <table:previous>
            <table:change-track-table-cell/>
          </table:previous>
        </table:cell-content-change>
        <table:cell-content-change table:id="ct232">
          <table:cell-address table:column="2" table:row="63" table:table="2"/>
          <office:change-info>
            <dc:creator>Andre Rothe</dc:creator>
            <dc:date>2015-11-23T22:16:51.653951895</dc:date>
          </office:change-info>
          <table:previous>
            <table:change-track-table-cell/>
          </table:previous>
        </table:cell-content-change>
        <table:cell-content-change table:id="ct233">
          <table:cell-address table:column="3" table:row="63" table:table="2"/>
          <office:change-info>
            <dc:creator>Andre Rothe</dc:creator>
            <dc:date>2015-11-23T22:16:51.653968168</dc:date>
          </office:change-info>
          <table:previous>
            <table:change-track-table-cell/>
          </table:previous>
        </table:cell-content-change>
        <table:cell-content-change table:id="ct234">
          <table:cell-address table:column="4" table:row="63" table:table="2"/>
          <office:change-info>
            <dc:creator>Andre Rothe</dc:creator>
            <dc:date>2015-11-23T22:16:51.654019432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68" table:table="2"/>
          <office:change-info>
            <dc:creator>Andre Rothe</dc:creator>
            <dc:date>2015-11-23T22:16:51.655578865</dc:date>
          </office:change-info>
          <table:previous>
            <table:change-track-table-cell/>
          </table:previous>
        </table:cell-content-change>
        <table:cell-content-change table:id="ct236">
          <table:cell-address table:column="1" table:row="68" table:table="2"/>
          <office:change-info>
            <dc:creator>Andre Rothe</dc:creator>
            <dc:date>2015-11-23T22:16:51.655616929</dc:date>
          </office:change-info>
          <table:previous>
            <table:change-track-table-cell/>
          </table:previous>
        </table:cell-content-change>
        <table:cell-content-change table:id="ct237">
          <table:cell-address table:column="2" table:row="68" table:table="2"/>
          <office:change-info>
            <dc:creator>Andre Rothe</dc:creator>
            <dc:date>2015-11-23T22:16:51.655625101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68" table:table="2"/>
          <office:change-info>
            <dc:creator>Andre Rothe</dc:creator>
            <dc:date>2015-11-23T22:16:51.655632644</dc:date>
          </office:change-info>
          <table:previous>
            <table:change-track-table-cell/>
          </table:previous>
        </table:cell-content-change>
        <table:cell-content-change table:id="ct239">
          <table:cell-address table:column="0" table:row="73" table:table="2"/>
          <office:change-info>
            <dc:creator>Andre Rothe</dc:creator>
            <dc:date>2015-11-23T22:16:51.656267648</dc:date>
          </office:change-info>
          <table:previous>
            <table:change-track-table-cell/>
          </table:previous>
        </table:cell-content-change>
        <table:cell-content-change table:id="ct240">
          <table:cell-address table:column="1" table:row="73" table:table="2"/>
          <office:change-info>
            <dc:creator>Andre Rothe</dc:creator>
            <dc:date>2015-11-23T22:16:51.656290835</dc:date>
          </office:change-info>
          <table:previous>
            <table:change-track-table-cell/>
          </table:previous>
        </table:cell-content-change>
        <table:cell-content-change table:id="ct241">
          <table:cell-address table:column="2" table:row="73" table:table="2"/>
          <office:change-info>
            <dc:creator>Andre Rothe</dc:creator>
            <dc:date>2015-11-23T22:16:51.656298937</dc:date>
          </office:change-info>
          <table:previous>
            <table:change-track-table-cell/>
          </table:previous>
        </table:cell-content-change>
        <table:cell-content-change table:id="ct242">
          <table:cell-address table:column="3" table:row="73" table:table="2"/>
          <office:change-info>
            <dc:creator>Andre Rothe</dc:creator>
            <dc:date>2015-11-23T22:16:51.656337909</dc:date>
          </office:change-info>
          <table:previous>
            <table:change-track-table-cell/>
          </table:previous>
        </table:cell-content-change>
        <table:cell-content-change table:id="ct243">
          <table:cell-address table:column="4" table:row="73" table:table="2"/>
          <office:change-info>
            <dc:creator>Andre Rothe</dc:creator>
            <dc:date>2015-11-23T22:16:51.656457059</dc:date>
          </office:change-info>
          <table:previous>
            <table:change-track-table-cell/>
          </table:previous>
        </table:cell-content-change>
        <table:cell-content-change table:id="ct244">
          <table:cell-address table:column="0" table:row="74" table:table="2"/>
          <office:change-info>
            <dc:creator>Andre Rothe</dc:creator>
            <dc:date>2015-11-23T22:16:51.656507346</dc:date>
          </office:change-info>
          <table:previous>
            <table:change-track-table-cell/>
          </table:previous>
        </table:cell-content-change>
        <table:cell-content-change table:id="ct245">
          <table:cell-address table:column="1" table:row="74" table:table="2"/>
          <office:change-info>
            <dc:creator>Andre Rothe</dc:creator>
            <dc:date>2015-11-23T22:16:51.656552464</dc:date>
          </office:change-info>
          <table:previous>
            <table:change-track-table-cell/>
          </table:previous>
        </table:cell-content-change>
        <table:cell-content-change table:id="ct246">
          <table:cell-address table:column="2" table:row="74" table:table="2"/>
          <office:change-info>
            <dc:creator>Andre Rothe</dc:creator>
            <dc:date>2015-11-23T22:16:51.656589200</dc:date>
          </office:change-info>
          <table:previous>
            <table:change-track-table-cell/>
          </table:previous>
        </table:cell-content-change>
        <table:cell-content-change table:id="ct247">
          <table:cell-address table:column="3" table:row="74" table:table="2"/>
          <office:change-info>
            <dc:creator>Andre Rothe</dc:creator>
            <dc:date>2015-11-23T22:16:51.656634737</dc:date>
          </office:change-info>
          <table:previous>
            <table:change-track-table-cell/>
          </table:previous>
        </table:cell-content-change>
        <table:cell-content-change table:id="ct248">
          <table:cell-address table:column="0" table:row="75" table:table="2"/>
          <office:change-info>
            <dc:creator>Andre Rothe</dc:creator>
            <dc:date>2015-11-23T22:16:51.657895107</dc:date>
          </office:change-info>
          <table:previous>
            <table:change-track-table-cell/>
          </table:previous>
        </table:cell-content-change>
        <table:cell-content-change table:id="ct249">
          <table:cell-address table:column="1" table:row="75" table:table="2"/>
          <office:change-info>
            <dc:creator>Andre Rothe</dc:creator>
            <dc:date>2015-11-23T22:16:51.657930377</dc:date>
          </office:change-info>
          <table:previous>
            <table:change-track-table-cell/>
          </table:previous>
        </table:cell-content-change>
        <table:cell-content-change table:id="ct250">
          <table:cell-address table:column="2" table:row="75" table:table="2"/>
          <office:change-info>
            <dc:creator>Andre Rothe</dc:creator>
            <dc:date>2015-11-23T22:16:51.657978289</dc:date>
          </office:change-info>
          <table:previous>
            <table:change-track-table-cell/>
          </table:previous>
        </table:cell-content-change>
        <table:cell-content-change table:id="ct251">
          <table:cell-address table:column="3" table:row="75" table:table="2"/>
          <office:change-info>
            <dc:creator>Andre Rothe</dc:creator>
            <dc:date>2015-11-23T22:16:51.658065452</dc:date>
          </office:change-info>
          <table:previous>
            <table:change-track-table-cell/>
          </table:previous>
        </table:cell-content-change>
        <table:cell-content-change table:id="ct252">
          <table:cell-address table:column="0" table:row="80" table:table="2"/>
          <office:change-info>
            <dc:creator>Andre Rothe</dc:creator>
            <dc:date>2015-11-23T22:16:51.658081376</dc:date>
          </office:change-info>
          <table:previous>
            <table:change-track-table-cell/>
          </table:previous>
        </table:cell-content-change>
        <table:cell-content-change table:id="ct253">
          <table:cell-address table:column="1" table:row="80" table:table="2"/>
          <office:change-info>
            <dc:creator>Andre Rothe</dc:creator>
            <dc:date>2015-11-23T22:16:51.658089338</dc:date>
          </office:change-info>
          <table:previous>
            <table:change-track-table-cell/>
          </table:previous>
        </table:cell-content-change>
        <table:cell-content-change table:id="ct254">
          <table:cell-address table:column="2" table:row="80" table:table="2"/>
          <office:change-info>
            <dc:creator>Andre Rothe</dc:creator>
            <dc:date>2015-11-23T22:16:51.658096811</dc:date>
          </office:change-info>
          <table:previous>
            <table:change-track-table-cell/>
          </table:previous>
        </table:cell-content-change>
        <table:cell-content-change table:id="ct255">
          <table:cell-address table:column="3" table:row="80" table:table="2"/>
          <office:change-info>
            <dc:creator>Andre Rothe</dc:creator>
            <dc:date>2015-11-23T22:16:51.658104913</dc:date>
          </office:change-info>
          <table:previous>
            <table:change-track-table-cell/>
          </table:previous>
        </table:cell-content-change>
        <table:cell-content-change table:id="ct256">
          <table:cell-address table:column="0" table:row="81" table:table="2"/>
          <office:change-info>
            <dc:creator>Andre Rothe</dc:creator>
            <dc:date>2015-11-23T22:16:51.659280075</dc:date>
          </office:change-info>
          <table:previous>
            <table:change-track-table-cell/>
          </table:previous>
        </table:cell-content-change>
        <table:cell-content-change table:id="ct257">
          <table:cell-address table:column="1" table:row="81" table:table="2"/>
          <office:change-info>
            <dc:creator>Andre Rothe</dc:creator>
            <dc:date>2015-11-23T22:16:51.659320653</dc:date>
          </office:change-info>
          <table:previous>
            <table:change-track-table-cell/>
          </table:previous>
        </table:cell-content-change>
        <table:cell-content-change table:id="ct258">
          <table:cell-address table:column="2" table:row="81" table:table="2"/>
          <office:change-info>
            <dc:creator>Andre Rothe</dc:creator>
            <dc:date>2015-11-23T22:16:51.659329314</dc:date>
          </office:change-info>
          <table:previous>
            <table:change-track-table-cell/>
          </table:previous>
        </table:cell-content-change>
        <table:cell-content-change table:id="ct259">
          <table:cell-address table:column="3" table:row="81" table:table="2"/>
          <office:change-info>
            <dc:creator>Andre Rothe</dc:creator>
            <dc:date>2015-11-23T22:16:51.659337485</dc:date>
          </office:change-info>
          <table:previous>
            <table:change-track-table-cell/>
          </table:previous>
        </table:cell-content-change>
        <table:cell-content-change table:id="ct260">
          <table:cell-address table:column="0" table:row="82" table:table="2"/>
          <office:change-info>
            <dc:creator>Andre Rothe</dc:creator>
            <dc:date>2015-11-23T22:16:51.659348241</dc:date>
          </office:change-info>
          <table:previous>
            <table:change-track-table-cell/>
          </table:previous>
        </table:cell-content-change>
        <table:cell-content-change table:id="ct261">
          <table:cell-address table:column="1" table:row="82" table:table="2"/>
          <office:change-info>
            <dc:creator>Andre Rothe</dc:creator>
            <dc:date>2015-11-23T22:16:51.659356343</dc:date>
          </office:change-info>
          <table:previous>
            <table:change-track-table-cell/>
          </table:previous>
        </table:cell-content-change>
        <table:cell-content-change table:id="ct262">
          <table:cell-address table:column="2" table:row="82" table:table="2"/>
          <office:change-info>
            <dc:creator>Andre Rothe</dc:creator>
            <dc:date>2015-11-23T22:16:51.659364724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82" table:table="2"/>
          <office:change-info>
            <dc:creator>Andre Rothe</dc:creator>
            <dc:date>2015-11-23T22:16:51.659418921</dc:date>
          </office:change-info>
          <table:previous>
            <table:change-track-table-cell/>
          </table:previous>
        </table:cell-content-change>
        <table:cell-content-change table:id="ct264">
          <table:cell-address table:column="0" table:row="83" table:table="2"/>
          <office:change-info>
            <dc:creator>Andre Rothe</dc:creator>
            <dc:date>2015-11-23T22:16:51.659515513</dc:date>
          </office:change-info>
          <table:previous>
            <table:change-track-table-cell/>
          </table:previous>
        </table:cell-content-change>
        <table:cell-content-change table:id="ct265">
          <table:cell-address table:column="1" table:row="83" table:table="2"/>
          <office:change-info>
            <dc:creator>Andre Rothe</dc:creator>
            <dc:date>2015-11-23T22:16:51.659524173</dc:date>
          </office:change-info>
          <table:previous>
            <table:change-track-table-cell/>
          </table:previous>
        </table:cell-content-change>
        <table:cell-content-change table:id="ct266">
          <table:cell-address table:column="2" table:row="83" table:table="2"/>
          <office:change-info>
            <dc:creator>Andre Rothe</dc:creator>
            <dc:date>2015-11-23T22:16:51.659541215</dc:date>
          </office:change-info>
          <table:previous>
            <table:change-track-table-cell/>
          </table:previous>
        </table:cell-content-change>
        <table:cell-content-change table:id="ct267">
          <table:cell-address table:column="3" table:row="83" table:table="2"/>
          <office:change-info>
            <dc:creator>Andre Rothe</dc:creator>
            <dc:date>2015-11-23T22:16:51.659606238</dc:date>
          </office:change-info>
          <table:previous>
            <table:change-track-table-cell/>
          </table:previous>
        </table:cell-content-change>
        <table:cell-content-change table:id="ct268">
          <table:cell-address table:column="0" table:row="84" table:table="2"/>
          <office:change-info>
            <dc:creator>Andre Rothe</dc:creator>
            <dc:date>2015-11-23T22:16:51.659616085</dc:date>
          </office:change-info>
          <table:previous>
            <table:change-track-table-cell/>
          </table:previous>
        </table:cell-content-change>
        <table:cell-content-change table:id="ct269">
          <table:cell-address table:column="1" table:row="84" table:table="2"/>
          <office:change-info>
            <dc:creator>Andre Rothe</dc:creator>
            <dc:date>2015-11-23T22:16:51.659624466</dc:date>
          </office:change-info>
          <table:previous>
            <table:change-track-table-cell/>
          </table:previous>
        </table:cell-content-change>
        <table:cell-content-change table:id="ct270">
          <table:cell-address table:column="2" table:row="84" table:table="2"/>
          <office:change-info>
            <dc:creator>Andre Rothe</dc:creator>
            <dc:date>2015-11-23T22:16:51.659632847</dc:date>
          </office:change-info>
          <table:previous>
            <table:change-track-table-cell/>
          </table:previous>
        </table:cell-content-change>
        <table:cell-content-change table:id="ct271">
          <table:cell-address table:column="0" table:row="85" table:table="2"/>
          <office:change-info>
            <dc:creator>Andre Rothe</dc:creator>
            <dc:date>2015-11-23T22:16:51.659642276</dc:date>
          </office:change-info>
          <table:previous>
            <table:change-track-table-cell/>
          </table:previous>
        </table:cell-content-change>
        <table:cell-content-change table:id="ct272">
          <table:cell-address table:column="1" table:row="85" table:table="2"/>
          <office:change-info>
            <dc:creator>Andre Rothe</dc:creator>
            <dc:date>2015-11-23T22:16:51.659650517</dc:date>
          </office:change-info>
          <table:previous>
            <table:change-track-table-cell/>
          </table:previous>
        </table:cell-content-change>
        <table:cell-content-change table:id="ct273">
          <table:cell-address table:column="2" table:row="85" table:table="2"/>
          <office:change-info>
            <dc:creator>Andre Rothe</dc:creator>
            <dc:date>2015-11-23T22:16:51.659658898</dc:date>
          </office:change-info>
          <table:previous>
            <table:change-track-table-cell/>
          </table:previous>
        </table:cell-content-change>
        <table:cell-content-change table:id="ct274">
          <table:cell-address table:column="0" table:row="87" table:table="2"/>
          <office:change-info>
            <dc:creator>Andre Rothe</dc:creator>
            <dc:date>2015-11-23T22:16:51.660264778</dc:date>
          </office:change-info>
          <table:previous>
            <table:change-track-table-cell/>
          </table:previous>
        </table:cell-content-change>
        <table:cell-content-change table:id="ct275">
          <table:cell-address table:column="1" table:row="87" table:table="2"/>
          <office:change-info>
            <dc:creator>Andre Rothe</dc:creator>
            <dc:date>2015-11-23T22:16:51.660284264</dc:date>
          </office:change-info>
          <table:previous>
            <table:change-track-table-cell/>
          </table:previous>
        </table:cell-content-change>
        <table:cell-content-change table:id="ct276">
          <table:cell-address table:column="2" table:row="87" table:table="2"/>
          <office:change-info>
            <dc:creator>Andre Rothe</dc:creator>
            <dc:date>2015-11-23T22:16:51.660292715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87" table:table="2"/>
          <office:change-info>
            <dc:creator>Andre Rothe</dc:creator>
            <dc:date>2015-11-23T22:16:51.660301026</dc:date>
          </office:change-info>
          <table:previous>
            <table:change-track-table-cell/>
          </table:previous>
        </table:cell-content-change>
        <table:cell-content-change table:id="ct278">
          <table:cell-address table:column="0" table:row="90" table:table="2"/>
          <office:change-info>
            <dc:creator>Andre Rothe</dc:creator>
            <dc:date>2015-11-23T22:16:51.660313738</dc:date>
          </office:change-info>
          <table:previous>
            <table:change-track-table-cell/>
          </table:previous>
        </table:cell-content-change>
        <table:cell-content-change table:id="ct279">
          <table:cell-address table:column="0" table:row="91" table:table="2"/>
          <office:change-info>
            <dc:creator>Andre Rothe</dc:creator>
            <dc:date>2015-11-23T22:16:51.660323306</dc:date>
          </office:change-info>
          <table:previous>
            <table:change-track-table-cell/>
          </table:previous>
        </table:cell-content-change>
        <table:cell-content-change table:id="ct280">
          <table:cell-address table:column="1" table:row="91" table:table="2"/>
          <office:change-info>
            <dc:creator>Andre Rothe</dc:creator>
            <dc:date>2015-11-23T22:16:51.660334760</dc:date>
          </office:change-info>
          <table:previous>
            <table:change-track-table-cell/>
          </table:previous>
        </table:cell-content-change>
        <table:cell-content-change table:id="ct281">
          <table:cell-address table:column="2" table:row="91" table:table="2"/>
          <office:change-info>
            <dc:creator>Andre Rothe</dc:creator>
            <dc:date>2015-11-23T22:16:51.660380367</dc:date>
          </office:change-info>
          <table:previous>
            <table:change-track-table-cell/>
          </table:previous>
        </table:cell-content-change>
        <table:cell-content-change table:id="ct282">
          <table:cell-address table:column="3" table:row="91" table:table="2"/>
          <office:change-info>
            <dc:creator>Andre Rothe</dc:creator>
            <dc:date>2015-11-23T22:16:51.660471860</dc:date>
          </office:change-info>
          <table:previous>
            <table:change-track-table-cell/>
          </table:previous>
        </table:cell-content-change>
        <table:cell-content-change table:id="ct283">
          <table:cell-address table:column="4" table:row="91" table:table="2"/>
          <office:change-info>
            <dc:creator>Andre Rothe</dc:creator>
            <dc:date>2015-11-23T22:16:51.660523683</dc:date>
          </office:change-info>
          <table:previous>
            <table:change-track-table-cell/>
          </table:previous>
        </table:cell-content-change>
        <table:cell-content-change table:id="ct284">
          <table:cell-address table:column="0" table:row="96" table:table="2"/>
          <office:change-info>
            <dc:creator>Andre Rothe</dc:creator>
            <dc:date>2015-11-23T22:16:51.661675099</dc:date>
          </office:change-info>
          <table:previous>
            <table:change-track-table-cell/>
          </table:previous>
        </table:cell-content-change>
        <table:cell-content-change table:id="ct285">
          <table:cell-address table:column="1" table:row="96" table:table="2"/>
          <office:change-info>
            <dc:creator>Andre Rothe</dc:creator>
            <dc:date>2015-11-23T22:16:51.661713722</dc:date>
          </office:change-info>
          <table:previous>
            <table:change-track-table-cell/>
          </table:previous>
        </table:cell-content-change>
        <table:cell-content-change table:id="ct286">
          <table:cell-address table:column="2" table:row="96" table:table="2"/>
          <office:change-info>
            <dc:creator>Andre Rothe</dc:creator>
            <dc:date>2015-11-23T22:16:51.661722522</dc:date>
          </office:change-info>
          <table:previous>
            <table:change-track-table-cell/>
          </table:previous>
        </table:cell-content-change>
        <table:cell-content-change table:id="ct287">
          <table:cell-address table:column="3" table:row="96" table:table="2"/>
          <office:change-info>
            <dc:creator>Andre Rothe</dc:creator>
            <dc:date>2015-11-23T22:16:51.661731252</dc:date>
          </office:change-info>
          <table:previous>
            <table:change-track-table-cell/>
          </table:previous>
        </table:cell-content-change>
        <table:cell-content-change table:id="ct288">
          <table:cell-address table:column="0" table:row="104" table:table="2"/>
          <office:change-info>
            <dc:creator>Andre Rothe</dc:creator>
            <dc:date>2015-11-23T22:16:51.666348161</dc:date>
          </office:change-info>
          <table:previous>
            <table:change-track-table-cell/>
          </table:previous>
        </table:cell-content-change>
        <table:cell-content-change table:id="ct289">
          <table:cell-address table:column="1" table:row="104" table:table="2"/>
          <office:change-info>
            <dc:creator>Andre Rothe</dc:creator>
            <dc:date>2015-11-23T22:16:51.666409273</dc:date>
          </office:change-info>
          <table:previous>
            <table:change-track-table-cell/>
          </table:previous>
        </table:cell-content-change>
        <table:cell-content-change table:id="ct290">
          <table:cell-address table:column="2" table:row="104" table:table="2"/>
          <office:change-info>
            <dc:creator>Andre Rothe</dc:creator>
            <dc:date>2015-11-23T22:16:51.666459769</dc:date>
          </office:change-info>
          <table:previous>
            <table:change-track-table-cell/>
          </table:previous>
        </table:cell-content-change>
        <table:cell-content-change table:id="ct291">
          <table:cell-address table:column="0" table:row="107" table:table="2"/>
          <office:change-info>
            <dc:creator>Andre Rothe</dc:creator>
            <dc:date>2015-11-23T22:16:51.666606297</dc:date>
          </office:change-info>
          <table:previous>
            <table:change-track-table-cell/>
          </table:previous>
        </table:cell-content-change>
        <table:cell-content-change table:id="ct292">
          <table:cell-address table:column="0" table:row="109" table:table="2"/>
          <office:change-info>
            <dc:creator>Andre Rothe</dc:creator>
            <dc:date>2015-11-23T22:16:51.668516198</dc:date>
          </office:change-info>
          <table:previous>
            <table:change-track-table-cell/>
          </table:previous>
        </table:cell-content-change>
        <table:cell-content-change table:id="ct293">
          <table:cell-address table:column="1" table:row="109" table:table="2"/>
          <office:change-info>
            <dc:creator>Andre Rothe</dc:creator>
            <dc:date>2015-11-23T22:16:51.668613558</dc:date>
          </office:change-info>
          <table:previous>
            <table:change-track-table-cell/>
          </table:previous>
        </table:cell-content-change>
        <table:cell-content-change table:id="ct294">
          <table:cell-address table:column="2" table:row="109" table:table="2"/>
          <office:change-info>
            <dc:creator>Andre Rothe</dc:creator>
            <dc:date>2015-11-23T22:16:51.668624453</dc:date>
          </office:change-info>
          <table:previous>
            <table:change-track-table-cell/>
          </table:previous>
        </table:cell-content-change>
        <table:cell-content-change table:id="ct295">
          <table:cell-address table:column="3" table:row="109" table:table="2"/>
          <office:change-info>
            <dc:creator>Andre Rothe</dc:creator>
            <dc:date>2015-11-23T22:16:51.668634092</dc:date>
          </office:change-info>
          <table:previous>
            <table:change-track-table-cell/>
          </table:previous>
        </table:cell-content-change>
        <table:cell-content-change table:id="ct296">
          <table:cell-address table:column="0" table:row="110" table:table="2"/>
          <office:change-info>
            <dc:creator>Andre Rothe</dc:creator>
            <dc:date>2015-11-23T22:16:51.668645965</dc:date>
          </office:change-info>
          <table:previous>
            <table:change-track-table-cell/>
          </table:previous>
        </table:cell-content-change>
        <table:cell-content-change table:id="ct297">
          <table:cell-address table:column="1" table:row="110" table:table="2"/>
          <office:change-info>
            <dc:creator>Andre Rothe</dc:creator>
            <dc:date>2015-11-23T22:16:51.668655603</dc:date>
          </office:change-info>
          <table:previous>
            <table:change-track-table-cell/>
          </table:previous>
        </table:cell-content-change>
        <table:cell-content-change table:id="ct298">
          <table:cell-address table:column="2" table:row="110" table:table="2"/>
          <office:change-info>
            <dc:creator>Andre Rothe</dc:creator>
            <dc:date>2015-11-23T22:16:51.668664543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110" table:table="2"/>
          <office:change-info>
            <dc:creator>Andre Rothe</dc:creator>
            <dc:date>2015-11-23T22:16:51.668684867</dc:date>
          </office:change-info>
          <table:previous>
            <table:change-track-table-cell/>
          </table:previous>
        </table:cell-content-change>
        <table:cell-content-change table:id="ct300">
          <table:cell-address table:column="0" table:row="111" table:table="2"/>
          <office:change-info>
            <dc:creator>Andre Rothe</dc:creator>
            <dc:date>2015-11-23T22:16:51.668694924</dc:date>
          </office:change-info>
          <table:previous>
            <table:change-track-table-cell/>
          </table:previous>
        </table:cell-content-change>
        <table:cell-content-change table:id="ct301">
          <table:cell-address table:column="1" table:row="111" table:table="2"/>
          <office:change-info>
            <dc:creator>Andre Rothe</dc:creator>
            <dc:date>2015-11-23T22:16:51.668708823</dc:date>
          </office:change-info>
          <table:previous>
            <table:change-track-table-cell/>
          </table:previous>
        </table:cell-content-change>
        <table:cell-content-change table:id="ct302">
          <table:cell-address table:column="2" table:row="111" table:table="2"/>
          <office:change-info>
            <dc:creator>Andre Rothe</dc:creator>
            <dc:date>2015-11-23T22:16:51.668717693</dc:date>
          </office:change-info>
          <table:previous>
            <table:change-track-table-cell/>
          </table:previous>
        </table:cell-content-change>
        <table:cell-content-change table:id="ct303">
          <table:cell-address table:column="3" table:row="111" table:table="2"/>
          <office:change-info>
            <dc:creator>Andre Rothe</dc:creator>
            <dc:date>2015-11-23T22:16:51.668780969</dc:date>
          </office:change-info>
          <table:previous>
            <table:change-track-table-cell/>
          </table:previous>
        </table:cell-content-change>
        <table:cell-content-change table:id="ct304">
          <table:cell-address table:column="0" table:row="112" table:table="2"/>
          <office:change-info>
            <dc:creator>Andre Rothe</dc:creator>
            <dc:date>2015-11-23T22:16:51.668900260</dc:date>
          </office:change-info>
          <table:previous>
            <table:change-track-table-cell/>
          </table:previous>
        </table:cell-content-change>
        <table:cell-content-change table:id="ct305">
          <table:cell-address table:column="1" table:row="112" table:table="2"/>
          <office:change-info>
            <dc:creator>Andre Rothe</dc:creator>
            <dc:date>2015-11-23T22:16:51.668910038</dc:date>
          </office:change-info>
          <table:previous>
            <table:change-track-table-cell/>
          </table:previous>
        </table:cell-content-change>
        <table:cell-content-change table:id="ct306">
          <table:cell-address table:column="2" table:row="112" table:table="2"/>
          <office:change-info>
            <dc:creator>Andre Rothe</dc:creator>
            <dc:date>2015-11-23T22:16:51.668918768</dc:date>
          </office:change-info>
          <table:previous>
            <table:change-track-table-cell/>
          </table:previous>
        </table:cell-content-change>
        <table:cell-content-change table:id="ct307">
          <table:cell-address table:column="3" table:row="112" table:table="2"/>
          <office:change-info>
            <dc:creator>Andre Rothe</dc:creator>
            <dc:date>2015-11-23T22:16:51.668936717</dc:date>
          </office:change-info>
          <table:previous>
            <table:change-track-table-cell/>
          </table:previous>
        </table:cell-content-change>
        <table:cell-content-change table:id="ct308">
          <table:cell-address table:column="0" table:row="113" table:table="2"/>
          <office:change-info>
            <dc:creator>Andre Rothe</dc:creator>
            <dc:date>2015-11-23T22:16:51.668990565</dc:date>
          </office:change-info>
          <table:previous>
            <table:change-track-table-cell/>
          </table:previous>
        </table:cell-content-change>
        <table:cell-content-change table:id="ct309">
          <table:cell-address table:column="1" table:row="113" table:table="2"/>
          <office:change-info>
            <dc:creator>Andre Rothe</dc:creator>
            <dc:date>2015-11-23T22:16:51.669000483</dc:date>
          </office:change-info>
          <table:previous>
            <table:change-track-table-cell/>
          </table:previous>
        </table:cell-content-change>
        <table:cell-content-change table:id="ct310">
          <table:cell-address table:column="2" table:row="113" table:table="2"/>
          <office:change-info>
            <dc:creator>Andre Rothe</dc:creator>
            <dc:date>2015-11-23T22:16:51.669009004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113" table:table="2"/>
          <office:change-info>
            <dc:creator>Andre Rothe</dc:creator>
            <dc:date>2015-11-23T22:16:51.669017734</dc:date>
          </office:change-info>
          <table:previous>
            <table:change-track-table-cell/>
          </table:previous>
        </table:cell-content-change>
        <table:cell-content-change table:id="ct312">
          <table:cell-address table:column="0" table:row="114" table:table="2"/>
          <office:change-info>
            <dc:creator>Andre Rothe</dc:creator>
            <dc:date>2015-11-23T22:16:51.670528208</dc:date>
          </office:change-info>
          <table:previous>
            <table:change-track-table-cell/>
          </table:previous>
        </table:cell-content-change>
        <table:cell-content-change table:id="ct313">
          <table:cell-address table:column="0" table:row="115" table:table="2"/>
          <office:change-info>
            <dc:creator>Andre Rothe</dc:creator>
            <dc:date>2015-11-23T22:16:51.670582755</dc:date>
          </office:change-info>
          <table:previous>
            <table:change-track-table-cell/>
          </table:previous>
        </table:cell-content-change>
        <table:cell-content-change table:id="ct314">
          <table:cell-address table:column="0" table:row="116" table:table="2"/>
          <office:change-info>
            <dc:creator>Andre Rothe</dc:creator>
            <dc:date>2015-11-23T22:16:51.670593441</dc:date>
          </office:change-info>
          <table:previous>
            <table:change-track-table-cell/>
          </table:previous>
        </table:cell-content-change>
        <table:cell-content-change table:id="ct315">
          <table:cell-address table:column="0" table:row="117" table:table="2"/>
          <office:change-info>
            <dc:creator>Andre Rothe</dc:creator>
            <dc:date>2015-11-23T22:16:51.670603218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117" table:table="2"/>
          <office:change-info>
            <dc:creator>Andre Rothe</dc:creator>
            <dc:date>2015-11-23T22:16:51.670612857</dc:date>
          </office:change-info>
          <table:previous>
            <table:change-track-table-cell/>
          </table:previous>
        </table:cell-content-change>
        <table:cell-content-change table:id="ct317">
          <table:cell-address table:column="2" table:row="117" table:table="2"/>
          <office:change-info>
            <dc:creator>Andre Rothe</dc:creator>
            <dc:date>2015-11-23T22:16:51.670633809</dc:date>
          </office:change-info>
          <table:previous>
            <table:change-track-table-cell/>
          </table:previous>
        </table:cell-content-change>
        <table:cell-content-change table:id="ct318">
          <table:cell-address table:column="3" table:row="117" table:table="2"/>
          <office:change-info>
            <dc:creator>Andre Rothe</dc:creator>
            <dc:date>2015-11-23T22:16:51.670714058</dc:date>
          </office:change-info>
          <table:previous>
            <table:change-track-table-cell/>
          </table:previous>
        </table:cell-content-change>
        <table:cell-content-change table:id="ct319">
          <table:cell-address table:column="0" table:row="118" table:table="2"/>
          <office:change-info>
            <dc:creator>Andre Rothe</dc:creator>
            <dc:date>2015-11-23T22:16:51.670944048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118" table:table="2"/>
          <office:change-info>
            <dc:creator>Andre Rothe</dc:creator>
            <dc:date>2015-11-23T22:16:51.670953407</dc:date>
          </office:change-info>
          <table:previous>
            <table:change-track-table-cell/>
          </table:previous>
        </table:cell-content-change>
        <table:cell-content-change table:id="ct321">
          <table:cell-address table:column="2" table:row="118" table:table="2"/>
          <office:change-info>
            <dc:creator>Andre Rothe</dc:creator>
            <dc:date>2015-11-23T22:16:51.670962346</dc:date>
          </office:change-info>
          <table:previous>
            <table:change-track-table-cell/>
          </table:previous>
        </table:cell-content-change>
        <table:cell-content-change table:id="ct322">
          <table:cell-address table:column="3" table:row="118" table:table="2"/>
          <office:change-info>
            <dc:creator>Andre Rothe</dc:creator>
            <dc:date>2015-11-23T22:16:51.671026461</dc:date>
          </office:change-info>
          <table:previous>
            <table:change-track-table-cell/>
          </table:previous>
        </table:cell-content-change>
        <table:cell-content-change table:id="ct323">
          <table:cell-address table:column="0" table:row="119" table:table="2"/>
          <office:change-info>
            <dc:creator>Andre Rothe</dc:creator>
            <dc:date>2015-11-23T22:16:51.672452357</dc:date>
          </office:change-info>
          <table:previous>
            <table:change-track-table-cell/>
          </table:previous>
        </table:cell-content-change>
        <table:cell-content-change table:id="ct324">
          <table:cell-address table:column="1" table:row="119" table:table="2"/>
          <office:change-info>
            <dc:creator>Andre Rothe</dc:creator>
            <dc:date>2015-11-23T22:16:51.672476243</dc:date>
          </office:change-info>
          <table:previous>
            <table:change-track-table-cell/>
          </table:previous>
        </table:cell-content-change>
        <table:cell-content-change table:id="ct325">
          <table:cell-address table:column="2" table:row="119" table:table="2"/>
          <office:change-info>
            <dc:creator>Andre Rothe</dc:creator>
            <dc:date>2015-11-23T22:16:51.672485322</dc:date>
          </office:change-info>
          <table:previous>
            <table:change-track-table-cell/>
          </table:previous>
        </table:cell-content-change>
        <table:cell-content-change table:id="ct326">
          <table:cell-address table:column="3" table:row="119" table:table="2"/>
          <office:change-info>
            <dc:creator>Andre Rothe</dc:creator>
            <dc:date>2015-11-23T22:16:51.672494472</dc:date>
          </office:change-info>
          <table:previous>
            <table:change-track-table-cell/>
          </table:previous>
        </table:cell-content-change>
        <table:cell-content-change table:id="ct327">
          <table:cell-address table:column="0" table:row="120" table:table="2"/>
          <office:change-info>
            <dc:creator>Andre Rothe</dc:creator>
            <dc:date>2015-11-23T22:16:51.672504878</dc:date>
          </office:change-info>
          <table:previous>
            <table:change-track-table-cell/>
          </table:previous>
        </table:cell-content-change>
        <table:cell-content-change table:id="ct328">
          <table:cell-address table:column="1" table:row="120" table:table="2"/>
          <office:change-info>
            <dc:creator>Andre Rothe</dc:creator>
            <dc:date>2015-11-23T22:16:51.672513538</dc:date>
          </office:change-info>
          <table:previous>
            <table:change-track-table-cell/>
          </table:previous>
        </table:cell-content-change>
        <table:cell-content-change table:id="ct329">
          <table:cell-address table:column="2" table:row="120" table:table="2"/>
          <office:change-info>
            <dc:creator>Andre Rothe</dc:creator>
            <dc:date>2015-11-23T22:16:51.672522059</dc:date>
          </office:change-info>
          <table:previous>
            <table:change-track-table-cell/>
          </table:previous>
        </table:cell-content-change>
        <table:cell-content-change table:id="ct330">
          <table:cell-address table:column="3" table:row="120" table:table="2"/>
          <office:change-info>
            <dc:creator>Andre Rothe</dc:creator>
            <dc:date>2015-11-23T22:16:51.672530370</dc:date>
          </office:change-info>
          <table:previous>
            <table:change-track-table-cell/>
          </table:previous>
        </table:cell-content-change>
        <table:cell-content-change table:id="ct331">
          <table:cell-address table:column="0" table:row="121" table:table="2"/>
          <office:change-info>
            <dc:creator>Andre Rothe</dc:creator>
            <dc:date>2015-11-23T22:16:51.672539659</dc:date>
          </office:change-info>
          <table:previous>
            <table:change-track-table-cell/>
          </table:previous>
        </table:cell-content-change>
        <table:cell-content-change table:id="ct332">
          <table:cell-address table:column="1" table:row="121" table:table="2"/>
          <office:change-info>
            <dc:creator>Andre Rothe</dc:creator>
            <dc:date>2015-11-23T22:16:51.672548320</dc:date>
          </office:change-info>
          <table:previous>
            <table:change-track-table-cell/>
          </table:previous>
        </table:cell-content-change>
        <table:cell-content-change table:id="ct333">
          <table:cell-address table:column="2" table:row="121" table:table="2"/>
          <office:change-info>
            <dc:creator>Andre Rothe</dc:creator>
            <dc:date>2015-11-23T22:16:51.672556980</dc:date>
          </office:change-info>
          <table:previous>
            <table:change-track-table-cell/>
          </table:previous>
        </table:cell-content-change>
        <table:cell-content-change table:id="ct334">
          <table:cell-address table:column="0" table:row="122" table:table="2"/>
          <office:change-info>
            <dc:creator>Andre Rothe</dc:creator>
            <dc:date>2015-11-23T22:16:51.672585755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122" table:table="2"/>
          <office:change-info>
            <dc:creator>Andre Rothe</dc:creator>
            <dc:date>2015-11-23T22:16:51.672610130</dc:date>
          </office:change-info>
          <table:previous>
            <table:change-track-table-cell/>
          </table:previous>
        </table:cell-content-change>
        <table:cell-content-change table:id="ct336">
          <table:cell-address table:column="2" table:row="122" table:table="2"/>
          <office:change-info>
            <dc:creator>Andre Rothe</dc:creator>
            <dc:date>2015-11-23T22:16:51.672619628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123" table:table="2"/>
          <office:change-info>
            <dc:creator>Andre Rothe</dc:creator>
            <dc:date>2015-11-23T22:16:51.672628638</dc:date>
          </office:change-info>
          <table:previous>
            <table:change-track-table-cell/>
          </table:previous>
        </table:cell-content-change>
        <table:cell-content-change table:id="ct338">
          <table:cell-address table:column="1" table:row="123" table:table="2"/>
          <office:change-info>
            <dc:creator>Andre Rothe</dc:creator>
            <dc:date>2015-11-23T22:16:51.672637089</dc:date>
          </office:change-info>
          <table:previous>
            <table:change-track-table-cell/>
          </table:previous>
        </table:cell-content-change>
        <table:cell-content-change table:id="ct339">
          <table:cell-address table:column="2" table:row="123" table:table="2"/>
          <office:change-info>
            <dc:creator>Andre Rothe</dc:creator>
            <dc:date>2015-11-23T22:16:51.672645749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124" table:table="2"/>
          <office:change-info>
            <dc:creator>Andre Rothe</dc:creator>
            <dc:date>2015-11-23T22:16:51.672654899</dc:date>
          </office:change-info>
          <table:previous>
            <table:change-track-table-cell/>
          </table:previous>
        </table:cell-content-change>
        <table:cell-content-change table:id="ct341">
          <table:cell-address table:column="1" table:row="124" table:table="2"/>
          <office:change-info>
            <dc:creator>Andre Rothe</dc:creator>
            <dc:date>2015-11-23T22:16:51.672663559</dc:date>
          </office:change-info>
          <table:previous>
            <table:change-track-table-cell/>
          </table:previous>
        </table:cell-content-change>
        <table:cell-content-change table:id="ct342">
          <table:cell-address table:column="2" table:row="124" table:table="2"/>
          <office:change-info>
            <dc:creator>Andre Rothe</dc:creator>
            <dc:date>2015-11-23T22:16:51.672672220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125" table:table="2"/>
          <office:change-info>
            <dc:creator>Andre Rothe</dc:creator>
            <dc:date>2015-11-23T22:16:51.673804150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126" table:table="2"/>
          <office:change-info>
            <dc:creator>Andre Rothe</dc:creator>
            <dc:date>2015-11-23T22:16:51.673830969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127" table:table="2"/>
          <office:change-info>
            <dc:creator>Andre Rothe</dc:creator>
            <dc:date>2015-11-23T22:16:51.673841306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128" table:table="2"/>
          <office:change-info>
            <dc:creator>Andre Rothe</dc:creator>
            <dc:date>2015-11-23T22:16:51.673851153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129" table:table="2"/>
          <office:change-info>
            <dc:creator>Andre Rothe</dc:creator>
            <dc:date>2015-11-23T22:16:51.673862258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130" table:table="2"/>
          <office:change-info>
            <dc:creator>Andre Rothe</dc:creator>
            <dc:date>2015-11-23T22:16:51.675184648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131" table:table="2"/>
          <office:change-info>
            <dc:creator>Andre Rothe</dc:creator>
            <dc:date>2015-11-23T22:16:51.675201899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132" table:table="2"/>
          <office:change-info>
            <dc:creator>Andre Rothe</dc:creator>
            <dc:date>2015-11-23T22:16:51.675208324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133" table:table="2"/>
          <office:change-info>
            <dc:creator>Andre Rothe</dc:creator>
            <dc:date>2015-11-23T22:16:51.675227740</dc:date>
          </office:change-info>
          <table:previous>
            <table:change-track-table-cell/>
          </table:previous>
        </table:cell-content-change>
        <table:cell-content-change table:id="ct352">
          <table:cell-address table:column="1" table:row="133" table:table="2"/>
          <office:change-info>
            <dc:creator>Andre Rothe</dc:creator>
            <dc:date>2015-11-23T22:16:51.675233607</dc:date>
          </office:change-info>
          <table:previous>
            <table:change-track-table-cell/>
          </table:previous>
        </table:cell-content-change>
        <table:cell-content-change table:id="ct353">
          <table:cell-address table:column="2" table:row="133" table:table="2"/>
          <office:change-info>
            <dc:creator>Andre Rothe</dc:creator>
            <dc:date>2015-11-23T22:16:51.675242547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134" table:table="2"/>
          <office:change-info>
            <dc:creator>Andre Rothe</dc:creator>
            <dc:date>2015-11-23T22:16:51.675248274</dc:date>
          </office:change-info>
          <table:previous>
            <table:change-track-table-cell/>
          </table:previous>
        </table:cell-content-change>
        <table:cell-content-change table:id="ct355">
          <table:cell-address table:column="1" table:row="134" table:table="2"/>
          <office:change-info>
            <dc:creator>Andre Rothe</dc:creator>
            <dc:date>2015-11-23T22:16:51.675253163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134" table:table="2"/>
          <office:change-info>
            <dc:creator>Andre Rothe</dc:creator>
            <dc:date>2015-11-23T22:16:51.675258122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134" table:table="2"/>
          <office:change-info>
            <dc:creator>Andre Rothe</dc:creator>
            <dc:date>2015-11-23T22:16:51.675263639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135" table:table="2"/>
          <office:change-info>
            <dc:creator>Andre Rothe</dc:creator>
            <dc:date>2015-11-23T22:16:51.675268808</dc:date>
          </office:change-info>
          <table:previous>
            <table:change-track-table-cell/>
          </table:previous>
        </table:cell-content-change>
        <table:cell-content-change table:id="ct359">
          <table:cell-address table:column="1" table:row="135" table:table="2"/>
          <office:change-info>
            <dc:creator>Andre Rothe</dc:creator>
            <dc:date>2015-11-23T22:16:51.675273906</dc:date>
          </office:change-info>
          <table:previous>
            <table:change-track-table-cell/>
          </table:previous>
        </table:cell-content-change>
        <table:cell-content-change table:id="ct360">
          <table:cell-address table:column="2" table:row="135" table:table="2"/>
          <office:change-info>
            <dc:creator>Andre Rothe</dc:creator>
            <dc:date>2015-11-23T22:16:51.675279144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136" table:table="2"/>
          <office:change-info>
            <dc:creator>Andre Rothe</dc:creator>
            <dc:date>2015-11-23T22:16:51.676418547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137" table:table="2"/>
          <office:change-info>
            <dc:creator>Andre Rothe</dc:creator>
            <dc:date>2015-11-23T22:16:51.676435519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138" table:table="2"/>
          <office:change-info>
            <dc:creator>Andre Rothe</dc:creator>
            <dc:date>2015-11-23T22:16:51.676441595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39" table:table="2"/>
          <office:change-info>
            <dc:creator>Andre Rothe</dc:creator>
            <dc:date>2015-11-23T22:16:51.676448230</dc:date>
          </office:change-info>
          <table:previous>
            <table:change-track-table-cell/>
          </table:previous>
        </table:cell-content-change>
        <table:cell-content-change table:id="ct365">
          <table:cell-address table:column="1" table:row="139" table:table="2"/>
          <office:change-info>
            <dc:creator>Andre Rothe</dc:creator>
            <dc:date>2015-11-23T22:16:51.676483920</dc:date>
          </office:change-info>
          <table:previous>
            <table:change-track-table-cell/>
          </table:previous>
        </table:cell-content-change>
        <table:cell-content-change table:id="ct366">
          <table:cell-address table:column="2" table:row="139" table:table="2"/>
          <office:change-info>
            <dc:creator>Andre Rothe</dc:creator>
            <dc:date>2015-11-23T22:16:51.676489717</dc:date>
          </office:change-info>
          <table:previous>
            <table:change-track-table-cell/>
          </table:previous>
        </table:cell-content-change>
        <table:cell-content-change table:id="ct367">
          <table:cell-address table:column="3" table:row="139" table:table="2"/>
          <office:change-info>
            <dc:creator>Andre Rothe</dc:creator>
            <dc:date>2015-11-23T22:16:51.676495513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142" table:table="2"/>
          <office:change-info>
            <dc:creator>Andre Rothe</dc:creator>
            <dc:date>2015-11-23T22:16:51.677603977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143" table:table="2"/>
          <office:change-info>
            <dc:creator>Andre Rothe</dc:creator>
            <dc:date>2015-11-23T22:16:51.677619482</dc:date>
          </office:change-info>
          <table:previous>
            <table:change-track-table-cell/>
          </table:previous>
        </table:cell-content-change>
        <table:cell-content-change table:id="ct370">
          <table:cell-address table:column="1" table:row="143" table:table="2"/>
          <office:change-info>
            <dc:creator>Andre Rothe</dc:creator>
            <dc:date>2015-11-23T22:16:51.677626396</dc:date>
          </office:change-info>
          <table:previous>
            <table:change-track-table-cell/>
          </table:previous>
        </table:cell-content-change>
        <table:cell-content-change table:id="ct371">
          <table:cell-address table:column="2" table:row="143" table:table="2"/>
          <office:change-info>
            <dc:creator>Andre Rothe</dc:creator>
            <dc:date>2015-11-23T22:16:51.677666276</dc:date>
          </office:change-info>
          <table:previous>
            <table:change-track-table-cell/>
          </table:previous>
        </table:cell-content-change>
        <table:cell-content-change table:id="ct372">
          <table:cell-address table:column="3" table:row="143" table:table="2"/>
          <office:change-info>
            <dc:creator>Andre Rothe</dc:creator>
            <dc:date>2015-11-23T22:16:51.677785776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144" table:table="2"/>
          <office:change-info>
            <dc:creator>Andre Rothe</dc:creator>
            <dc:date>2015-11-23T22:16:51.677826843</dc:date>
          </office:change-info>
          <table:previous>
            <table:change-track-table-cell/>
          </table:previous>
        </table:cell-content-change>
        <table:cell-content-change table:id="ct374">
          <table:cell-address table:column="1" table:row="144" table:table="2"/>
          <office:change-info>
            <dc:creator>Andre Rothe</dc:creator>
            <dc:date>2015-11-23T22:16:51.677832989</dc:date>
          </office:change-info>
          <table:previous>
            <table:change-track-table-cell/>
          </table:previous>
        </table:cell-content-change>
        <table:cell-content-change table:id="ct375">
          <table:cell-address table:column="2" table:row="144" table:table="2"/>
          <office:change-info>
            <dc:creator>Andre Rothe</dc:creator>
            <dc:date>2015-11-23T22:16:51.677838506</dc:date>
          </office:change-info>
          <table:previous>
            <table:change-track-table-cell/>
          </table:previous>
        </table:cell-content-change>
        <table:cell-content-change table:id="ct376">
          <table:cell-address table:column="3" table:row="144" table:table="2"/>
          <office:change-info>
            <dc:creator>Andre Rothe</dc:creator>
            <dc:date>2015-11-23T22:16:51.677850449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145" table:table="2"/>
          <office:change-info>
            <dc:creator>Andre Rothe</dc:creator>
            <dc:date>2015-11-23T22:16:51.677889701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46" table:table="2"/>
          <office:change-info>
            <dc:creator>Andre Rothe</dc:creator>
            <dc:date>2015-11-23T22:16:51.677896964</dc:date>
          </office:change-info>
          <table:previous>
            <table:change-track-table-cell/>
          </table:previous>
        </table:cell-content-change>
        <table:cell-content-change table:id="ct379">
          <table:cell-address table:column="1" table:row="146" table:table="2"/>
          <office:change-info>
            <dc:creator>Andre Rothe</dc:creator>
            <dc:date>2015-11-23T22:16:51.677902412</dc:date>
          </office:change-info>
          <table:previous>
            <table:change-track-table-cell/>
          </table:previous>
        </table:cell-content-change>
        <table:cell-content-change table:id="ct380">
          <table:cell-address table:column="2" table:row="146" table:table="2"/>
          <office:change-info>
            <dc:creator>Andre Rothe</dc:creator>
            <dc:date>2015-11-23T22:16:51.677914914</dc:date>
          </office:change-info>
          <table:previous>
            <table:change-track-table-cell/>
          </table:previous>
        </table:cell-content-change>
        <table:cell-content-change table:id="ct381">
          <table:cell-address table:column="3" table:row="146" table:table="2"/>
          <office:change-info>
            <dc:creator>Andre Rothe</dc:creator>
            <dc:date>2015-11-23T22:16:51.677960730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47" table:table="2"/>
          <office:change-info>
            <dc:creator>Andre Rothe</dc:creator>
            <dc:date>2015-11-23T22:16:51.679334872</dc:date>
          </office:change-info>
          <table:previous>
            <table:change-track-table-cell/>
          </table:previous>
        </table:cell-content-change>
        <table:cell-content-change table:id="ct383">
          <table:cell-address table:column="1" table:row="147" table:table="2"/>
          <office:change-info>
            <dc:creator>Andre Rothe</dc:creator>
            <dc:date>2015-11-23T22:16:51.679359876</dc:date>
          </office:change-info>
          <table:previous>
            <table:change-track-table-cell/>
          </table:previous>
        </table:cell-content-change>
        <table:cell-content-change table:id="ct384">
          <table:cell-address table:column="2" table:row="147" table:table="2"/>
          <office:change-info>
            <dc:creator>Andre Rothe</dc:creator>
            <dc:date>2015-11-23T22:16:51.679366371</dc:date>
          </office:change-info>
          <table:previous>
            <table:change-track-table-cell/>
          </table:previous>
        </table:cell-content-change>
        <table:cell-content-change table:id="ct385">
          <table:cell-address table:column="3" table:row="147" table:table="2"/>
          <office:change-info>
            <dc:creator>Andre Rothe</dc:creator>
            <dc:date>2015-11-23T22:16:51.679373006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150" table:table="2"/>
          <office:change-info>
            <dc:creator>Andre Rothe</dc:creator>
            <dc:date>2015-11-23T22:16:51.679384670</dc:date>
          </office:change-info>
          <table:previous>
            <table:change-track-table-cell/>
          </table:previous>
        </table:cell-content-change>
        <table:cell-content-change table:id="ct387">
          <table:cell-address table:column="1" table:row="150" table:table="2"/>
          <office:change-info>
            <dc:creator>Andre Rothe</dc:creator>
            <dc:date>2015-11-23T22:16:51.679390816</dc:date>
          </office:change-info>
          <table:previous>
            <table:change-track-table-cell/>
          </table:previous>
        </table:cell-content-change>
        <table:cell-content-change table:id="ct388">
          <table:cell-address table:column="2" table:row="150" table:table="2"/>
          <office:change-info>
            <dc:creator>Andre Rothe</dc:creator>
            <dc:date>2015-11-23T22:16:51.679420289</dc:date>
          </office:change-info>
          <table:previous>
            <table:change-track-table-cell/>
          </table:previous>
        </table:cell-content-change>
        <table:cell-content-change table:id="ct389">
          <table:cell-address table:column="3" table:row="150" table:table="2"/>
          <office:change-info>
            <dc:creator>Andre Rothe</dc:creator>
            <dc:date>2015-11-23T22:16:51.679523655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152" table:table="2"/>
          <office:change-info>
            <dc:creator>Andre Rothe</dc:creator>
            <dc:date>2015-11-23T22:16:51.680981469</dc:date>
          </office:change-info>
          <table:previous>
            <table:change-track-table-cell/>
          </table:previous>
        </table:cell-content-change>
        <table:cell-content-change table:id="ct391">
          <table:cell-address table:column="1" table:row="152" table:table="2"/>
          <office:change-info>
            <dc:creator>Andre Rothe</dc:creator>
            <dc:date>2015-11-23T22:16:51.681004796</dc:date>
          </office:change-info>
          <table:previous>
            <table:change-track-table-cell/>
          </table:previous>
        </table:cell-content-change>
        <table:cell-content-change table:id="ct392">
          <table:cell-address table:column="2" table:row="152" table:table="2"/>
          <office:change-info>
            <dc:creator>Andre Rothe</dc:creator>
            <dc:date>2015-11-23T22:16:51.681035526</dc:date>
          </office:change-info>
          <table:previous>
            <table:change-track-table-cell/>
          </table:previous>
        </table:cell-content-change>
        <table:cell-content-change table:id="ct393">
          <table:cell-address table:column="3" table:row="152" table:table="2"/>
          <office:change-info>
            <dc:creator>Andre Rothe</dc:creator>
            <dc:date>2015-11-23T22:16:51.681120804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153" table:table="2"/>
          <office:change-info>
            <dc:creator>Andre Rothe</dc:creator>
            <dc:date>2015-11-23T22:16:51.681134981</dc:date>
          </office:change-info>
          <table:previous>
            <table:change-track-table-cell/>
          </table:previous>
        </table:cell-content-change>
        <table:cell-content-change table:id="ct395">
          <table:cell-address table:column="1" table:row="153" table:table="2"/>
          <office:change-info>
            <dc:creator>Andre Rothe</dc:creator>
            <dc:date>2015-11-23T22:16:51.681140848</dc:date>
          </office:change-info>
          <table:previous>
            <table:change-track-table-cell/>
          </table:previous>
        </table:cell-content-change>
        <table:cell-content-change table:id="ct396">
          <table:cell-address table:column="2" table:row="153" table:table="2"/>
          <office:change-info>
            <dc:creator>Andre Rothe</dc:creator>
            <dc:date>2015-11-23T22:16:51.681155306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154" table:table="2"/>
          <office:change-info>
            <dc:creator>Andre Rothe</dc:creator>
            <dc:date>2015-11-23T22:16:51.681199865</dc:date>
          </office:change-info>
          <table:previous>
            <table:change-track-table-cell/>
          </table:previous>
        </table:cell-content-change>
        <table:cell-content-change table:id="ct398">
          <table:cell-address table:column="1" table:row="154" table:table="2"/>
          <office:change-info>
            <dc:creator>Andre Rothe</dc:creator>
            <dc:date>2015-11-23T22:16:51.681206500</dc:date>
          </office:change-info>
          <table:previous>
            <table:change-track-table-cell/>
          </table:previous>
        </table:cell-content-change>
        <table:cell-content-change table:id="ct399">
          <table:cell-address table:column="2" table:row="154" table:table="2"/>
          <office:change-info>
            <dc:creator>Andre Rothe</dc:creator>
            <dc:date>2015-11-23T22:16:51.681211947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155" table:table="2"/>
          <office:change-info>
            <dc:creator>Andre Rothe</dc:creator>
            <dc:date>2015-11-23T22:16:51.681218163</dc:date>
          </office:change-info>
          <table:previous>
            <table:change-track-table-cell/>
          </table:previous>
        </table:cell-content-change>
        <table:cell-content-change table:id="ct401">
          <table:cell-address table:column="1" table:row="155" table:table="2"/>
          <office:change-info>
            <dc:creator>Andre Rothe</dc:creator>
            <dc:date>2015-11-23T22:16:51.681223681</dc:date>
          </office:change-info>
          <table:previous>
            <table:change-track-table-cell/>
          </table:previous>
        </table:cell-content-change>
        <table:cell-content-change table:id="ct402">
          <table:cell-address table:column="2" table:row="155" table:table="2"/>
          <office:change-info>
            <dc:creator>Andre Rothe</dc:creator>
            <dc:date>2015-11-23T22:16:51.681241491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156" table:table="2"/>
          <office:change-info>
            <dc:creator>Andre Rothe</dc:creator>
            <dc:date>2015-11-23T22:16:51.681248195</dc:date>
          </office:change-info>
          <table:previous>
            <table:change-track-table-cell/>
          </table:previous>
        </table:cell-content-change>
        <table:cell-content-change table:id="ct404">
          <table:cell-address table:column="1" table:row="156" table:table="2"/>
          <office:change-info>
            <dc:creator>Andre Rothe</dc:creator>
            <dc:date>2015-11-23T22:16:51.681253643</dc:date>
          </office:change-info>
          <table:previous>
            <table:change-track-table-cell/>
          </table:previous>
        </table:cell-content-change>
        <table:cell-content-change table:id="ct405">
          <table:cell-address table:column="2" table:row="156" table:table="2"/>
          <office:change-info>
            <dc:creator>Andre Rothe</dc:creator>
            <dc:date>2015-11-23T22:16:51.681259231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157" table:table="2"/>
          <office:change-info>
            <dc:creator>Andre Rothe</dc:creator>
            <dc:date>2015-11-23T22:16:51.681265796</dc:date>
          </office:change-info>
          <table:previous>
            <table:change-track-table-cell/>
          </table:previous>
        </table:cell-content-change>
        <table:cell-content-change table:id="ct407">
          <table:cell-address table:column="1" table:row="157" table:table="2"/>
          <office:change-info>
            <dc:creator>Andre Rothe</dc:creator>
            <dc:date>2015-11-23T22:16:51.681290659</dc:date>
          </office:change-info>
          <table:previous>
            <table:change-track-table-cell/>
          </table:previous>
        </table:cell-content-change>
        <table:cell-content-change table:id="ct408">
          <table:cell-address table:column="2" table:row="157" table:table="2"/>
          <office:change-info>
            <dc:creator>Andre Rothe</dc:creator>
            <dc:date>2015-11-23T22:16:51.681297085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158" table:table="2"/>
          <office:change-info>
            <dc:creator>Andre Rothe</dc:creator>
            <dc:date>2015-11-23T22:16:51.682722212</dc:date>
          </office:change-info>
          <table:previous>
            <table:change-track-table-cell/>
          </table:previous>
        </table:cell-content-change>
        <table:cell-content-change table:id="ct410">
          <table:cell-address table:column="1" table:row="158" table:table="2"/>
          <office:change-info>
            <dc:creator>Andre Rothe</dc:creator>
            <dc:date>2015-11-23T22:16:51.682744142</dc:date>
          </office:change-info>
          <table:previous>
            <table:change-track-table-cell/>
          </table:previous>
        </table:cell-content-change>
        <table:cell-content-change table:id="ct411">
          <table:cell-address table:column="2" table:row="158" table:table="2"/>
          <office:change-info>
            <dc:creator>Andre Rothe</dc:creator>
            <dc:date>2015-11-23T22:16:51.682774314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159" table:table="2"/>
          <office:change-info>
            <dc:creator>Andre Rothe</dc:creator>
            <dc:date>2015-11-23T22:16:51.682872372</dc:date>
          </office:change-info>
          <table:previous>
            <table:change-track-table-cell/>
          </table:previous>
        </table:cell-content-change>
        <table:cell-content-change table:id="ct413">
          <table:cell-address table:column="1" table:row="159" table:table="2"/>
          <office:change-info>
            <dc:creator>Andre Rothe</dc:creator>
            <dc:date>2015-11-23T22:16:51.682879427</dc:date>
          </office:change-info>
          <table:previous>
            <table:change-track-table-cell/>
          </table:previous>
        </table:cell-content-change>
        <table:cell-content-change table:id="ct414">
          <table:cell-address table:column="2" table:row="159" table:table="2"/>
          <office:change-info>
            <dc:creator>Andre Rothe</dc:creator>
            <dc:date>2015-11-23T22:16:51.682893465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60" table:table="2"/>
          <office:change-info>
            <dc:creator>Andre Rothe</dc:creator>
            <dc:date>2015-11-23T22:16:51.682938513</dc:date>
          </office:change-info>
          <table:previous>
            <table:change-track-table-cell/>
          </table:previous>
        </table:cell-content-change>
        <table:cell-content-change table:id="ct416">
          <table:cell-address table:column="1" table:row="160" table:table="2"/>
          <office:change-info>
            <dc:creator>Andre Rothe</dc:creator>
            <dc:date>2015-11-23T22:16:51.682945637</dc:date>
          </office:change-info>
          <table:previous>
            <table:change-track-table-cell/>
          </table:previous>
        </table:cell-content-change>
        <table:cell-content-change table:id="ct417">
          <table:cell-address table:column="2" table:row="160" table:table="2"/>
          <office:change-info>
            <dc:creator>Andre Rothe</dc:creator>
            <dc:date>2015-11-23T22:16:51.682951573</dc:date>
          </office:change-info>
          <table:previous>
            <table:change-track-table-cell/>
          </table:previous>
        </table:cell-content-change>
        <table:cell-content-change table:id="ct418">
          <table:cell-address table:column="3" table:row="160" table:table="2"/>
          <office:change-info>
            <dc:creator>Andre Rothe</dc:creator>
            <dc:date>2015-11-23T22:16:51.683019111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61" table:table="2"/>
          <office:change-info>
            <dc:creator>Andre Rothe</dc:creator>
            <dc:date>2015-11-23T22:16:51.683241418</dc:date>
          </office:change-info>
          <table:previous>
            <table:change-track-table-cell/>
          </table:previous>
        </table:cell-content-change>
        <table:cell-content-change table:id="ct420">
          <table:cell-address table:column="1" table:row="161" table:table="2"/>
          <office:change-info>
            <dc:creator>Andre Rothe</dc:creator>
            <dc:date>2015-11-23T22:16:51.683249031</dc:date>
          </office:change-info>
          <table:previous>
            <table:change-track-table-cell/>
          </table:previous>
        </table:cell-content-change>
        <table:cell-content-change table:id="ct421">
          <table:cell-address table:column="2" table:row="161" table:table="2"/>
          <office:change-info>
            <dc:creator>Andre Rothe</dc:creator>
            <dc:date>2015-11-23T22:16:51.683255316</dc:date>
          </office:change-info>
          <table:previous>
            <table:change-track-table-cell/>
          </table:previous>
        </table:cell-content-change>
        <table:cell-content-change table:id="ct422">
          <table:cell-address table:column="3" table:row="161" table:table="2"/>
          <office:change-info>
            <dc:creator>Andre Rothe</dc:creator>
            <dc:date>2015-11-23T22:16:51.683261044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64" table:table="2"/>
          <office:change-info>
            <dc:creator>Andre Rothe</dc:creator>
            <dc:date>2015-11-23T22:16:51.684651319</dc:date>
          </office:change-info>
          <table:previous>
            <table:change-track-table-cell/>
          </table:previous>
        </table:cell-content-change>
        <table:cell-content-change table:id="ct424">
          <table:cell-address table:column="1" table:row="164" table:table="2"/>
          <office:change-info>
            <dc:creator>Andre Rothe</dc:creator>
            <dc:date>2015-11-23T22:16:51.684674158</dc:date>
          </office:change-info>
          <table:previous>
            <table:change-track-table-cell/>
          </table:previous>
        </table:cell-content-change>
        <table:cell-content-change table:id="ct425">
          <table:cell-address table:column="2" table:row="164" table:table="2"/>
          <office:change-info>
            <dc:creator>Andre Rothe</dc:creator>
            <dc:date>2015-11-23T22:16:51.684694831</dc:date>
          </office:change-info>
          <table:previous>
            <table:change-track-table-cell/>
          </table:previous>
        </table:cell-content-change>
        <table:cell-content-change table:id="ct426">
          <table:cell-address table:column="3" table:row="164" table:table="2"/>
          <office:change-info>
            <dc:creator>Andre Rothe</dc:creator>
            <dc:date>2015-11-23T22:16:51.684701257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65" table:table="2"/>
          <office:change-info>
            <dc:creator>Andre Rothe</dc:creator>
            <dc:date>2015-11-23T22:16:51.684734012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66" table:table="2"/>
          <office:change-info>
            <dc:creator>Andre Rothe</dc:creator>
            <dc:date>2015-11-23T22:16:51.684861474</dc:date>
          </office:change-info>
          <table:previous>
            <table:change-track-table-cell/>
          </table:previous>
        </table:cell-content-change>
        <table:cell-content-change table:id="ct429">
          <table:cell-address table:column="1" table:row="166" table:table="2"/>
          <office:change-info>
            <dc:creator>Andre Rothe</dc:creator>
            <dc:date>2015-11-23T22:16:51.684869087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166" table:table="2"/>
          <office:change-info>
            <dc:creator>Andre Rothe</dc:creator>
            <dc:date>2015-11-23T22:16:51.684875512</dc:date>
          </office:change-info>
          <table:previous>
            <table:change-track-table-cell/>
          </table:previous>
        </table:cell-content-change>
        <table:cell-content-change table:id="ct431">
          <table:cell-address table:column="3" table:row="166" table:table="2"/>
          <office:change-info>
            <dc:creator>Andre Rothe</dc:creator>
            <dc:date>2015-11-23T22:16:51.684881519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67" table:table="2"/>
          <office:change-info>
            <dc:creator>Andre Rothe</dc:creator>
            <dc:date>2015-11-23T22:16:51.684887805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68" table:table="2"/>
          <office:change-info>
            <dc:creator>Andre Rothe</dc:creator>
            <dc:date>2015-11-23T22:16:51.684894998</dc:date>
          </office:change-info>
          <table:previous>
            <table:change-track-table-cell/>
          </table:previous>
        </table:cell-content-change>
        <table:cell-content-change table:id="ct434">
          <table:cell-address table:column="1" table:row="168" table:table="2"/>
          <office:change-info>
            <dc:creator>Andre Rothe</dc:creator>
            <dc:date>2015-11-23T22:16:51.684900935</dc:date>
          </office:change-info>
          <table:previous>
            <table:change-track-table-cell/>
          </table:previous>
        </table:cell-content-change>
        <table:cell-content-change table:id="ct435">
          <table:cell-address table:column="2" table:row="168" table:table="2"/>
          <office:change-info>
            <dc:creator>Andre Rothe</dc:creator>
            <dc:date>2015-11-23T22:16:51.684916021</dc:date>
          </office:change-info>
          <table:previous>
            <table:change-track-table-cell/>
          </table:previous>
        </table:cell-content-change>
        <table:cell-content-change table:id="ct436">
          <table:cell-address table:column="3" table:row="168" table:table="2"/>
          <office:change-info>
            <dc:creator>Andre Rothe</dc:creator>
            <dc:date>2015-11-23T22:16:51.684968752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71" table:table="2"/>
          <office:change-info>
            <dc:creator>Andre Rothe</dc:creator>
            <dc:date>2015-11-23T22:16:51.686601519</dc:date>
          </office:change-info>
          <table:previous>
            <table:change-track-table-cell/>
          </table:previous>
        </table:cell-content-change>
        <table:cell-content-change table:id="ct438">
          <table:cell-address table:column="1" table:row="171" table:table="2"/>
          <office:change-info>
            <dc:creator>Andre Rothe</dc:creator>
            <dc:date>2015-11-23T22:16:51.686625894</dc:date>
          </office:change-info>
          <table:previous>
            <table:change-track-table-cell/>
          </table:previous>
        </table:cell-content-change>
        <table:cell-content-change table:id="ct439">
          <table:cell-address table:column="2" table:row="171" table:table="2"/>
          <office:change-info>
            <dc:creator>Andre Rothe</dc:creator>
            <dc:date>2015-11-23T22:16:51.686632529</dc:date>
          </office:change-info>
          <table:previous>
            <table:change-track-table-cell/>
          </table:previous>
        </table:cell-content-change>
        <table:cell-content-change table:id="ct440">
          <table:cell-address table:column="3" table:row="171" table:table="2"/>
          <office:change-info>
            <dc:creator>Andre Rothe</dc:creator>
            <dc:date>2015-11-23T22:16:51.686665634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73" table:table="2"/>
          <office:change-info>
            <dc:creator>Andre Rothe</dc:creator>
            <dc:date>2015-11-23T22:16:51.686758175</dc:date>
          </office:change-info>
          <table:previous>
            <table:change-track-table-cell/>
          </table:previous>
        </table:cell-content-change>
        <table:cell-content-change table:id="ct442">
          <table:cell-address table:column="1" table:row="173" table:table="2"/>
          <office:change-info>
            <dc:creator>Andre Rothe</dc:creator>
            <dc:date>2015-11-23T22:16:51.686765718</dc:date>
          </office:change-info>
          <table:previous>
            <table:change-track-table-cell/>
          </table:previous>
        </table:cell-content-change>
        <table:cell-content-change table:id="ct443">
          <table:cell-address table:column="2" table:row="173" table:table="2"/>
          <office:change-info>
            <dc:creator>Andre Rothe</dc:creator>
            <dc:date>2015-11-23T22:16:51.686785902</dc:date>
          </office:change-info>
          <table:previous>
            <table:change-track-table-cell/>
          </table:previous>
        </table:cell-content-change>
        <table:cell-content-change table:id="ct444">
          <table:cell-address table:column="3" table:row="173" table:table="2"/>
          <office:change-info>
            <dc:creator>Andre Rothe</dc:creator>
            <dc:date>2015-11-23T22:16:51.686801547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175" table:table="2"/>
          <office:change-info>
            <dc:creator>Andre Rothe</dc:creator>
            <dc:date>2015-11-23T22:16:51.688209563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175" table:table="2"/>
          <office:change-info>
            <dc:creator>Andre Rothe</dc:creator>
            <dc:date>2015-11-23T22:16:51.688237500</dc:date>
          </office:change-info>
          <table:previous>
            <table:change-track-table-cell/>
          </table:previous>
        </table:cell-content-change>
        <table:cell-content-change table:id="ct447">
          <table:cell-address table:column="2" table:row="175" table:table="2"/>
          <office:change-info>
            <dc:creator>Andre Rothe</dc:creator>
            <dc:date>2015-11-23T22:16:51.688270395</dc:date>
          </office:change-info>
          <table:previous>
            <table:change-track-table-cell/>
          </table:previous>
        </table:cell-content-change>
        <table:cell-content-change table:id="ct448">
          <table:cell-address table:column="3" table:row="175" table:table="2"/>
          <office:change-info>
            <dc:creator>Andre Rothe</dc:creator>
            <dc:date>2015-11-23T22:16:51.688360352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179" table:table="2"/>
          <office:change-info>
            <dc:creator>Andre Rothe</dc:creator>
            <dc:date>2015-11-23T22:16:51.688374250</dc:date>
          </office:change-info>
          <table:previous>
            <table:change-track-table-cell office:value-type="string">
              <text:p>190C</text:p>
            </table:change-track-table-cell>
          </table:previous>
        </table:cell-content-change>
        <table:cell-content-change table:id="ct450">
          <table:cell-address table:column="0" table:row="184" table:table="2"/>
          <office:change-info>
            <dc:creator>Andre Rothe</dc:creator>
            <dc:date>2015-11-23T22:16:51.689898902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184" table:table="2"/>
          <office:change-info>
            <dc:creator>Andre Rothe</dc:creator>
            <dc:date>2015-11-23T22:16:51.689934242</dc:date>
          </office:change-info>
          <table:previous>
            <table:change-track-table-cell/>
          </table:previous>
        </table:cell-content-change>
        <table:cell-content-change table:id="ct452">
          <table:cell-address table:column="2" table:row="184" table:table="2"/>
          <office:change-info>
            <dc:creator>Andre Rothe</dc:creator>
            <dc:date>2015-11-23T22:16:51.689970979</dc:date>
          </office:change-info>
          <table:previous>
            <table:change-track-table-cell/>
          </table:previous>
        </table:cell-content-change>
        <table:cell-content-change table:id="ct453">
          <table:cell-address table:column="3" table:row="184" table:table="2"/>
          <office:change-info>
            <dc:creator>Andre Rothe</dc:creator>
            <dc:date>2015-11-23T22:16:51.690098162</dc:date>
          </office:change-info>
          <table:previous>
            <table:change-track-table-cell/>
          </table:previous>
        </table:cell-content-change>
        <table:insertion table:id="ct454" table:type="row" table:position="48" table:count="3" table:table="6">
          <office:change-info>
            <dc:creator>Andre Rothe</dc:creator>
            <dc:date>2015-11-23T22:16:51.753746066</dc:date>
          </office:change-info>
        </table:insertion>
        <table:insertion table:id="ct455" table:type="row" table:position="40" table:count="4" table:table="6">
          <office:change-info>
            <dc:creator>Andre Rothe</dc:creator>
            <dc:date>2015-11-23T22:16:51.753905515</dc:date>
          </office:change-info>
          <table:dependencies>
            <table:dependency table:id="ct839"/>
            <table:dependency table:id="ct838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  <table:dependency table:id="ct828"/>
            <table:dependency table:id="ct827"/>
            <table:dependency table:id="ct826"/>
          </table:dependencies>
        </table:insertion>
        <table:deletion table:id="ct456" table:type="row" table:position="39" table:table="6">
          <office:change-info>
            <dc:creator>Andre Rothe</dc:creator>
            <dc:date>2015-11-23T22:16:51.753961668</dc:date>
          </office:change-info>
          <table:deletions>
            <table:cell-content-deletion>
              <table:cell-address table:column="0" table:row="39" table:table="6"/>
              <table:change-track-table-cell office:value-type="string">
                <text:p>0x8C</text:p>
              </table:change-track-table-cell>
            </table:cell-content-deletion>
            <table:cell-content-deletion>
              <table:cell-address table:column="1" table:row="39" table:table="6"/>
              <table:change-track-table-cell office:value-type="string">
                <text:p>Referenz auf nächste Spaltenstructur</text:p>
              </table:change-track-table-cell>
            </table:cell-content-deletion>
          </table:deletions>
        </table:deletion>
        <table:deletion table:id="ct457" table:type="row" table:position="22" table:table="6">
          <office:change-info>
            <dc:creator>Andre Rothe</dc:creator>
            <dc:date>2015-11-23T22:16:51.754090527</dc:date>
          </office:change-info>
        </table:deletion>
        <table:insertion table:id="ct458" table:type="row" table:position="15" table:table="6">
          <office:change-info>
            <dc:creator>Andre Rothe</dc:creator>
            <dc:date>2015-11-23T22:16:51.754154642</dc:date>
          </office:change-info>
          <table:dependencies>
            <table:dependency table:id="ct737"/>
            <table:dependency table:id="ct736"/>
            <table:dependency table:id="ct735"/>
            <table:dependency table:id="ct734"/>
            <table:dependency table:id="ct733"/>
          </table:dependencies>
        </table:insertion>
        <table:cell-content-change table:id="ct459">
          <table:cell-address table:column="0" table:row="0" table:table="3"/>
          <office:change-info>
            <dc:creator>Andre Rothe</dc:creator>
            <dc:date>2015-11-23T22:16:51.754209188</dc:date>
          </office:change-info>
          <table:previous>
            <table:change-track-table-cell/>
          </table:previous>
        </table:cell-content-change>
        <table:cell-content-change table:id="ct460">
          <table:cell-address table:column="1" table:row="0" table:table="3"/>
          <office:change-info>
            <dc:creator>Andre Rothe</dc:creator>
            <dc:date>2015-11-23T22:16:51.754262548</dc:date>
          </office:change-info>
          <table:previous>
            <table:change-track-table-cell office:value-type="string">
              <text:p>Value</text:p>
            </table:change-track-table-cell>
          </table:previous>
        </table:cell-content-change>
        <table:cell-content-change table:id="ct461">
          <table:cell-address table:column="0" table:row="1" table:table="3"/>
          <office:change-info>
            <dc:creator>Andre Rothe</dc:creator>
            <dc:date>2015-11-23T22:16:51.754374574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2" table:table="3"/>
          <office:change-info>
            <dc:creator>Andre Rothe</dc:creator>
            <dc:date>2015-11-23T22:16:51.755872197</dc:date>
          </office:change-info>
          <table:previous>
            <table:change-track-table-cell/>
          </table:previous>
        </table:cell-content-change>
        <table:cell-content-change table:id="ct463">
          <table:cell-address table:column="1" table:row="2" table:table="3"/>
          <office:change-info>
            <dc:creator>Andre Rothe</dc:creator>
            <dc:date>2015-11-23T22:16:51.756002383</dc:date>
          </office:change-info>
          <table:previous>
            <table:change-track-table-cell office:value-type="string">
              <text:p>FFFFFFFF</text:p>
            </table:change-track-table-cell>
          </table:previous>
        </table:cell-content-change>
        <table:cell-content-change table:id="ct464">
          <table:cell-address table:column="2" table:row="2" table:table="3"/>
          <office:change-info>
            <dc:creator>Andre Rothe</dc:creator>
            <dc:date>2015-11-23T22:16:51.756038771</dc:date>
          </office:change-info>
          <table:previous>
            <table:change-track-table-cell office:value-type="string">
              <text:p>-1 (end/begin of structure) </text:p>
            </table:change-track-table-cell>
          </table:previous>
        </table:cell-content-change>
        <table:cell-content-change table:id="ct465">
          <table:cell-address table:column="0" table:row="3" table:table="3"/>
          <office:change-info>
            <dc:creator>Andre Rothe</dc:creator>
            <dc:date>2015-11-23T22:16:51.756090873</dc:date>
          </office:change-info>
          <table:previous>
            <table:change-track-table-cell/>
          </table:previous>
        </table:cell-content-change>
        <table:cell-content-change table:id="ct466">
          <table:cell-address table:column="1" table:row="3" table:table="3"/>
          <office:change-info>
            <dc:creator>Andre Rothe</dc:creator>
            <dc:date>2015-11-23T22:16:51.756102187</dc:date>
          </office:change-info>
          <table:previous>
            <table:change-track-table-cell office:value-type="string">
              <text:p>22000000</text:p>
            </table:change-track-table-cell>
          </table:previous>
        </table:cell-content-change>
        <table:cell-content-change table:id="ct467">
          <table:cell-address table:column="2" table:row="3" table:table="3"/>
          <office:change-info>
            <dc:creator>Andre Rothe</dc:creator>
            <dc:date>2015-11-23T22:16:51.756132010</dc:date>
          </office:change-info>
          <table:previous>
            <table:change-track-table-cell office:value-type="string">
              <text:p>Länge der nachfolgenden Struktur</text:p>
              <text:p>(Anzahl der 32bit Pointer)</text:p>
            </table:change-track-table-cell>
          </table:previous>
        </table:cell-content-change>
        <table:cell-content-change table:id="ct468">
          <table:cell-address table:column="3" table:row="3" table:table="3"/>
          <office:change-info>
            <dc:creator>Andre Rothe</dc:creator>
            <dc:date>2015-11-23T22:16:51.756198150</dc:date>
          </office:change-info>
          <table:previous>
            <table:change-track-table-cell/>
          </table:previous>
        </table:cell-content-change>
        <table:cell-content-change table:id="ct469">
          <table:cell-address table:column="0" table:row="4" table:table="3"/>
          <office:change-info>
            <dc:creator>Andre Rothe</dc:creator>
            <dc:date>2015-11-23T22:16:51.757872404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4" table:table="3"/>
          <office:change-info>
            <dc:creator>Andre Rothe</dc:creator>
            <dc:date>2015-11-23T22:16:51.757915078</dc:date>
          </office:change-info>
          <table:previous>
            <table:change-track-table-cell office:value-type="string">
              <text:p>00</text:p>
            </table:change-track-table-cell>
          </table:previous>
        </table:cell-content-change>
        <table:cell-content-change table:id="ct471">
          <table:cell-address table:column="2" table:row="4" table:table="3"/>
          <office:change-info>
            <dc:creator>Andre Rothe</dc:creator>
            <dc:date>2015-11-23T22:16:51.757952373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472">
          <table:cell-address table:column="0" table:row="5" table:table="3"/>
          <office:change-info>
            <dc:creator>Andre Rothe</dc:creator>
            <dc:date>2015-11-23T22:16:51.759435888</dc:date>
          </office:change-info>
          <table:previous>
            <table:change-track-table-cell/>
          </table:previous>
        </table:cell-content-change>
        <table:cell-content-change table:id="ct473">
          <table:cell-address table:column="1" table:row="5" table:table="3"/>
          <office:change-info>
            <dc:creator>Andre Rothe</dc:creator>
            <dc:date>2015-11-23T22:16:51.759491203</dc:date>
          </office:change-info>
          <table:previous>
            <table:change-track-table-cell office:value-type="string">
              <text:p>08</text:p>
            </table:change-track-table-cell>
          </table:previous>
        </table:cell-content-change>
        <table:cell-content-change table:id="ct474">
          <table:cell-address table:column="2" table:row="5" table:table="3"/>
          <office:change-info>
            <dc:creator>Andre Rothe</dc:creator>
            <dc:date>2015-11-23T22:16:51.759542397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475">
          <table:cell-address table:column="0" table:row="6" table:table="3"/>
          <office:change-info>
            <dc:creator>Andre Rothe</dc:creator>
            <dc:date>2015-11-23T22:16:51.759684037</dc:date>
          </office:change-info>
          <table:previous>
            <table:change-track-table-cell/>
          </table:previous>
        </table:cell-content-change>
        <table:cell-content-change table:id="ct476">
          <table:cell-address table:column="1" table:row="6" table:table="3"/>
          <office:change-info>
            <dc:creator>Andre Rothe</dc:creator>
            <dc:date>2015-11-23T22:16:51.759703663</dc:date>
          </office:change-info>
          <table:previous>
            <table:change-track-table-cell office:value-type="string">
              <text:p>10</text:p>
            </table:change-track-table-cell>
          </table:previous>
        </table:cell-content-change>
        <table:cell-content-change table:id="ct477">
          <table:cell-address table:column="2" table:row="6" table:table="3"/>
          <office:change-info>
            <dc:creator>Andre Rothe</dc:creator>
            <dc:date>2015-11-23T22:16:51.759762190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478">
          <table:cell-address table:column="0" table:row="7" table:table="3"/>
          <office:change-info>
            <dc:creator>Andre Rothe</dc:creator>
            <dc:date>2015-11-23T22:16:51.760430928</dc:date>
          </office:change-info>
          <table:previous>
            <table:change-track-table-cell/>
          </table:previous>
        </table:cell-content-change>
        <table:cell-content-change table:id="ct479">
          <table:cell-address table:column="1" table:row="7" table:table="3"/>
          <office:change-info>
            <dc:creator>Andre Rothe</dc:creator>
            <dc:date>2015-11-23T22:16:51.760487919</dc:date>
          </office:change-info>
          <table:previous>
            <table:change-track-table-cell office:value-type="string">
              <text:p>3c</text:p>
            </table:change-track-table-cell>
          </table:previous>
        </table:cell-content-change>
        <table:cell-content-change table:id="ct480">
          <table:cell-address table:column="2" table:row="7" table:table="3"/>
          <office:change-info>
            <dc:creator>Andre Rothe</dc:creator>
            <dc:date>2015-11-23T22:16:51.760598828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481">
          <table:cell-address table:column="0" table:row="8" table:table="3"/>
          <office:change-info>
            <dc:creator>Andre Rothe</dc:creator>
            <dc:date>2015-11-23T22:16:51.761138987</dc:date>
          </office:change-info>
          <table:previous>
            <table:change-track-table-cell/>
          </table:previous>
        </table:cell-content-change>
        <table:cell-content-change table:id="ct482">
          <table:cell-address table:column="1" table:row="8" table:table="3"/>
          <office:change-info>
            <dc:creator>Andre Rothe</dc:creator>
            <dc:date>2015-11-23T22:16:51.761192416</dc:date>
          </office:change-info>
          <table:previous>
            <table:change-track-table-cell office:value-type="float" office:value="40"/>
          </table:previous>
        </table:cell-content-change>
        <table:cell-content-change table:id="ct483">
          <table:cell-address table:column="2" table:row="8" table:table="3"/>
          <office:change-info>
            <dc:creator>Andre Rothe</dc:creator>
            <dc:date>2015-11-23T22:16:51.761288449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484">
          <table:cell-address table:column="0" table:row="9" table:table="3"/>
          <office:change-info>
            <dc:creator>Andre Rothe</dc:creator>
            <dc:date>2015-11-23T22:16:51.761334684</dc:date>
          </office:change-info>
          <table:previous>
            <table:change-track-table-cell/>
          </table:previous>
        </table:cell-content-change>
        <table:cell-content-change table:id="ct485">
          <table:cell-address table:column="1" table:row="9" table:table="3"/>
          <office:change-info>
            <dc:creator>Andre Rothe</dc:creator>
            <dc:date>2015-11-23T22:16:51.761345440</dc:date>
          </office:change-info>
          <table:previous>
            <table:change-track-table-cell office:value-type="float" office:value="44"/>
          </table:previous>
        </table:cell-content-change>
        <table:cell-content-change table:id="ct486">
          <table:cell-address table:column="0" table:row="10" table:table="3"/>
          <office:change-info>
            <dc:creator>Andre Rothe</dc:creator>
            <dc:date>2015-11-23T22:16:51.762603994</dc:date>
          </office:change-info>
          <table:previous>
            <table:change-track-table-cell/>
          </table:previous>
        </table:cell-content-change>
        <table:cell-content-change table:id="ct487">
          <table:cell-address table:column="1" table:row="10" table:table="3"/>
          <office:change-info>
            <dc:creator>Andre Rothe</dc:creator>
            <dc:date>2015-11-23T22:16:51.762671671</dc:date>
          </office:change-info>
          <table:previous>
            <table:change-track-table-cell office:value-type="float" office:value="48"/>
          </table:previous>
        </table:cell-content-change>
        <table:cell-content-change table:id="ct488">
          <table:cell-address table:column="0" table:row="11" table:table="3"/>
          <office:change-info>
            <dc:creator>Andre Rothe</dc:creator>
            <dc:date>2015-11-23T22:16:51.764224888</dc:date>
          </office:change-info>
          <table:previous>
            <table:change-track-table-cell/>
          </table:previous>
        </table:cell-content-change>
        <table:cell-content-change table:id="ct489">
          <table:cell-address table:column="1" table:row="11" table:table="3"/>
          <office:change-info>
            <dc:creator>Andre Rothe</dc:creator>
            <dc:date>2015-11-23T22:16:51.764273917</dc:date>
          </office:change-info>
          <table:previous>
            <table:change-track-table-cell office:value-type="string">
              <text:p>4c</text:p>
            </table:change-track-table-cell>
          </table:previous>
        </table:cell-content-change>
        <table:cell-content-change table:id="ct490">
          <table:cell-address table:column="0" table:row="12" table:table="3"/>
          <office:change-info>
            <dc:creator>Andre Rothe</dc:creator>
            <dc:date>2015-11-23T22:16:51.764287676</dc:date>
          </office:change-info>
          <table:previous>
            <table:change-track-table-cell/>
          </table:previous>
        </table:cell-content-change>
        <table:cell-content-change table:id="ct491">
          <table:cell-address table:column="1" table:row="12" table:table="3"/>
          <office:change-info>
            <dc:creator>Andre Rothe</dc:creator>
            <dc:date>2015-11-23T22:16:51.764297943</dc:date>
          </office:change-info>
          <table:previous>
            <table:change-track-table-cell office:value-type="float" office:value="50"/>
          </table:previous>
        </table:cell-content-change>
        <table:cell-content-change table:id="ct492">
          <table:cell-address table:column="0" table:row="13" table:table="3"/>
          <office:change-info>
            <dc:creator>Andre Rothe</dc:creator>
            <dc:date>2015-11-23T22:16:51.765466191</dc:date>
          </office:change-info>
          <table:previous>
            <table:change-track-table-cell/>
          </table:previous>
        </table:cell-content-change>
        <table:cell-content-change table:id="ct493">
          <table:cell-address table:column="1" table:row="13" table:table="3"/>
          <office:change-info>
            <dc:creator>Andre Rothe</dc:creator>
            <dc:date>2015-11-23T22:16:51.765518852</dc:date>
          </office:change-info>
          <table:previous>
            <table:change-track-table-cell office:value-type="float" office:value="54"/>
          </table:previous>
        </table:cell-content-change>
        <table:cell-content-change table:id="ct494">
          <table:cell-address table:column="0" table:row="14" table:table="3"/>
          <office:change-info>
            <dc:creator>Andre Rothe</dc:creator>
            <dc:date>2015-11-23T22:16:51.766151412</dc:date>
          </office:change-info>
          <table:previous>
            <table:change-track-table-cell/>
          </table:previous>
        </table:cell-content-change>
        <table:cell-content-change table:id="ct495">
          <table:cell-address table:column="1" table:row="14" table:table="3"/>
          <office:change-info>
            <dc:creator>Andre Rothe</dc:creator>
            <dc:date>2015-11-23T22:16:51.766226492</dc:date>
          </office:change-info>
          <table:previous>
            <table:change-track-table-cell office:value-type="string">
              <text:p>84</text:p>
            </table:change-track-table-cell>
          </table:previous>
        </table:cell-content-change>
        <table:cell-content-change table:id="ct496">
          <table:cell-address table:column="2" table:row="14" table:table="3"/>
          <office:change-info>
            <dc:creator>Andre Rothe</dc:creator>
            <dc:date>2015-11-23T22:16:51.766339287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15" table:table="3"/>
          <office:change-info>
            <dc:creator>Andre Rothe</dc:creator>
            <dc:date>2015-11-23T22:16:51.766397744</dc:date>
          </office:change-info>
          <table:previous>
            <table:change-track-table-cell/>
          </table:previous>
        </table:cell-content-change>
        <table:cell-content-change table:id="ct498">
          <table:cell-address table:column="1" table:row="15" table:table="3"/>
          <office:change-info>
            <dc:creator>Andre Rothe</dc:creator>
            <dc:date>2015-11-23T22:16:51.766416183</dc:date>
          </office:change-info>
          <table:previous>
            <table:change-track-table-cell/>
          </table:previous>
        </table:cell-content-change>
        <table:cell-content-change table:id="ct499">
          <table:cell-address table:column="1" table:row="16" table:table="3"/>
          <office:change-info>
            <dc:creator>Andre Rothe</dc:creator>
            <dc:date>2015-11-23T22:16:51.767514449</dc:date>
          </office:change-info>
          <table:previous>
            <table:change-track-table-cell office:value-type="string">
              <text:p>98</text:p>
            </table:change-track-table-cell>
          </table:previous>
        </table:cell-content-change>
        <table:cell-content-change table:id="ct500">
          <table:cell-address table:column="1" table:row="17" table:table="3"/>
          <office:change-info>
            <dc:creator>Andre Rothe</dc:creator>
            <dc:date>2015-11-23T22:16:51.767604126</dc:date>
          </office:change-info>
          <table:previous>
            <table:change-track-table-cell office:value-type="string">
              <text:p>b8</text:p>
            </table:change-track-table-cell>
          </table:previous>
        </table:cell-content-change>
        <table:cell-content-change table:id="ct501">
          <table:cell-address table:column="1" table:row="18" table:table="3"/>
          <office:change-info>
            <dc:creator>Andre Rothe</dc:creator>
            <dc:date>2015-11-23T22:16:51.768725999</dc:date>
          </office:change-info>
          <table:previous>
            <table:change-track-table-cell office:value-type="string">
              <text:p>F0</text:p>
            </table:change-track-table-cell>
          </table:previous>
        </table:cell-content-change>
        <table:cell-content-change table:id="ct502">
          <table:cell-address table:column="1" table:row="19" table:table="3"/>
          <office:change-info>
            <dc:creator>Andre Rothe</dc:creator>
            <dc:date>2015-11-23T22:16:51.769475614</dc:date>
          </office:change-info>
          <table:previous>
            <table:change-track-table-cell office:value-type="string">
              <text:p>1c01</text:p>
            </table:change-track-table-cell>
          </table:previous>
        </table:cell-content-change>
        <table:cell-content-change table:id="ct503">
          <table:cell-address table:column="2" table:row="19" table:table="3"/>
          <office:change-info>
            <dc:creator>Andre Rothe</dc:creator>
            <dc:date>2015-11-23T22:16:51.769541685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504">
          <table:cell-address table:column="1" table:row="20" table:table="3"/>
          <office:change-info>
            <dc:creator>Andre Rothe</dc:creator>
            <dc:date>2015-11-23T22:16:51.769668867</dc:date>
          </office:change-info>
          <table:previous>
            <table:change-track-table-cell office:value-type="string">
              <text:p>5401</text:p>
            </table:change-track-table-cell>
          </table:previous>
        </table:cell-content-change>
        <table:cell-content-change table:id="ct505">
          <table:cell-address table:column="2" table:row="20" table:table="3"/>
          <office:change-info>
            <dc:creator>Andre Rothe</dc:creator>
            <dc:date>2015-11-23T22:16:51.769688772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506">
          <table:cell-address table:column="0" table:row="22" table:table="3"/>
          <office:change-info>
            <dc:creator>Andre Rothe</dc:creator>
            <dc:date>2015-11-23T22:16:51.770710422</dc:date>
          </office:change-info>
          <table:previous>
            <table:change-track-table-cell/>
          </table:previous>
        </table:cell-content-change>
        <table:cell-content-change table:id="ct507">
          <table:cell-address table:column="1" table:row="22" table:table="3"/>
          <office:change-info>
            <dc:creator>Andre Rothe</dc:creator>
            <dc:date>2015-11-23T22:16:51.770745203</dc:date>
          </office:change-info>
          <table:previous>
            <table:change-track-table-cell office:value-type="string">
              <text:p>a401</text:p>
            </table:change-track-table-cell>
          </table:previous>
        </table:cell-content-change>
        <table:cell-content-change table:id="ct508">
          <table:cell-address table:column="1" table:row="24" table:table="3"/>
          <office:change-info>
            <dc:creator>Andre Rothe</dc:creator>
            <dc:date>2015-11-23T22:16:51.771834949</dc:date>
          </office:change-info>
          <table:previous>
            <table:change-track-table-cell office:value-type="string">
              <text:p>a801</text:p>
            </table:change-track-table-cell>
          </table:previous>
        </table:cell-content-change>
        <table:cell-content-change table:id="ct509">
          <table:cell-address table:column="2" table:row="24" table:table="3"/>
          <office:change-info>
            <dc:creator>Andre Rothe</dc:creator>
            <dc:date>2015-11-23T22:16:51.771913940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510">
          <table:cell-address table:column="1" table:row="25" table:table="3"/>
          <office:change-info>
            <dc:creator>Andre Rothe</dc:creator>
            <dc:date>2015-11-23T22:16:51.773358483</dc:date>
          </office:change-info>
          <table:previous>
            <table:change-track-table-cell office:value-type="string">
              <text:p>b001</text:p>
            </table:change-track-table-cell>
          </table:previous>
        </table:cell-content-change>
        <table:cell-content-change table:id="ct511">
          <table:cell-address table:column="2" table:row="25" table:table="3"/>
          <office:change-info>
            <dc:creator>Andre Rothe</dc:creator>
            <dc:date>2015-11-23T22:16:51.773425881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512">
          <table:cell-address table:column="0" table:row="26" table:table="3"/>
          <office:change-info>
            <dc:creator>Andre Rothe</dc:creator>
            <dc:date>2015-11-23T22:16:51.773513742</dc:date>
          </office:change-info>
          <table:previous>
            <table:change-track-table-cell/>
          </table:previous>
        </table:cell-content-change>
        <table:cell-content-change table:id="ct513">
          <table:cell-address table:column="1" table:row="26" table:table="3"/>
          <office:change-info>
            <dc:creator>Andre Rothe</dc:creator>
            <dc:date>2015-11-23T22:16:51.773524358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26" table:table="3"/>
          <office:change-info>
            <dc:creator>Andre Rothe</dc:creator>
            <dc:date>2015-11-23T22:16:51.773541888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7" table:table="3"/>
          <office:change-info>
            <dc:creator>Andre Rothe</dc:creator>
            <dc:date>2015-11-23T22:16:51.774208321</dc:date>
          </office:change-info>
          <table:previous>
            <table:change-track-table-cell/>
          </table:previous>
        </table:cell-content-change>
        <table:cell-content-change table:id="ct516">
          <table:cell-address table:column="1" table:row="27" table:table="3"/>
          <office:change-info>
            <dc:creator>Andre Rothe</dc:creator>
            <dc:date>2015-11-23T22:16:51.774245407</dc:date>
          </office:change-info>
          <table:previous>
            <table:change-track-table-cell office:value-type="string">
              <text:p>1c02</text:p>
            </table:change-track-table-cell>
          </table:previous>
        </table:cell-content-change>
        <table:cell-content-change table:id="ct517">
          <table:cell-address table:column="2" table:row="27" table:table="3"/>
          <office:change-info>
            <dc:creator>Andre Rothe</dc:creator>
            <dc:date>2015-11-23T22:16:51.774290386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518">
          <table:cell-address table:column="0" table:row="28" table:table="3"/>
          <office:change-info>
            <dc:creator>Andre Rothe</dc:creator>
            <dc:date>2015-11-23T22:16:51.774433911</dc:date>
          </office:change-info>
          <table:previous>
            <table:change-track-table-cell/>
          </table:previous>
        </table:cell-content-change>
        <table:cell-content-change table:id="ct519">
          <table:cell-address table:column="1" table:row="28" table:table="3"/>
          <office:change-info>
            <dc:creator>Andre Rothe</dc:creator>
            <dc:date>2015-11-23T22:16:51.774445435</dc:date>
          </office:change-info>
          <table:previous>
            <table:change-track-table-cell office:value-type="string">
              <text:p>2402</text:p>
            </table:change-track-table-cell>
          </table:previous>
        </table:cell-content-change>
        <table:cell-content-change table:id="ct520">
          <table:cell-address table:column="2" table:row="28" table:table="3"/>
          <office:change-info>
            <dc:creator>Andre Rothe</dc:creator>
            <dc:date>2015-11-23T22:16:51.774463454</dc:date>
          </office:change-info>
          <table:previous>
            <table:change-track-table-cell office:value-type="string">
              <text:p>Offset von Start AttributeStructure</text:p>
            </table:change-track-table-cell>
          </table:previous>
        </table:cell-content-change>
        <table:cell-content-change table:id="ct521">
          <table:cell-address table:column="0" table:row="29" table:table="3"/>
          <office:change-info>
            <dc:creator>Andre Rothe</dc:creator>
            <dc:date>2015-11-23T22:16:51.775557251</dc:date>
          </office:change-info>
          <table:previous>
            <table:change-track-table-cell/>
          </table:previous>
        </table:cell-content-change>
        <table:cell-content-change table:id="ct522">
          <table:cell-address table:column="1" table:row="29" table:table="3"/>
          <office:change-info>
            <dc:creator>Andre Rothe</dc:creator>
            <dc:date>2015-11-23T22:16:51.775626883</dc:date>
          </office:change-info>
          <table:previous>
            <table:change-track-table-cell/>
          </table:previous>
        </table:cell-content-change>
        <table:cell-content-change table:id="ct523">
          <table:cell-address table:column="1" table:row="30" table:table="3"/>
          <office:change-info>
            <dc:creator>Andre Rothe</dc:creator>
            <dc:date>2015-11-23T22:16:51.776251900</dc:date>
          </office:change-info>
          <table:previous>
            <table:change-track-table-cell office:value-type="string">
              <text:p>9002</text:p>
            </table:change-track-table-cell>
          </table:previous>
        </table:cell-content-change>
        <table:cell-content-change table:id="ct524">
          <table:cell-address table:column="1" table:row="31" table:table="3"/>
          <office:change-info>
            <dc:creator>Andre Rothe</dc:creator>
            <dc:date>2015-11-23T22:16:51.776291151</dc:date>
          </office:change-info>
          <table:previous>
            <table:change-track-table-cell office:value-type="string">
              <text:p>9402</text:p>
            </table:change-track-table-cell>
          </table:previous>
        </table:cell-content-change>
        <table:cell-content-change table:id="ct525">
          <table:cell-address table:column="1" table:row="32" table:table="3"/>
          <office:change-info>
            <dc:creator>Andre Rothe</dc:creator>
            <dc:date>2015-11-23T22:16:51.777308121</dc:date>
          </office:change-info>
          <table:previous>
            <table:change-track-table-cell office:value-type="string">
              <text:p>9802</text:p>
            </table:change-track-table-cell>
          </table:previous>
        </table:cell-content-change>
        <table:cell-content-change table:id="ct526">
          <table:cell-address table:column="0" table:row="34" table:table="3"/>
          <office:change-info>
            <dc:creator>Andre Rothe</dc:creator>
            <dc:date>2015-11-23T22:16:51.778457512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34" table:table="3"/>
          <office:change-info>
            <dc:creator>Andre Rothe</dc:creator>
            <dc:date>2015-11-23T22:16:51.778620593</dc:date>
          </office:change-info>
          <table:previous>
            <table:change-track-table-cell office:value-type="string">
              <text:p>9c02</text:p>
            </table:change-track-table-cell>
          </table:previous>
        </table:cell-content-change>
        <table:cell-content-change table:id="ct528">
          <table:cell-address table:column="2" table:row="34" table:table="3"/>
          <office:change-info>
            <dc:creator>Andre Rothe</dc:creator>
            <dc:date>2015-11-23T22:16:51.778671438</dc:date>
          </office:change-info>
          <table:previous>
            <table:change-track-table-cell/>
          </table:previous>
        </table:cell-content-change>
        <table:cell-content-change table:id="ct529">
          <table:cell-address table:column="0" table:row="35" table:table="3"/>
          <office:change-info>
            <dc:creator>Andre Rothe</dc:creator>
            <dc:date>2015-11-23T22:16:51.780097683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35" table:table="3"/>
          <office:change-info>
            <dc:creator>Andre Rothe</dc:creator>
            <dc:date>2015-11-23T22:16:51.780181423</dc:date>
          </office:change-info>
          <table:previous>
            <table:change-track-table-cell office:value-type="string">
              <text:p>a002</text:p>
            </table:change-track-table-cell>
          </table:previous>
        </table:cell-content-change>
        <table:cell-content-change table:id="ct531">
          <table:cell-address table:column="2" table:row="35" table:table="3"/>
          <office:change-info>
            <dc:creator>Andre Rothe</dc:creator>
            <dc:date>2015-11-23T22:16:51.780271729</dc:date>
          </office:change-info>
          <table:previous>
            <table:change-track-table-cell/>
          </table:previous>
        </table:cell-content-change>
        <table:cell-content-change table:id="ct532">
          <table:cell-address table:column="0" table:row="36" table:table="3"/>
          <office:change-info>
            <dc:creator>Andre Rothe</dc:creator>
            <dc:date>2015-11-23T22:16:51.781463654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36" table:table="3"/>
          <office:change-info>
            <dc:creator>Andre Rothe</dc:creator>
            <dc:date>2015-11-23T22:16:51.781541528</dc:date>
          </office:change-info>
          <table:previous>
            <table:change-track-table-cell office:value-type="string">
              <text:p>b402</text:p>
            </table:change-track-table-cell>
          </table:previous>
        </table:cell-content-change>
        <table:cell-content-change table:id="ct534">
          <table:cell-address table:column="0" table:row="37" table:table="3"/>
          <office:change-info>
            <dc:creator>Andre Rothe</dc:creator>
            <dc:date>2015-11-23T22:16:51.781556055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37" table:table="3"/>
          <office:change-info>
            <dc:creator>Andre Rothe</dc:creator>
            <dc:date>2015-11-23T22:16:51.781584061</dc:date>
          </office:change-info>
          <table:previous>
            <table:change-track-table-cell/>
          </table:previous>
        </table:cell-content-change>
        <table:cell-content-change table:id="ct536">
          <table:cell-address table:column="2" table:row="37" table:table="3"/>
          <office:change-info>
            <dc:creator>Andre Rothe</dc:creator>
            <dc:date>2015-11-23T22:16:51.781614513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38" table:table="3"/>
          <office:change-info>
            <dc:creator>Andre Rothe</dc:creator>
            <dc:date>2015-11-23T22:16:51.783002833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38" table:table="3"/>
          <office:change-info>
            <dc:creator>Andre Rothe</dc:creator>
            <dc:date>2015-11-23T22:16:51.783091183</dc:date>
          </office:change-info>
          <table:previous>
            <table:change-track-table-cell office:value-type="string">
              <text:p>6803</text:p>
            </table:change-track-table-cell>
          </table:previous>
        </table:cell-content-change>
        <table:cell-content-change table:id="ct539">
          <table:cell-address table:column="2" table:row="38" table:table="3"/>
          <office:change-info>
            <dc:creator>Andre Rothe</dc:creator>
            <dc:date>2015-11-23T22:16:51.783182257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39" table:table="3"/>
          <office:change-info>
            <dc:creator>Andre Rothe</dc:creator>
            <dc:date>2015-11-23T22:16:51.784317819</dc:date>
          </office:change-info>
          <table:previous>
            <table:change-track-table-cell office:value-type="string">
              <text:p>8003</text:p>
            </table:change-track-table-cell>
          </table:previous>
        </table:cell-content-change>
        <table:cell-content-change table:id="ct541">
          <table:cell-address table:column="0" table:row="41" table:table="3"/>
          <office:change-info>
            <dc:creator>Andre Rothe</dc:creator>
            <dc:date>2015-11-23T22:16:51.785701809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41" table:table="3"/>
          <office:change-info>
            <dc:creator>Andre Rothe</dc:creator>
            <dc:date>2015-11-23T22:16:51.785775493</dc:date>
          </office:change-info>
          <table:previous>
            <table:change-track-table-cell/>
          </table:previous>
        </table:cell-content-change>
        <table:cell-content-change table:id="ct543">
          <table:cell-address table:column="2" table:row="41" table:table="3"/>
          <office:change-info>
            <dc:creator>Andre Rothe</dc:creator>
            <dc:date>2015-11-23T22:16:51.785866846</dc:date>
          </office:change-info>
          <table:previous>
            <table:change-track-table-cell/>
          </table:previous>
        </table:cell-content-change>
        <table:cell-content-change table:id="ct544">
          <table:cell-address table:column="0" table:row="42" table:table="3"/>
          <office:change-info>
            <dc:creator>Andre Rothe</dc:creator>
            <dc:date>2015-11-23T22:16:51.785877951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42" table:table="3"/>
          <office:change-info>
            <dc:creator>Andre Rothe</dc:creator>
            <dc:date>2015-11-23T22:16:51.785895761</dc:date>
          </office:change-info>
          <table:previous>
            <table:change-track-table-cell/>
          </table:previous>
        </table:cell-content-change>
        <table:cell-content-change table:id="ct546">
          <table:cell-address table:column="0" table:row="44" table:table="3"/>
          <office:change-info>
            <dc:creator>Andre Rothe</dc:creator>
            <dc:date>2015-11-23T22:16:51.7883215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44" table:table="3"/>
          <office:change-info>
            <dc:creator>Andre Rothe</dc:creator>
            <dc:date>2015-11-23T22:16:51.788367192</dc:date>
          </office:change-info>
          <table:previous>
            <table:change-track-table-cell/>
          </table:previous>
        </table:cell-content-change>
        <table:cell-content-change table:id="ct548">
          <table:cell-address table:column="2" table:row="44" table:table="3"/>
          <office:change-info>
            <dc:creator>Andre Rothe</dc:creator>
            <dc:date>2015-11-23T22:16:51.788401065</dc:date>
          </office:change-info>
          <table:previous>
            <table:change-track-table-cell/>
          </table:previous>
        </table:cell-content-change>
        <table:cell-content-change table:id="ct549">
          <table:cell-address table:column="0" table:row="45" table:table="3"/>
          <office:change-info>
            <dc:creator>Andre Rothe</dc:creator>
            <dc:date>2015-11-23T22:16:51.788490393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45" table:table="3"/>
          <office:change-info>
            <dc:creator>Andre Rothe</dc:creator>
            <dc:date>2015-11-23T22:16:51.788516165</dc:date>
          </office:change-info>
          <table:previous>
            <table:change-track-table-cell office:value-type="string">
              <text:p>3404</text:p>
            </table:change-track-table-cell>
          </table:previous>
        </table:cell-content-change>
        <table:cell-content-change table:id="ct551">
          <table:cell-address table:column="2" table:row="45" table:table="3"/>
          <office:change-info>
            <dc:creator>Andre Rothe</dc:creator>
            <dc:date>2015-11-23T22:16:51.788630566</dc:date>
          </office:change-info>
          <table:previous>
            <table:change-track-table-cell/>
          </table:previous>
        </table:cell-content-change>
        <table:cell-content-change table:id="ct552">
          <table:cell-address table:column="0" table:row="46" table:table="3"/>
          <office:change-info>
            <dc:creator>Andre Rothe</dc:creator>
            <dc:date>2015-11-23T22:16:51.790150818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46" table:table="3"/>
          <office:change-info>
            <dc:creator>Andre Rothe</dc:creator>
            <dc:date>2015-11-23T22:16:51.790204108</dc:date>
          </office:change-info>
          <table:previous>
            <table:change-track-table-cell office:value-type="string">
              <text:p>3804</text:p>
            </table:change-track-table-cell>
          </table:previous>
        </table:cell-content-change>
        <table:cell-content-change table:id="ct554">
          <table:cell-address table:column="0" table:row="47" table:table="3"/>
          <office:change-info>
            <dc:creator>Andre Rothe</dc:creator>
            <dc:date>2015-11-23T22:16:51.791639292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47" table:table="3"/>
          <office:change-info>
            <dc:creator>Andre Rothe</dc:creator>
            <dc:date>2015-11-23T22:16:51.791682035</dc:date>
          </office:change-info>
          <table:previous>
            <table:change-track-table-cell office:value-type="string">
              <text:p>4c04</text:p>
            </table:change-track-table-cell>
          </table:previous>
        </table:cell-content-change>
        <table:cell-content-change table:id="ct556">
          <table:cell-address table:column="2" table:row="47" table:table="3"/>
          <office:change-info>
            <dc:creator>Andre Rothe</dc:creator>
            <dc:date>2015-11-23T22:16:51.791695236</dc:date>
          </office:change-info>
          <table:previous>
            <table:change-track-table-cell/>
          </table:previous>
        </table:cell-content-change>
        <table:cell-content-change table:id="ct557">
          <table:cell-address table:column="0" table:row="48" table:table="3"/>
          <office:change-info>
            <dc:creator>Andre Rothe</dc:creator>
            <dc:date>2015-11-23T22:16:51.791705852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48" table:table="3"/>
          <office:change-info>
            <dc:creator>Andre Rothe</dc:creator>
            <dc:date>2015-11-23T22:16:51.791742449</dc:date>
          </office:change-info>
          <table:previous>
            <table:change-track-table-cell/>
          </table:previous>
        </table:cell-content-change>
        <table:cell-content-change table:id="ct559">
          <table:cell-address table:column="2" table:row="48" table:table="3"/>
          <office:change-info>
            <dc:creator>Andre Rothe</dc:creator>
            <dc:date>2015-11-23T22:16:51.791832824</dc:date>
          </office:change-info>
          <table:previous>
            <table:change-track-table-cell/>
          </table:previous>
        </table:cell-content-change>
        <table:cell-content-change table:id="ct560">
          <table:cell-address table:column="0" table:row="51" table:table="3"/>
          <office:change-info>
            <dc:creator>Andre Rothe</dc:creator>
            <dc:date>2015-11-23T22:16:51.794994016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51" table:table="3"/>
          <office:change-info>
            <dc:creator>Andre Rothe</dc:creator>
            <dc:date>2015-11-23T22:16:51.795067350</dc:date>
          </office:change-info>
          <table:previous>
            <table:change-track-table-cell/>
          </table:previous>
        </table:cell-content-change>
        <table:cell-content-change table:id="ct562">
          <table:cell-address table:column="2" table:row="51" table:table="3"/>
          <office:change-info>
            <dc:creator>Andre Rothe</dc:creator>
            <dc:date>2015-11-23T22:16:51.795109534</dc:date>
          </office:change-info>
          <table:previous>
            <table:change-track-table-cell/>
          </table:previous>
        </table:cell-content-change>
        <table:cell-content-change table:id="ct563">
          <table:cell-address table:column="0" table:row="52" table:table="3"/>
          <office:change-info>
            <dc:creator>Andre Rothe</dc:creator>
            <dc:date>2015-11-23T22:16:51.796834633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52" table:table="3"/>
          <office:change-info>
            <dc:creator>Andre Rothe</dc:creator>
            <dc:date>2015-11-23T22:16:51.796931783</dc:date>
          </office:change-info>
          <table:previous>
            <table:change-track-table-cell office:value-type="string">
              <text:p>FFFFFFFF</text:p>
            </table:change-track-table-cell>
          </table:previous>
        </table:cell-content-change>
        <table:cell-content-change table:id="ct565">
          <table:cell-address table:column="2" table:row="52" table:table="3"/>
          <office:change-info>
            <dc:creator>Andre Rothe</dc:creator>
            <dc:date>2015-11-23T22:16:51.797039969</dc:date>
          </office:change-info>
          <table:previous>
            <table:change-track-table-cell office:value-type="string">
              <text:p>end of Structure</text:p>
            </table:change-track-table-cell>
          </table:previous>
        </table:cell-content-change>
        <table:cell-content-change table:id="ct566">
          <table:cell-address table:column="0" table:row="1" table:table="4"/>
          <office:change-info>
            <dc:creator>Andre Rothe</dc:creator>
            <dc:date>2015-11-23T22:16:51.833743366</dc:date>
          </office:change-info>
          <table:previous>
            <table:change-track-table-cell/>
          </table:previous>
        </table:cell-content-change>
        <table:cell-content-change table:id="ct567">
          <table:cell-address table:column="0" table:row="3" table:table="4"/>
          <office:change-info>
            <dc:creator>Andre Rothe</dc:creator>
            <dc:date>2015-11-23T22:16:51.835964343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3" table:table="4"/>
          <office:change-info>
            <dc:creator>Andre Rothe</dc:creator>
            <dc:date>2015-11-23T22:16:51.836022592</dc:date>
          </office:change-info>
          <table:previous>
            <table:change-track-table-cell/>
          </table:previous>
        </table:cell-content-change>
        <table:cell-content-change table:id="ct569">
          <table:cell-address table:column="2" table:row="3" table:table="4"/>
          <office:change-info>
            <dc:creator>Andre Rothe</dc:creator>
            <dc:date>2015-11-23T22:16:51.836033906</dc:date>
          </office:change-info>
          <table:previous>
            <table:change-track-table-cell/>
          </table:previous>
        </table:cell-content-change>
        <table:cell-content-change table:id="ct570">
          <table:cell-address table:column="0" table:row="4" table:table="4"/>
          <office:change-info>
            <dc:creator>Andre Rothe</dc:creator>
            <dc:date>2015-11-23T22:16:51.836645443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4" table:table="4"/>
          <office:change-info>
            <dc:creator>Andre Rothe</dc:creator>
            <dc:date>2015-11-23T22:16:51.836717730</dc:date>
          </office:change-info>
          <table:previous>
            <table:change-track-table-cell/>
          </table:previous>
        </table:cell-content-change>
        <table:cell-content-change table:id="ct572">
          <table:cell-address table:column="2" table:row="4" table:table="4"/>
          <office:change-info>
            <dc:creator>Andre Rothe</dc:creator>
            <dc:date>2015-11-23T22:16:51.836870544</dc:date>
          </office:change-info>
          <table:previous>
            <table:change-track-table-cell/>
          </table:previous>
        </table:cell-content-change>
        <table:cell-content-change table:id="ct573">
          <table:cell-address table:column="0" table:row="5" table:table="4"/>
          <office:change-info>
            <dc:creator>Andre Rothe</dc:creator>
            <dc:date>2015-11-23T22:16:51.838001776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5" table:table="4"/>
          <office:change-info>
            <dc:creator>Andre Rothe</dc:creator>
            <dc:date>2015-11-23T22:16:51.838090336</dc:date>
          </office:change-info>
          <table:previous>
            <table:change-track-table-cell/>
          </table:previous>
        </table:cell-content-change>
        <table:cell-content-change table:id="ct575">
          <table:cell-address table:column="2" table:row="5" table:table="4"/>
          <office:change-info>
            <dc:creator>Andre Rothe</dc:creator>
            <dc:date>2015-11-23T22:16:51.838199638</dc:date>
          </office:change-info>
          <table:previous>
            <table:change-track-table-cell/>
          </table:previous>
        </table:cell-content-change>
        <table:cell-content-change table:id="ct576">
          <table:cell-address table:column="0" table:row="6" table:table="4"/>
          <office:change-info>
            <dc:creator>Andre Rothe</dc:creator>
            <dc:date>2015-11-23T22:16:51.839429278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6" table:table="4"/>
          <office:change-info>
            <dc:creator>Andre Rothe</dc:creator>
            <dc:date>2015-11-23T22:16:51.839595781</dc:date>
          </office:change-info>
          <table:previous>
            <table:change-track-table-cell/>
          </table:previous>
        </table:cell-content-change>
        <table:cell-content-change table:id="ct578">
          <table:cell-address table:column="2" table:row="6" table:table="4"/>
          <office:change-info>
            <dc:creator>Andre Rothe</dc:creator>
            <dc:date>2015-11-23T22:16:51.839608143</dc:date>
          </office:change-info>
          <table:previous>
            <table:change-track-table-cell/>
          </table:previous>
        </table:cell-content-change>
        <table:cell-content-change table:id="ct579">
          <table:cell-address table:column="0" table:row="7" table:table="4"/>
          <office:change-info>
            <dc:creator>Andre Rothe</dc:creator>
            <dc:date>2015-11-23T22:16:51.840690066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7" table:table="4"/>
          <office:change-info>
            <dc:creator>Andre Rothe</dc:creator>
            <dc:date>2015-11-23T22:16:51.840774156</dc:date>
          </office:change-info>
          <table:previous>
            <table:change-track-table-cell/>
          </table:previous>
        </table:cell-content-change>
        <table:cell-content-change table:id="ct581">
          <table:cell-address table:column="2" table:row="7" table:table="4"/>
          <office:change-info>
            <dc:creator>Andre Rothe</dc:creator>
            <dc:date>2015-11-23T22:16:51.840890513</dc:date>
          </office:change-info>
          <table:previous>
            <table:change-track-table-cell/>
          </table:previous>
        </table:cell-content-change>
        <table:cell-content-change table:id="ct582">
          <table:cell-address table:column="0" table:row="8" table:table="4"/>
          <office:change-info>
            <dc:creator>Andre Rothe</dc:creator>
            <dc:date>2015-11-23T22:16:51.841589702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8" table:table="4"/>
          <office:change-info>
            <dc:creator>Andre Rothe</dc:creator>
            <dc:date>2015-11-23T22:16:51.841639988</dc:date>
          </office:change-info>
          <table:previous>
            <table:change-track-table-cell/>
          </table:previous>
        </table:cell-content-change>
        <table:cell-content-change table:id="ct584">
          <table:cell-address table:column="2" table:row="8" table:table="4"/>
          <office:change-info>
            <dc:creator>Andre Rothe</dc:creator>
            <dc:date>2015-11-23T22:16:51.841651722</dc:date>
          </office:change-info>
          <table:previous>
            <table:change-track-table-cell/>
          </table:previous>
        </table:cell-content-change>
        <table:cell-content-change table:id="ct585">
          <table:cell-address table:column="0" table:row="9" table:table="4"/>
          <office:change-info>
            <dc:creator>Andre Rothe</dc:creator>
            <dc:date>2015-11-23T22:16:51.842657308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9" table:table="4"/>
          <office:change-info>
            <dc:creator>Andre Rothe</dc:creator>
            <dc:date>2015-11-23T22:16:51.842738324</dc:date>
          </office:change-info>
          <table:previous>
            <table:change-track-table-cell/>
          </table:previous>
        </table:cell-content-change>
        <table:cell-content-change table:id="ct587">
          <table:cell-address table:column="2" table:row="9" table:table="4"/>
          <office:change-info>
            <dc:creator>Andre Rothe</dc:creator>
            <dc:date>2015-11-23T22:16:51.842855240</dc:date>
          </office:change-info>
          <table:previous>
            <table:change-track-table-cell/>
          </table:previous>
        </table:cell-content-change>
        <table:cell-content-change table:id="ct588">
          <table:cell-address table:column="0" table:row="10" table:table="4"/>
          <office:change-info>
            <dc:creator>Andre Rothe</dc:creator>
            <dc:date>2015-11-23T22:16:51.843494784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10" table:table="4"/>
          <office:change-info>
            <dc:creator>Andre Rothe</dc:creator>
            <dc:date>2015-11-23T22:16:51.843532848</dc:date>
          </office:change-info>
          <table:previous>
            <table:change-track-table-cell/>
          </table:previous>
        </table:cell-content-change>
        <table:cell-content-change table:id="ct590">
          <table:cell-address table:column="0" table:row="11" table:table="4"/>
          <office:change-info>
            <dc:creator>Andre Rothe</dc:creator>
            <dc:date>2015-11-23T22:16:51.844541786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11" table:table="4"/>
          <office:change-info>
            <dc:creator>Andre Rothe</dc:creator>
            <dc:date>2015-11-23T22:16:51.844644384</dc:date>
          </office:change-info>
          <table:previous>
            <table:change-track-table-cell/>
          </table:previous>
        </table:cell-content-change>
        <table:cell-content-change table:id="ct592">
          <table:cell-address table:column="2" table:row="11" table:table="4"/>
          <office:change-info>
            <dc:creator>Andre Rothe</dc:creator>
            <dc:date>2015-11-23T22:16:51.844748658</dc:date>
          </office:change-info>
          <table:previous>
            <table:change-track-table-cell/>
          </table:previous>
        </table:cell-content-change>
        <table:cell-content-change table:id="ct593">
          <table:cell-address table:column="0" table:row="12" table:table="4"/>
          <office:change-info>
            <dc:creator>Andre Rothe</dc:creator>
            <dc:date>2015-11-23T22:16:51.845967821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2" table:table="4"/>
          <office:change-info>
            <dc:creator>Andre Rothe</dc:creator>
            <dc:date>2015-11-23T22:16:51.846104642</dc:date>
          </office:change-info>
          <table:previous>
            <table:change-track-table-cell/>
          </table:previous>
        </table:cell-content-change>
        <table:cell-content-change table:id="ct595">
          <table:cell-address table:column="2" table:row="12" table:table="4"/>
          <office:change-info>
            <dc:creator>Andre Rothe</dc:creator>
            <dc:date>2015-11-23T22:16:51.846118121</dc:date>
          </office:change-info>
          <table:previous>
            <table:change-track-table-cell/>
          </table:previous>
        </table:cell-content-change>
        <table:cell-content-change table:id="ct596">
          <table:cell-address table:column="0" table:row="13" table:table="4"/>
          <office:change-info>
            <dc:creator>Andre Rothe</dc:creator>
            <dc:date>2015-11-23T22:16:51.847449101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3" table:table="4"/>
          <office:change-info>
            <dc:creator>Andre Rothe</dc:creator>
            <dc:date>2015-11-23T22:16:51.847508816</dc:date>
          </office:change-info>
          <table:previous>
            <table:change-track-table-cell/>
          </table:previous>
        </table:cell-content-change>
        <table:cell-content-change table:id="ct598">
          <table:cell-address table:column="2" table:row="13" table:table="4"/>
          <office:change-info>
            <dc:creator>Andre Rothe</dc:creator>
            <dc:date>2015-11-23T22:16:51.847546252</dc:date>
          </office:change-info>
          <table:previous>
            <table:change-track-table-cell/>
          </table:previous>
        </table:cell-content-change>
        <table:cell-content-change table:id="ct599">
          <table:cell-address table:column="0" table:row="14" table:table="4"/>
          <office:change-info>
            <dc:creator>Andre Rothe</dc:creator>
            <dc:date>2015-11-23T22:16:51.848316121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14" table:table="4"/>
          <office:change-info>
            <dc:creator>Andre Rothe</dc:creator>
            <dc:date>2015-11-23T22:16:51.848362216</dc:date>
          </office:change-info>
          <table:previous>
            <table:change-track-table-cell/>
          </table:previous>
        </table:cell-content-change>
        <table:cell-content-change table:id="ct601">
          <table:cell-address table:column="0" table:row="15" table:table="4"/>
          <office:change-info>
            <dc:creator>Andre Rothe</dc:creator>
            <dc:date>2015-11-23T22:16:51.849374786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15" table:table="4"/>
          <office:change-info>
            <dc:creator>Andre Rothe</dc:creator>
            <dc:date>2015-11-23T22:16:51.849430939</dc:date>
          </office:change-info>
          <table:previous>
            <table:change-track-table-cell/>
          </table:previous>
        </table:cell-content-change>
        <table:cell-content-change table:id="ct603">
          <table:cell-address table:column="0" table:row="16" table:table="4"/>
          <office:change-info>
            <dc:creator>Andre Rothe</dc:creator>
            <dc:date>2015-11-23T22:16:51.850604775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16" table:table="4"/>
          <office:change-info>
            <dc:creator>Andre Rothe</dc:creator>
            <dc:date>2015-11-23T22:16:51.850660928</dc:date>
          </office:change-info>
          <table:previous>
            <table:change-track-table-cell/>
          </table:previous>
        </table:cell-content-change>
        <table:cell-content-change table:id="ct605">
          <table:cell-address table:column="0" table:row="17" table:table="4"/>
          <office:change-info>
            <dc:creator>Andre Rothe</dc:creator>
            <dc:date>2015-11-23T22:16:51.851260801</dc:date>
          </office:change-info>
          <table:previous>
            <table:change-track-table-cell/>
          </table:previous>
        </table:cell-content-change>
        <table:cell-content-change table:id="ct606">
          <table:cell-address table:column="1" table:row="17" table:table="4"/>
          <office:change-info>
            <dc:creator>Andre Rothe</dc:creator>
            <dc:date>2015-11-23T22:16:51.851341050</dc:date>
          </office:change-info>
          <table:previous>
            <table:change-track-table-cell/>
          </table:previous>
        </table:cell-content-change>
        <table:cell-content-change table:id="ct607">
          <table:cell-address table:column="2" table:row="17" table:table="4"/>
          <office:change-info>
            <dc:creator>Andre Rothe</dc:creator>
            <dc:date>2015-11-23T22:16:51.851457267</dc:date>
          </office:change-info>
          <table:previous>
            <table:change-track-table-cell/>
          </table:previous>
        </table:cell-content-change>
        <table:cell-content-change table:id="ct608">
          <table:cell-address table:column="0" table:row="18" table:table="4"/>
          <office:change-info>
            <dc:creator>Andre Rothe</dc:creator>
            <dc:date>2015-11-23T22:16:51.852027527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18" table:table="4"/>
          <office:change-info>
            <dc:creator>Andre Rothe</dc:creator>
            <dc:date>2015-11-23T22:16:51.852059096</dc:date>
          </office:change-info>
          <table:previous>
            <table:change-track-table-cell/>
          </table:previous>
        </table:cell-content-change>
        <table:cell-content-change table:id="ct610">
          <table:cell-address table:column="2" table:row="18" table:table="4"/>
          <office:change-info>
            <dc:creator>Andre Rothe</dc:creator>
            <dc:date>2015-11-23T22:16:51.852070131</dc:date>
          </office:change-info>
          <table:previous>
            <table:change-track-table-cell/>
          </table:previous>
        </table:cell-content-change>
        <table:cell-content-change table:id="ct611">
          <table:cell-address table:column="0" table:row="19" table:table="4"/>
          <office:change-info>
            <dc:creator>Andre Rothe</dc:creator>
            <dc:date>2015-11-23T22:16:51.852585705</dc:date>
          </office:change-info>
          <table:previous>
            <table:change-track-table-cell/>
          </table:previous>
        </table:cell-content-change>
        <table:cell-content-change table:id="ct612">
          <table:cell-address table:column="1" table:row="19" table:table="4"/>
          <office:change-info>
            <dc:creator>Andre Rothe</dc:creator>
            <dc:date>2015-11-23T22:16:51.852612664</dc:date>
          </office:change-info>
          <table:previous>
            <table:change-track-table-cell/>
          </table:previous>
        </table:cell-content-change>
        <table:cell-content-change table:id="ct613">
          <table:cell-address table:column="2" table:row="19" table:table="4"/>
          <office:change-info>
            <dc:creator>Andre Rothe</dc:creator>
            <dc:date>2015-11-23T22:16:51.852624887</dc:date>
          </office:change-info>
          <table:previous>
            <table:change-track-table-cell/>
          </table:previous>
        </table:cell-content-change>
        <table:cell-content-change table:id="ct614">
          <table:cell-address table:column="0" table:row="20" table:table="4"/>
          <office:change-info>
            <dc:creator>Andre Rothe</dc:creator>
            <dc:date>2015-11-23T22:16:51.853748645</dc:date>
          </office:change-info>
          <table:previous>
            <table:change-track-table-cell/>
          </table:previous>
        </table:cell-content-change>
        <table:cell-content-change table:id="ct615">
          <table:cell-address table:column="1" table:row="20" table:table="4"/>
          <office:change-info>
            <dc:creator>Andre Rothe</dc:creator>
            <dc:date>2015-11-23T22:16:51.853802074</dc:date>
          </office:change-info>
          <table:previous>
            <table:change-track-table-cell/>
          </table:previous>
        </table:cell-content-change>
        <table:cell-content-change table:id="ct616">
          <table:cell-address table:column="2" table:row="20" table:table="4"/>
          <office:change-info>
            <dc:creator>Andre Rothe</dc:creator>
            <dc:date>2015-11-23T22:16:51.853813598</dc:date>
          </office:change-info>
          <table:previous>
            <table:change-track-table-cell/>
          </table:previous>
        </table:cell-content-change>
        <table:cell-content-change table:id="ct617">
          <table:cell-address table:column="1" table:row="0" table:table="5"/>
          <office:change-info>
            <dc:creator>Andre Rothe</dc:creator>
            <dc:date>2015-11-23T22:16:51.882904142</dc:date>
          </office:change-info>
          <table:previous>
            <table:change-track-table-cell/>
          </table:previous>
        </table:cell-content-change>
        <table:cell-content-change table:id="ct618">
          <table:cell-address table:column="3" table:row="0" table:table="5"/>
          <office:change-info>
            <dc:creator>Andre Rothe</dc:creator>
            <dc:date>2015-11-23T22:16:51.883049623</dc:date>
          </office:change-info>
          <table:previous>
            <table:change-track-table-cell/>
          </table:previous>
        </table:cell-content-change>
        <table:cell-content-change table:id="ct619">
          <table:cell-address table:column="5" table:row="0" table:table="5"/>
          <office:change-info>
            <dc:creator>Andre Rothe</dc:creator>
            <dc:date>2015-11-23T22:16:51.883070436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2" table:table="5"/>
          <office:change-info>
            <dc:creator>Andre Rothe</dc:creator>
            <dc:date>2015-11-23T22:16:51.884163254</dc:date>
          </office:change-info>
          <table:previous>
            <table:change-track-table-cell/>
          </table:previous>
        </table:cell-content-change>
        <table:cell-content-change table:id="ct621">
          <table:cell-address table:column="2" table:row="2" table:table="5"/>
          <office:change-info>
            <dc:creator>Andre Rothe</dc:creator>
            <dc:date>2015-11-23T22:16:51.884343866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3" table:table="5"/>
          <office:change-info>
            <dc:creator>Andre Rothe</dc:creator>
            <dc:date>2015-11-23T22:16:51.885066522</dc:date>
          </office:change-info>
          <table:previous>
            <table:change-track-table-cell/>
          </table:previous>
        </table:cell-content-change>
        <table:cell-content-change table:id="ct623">
          <table:cell-address table:column="2" table:row="3" table:table="5"/>
          <office:change-info>
            <dc:creator>Andre Rothe</dc:creator>
            <dc:date>2015-11-23T22:16:51.885116459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5" table:table="5"/>
          <office:change-info>
            <dc:creator>Andre Rothe</dc:creator>
            <dc:date>2015-11-23T22:16:51.887029572</dc:date>
          </office:change-info>
          <table:previous>
            <table:change-track-table-cell/>
          </table:previous>
        </table:cell-content-change>
        <table:cell-content-change table:id="ct625">
          <table:cell-address table:column="2" table:row="5" table:table="5"/>
          <office:change-info>
            <dc:creator>Andre Rothe</dc:creator>
            <dc:date>2015-11-23T22:16:51.887123580</dc:date>
          </office:change-info>
          <table:previous>
            <table:change-track-table-cell/>
          </table:previous>
        </table:cell-content-change>
        <table:cell-content-change table:id="ct626">
          <table:cell-address table:column="3" table:row="5" table:table="5"/>
          <office:change-info>
            <dc:creator>Andre Rothe</dc:creator>
            <dc:date>2015-11-23T22:16:51.887236514</dc:date>
          </office:change-info>
          <table:previous>
            <table:change-track-table-cell/>
          </table:previous>
        </table:cell-content-change>
        <table:cell-content-change table:id="ct627">
          <table:cell-address table:column="4" table:row="5" table:table="5"/>
          <office:change-info>
            <dc:creator>Andre Rothe</dc:creator>
            <dc:date>2015-11-23T22:16:51.887268292</dc:date>
          </office:change-info>
          <table:previous>
            <table:change-track-table-cell/>
          </table:previous>
        </table:cell-content-change>
        <table:cell-content-change table:id="ct628">
          <table:cell-address table:column="5" table:row="5" table:table="5"/>
          <office:change-info>
            <dc:creator>Andre Rothe</dc:creator>
            <dc:date>2015-11-23T22:16:51.887373544</dc:date>
          </office:change-info>
          <table:previous>
            <table:change-track-table-cell/>
          </table:previous>
        </table:cell-content-change>
        <table:cell-content-change table:id="ct629">
          <table:cell-address table:column="6" table:row="5" table:table="5"/>
          <office:change-info>
            <dc:creator>Andre Rothe</dc:creator>
            <dc:date>2015-11-23T22:16:51.887393799</dc:date>
          </office:change-info>
          <table:previous>
            <table:change-track-table-cell/>
          </table:previous>
        </table:cell-content-change>
        <table:cell-content-change table:id="ct630">
          <table:cell-address table:column="1" table:row="6" table:table="5"/>
          <office:change-info>
            <dc:creator>Andre Rothe</dc:creator>
            <dc:date>2015-11-23T22:16:51.888659406</dc:date>
          </office:change-info>
          <table:previous>
            <table:change-track-table-cell/>
          </table:previous>
        </table:cell-content-change>
        <table:cell-content-change table:id="ct631">
          <table:cell-address table:column="3" table:row="6" table:table="5"/>
          <office:change-info>
            <dc:creator>Andre Rothe</dc:creator>
            <dc:date>2015-11-23T22:16:51.888815364</dc:date>
          </office:change-info>
          <table:previous>
            <table:change-track-table-cell/>
          </table:previous>
        </table:cell-content-change>
        <table:cell-content-change table:id="ct632">
          <table:cell-address table:column="4" table:row="6" table:table="5"/>
          <office:change-info>
            <dc:creator>Andre Rothe</dc:creator>
            <dc:date>2015-11-23T22:16:51.888870260</dc:date>
          </office:change-info>
          <table:previous>
            <table:change-track-table-cell/>
          </table:previous>
        </table:cell-content-change>
        <table:cell-content-change table:id="ct633">
          <table:cell-address table:column="5" table:row="6" table:table="5"/>
          <office:change-info>
            <dc:creator>Andre Rothe</dc:creator>
            <dc:date>2015-11-23T22:16:51.889009106</dc:date>
          </office:change-info>
          <table:previous>
            <table:change-track-table-cell/>
          </table:previous>
        </table:cell-content-change>
        <table:cell-content-change table:id="ct634">
          <table:cell-address table:column="6" table:row="6" table:table="5"/>
          <office:change-info>
            <dc:creator>Andre Rothe</dc:creator>
            <dc:date>2015-11-23T22:16:51.889029150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7" table:table="5"/>
          <office:change-info>
            <dc:creator>Andre Rothe</dc:creator>
            <dc:date>2015-11-23T22:16:51.890347698</dc:date>
          </office:change-info>
          <table:previous>
            <table:change-track-table-cell/>
          </table:previous>
        </table:cell-content-change>
        <table:cell-content-change table:id="ct636">
          <table:cell-address table:column="3" table:row="7" table:table="5"/>
          <office:change-info>
            <dc:creator>Andre Rothe</dc:creator>
            <dc:date>2015-11-23T22:16:51.890412093</dc:date>
          </office:change-info>
          <table:previous>
            <table:change-track-table-cell/>
          </table:previous>
        </table:cell-content-change>
        <table:cell-content-change table:id="ct637">
          <table:cell-address table:column="4" table:row="7" table:table="5"/>
          <office:change-info>
            <dc:creator>Andre Rothe</dc:creator>
            <dc:date>2015-11-23T22:16:51.890465592</dc:date>
          </office:change-info>
          <table:previous>
            <table:change-track-table-cell/>
          </table:previous>
        </table:cell-content-change>
        <table:cell-content-change table:id="ct638">
          <table:cell-address table:column="5" table:row="7" table:table="5"/>
          <office:change-info>
            <dc:creator>Andre Rothe</dc:creator>
            <dc:date>2015-11-23T22:16:51.890621898</dc:date>
          </office:change-info>
          <table:previous>
            <table:change-track-table-cell/>
          </table:previous>
        </table:cell-content-change>
        <table:cell-content-change table:id="ct639">
          <table:cell-address table:column="6" table:row="7" table:table="5"/>
          <office:change-info>
            <dc:creator>Andre Rothe</dc:creator>
            <dc:date>2015-11-23T22:16:51.89063481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8" table:table="5"/>
          <office:change-info>
            <dc:creator>Andre Rothe</dc:creator>
            <dc:date>2015-11-23T22:16:51.891276388</dc:date>
          </office:change-info>
          <table:previous>
            <table:change-track-table-cell/>
          </table:previous>
        </table:cell-content-change>
        <table:cell-content-change table:id="ct641">
          <table:cell-address table:column="3" table:row="8" table:table="5"/>
          <office:change-info>
            <dc:creator>Andre Rothe</dc:creator>
            <dc:date>2015-11-23T22:16:51.891317805</dc:date>
          </office:change-info>
          <table:previous>
            <table:change-track-table-cell/>
          </table:previous>
        </table:cell-content-change>
        <table:cell-content-change table:id="ct642">
          <table:cell-address table:column="4" table:row="8" table:table="5"/>
          <office:change-info>
            <dc:creator>Andre Rothe</dc:creator>
            <dc:date>2015-11-23T22:16:51.891364878</dc:date>
          </office:change-info>
          <table:previous>
            <table:change-track-table-cell/>
          </table:previous>
        </table:cell-content-change>
        <table:cell-content-change table:id="ct643">
          <table:cell-address table:column="5" table:row="8" table:table="5"/>
          <office:change-info>
            <dc:creator>Andre Rothe</dc:creator>
            <dc:date>2015-11-23T22:16:51.891496461</dc:date>
          </office:change-info>
          <table:previous>
            <table:change-track-table-cell/>
          </table:previous>
        </table:cell-content-change>
        <table:cell-content-change table:id="ct644">
          <table:cell-address table:column="6" table:row="8" table:table="5"/>
          <office:change-info>
            <dc:creator>Andre Rothe</dc:creator>
            <dc:date>2015-11-23T22:16:51.891524258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9" table:table="5"/>
          <office:change-info>
            <dc:creator>Andre Rothe</dc:creator>
            <dc:date>2015-11-23T22:16:51.892683217</dc:date>
          </office:change-info>
          <table:previous>
            <table:change-track-table-cell/>
          </table:previous>
        </table:cell-content-change>
        <table:cell-content-change table:id="ct646">
          <table:cell-address table:column="3" table:row="9" table:table="5"/>
          <office:change-info>
            <dc:creator>Andre Rothe</dc:creator>
            <dc:date>2015-11-23T22:16:51.892748030</dc:date>
          </office:change-info>
          <table:previous>
            <table:change-track-table-cell/>
          </table:previous>
        </table:cell-content-change>
        <table:cell-content-change table:id="ct647">
          <table:cell-address table:column="4" table:row="9" table:table="5"/>
          <office:change-info>
            <dc:creator>Andre Rothe</dc:creator>
            <dc:date>2015-11-23T22:16:51.892807186</dc:date>
          </office:change-info>
          <table:previous>
            <table:change-track-table-cell/>
          </table:previous>
        </table:cell-content-change>
        <table:cell-content-change table:id="ct648">
          <table:cell-address table:column="5" table:row="9" table:table="5"/>
          <office:change-info>
            <dc:creator>Andre Rothe</dc:creator>
            <dc:date>2015-11-23T22:16:51.892937651</dc:date>
          </office:change-info>
          <table:previous>
            <table:change-track-table-cell/>
          </table:previous>
        </table:cell-content-change>
        <table:cell-content-change table:id="ct649">
          <table:cell-address table:column="6" table:row="9" table:table="5"/>
          <office:change-info>
            <dc:creator>Andre Rothe</dc:creator>
            <dc:date>2015-11-23T22:16:51.892948896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10" table:table="5"/>
          <office:change-info>
            <dc:creator>Andre Rothe</dc:creator>
            <dc:date>2015-11-23T22:16:51.893521741</dc:date>
          </office:change-info>
          <table:previous>
            <table:change-track-table-cell/>
          </table:previous>
        </table:cell-content-change>
        <table:cell-content-change table:id="ct651">
          <table:cell-address table:column="3" table:row="10" table:table="5"/>
          <office:change-info>
            <dc:creator>Andre Rothe</dc:creator>
            <dc:date>2015-11-23T22:16:51.893538642</dc:date>
          </office:change-info>
          <table:previous>
            <table:change-track-table-cell/>
          </table:previous>
        </table:cell-content-change>
        <table:cell-content-change table:id="ct652">
          <table:cell-address table:column="4" table:row="10" table:table="5"/>
          <office:change-info>
            <dc:creator>Andre Rothe</dc:creator>
            <dc:date>2015-11-23T22:16:51.893599475</dc:date>
          </office:change-info>
          <table:previous>
            <table:change-track-table-cell/>
          </table:previous>
        </table:cell-content-change>
        <table:cell-content-change table:id="ct653">
          <table:cell-address table:column="6" table:row="10" table:table="5"/>
          <office:change-info>
            <dc:creator>Andre Rothe</dc:creator>
            <dc:date>2015-11-23T22:16:51.893708568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1" table:table="5"/>
          <office:change-info>
            <dc:creator>Andre Rothe</dc:creator>
            <dc:date>2015-11-23T22:16:51.894186497</dc:date>
          </office:change-info>
          <table:previous>
            <table:change-track-table-cell/>
          </table:previous>
        </table:cell-content-change>
        <table:cell-content-change table:id="ct655">
          <table:cell-address table:column="3" table:row="11" table:table="5"/>
          <office:change-info>
            <dc:creator>Andre Rothe</dc:creator>
            <dc:date>2015-11-23T22:16:51.894214015</dc:date>
          </office:change-info>
          <table:previous>
            <table:change-track-table-cell/>
          </table:previous>
        </table:cell-content-change>
        <table:cell-content-change table:id="ct656">
          <table:cell-address table:column="4" table:row="11" table:table="5"/>
          <office:change-info>
            <dc:creator>Andre Rothe</dc:creator>
            <dc:date>2015-11-23T22:16:51.894254244</dc:date>
          </office:change-info>
          <table:previous>
            <table:change-track-table-cell/>
          </table:previous>
        </table:cell-content-change>
        <table:cell-content-change table:id="ct657">
          <table:cell-address table:column="6" table:row="11" table:table="5"/>
          <office:change-info>
            <dc:creator>Andre Rothe</dc:creator>
            <dc:date>2015-11-23T22:16:51.894363896</dc:date>
          </office:change-info>
          <table:previous>
            <table:change-track-table-cell/>
          </table:previous>
        </table:cell-content-change>
        <table:cell-content-change table:id="ct658">
          <table:cell-address table:column="1" table:row="12" table:table="5"/>
          <office:change-info>
            <dc:creator>Andre Rothe</dc:creator>
            <dc:date>2015-11-23T22:16:51.894870251</dc:date>
          </office:change-info>
          <table:previous>
            <table:change-track-table-cell/>
          </table:previous>
        </table:cell-content-change>
        <table:cell-content-change table:id="ct659">
          <table:cell-address table:column="3" table:row="12" table:table="5"/>
          <office:change-info>
            <dc:creator>Andre Rothe</dc:creator>
            <dc:date>2015-11-23T22:16:51.894897769</dc:date>
          </office:change-info>
          <table:previous>
            <table:change-track-table-cell/>
          </table:previous>
        </table:cell-content-change>
        <table:cell-content-change table:id="ct660">
          <table:cell-address table:column="4" table:row="12" table:table="5"/>
          <office:change-info>
            <dc:creator>Andre Rothe</dc:creator>
            <dc:date>2015-11-23T22:16:51.894938487</dc:date>
          </office:change-info>
          <table:previous>
            <table:change-track-table-cell/>
          </table:previous>
        </table:cell-content-change>
        <table:cell-content-change table:id="ct661">
          <table:cell-address table:column="6" table:row="12" table:table="5"/>
          <office:change-info>
            <dc:creator>Andre Rothe</dc:creator>
            <dc:date>2015-11-23T22:16:51.895046043</dc:date>
          </office:change-info>
          <table:previous>
            <table:change-track-table-cell/>
          </table:previous>
        </table:cell-content-change>
        <table:cell-content-change table:id="ct662">
          <table:cell-address table:column="1" table:row="13" table:table="5"/>
          <office:change-info>
            <dc:creator>Andre Rothe</dc:creator>
            <dc:date>2015-11-23T22:16:51.895542620</dc:date>
          </office:change-info>
          <table:previous>
            <table:change-track-table-cell/>
          </table:previous>
        </table:cell-content-change>
        <table:cell-content-change table:id="ct663">
          <table:cell-address table:column="3" table:row="13" table:table="5"/>
          <office:change-info>
            <dc:creator>Andre Rothe</dc:creator>
            <dc:date>2015-11-23T22:16:51.895628945</dc:date>
          </office:change-info>
          <table:previous>
            <table:change-track-table-cell/>
          </table:previous>
        </table:cell-content-change>
        <table:cell-content-change table:id="ct664">
          <table:cell-address table:column="4" table:row="13" table:table="5"/>
          <office:change-info>
            <dc:creator>Andre Rothe</dc:creator>
            <dc:date>2015-11-23T22:16:51.895667079</dc:date>
          </office:change-info>
          <table:previous>
            <table:change-track-table-cell/>
          </table:previous>
        </table:cell-content-change>
        <table:cell-content-change table:id="ct665">
          <table:cell-address table:column="6" table:row="13" table:table="5"/>
          <office:change-info>
            <dc:creator>Andre Rothe</dc:creator>
            <dc:date>2015-11-23T22:16:51.895774775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14" table:table="5"/>
          <office:change-info>
            <dc:creator>Andre Rothe</dc:creator>
            <dc:date>2015-11-23T22:16:51.896281759</dc:date>
          </office:change-info>
          <table:previous>
            <table:change-track-table-cell/>
          </table:previous>
        </table:cell-content-change>
        <table:cell-content-change table:id="ct667">
          <table:cell-address table:column="3" table:row="14" table:table="5"/>
          <office:change-info>
            <dc:creator>Andre Rothe</dc:creator>
            <dc:date>2015-11-23T22:16:51.896329321</dc:date>
          </office:change-info>
          <table:previous>
            <table:change-track-table-cell/>
          </table:previous>
        </table:cell-content-change>
        <table:cell-content-change table:id="ct668">
          <table:cell-address table:column="4" table:row="14" table:table="5"/>
          <office:change-info>
            <dc:creator>Andre Rothe</dc:creator>
            <dc:date>2015-11-23T22:16:51.896369620</dc:date>
          </office:change-info>
          <table:previous>
            <table:change-track-table-cell/>
          </table:previous>
        </table:cell-content-change>
        <table:cell-content-change table:id="ct669">
          <table:cell-address table:column="6" table:row="14" table:table="5"/>
          <office:change-info>
            <dc:creator>Andre Rothe</dc:creator>
            <dc:date>2015-11-23T22:16:51.896477317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0" table:table="6"/>
          <office:change-info>
            <dc:creator>Andre Rothe</dc:creator>
            <dc:date>2015-11-23T22:16:51.953462568</dc:date>
          </office:change-info>
          <table:previous>
            <table:change-track-table-cell/>
          </table:previous>
        </table:cell-content-change>
        <table:cell-content-change table:id="ct671">
          <table:cell-address table:column="3" table:row="0" table:table="6"/>
          <office:change-info>
            <dc:creator>Andre Rothe</dc:creator>
            <dc:date>2015-11-23T22:16:51.953644227</dc:date>
          </office:change-info>
          <table:previous>
            <table:change-track-table-cell/>
          </table:previous>
        </table:cell-content-change>
        <table:cell-content-change table:id="ct672">
          <table:cell-address table:column="5" table:row="0" table:table="6"/>
          <office:change-info>
            <dc:creator>Andre Rothe</dc:creator>
            <dc:date>2015-11-23T22:16:51.953666437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2" table:table="6"/>
          <office:change-info>
            <dc:creator>Andre Rothe</dc:creator>
            <dc:date>2015-11-23T22:16:51.954320927</dc:date>
          </office:change-info>
          <table:previous>
            <table:change-track-table-cell/>
          </table:previous>
        </table:cell-content-change>
        <table:cell-content-change table:id="ct674">
          <table:cell-address table:column="2" table:row="2" table:table="6"/>
          <office:change-info>
            <dc:creator>Andre Rothe</dc:creator>
            <dc:date>2015-11-23T22:16:51.954383226</dc:date>
          </office:change-info>
          <table:previous>
            <table:change-track-table-cell/>
          </table:previous>
        </table:cell-content-change>
        <table:cell-content-change table:id="ct675">
          <table:cell-address table:column="1" table:row="3" table:table="6"/>
          <office:change-info>
            <dc:creator>Andre Rothe</dc:creator>
            <dc:date>2015-11-23T22:16:51.954997626</dc:date>
          </office:change-info>
          <table:previous>
            <table:change-track-table-cell/>
          </table:previous>
        </table:cell-content-change>
        <table:cell-content-change table:id="ct676">
          <table:cell-address table:column="2" table:row="3" table:table="6"/>
          <office:change-info>
            <dc:creator>Andre Rothe</dc:creator>
            <dc:date>2015-11-23T22:16:51.955050078</dc:date>
          </office:change-info>
          <table:previous>
            <table:change-track-table-cell/>
          </table:previous>
        </table:cell-content-change>
        <table:cell-content-change table:id="ct677">
          <table:cell-address table:column="1" table:row="4" table:table="6"/>
          <office:change-info>
            <dc:creator>Andre Rothe</dc:creator>
            <dc:date>2015-11-23T22:16:51.955147018</dc:date>
          </office:change-info>
          <table:previous>
            <table:change-track-table-cell/>
          </table:previous>
        </table:cell-content-change>
        <table:cell-content-change table:id="ct678">
          <table:cell-address table:column="2" table:row="4" table:table="6"/>
          <office:change-info>
            <dc:creator>Andre Rothe</dc:creator>
            <dc:date>2015-11-23T22:16:51.955167552</dc:date>
          </office:change-info>
          <table:previous>
            <table:change-track-table-cell/>
          </table:previous>
        </table:cell-content-change>
        <table:cell-content-change table:id="ct679">
          <table:cell-address table:column="3" table:row="4" table:table="6"/>
          <office:change-info>
            <dc:creator>Andre Rothe</dc:creator>
            <dc:date>2015-11-23T22:16:51.955217070</dc:date>
          </office:change-info>
          <table:previous>
            <table:change-track-table-cell/>
          </table:previous>
        </table:cell-content-change>
        <table:cell-content-change table:id="ct680">
          <table:cell-address table:column="4" table:row="4" table:table="6"/>
          <office:change-info>
            <dc:creator>Andre Rothe</dc:creator>
            <dc:date>2015-11-23T22:16:51.955259394</dc:date>
          </office:change-info>
          <table:previous>
            <table:change-track-table-cell/>
          </table:previous>
        </table:cell-content-change>
        <table:cell-content-change table:id="ct681">
          <table:cell-address table:column="5" table:row="4" table:table="6"/>
          <office:change-info>
            <dc:creator>Andre Rothe</dc:creator>
            <dc:date>2015-11-23T22:16:51.955350119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4" table:table="6"/>
          <office:change-info>
            <dc:creator>Andre Rothe</dc:creator>
            <dc:date>2015-11-23T22:16:51.955361922</dc:date>
          </office:change-info>
          <table:previous>
            <table:change-track-table-cell/>
          </table:previous>
        </table:cell-content-change>
        <table:cell-content-change table:id="ct683">
          <table:cell-address table:column="1" table:row="5" table:table="6"/>
          <office:change-info>
            <dc:creator>Andre Rothe</dc:creator>
            <dc:date>2015-11-23T22:16:51.955924360</dc:date>
          </office:change-info>
          <table:previous>
            <table:change-track-table-cell/>
          </table:previous>
        </table:cell-content-change>
        <table:cell-content-change table:id="ct684">
          <table:cell-address table:column="2" table:row="5" table:table="6"/>
          <office:change-info>
            <dc:creator>Andre Rothe</dc:creator>
            <dc:date>2015-11-23T22:16:51.955989802</dc:date>
          </office:change-info>
          <table:previous>
            <table:change-track-table-cell/>
          </table:previous>
        </table:cell-content-change>
        <table:cell-content-change table:id="ct685">
          <table:cell-address table:column="3" table:row="5" table:table="6"/>
          <office:change-info>
            <dc:creator>Andre Rothe</dc:creator>
            <dc:date>2015-11-23T22:16:51.956091493</dc:date>
          </office:change-info>
          <table:previous>
            <table:change-track-table-cell/>
          </table:previous>
        </table:cell-content-change>
        <table:cell-content-change table:id="ct686">
          <table:cell-address table:column="4" table:row="5" table:table="6"/>
          <office:change-info>
            <dc:creator>Andre Rothe</dc:creator>
            <dc:date>2015-11-23T22:16:51.956122991</dc:date>
          </office:change-info>
          <table:previous>
            <table:change-track-table-cell/>
          </table:previous>
        </table:cell-content-change>
        <table:cell-content-change table:id="ct687">
          <table:cell-address table:column="5" table:row="5" table:table="6"/>
          <office:change-info>
            <dc:creator>Andre Rothe</dc:creator>
            <dc:date>2015-11-23T22:16:51.956206243</dc:date>
          </office:change-info>
          <table:previous>
            <table:change-track-table-cell/>
          </table:previous>
        </table:cell-content-change>
        <table:cell-content-change table:id="ct688">
          <table:cell-address table:column="6" table:row="5" table:table="6"/>
          <office:change-info>
            <dc:creator>Andre Rothe</dc:creator>
            <dc:date>2015-11-23T22:16:51.956217767</dc:date>
          </office:change-info>
          <table:previous>
            <table:change-track-table-cell/>
          </table:previous>
        </table:cell-content-change>
        <table:cell-content-change table:id="ct689">
          <table:cell-address table:column="1" table:row="6" table:table="6"/>
          <office:change-info>
            <dc:creator>Andre Rothe</dc:creator>
            <dc:date>2015-11-23T22:16:51.956781951</dc:date>
          </office:change-info>
          <table:previous>
            <table:change-track-table-cell/>
          </table:previous>
        </table:cell-content-change>
        <table:cell-content-change table:id="ct690">
          <table:cell-address table:column="2" table:row="6" table:table="6"/>
          <office:change-info>
            <dc:creator>Andre Rothe</dc:creator>
            <dc:date>2015-11-23T22:16:51.956841247</dc:date>
          </office:change-info>
          <table:previous>
            <table:change-track-table-cell/>
          </table:previous>
        </table:cell-content-change>
        <table:cell-content-change table:id="ct691">
          <table:cell-address table:column="3" table:row="6" table:table="6"/>
          <office:change-info>
            <dc:creator>Andre Rothe</dc:creator>
            <dc:date>2015-11-23T22:16:51.956929877</dc:date>
          </office:change-info>
          <table:previous>
            <table:change-track-table-cell/>
          </table:previous>
        </table:cell-content-change>
        <table:cell-content-change table:id="ct692">
          <table:cell-address table:column="4" table:row="6" table:table="6"/>
          <office:change-info>
            <dc:creator>Andre Rothe</dc:creator>
            <dc:date>2015-11-23T22:16:51.956962283</dc:date>
          </office:change-info>
          <table:previous>
            <table:change-track-table-cell/>
          </table:previous>
        </table:cell-content-change>
        <table:cell-content-change table:id="ct693">
          <table:cell-address table:column="5" table:row="6" table:table="6"/>
          <office:change-info>
            <dc:creator>Andre Rothe</dc:creator>
            <dc:date>2015-11-23T22:16:51.957044837</dc:date>
          </office:change-info>
          <table:previous>
            <table:change-track-table-cell/>
          </table:previous>
        </table:cell-content-change>
        <table:cell-content-change table:id="ct694">
          <table:cell-address table:column="6" table:row="6" table:table="6"/>
          <office:change-info>
            <dc:creator>Andre Rothe</dc:creator>
            <dc:date>2015-11-23T22:16:51.957057129</dc:date>
          </office:change-info>
          <table:previous>
            <table:change-track-table-cell/>
          </table:previous>
        </table:cell-content-change>
        <table:cell-content-change table:id="ct695">
          <table:cell-address table:column="1" table:row="7" table:table="6"/>
          <office:change-info>
            <dc:creator>Andre Rothe</dc:creator>
            <dc:date>2015-11-23T22:16:51.957657980</dc:date>
          </office:change-info>
          <table:previous>
            <table:change-track-table-cell/>
          </table:previous>
        </table:cell-content-change>
        <table:cell-content-change table:id="ct696">
          <table:cell-address table:column="2" table:row="7" table:table="6"/>
          <office:change-info>
            <dc:creator>Andre Rothe</dc:creator>
            <dc:date>2015-11-23T22:16:51.957732501</dc:date>
          </office:change-info>
          <table:previous>
            <table:change-track-table-cell/>
          </table:previous>
        </table:cell-content-change>
        <table:cell-content-change table:id="ct697">
          <table:cell-address table:column="3" table:row="7" table:table="6"/>
          <office:change-info>
            <dc:creator>Andre Rothe</dc:creator>
            <dc:date>2015-11-23T22:16:51.957822458</dc:date>
          </office:change-info>
          <table:previous>
            <table:change-track-table-cell/>
          </table:previous>
        </table:cell-content-change>
        <table:cell-content-change table:id="ct698">
          <table:cell-address table:column="4" table:row="7" table:table="6"/>
          <office:change-info>
            <dc:creator>Andre Rothe</dc:creator>
            <dc:date>2015-11-23T22:16:51.957883360</dc:date>
          </office:change-info>
          <table:previous>
            <table:change-track-table-cell/>
          </table:previous>
        </table:cell-content-change>
        <table:cell-content-change table:id="ct699">
          <table:cell-address table:column="5" table:row="7" table:table="6"/>
          <office:change-info>
            <dc:creator>Andre Rothe</dc:creator>
            <dc:date>2015-11-23T22:16:51.957988123</dc:date>
          </office:change-info>
          <table:previous>
            <table:change-track-table-cell/>
          </table:previous>
        </table:cell-content-change>
        <table:cell-content-change table:id="ct700">
          <table:cell-address table:column="6" table:row="7" table:table="6"/>
          <office:change-info>
            <dc:creator>Andre Rothe</dc:creator>
            <dc:date>2015-11-23T22:16:51.958008587</dc:date>
          </office:change-info>
          <table:previous>
            <table:change-track-table-cell/>
          </table:previous>
        </table:cell-content-change>
        <table:cell-content-change table:id="ct701">
          <table:cell-address table:column="1" table:row="8" table:table="6"/>
          <office:change-info>
            <dc:creator>Andre Rothe</dc:creator>
            <dc:date>2015-11-23T22:16:51.958067464</dc:date>
          </office:change-info>
          <table:previous>
            <table:change-track-table-cell/>
          </table:previous>
        </table:cell-content-change>
        <table:cell-content-change table:id="ct702">
          <table:cell-address table:column="2" table:row="8" table:table="6"/>
          <office:change-info>
            <dc:creator>Andre Rothe</dc:creator>
            <dc:date>2015-11-23T22:16:51.958115376</dc:date>
          </office:change-info>
          <table:previous>
            <table:change-track-table-cell/>
          </table:previous>
        </table:cell-content-change>
        <table:cell-content-change table:id="ct703">
          <table:cell-address table:column="3" table:row="8" table:table="6"/>
          <office:change-info>
            <dc:creator>Andre Rothe</dc:creator>
            <dc:date>2015-11-23T22:16:51.958164544</dc:date>
          </office:change-info>
          <table:previous>
            <table:change-track-table-cell/>
          </table:previous>
        </table:cell-content-change>
        <table:cell-content-change table:id="ct704">
          <table:cell-address table:column="4" table:row="8" table:table="6"/>
          <office:change-info>
            <dc:creator>Andre Rothe</dc:creator>
            <dc:date>2015-11-23T22:16:51.958199745</dc:date>
          </office:change-info>
          <table:previous>
            <table:change-track-table-cell/>
          </table:previous>
        </table:cell-content-change>
        <table:cell-content-change table:id="ct705">
          <table:cell-address table:column="5" table:row="8" table:table="6"/>
          <office:change-info>
            <dc:creator>Andre Rothe</dc:creator>
            <dc:date>2015-11-23T22:16:51.958297594</dc:date>
          </office:change-info>
          <table:previous>
            <table:change-track-table-cell/>
          </table:previous>
        </table:cell-content-change>
        <table:cell-content-change table:id="ct706">
          <table:cell-address table:column="6" table:row="8" table:table="6"/>
          <office:change-info>
            <dc:creator>Andre Rothe</dc:creator>
            <dc:date>2015-11-23T22:16:51.958316800</dc:date>
          </office:change-info>
          <table:previous>
            <table:change-track-table-cell/>
          </table:previous>
        </table:cell-content-change>
        <table:cell-content-change table:id="ct707">
          <table:cell-address table:column="1" table:row="9" table:table="6"/>
          <office:change-info>
            <dc:creator>Andre Rothe</dc:creator>
            <dc:date>2015-11-23T22:16:51.958977366</dc:date>
          </office:change-info>
          <table:previous>
            <table:change-track-table-cell/>
          </table:previous>
        </table:cell-content-change>
        <table:cell-content-change table:id="ct708">
          <table:cell-address table:column="3" table:row="9" table:table="6"/>
          <office:change-info>
            <dc:creator>Andre Rothe</dc:creator>
            <dc:date>2015-11-23T22:16:51.959061945</dc:date>
          </office:change-info>
          <table:previous>
            <table:change-track-table-cell/>
          </table:previous>
        </table:cell-content-change>
        <table:cell-content-change table:id="ct709">
          <table:cell-address table:column="4" table:row="9" table:table="6"/>
          <office:change-info>
            <dc:creator>Andre Rothe</dc:creator>
            <dc:date>2015-11-23T22:16:51.959114117</dc:date>
          </office:change-info>
          <table:previous>
            <table:change-track-table-cell/>
          </table:previous>
        </table:cell-content-change>
        <table:cell-content-change table:id="ct710">
          <table:cell-address table:column="5" table:row="9" table:table="6"/>
          <office:change-info>
            <dc:creator>Andre Rothe</dc:creator>
            <dc:date>2015-11-23T22:16:51.959248423</dc:date>
          </office:change-info>
          <table:previous>
            <table:change-track-table-cell/>
          </table:previous>
        </table:cell-content-change>
        <table:cell-content-change table:id="ct711">
          <table:cell-address table:column="6" table:row="9" table:table="6"/>
          <office:change-info>
            <dc:creator>Andre Rothe</dc:creator>
            <dc:date>2015-11-23T22:16:51.959269236</dc:date>
          </office:change-info>
          <table:previous>
            <table:change-track-table-cell/>
          </table:previous>
        </table:cell-content-change>
        <table:cell-content-change table:id="ct712">
          <table:cell-address table:column="1" table:row="10" table:table="6"/>
          <office:change-info>
            <dc:creator>Andre Rothe</dc:creator>
            <dc:date>2015-11-23T22:16:51.959895021</dc:date>
          </office:change-info>
          <table:previous>
            <table:change-track-table-cell/>
          </table:previous>
        </table:cell-content-change>
        <table:cell-content-change table:id="ct713">
          <table:cell-address table:column="3" table:row="10" table:table="6"/>
          <office:change-info>
            <dc:creator>Andre Rothe</dc:creator>
            <dc:date>2015-11-23T22:16:51.959959206</dc:date>
          </office:change-info>
          <table:previous>
            <table:change-track-table-cell/>
          </table:previous>
        </table:cell-content-change>
        <table:cell-content-change table:id="ct714">
          <table:cell-address table:column="4" table:row="10" table:table="6"/>
          <office:change-info>
            <dc:creator>Andre Rothe</dc:creator>
            <dc:date>2015-11-23T22:16:51.960009213</dc:date>
          </office:change-info>
          <table:previous>
            <table:change-track-table-cell/>
          </table:previous>
        </table:cell-content-change>
        <table:cell-content-change table:id="ct715">
          <table:cell-address table:column="5" table:row="10" table:table="6"/>
          <office:change-info>
            <dc:creator>Andre Rothe</dc:creator>
            <dc:date>2015-11-23T22:16:51.960148687</dc:date>
          </office:change-info>
          <table:previous>
            <table:change-track-table-cell/>
          </table:previous>
        </table:cell-content-change>
        <table:cell-content-change table:id="ct716">
          <table:cell-address table:column="1" table:row="11" table:table="6"/>
          <office:change-info>
            <dc:creator>Andre Rothe</dc:creator>
            <dc:date>2015-11-23T22:16:51.960177392</dc:date>
          </office:change-info>
          <table:previous>
            <table:change-track-table-cell/>
          </table:previous>
        </table:cell-content-change>
        <table:cell-content-change table:id="ct717">
          <table:cell-address table:column="3" table:row="11" table:table="6"/>
          <office:change-info>
            <dc:creator>Andre Rothe</dc:creator>
            <dc:date>2015-11-23T22:16:51.960190174</dc:date>
          </office:change-info>
          <table:previous>
            <table:change-track-table-cell/>
          </table:previous>
        </table:cell-content-change>
        <table:cell-content-change table:id="ct718">
          <table:cell-address table:column="4" table:row="11" table:table="6"/>
          <office:change-info>
            <dc:creator>Andre Rothe</dc:creator>
            <dc:date>2015-11-23T22:16:51.960226003</dc:date>
          </office:change-info>
          <table:previous>
            <table:change-track-table-cell/>
          </table:previous>
        </table:cell-content-change>
        <table:cell-content-change table:id="ct719">
          <table:cell-address table:column="5" table:row="11" table:table="6"/>
          <office:change-info>
            <dc:creator>Andre Rothe</dc:creator>
            <dc:date>2015-11-23T22:16:51.960331743</dc:date>
          </office:change-info>
          <table:previous>
            <table:change-track-table-cell/>
          </table:previous>
        </table:cell-content-change>
        <table:cell-content-change table:id="ct720">
          <table:cell-address table:column="1" table:row="12" table:table="6"/>
          <office:change-info>
            <dc:creator>Andre Rothe</dc:creator>
            <dc:date>2015-11-23T22:16:51.960950055</dc:date>
          </office:change-info>
          <table:previous>
            <table:change-track-table-cell/>
          </table:previous>
        </table:cell-content-change>
        <table:cell-content-change table:id="ct721">
          <table:cell-address table:column="3" table:row="12" table:table="6"/>
          <office:change-info>
            <dc:creator>Andre Rothe</dc:creator>
            <dc:date>2015-11-23T22:16:51.961006418</dc:date>
          </office:change-info>
          <table:previous>
            <table:change-track-table-cell/>
          </table:previous>
        </table:cell-content-change>
        <table:cell-content-change table:id="ct722">
          <table:cell-address table:column="4" table:row="12" table:table="6"/>
          <office:change-info>
            <dc:creator>Andre Rothe</dc:creator>
            <dc:date>2015-11-23T22:16:51.961051605</dc:date>
          </office:change-info>
          <table:previous>
            <table:change-track-table-cell/>
          </table:previous>
        </table:cell-content-change>
        <table:cell-content-change table:id="ct723">
          <table:cell-address table:column="5" table:row="12" table:table="6"/>
          <office:change-info>
            <dc:creator>Andre Rothe</dc:creator>
            <dc:date>2015-11-23T22:16:51.961181651</dc:date>
          </office:change-info>
          <table:previous>
            <table:change-track-table-cell/>
          </table:previous>
        </table:cell-content-change>
        <table:cell-content-change table:id="ct724">
          <table:cell-address table:column="1" table:row="13" table:table="6"/>
          <office:change-info>
            <dc:creator>Andre Rothe</dc:creator>
            <dc:date>2015-11-23T22:16:51.96169177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13" table:table="6"/>
          <office:change-info>
            <dc:creator>Andre Rothe</dc:creator>
            <dc:date>2015-11-23T22:16:51.961766090</dc:date>
          </office:change-info>
          <table:previous>
            <table:change-track-table-cell/>
          </table:previous>
        </table:cell-content-change>
        <table:cell-content-change table:id="ct726">
          <table:cell-address table:column="4" table:row="13" table:table="6"/>
          <office:change-info>
            <dc:creator>Andre Rothe</dc:creator>
            <dc:date>2015-11-23T22:16:51.961823709</dc:date>
          </office:change-info>
          <table:previous>
            <table:change-track-table-cell/>
          </table:previous>
        </table:cell-content-change>
        <table:cell-content-change table:id="ct727">
          <table:cell-address table:column="5" table:row="13" table:table="6"/>
          <office:change-info>
            <dc:creator>Andre Rothe</dc:creator>
            <dc:date>2015-11-23T22:16:51.961979108</dc:date>
          </office:change-info>
          <table:previous>
            <table:change-track-table-cell/>
          </table:previous>
        </table:cell-content-change>
        <table:cell-content-change table:id="ct728">
          <table:cell-address table:column="1" table:row="14" table:table="6"/>
          <office:change-info>
            <dc:creator>Andre Rothe</dc:creator>
            <dc:date>2015-11-23T22:16:51.962529882</dc:date>
          </office:change-info>
          <table:previous>
            <table:change-track-table-cell/>
          </table:previous>
        </table:cell-content-change>
        <table:cell-content-change table:id="ct729">
          <table:cell-address table:column="3" table:row="14" table:table="6"/>
          <office:change-info>
            <dc:creator>Andre Rothe</dc:creator>
            <dc:date>2015-11-23T22:16:51.962593020</dc:date>
          </office:change-info>
          <table:previous>
            <table:change-track-table-cell/>
          </table:previous>
        </table:cell-content-change>
        <table:cell-content-change table:id="ct730">
          <table:cell-address table:column="4" table:row="14" table:table="6"/>
          <office:change-info>
            <dc:creator>Andre Rothe</dc:creator>
            <dc:date>2015-11-23T22:16:51.962605731</dc:date>
          </office:change-info>
          <table:previous>
            <table:change-track-table-cell/>
          </table:previous>
        </table:cell-content-change>
        <table:cell-content-change table:id="ct731">
          <table:cell-address table:column="5" table:row="14" table:table="6"/>
          <office:change-info>
            <dc:creator>Andre Rothe</dc:creator>
            <dc:date>2015-11-23T22:16:51.962617534</dc:date>
          </office:change-info>
          <table:previous>
            <table:change-track-table-cell/>
          </table:previous>
        </table:cell-content-change>
        <table:cell-content-change table:id="ct732">
          <table:cell-address table:column="6" table:row="14" table:table="6"/>
          <office:change-info>
            <dc:creator>Andre Rothe</dc:creator>
            <dc:date>2015-11-23T22:16:51.962629128</dc:date>
          </office:change-info>
          <table:previous>
            <table:change-track-table-cell/>
          </table:previous>
        </table:cell-content-change>
        <table:cell-content-change table:id="ct733">
          <table:cell-address table:column="1" table:row="15" table:table="6"/>
          <office:change-info>
            <dc:creator>Andre Rothe</dc:creator>
            <dc:date>2015-11-23T22:16:51.962641839</dc:date>
          </office:change-info>
          <table:previous>
            <table:change-track-table-cell/>
          </table:previous>
        </table:cell-content-change>
        <table:cell-content-change table:id="ct734">
          <table:cell-address table:column="3" table:row="15" table:table="6"/>
          <office:change-info>
            <dc:creator>Andre Rothe</dc:creator>
            <dc:date>2015-11-23T22:16:51.962690100</dc:date>
          </office:change-info>
          <table:previous>
            <table:change-track-table-cell/>
          </table:previous>
        </table:cell-content-change>
        <table:cell-content-change table:id="ct735">
          <table:cell-address table:column="4" table:row="15" table:table="6"/>
          <office:change-info>
            <dc:creator>Andre Rothe</dc:creator>
            <dc:date>2015-11-23T22:16:51.962736755</dc:date>
          </office:change-info>
          <table:previous>
            <table:change-track-table-cell/>
          </table:previous>
        </table:cell-content-change>
        <table:cell-content-change table:id="ct736">
          <table:cell-address table:column="5" table:row="15" table:table="6"/>
          <office:change-info>
            <dc:creator>Andre Rothe</dc:creator>
            <dc:date>2015-11-23T22:16:51.962868267</dc:date>
          </office:change-info>
          <table:previous>
            <table:change-track-table-cell/>
          </table:previous>
        </table:cell-content-change>
        <table:cell-content-change table:id="ct737">
          <table:cell-address table:column="6" table:row="15" table:table="6"/>
          <office:change-info>
            <dc:creator>Andre Rothe</dc:creator>
            <dc:date>2015-11-23T22:16:51.962881118</dc:date>
          </office:change-info>
          <table:previous>
            <table:change-track-table-cell/>
          </table:previous>
        </table:cell-content-change>
        <table:cell-content-change table:id="ct738">
          <table:cell-address table:column="1" table:row="16" table:table="6"/>
          <office:change-info>
            <dc:creator>Andre Rothe</dc:creator>
            <dc:date>2015-11-23T22:16:51.963434616</dc:date>
          </office:change-info>
          <table:previous>
            <table:change-track-table-cell/>
          </table:previous>
        </table:cell-content-change>
        <table:cell-content-change table:id="ct739">
          <table:cell-address table:column="3" table:row="16" table:table="6"/>
          <office:change-info>
            <dc:creator>Andre Rothe</dc:creator>
            <dc:date>2015-11-23T22:16:51.963498662</dc:date>
          </office:change-info>
          <table:previous>
            <table:change-track-table-cell/>
          </table:previous>
        </table:cell-content-change>
        <table:cell-content-change table:id="ct740">
          <table:cell-address table:column="4" table:row="16" table:table="6"/>
          <office:change-info>
            <dc:creator>Andre Rothe</dc:creator>
            <dc:date>2015-11-23T22:16:51.963545875</dc:date>
          </office:change-info>
          <table:previous>
            <table:change-track-table-cell/>
          </table:previous>
        </table:cell-content-change>
        <table:cell-content-change table:id="ct741">
          <table:cell-address table:column="5" table:row="16" table:table="6"/>
          <office:change-info>
            <dc:creator>Andre Rothe</dc:creator>
            <dc:date>2015-11-23T22:16:51.963697013</dc:date>
          </office:change-info>
          <table:previous>
            <table:change-track-table-cell/>
          </table:previous>
        </table:cell-content-change>
        <table:cell-content-change table:id="ct742">
          <table:cell-address table:column="6" table:row="16" table:table="6"/>
          <office:change-info>
            <dc:creator>Andre Rothe</dc:creator>
            <dc:date>2015-11-23T22:16:51.963719921</dc:date>
          </office:change-info>
          <table:previous>
            <table:change-track-table-cell/>
          </table:previous>
        </table:cell-content-change>
        <table:cell-content-change table:id="ct743">
          <table:cell-address table:column="1" table:row="17" table:table="6"/>
          <office:change-info>
            <dc:creator>Andre Rothe</dc:creator>
            <dc:date>2015-11-23T22:16:51.964317630</dc:date>
          </office:change-info>
          <table:previous>
            <table:change-track-table-cell/>
          </table:previous>
        </table:cell-content-change>
        <table:cell-content-change table:id="ct744">
          <table:cell-address table:column="3" table:row="17" table:table="6"/>
          <office:change-info>
            <dc:creator>Andre Rothe</dc:creator>
            <dc:date>2015-11-23T22:16:51.964364633</dc:date>
          </office:change-info>
          <table:previous>
            <table:change-track-table-cell/>
          </table:previous>
        </table:cell-content-change>
        <table:cell-content-change table:id="ct745">
          <table:cell-address table:column="4" table:row="17" table:table="6"/>
          <office:change-info>
            <dc:creator>Andre Rothe</dc:creator>
            <dc:date>2015-11-23T22:16:51.964416666</dc:date>
          </office:change-info>
          <table:previous>
            <table:change-track-table-cell/>
          </table:previous>
        </table:cell-content-change>
        <table:cell-content-change table:id="ct746">
          <table:cell-address table:column="5" table:row="17" table:table="6"/>
          <office:change-info>
            <dc:creator>Andre Rothe</dc:creator>
            <dc:date>2015-11-23T22:16:51.964555721</dc:date>
          </office:change-info>
          <table:previous>
            <table:change-track-table-cell/>
          </table:previous>
        </table:cell-content-change>
        <table:cell-content-change table:id="ct747">
          <table:cell-address table:column="6" table:row="17" table:table="6"/>
          <office:change-info>
            <dc:creator>Andre Rothe</dc:creator>
            <dc:date>2015-11-23T22:16:51.964588896</dc:date>
          </office:change-info>
          <table:previous>
            <table:change-track-table-cell/>
          </table:previous>
        </table:cell-content-change>
        <table:cell-content-change table:id="ct748">
          <table:cell-address table:column="1" table:row="18" table:table="6"/>
          <office:change-info>
            <dc:creator>Andre Rothe</dc:creator>
            <dc:date>2015-11-23T22:16:51.964601258</dc:date>
          </office:change-info>
          <table:previous>
            <table:change-track-table-cell/>
          </table:previous>
        </table:cell-content-change>
        <table:cell-content-change table:id="ct749">
          <table:cell-address table:column="2" table:row="18" table:table="6"/>
          <office:change-info>
            <dc:creator>Andre Rothe</dc:creator>
            <dc:date>2015-11-23T22:16:51.964621792</dc:date>
          </office:change-info>
          <table:previous>
            <table:change-track-table-cell/>
          </table:previous>
        </table:cell-content-change>
        <table:cell-content-change table:id="ct750">
          <table:cell-address table:column="3" table:row="18" table:table="6"/>
          <office:change-info>
            <dc:creator>Andre Rothe</dc:creator>
            <dc:date>2015-11-23T22:16:51.964678503</dc:date>
          </office:change-info>
          <table:previous>
            <table:change-track-table-cell/>
          </table:previous>
        </table:cell-content-change>
        <table:cell-content-change table:id="ct751">
          <table:cell-address table:column="4" table:row="18" table:table="6"/>
          <office:change-info>
            <dc:creator>Andre Rothe</dc:creator>
            <dc:date>2015-11-23T22:16:51.964708955</dc:date>
          </office:change-info>
          <table:previous>
            <table:change-track-table-cell/>
          </table:previous>
        </table:cell-content-change>
        <table:cell-content-change table:id="ct752">
          <table:cell-address table:column="5" table:row="18" table:table="6"/>
          <office:change-info>
            <dc:creator>Andre Rothe</dc:creator>
            <dc:date>2015-11-23T22:16:51.964819934</dc:date>
          </office:change-info>
          <table:previous>
            <table:change-track-table-cell/>
          </table:previous>
        </table:cell-content-change>
        <table:cell-content-change table:id="ct753">
          <table:cell-address table:column="6" table:row="18" table:table="6"/>
          <office:change-info>
            <dc:creator>Andre Rothe</dc:creator>
            <dc:date>2015-11-23T22:16:51.964833204</dc:date>
          </office:change-info>
          <table:previous>
            <table:change-track-table-cell/>
          </table:previous>
        </table:cell-content-change>
        <table:cell-content-change table:id="ct754">
          <table:cell-address table:column="1" table:row="19" table:table="6"/>
          <office:change-info>
            <dc:creator>Andre Rothe</dc:creator>
            <dc:date>2015-11-23T22:16:51.965425255</dc:date>
          </office:change-info>
          <table:previous>
            <table:change-track-table-cell/>
          </table:previous>
        </table:cell-content-change>
        <table:cell-content-change table:id="ct755">
          <table:cell-address table:column="2" table:row="19" table:table="6"/>
          <office:change-info>
            <dc:creator>Andre Rothe</dc:creator>
            <dc:date>2015-11-23T22:16:51.965468557</dc:date>
          </office:change-info>
          <table:previous>
            <table:change-track-table-cell/>
          </table:previous>
        </table:cell-content-change>
        <table:cell-content-change table:id="ct756">
          <table:cell-address table:column="3" table:row="19" table:table="6"/>
          <office:change-info>
            <dc:creator>Andre Rothe</dc:creator>
            <dc:date>2015-11-23T22:16:51.965548666</dc:date>
          </office:change-info>
          <table:previous>
            <table:change-track-table-cell/>
          </table:previous>
        </table:cell-content-change>
        <table:cell-content-change table:id="ct757">
          <table:cell-address table:column="4" table:row="19" table:table="6"/>
          <office:change-info>
            <dc:creator>Andre Rothe</dc:creator>
            <dc:date>2015-11-23T22:16:51.965600768</dc:date>
          </office:change-info>
          <table:previous>
            <table:change-track-table-cell/>
          </table:previous>
        </table:cell-content-change>
        <table:cell-content-change table:id="ct758">
          <table:cell-address table:column="5" table:row="19" table:table="6"/>
          <office:change-info>
            <dc:creator>Andre Rothe</dc:creator>
            <dc:date>2015-11-23T22:16:51.965688420</dc:date>
          </office:change-info>
          <table:previous>
            <table:change-track-table-cell/>
          </table:previous>
        </table:cell-content-change>
        <table:cell-content-change table:id="ct759">
          <table:cell-address table:column="6" table:row="19" table:table="6"/>
          <office:change-info>
            <dc:creator>Andre Rothe</dc:creator>
            <dc:date>2015-11-23T22:16:51.965701829</dc:date>
          </office:change-info>
          <table:previous>
            <table:change-track-table-cell/>
          </table:previous>
        </table:cell-content-change>
        <table:cell-content-change table:id="ct760">
          <table:cell-address table:column="1" table:row="21" table:table="6"/>
          <office:change-info>
            <dc:creator>Andre Rothe</dc:creator>
            <dc:date>2015-11-23T22:16:51.967462268</dc:date>
          </office:change-info>
          <table:previous>
            <table:change-track-table-cell/>
          </table:previous>
        </table:cell-content-change>
        <table:cell-content-change table:id="ct761">
          <table:cell-address table:column="3" table:row="21" table:table="6"/>
          <office:change-info>
            <dc:creator>Andre Rothe</dc:creator>
            <dc:date>2015-11-23T22:16:51.967548942</dc:date>
          </office:change-info>
          <table:previous>
            <table:change-track-table-cell/>
          </table:previous>
        </table:cell-content-change>
        <table:cell-content-change table:id="ct762">
          <table:cell-address table:column="4" table:row="21" table:table="6"/>
          <office:change-info>
            <dc:creator>Andre Rothe</dc:creator>
            <dc:date>2015-11-23T22:16:51.967636594</dc:date>
          </office:change-info>
          <table:previous>
            <table:change-track-table-cell/>
          </table:previous>
        </table:cell-content-change>
        <table:cell-content-change table:id="ct763">
          <table:cell-address table:column="5" table:row="21" table:table="6"/>
          <office:change-info>
            <dc:creator>Andre Rothe</dc:creator>
            <dc:date>2015-11-23T22:16:51.967797231</dc:date>
          </office:change-info>
          <table:previous>
            <table:change-track-table-cell/>
          </table:previous>
        </table:cell-content-change>
        <table:cell-content-change table:id="ct764">
          <table:cell-address table:column="6" table:row="21" table:table="6"/>
          <office:change-info>
            <dc:creator>Andre Rothe</dc:creator>
            <dc:date>2015-11-23T22:16:51.967818742</dc:date>
          </office:change-info>
          <table:previous>
            <table:change-track-table-cell/>
          </table:previous>
        </table:cell-content-change>
        <table:cell-content-change table:id="ct765">
          <table:cell-address table:column="1" table:row="22" table:table="6"/>
          <office:change-info>
            <dc:creator>Andre Rothe</dc:creator>
            <dc:date>2015-11-23T22:16:51.967874546</dc:date>
          </office:change-info>
          <table:previous>
            <table:change-track-table-cell/>
          </table:previous>
        </table:cell-content-change>
        <table:cell-content-change table:id="ct766">
          <table:cell-address table:column="3" table:row="22" table:table="6"/>
          <office:change-info>
            <dc:creator>Andre Rothe</dc:creator>
            <dc:date>2015-11-23T22:16:51.967888235</dc:date>
          </office:change-info>
          <table:previous>
            <table:change-track-table-cell/>
          </table:previous>
        </table:cell-content-change>
        <table:cell-content-change table:id="ct767">
          <table:cell-address table:column="4" table:row="22" table:table="6"/>
          <office:change-info>
            <dc:creator>Andre Rothe</dc:creator>
            <dc:date>2015-11-23T22:16:51.967923994</dc:date>
          </office:change-info>
          <table:previous>
            <table:change-track-table-cell/>
          </table:previous>
        </table:cell-content-change>
        <table:cell-content-change table:id="ct768">
          <table:cell-address table:column="5" table:row="22" table:table="6"/>
          <office:change-info>
            <dc:creator>Andre Rothe</dc:creator>
            <dc:date>2015-11-23T22:16:51.968029595</dc:date>
          </office:change-info>
          <table:previous>
            <table:change-track-table-cell/>
          </table:previous>
        </table:cell-content-change>
        <table:cell-content-change table:id="ct769">
          <table:cell-address table:column="6" table:row="22" table:table="6"/>
          <office:change-info>
            <dc:creator>Andre Rothe</dc:creator>
            <dc:date>2015-11-23T22:16:51.968051037</dc:date>
          </office:change-info>
          <table:previous>
            <table:change-track-table-cell/>
          </table:previous>
        </table:cell-content-change>
        <table:cell-content-change table:id="ct770">
          <table:cell-address table:column="1" table:row="24" table:table="6"/>
          <office:change-info>
            <dc:creator>Andre Rothe</dc:creator>
            <dc:date>2015-11-23T22:16:51.969249876</dc:date>
          </office:change-info>
          <table:previous>
            <table:change-track-table-cell/>
          </table:previous>
        </table:cell-content-change>
        <table:cell-content-change table:id="ct771">
          <table:cell-address table:column="2" table:row="24" table:table="6"/>
          <office:change-info>
            <dc:creator>Andre Rothe</dc:creator>
            <dc:date>2015-11-23T22:16:51.969346467</dc:date>
          </office:change-info>
          <table:previous>
            <table:change-track-table-cell/>
          </table:previous>
        </table:cell-content-change>
        <table:cell-content-change table:id="ct772">
          <table:cell-address table:column="3" table:row="24" table:table="6"/>
          <office:change-info>
            <dc:creator>Andre Rothe</dc:creator>
            <dc:date>2015-11-23T22:16:51.969466945</dc:date>
          </office:change-info>
          <table:previous>
            <table:change-track-table-cell/>
          </table:previous>
        </table:cell-content-change>
        <table:cell-content-change table:id="ct773">
          <table:cell-address table:column="4" table:row="24" table:table="6"/>
          <office:change-info>
            <dc:creator>Andre Rothe</dc:creator>
            <dc:date>2015-11-23T22:16:51.969489154</dc:date>
          </office:change-info>
          <table:previous>
            <table:change-track-table-cell/>
          </table:previous>
        </table:cell-content-change>
        <table:cell-content-change table:id="ct774">
          <table:cell-address table:column="1" table:row="25" table:table="6"/>
          <office:change-info>
            <dc:creator>Andre Rothe</dc:creator>
            <dc:date>2015-11-23T22:16:51.970122273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25" table:table="6"/>
          <office:change-info>
            <dc:creator>Andre Rothe</dc:creator>
            <dc:date>2015-11-23T22:16:51.970182616</dc:date>
          </office:change-info>
          <table:previous>
            <table:change-track-table-cell/>
          </table:previous>
        </table:cell-content-change>
        <table:cell-content-change table:id="ct776">
          <table:cell-address table:column="3" table:row="25" table:table="6"/>
          <office:change-info>
            <dc:creator>Andre Rothe</dc:creator>
            <dc:date>2015-11-23T22:16:51.970270897</dc:date>
          </office:change-info>
          <table:previous>
            <table:change-track-table-cell/>
          </table:previous>
        </table:cell-content-change>
        <table:cell-content-change table:id="ct777">
          <table:cell-address table:column="4" table:row="25" table:table="6"/>
          <office:change-info>
            <dc:creator>Andre Rothe</dc:creator>
            <dc:date>2015-11-23T22:16:51.970303443</dc:date>
          </office:change-info>
          <table:previous>
            <table:change-track-table-cell/>
          </table:previous>
        </table:cell-content-change>
        <table:cell-content-change table:id="ct778">
          <table:cell-address table:column="5" table:row="25" table:table="6"/>
          <office:change-info>
            <dc:creator>Andre Rothe</dc:creator>
            <dc:date>2015-11-23T22:16:51.970396752</dc:date>
          </office:change-info>
          <table:previous>
            <table:change-track-table-cell/>
          </table:previous>
        </table:cell-content-change>
        <table:cell-content-change table:id="ct779">
          <table:cell-address table:column="1" table:row="27" table:table="6"/>
          <office:change-info>
            <dc:creator>Andre Rothe</dc:creator>
            <dc:date>2015-11-23T22:16:51.971122551</dc:date>
          </office:change-info>
          <table:previous>
            <table:change-track-table-cell/>
          </table:previous>
        </table:cell-content-change>
        <table:cell-content-change table:id="ct780">
          <table:cell-address table:column="2" table:row="27" table:table="6"/>
          <office:change-info>
            <dc:creator>Andre Rothe</dc:creator>
            <dc:date>2015-11-23T22:16:51.971220679</dc:date>
          </office:change-info>
          <table:previous>
            <table:change-track-table-cell/>
          </table:previous>
        </table:cell-content-change>
        <table:cell-content-change table:id="ct781">
          <table:cell-address table:column="3" table:row="27" table:table="6"/>
          <office:change-info>
            <dc:creator>Andre Rothe</dc:creator>
            <dc:date>2015-11-23T22:16:51.971317131</dc:date>
          </office:change-info>
          <table:previous>
            <table:change-track-table-cell/>
          </table:previous>
        </table:cell-content-change>
        <table:cell-content-change table:id="ct782">
          <table:cell-address table:column="4" table:row="27" table:table="6"/>
          <office:change-info>
            <dc:creator>Andre Rothe</dc:creator>
            <dc:date>2015-11-23T22:16:51.971339829</dc:date>
          </office:change-info>
          <table:previous>
            <table:change-track-table-cell/>
          </table:previous>
        </table:cell-content-change>
        <table:cell-content-change table:id="ct783">
          <table:cell-address table:column="1" table:row="28" table:table="6"/>
          <office:change-info>
            <dc:creator>Andre Rothe</dc:creator>
            <dc:date>2015-11-23T22:16:51.971982167</dc:date>
          </office:change-info>
          <table:previous>
            <table:change-track-table-cell/>
          </table:previous>
        </table:cell-content-change>
        <table:cell-content-change table:id="ct784">
          <table:cell-address table:column="2" table:row="28" table:table="6"/>
          <office:change-info>
            <dc:creator>Andre Rothe</dc:creator>
            <dc:date>2015-11-23T22:16:51.972061298</dc:date>
          </office:change-info>
          <table:previous>
            <table:change-track-table-cell/>
          </table:previous>
        </table:cell-content-change>
        <table:cell-content-change table:id="ct785">
          <table:cell-address table:column="3" table:row="28" table:table="6"/>
          <office:change-info>
            <dc:creator>Andre Rothe</dc:creator>
            <dc:date>2015-11-23T22:16:51.972146156</dc:date>
          </office:change-info>
          <table:previous>
            <table:change-track-table-cell/>
          </table:previous>
        </table:cell-content-change>
        <table:cell-content-change table:id="ct786">
          <table:cell-address table:column="4" table:row="28" table:table="6"/>
          <office:change-info>
            <dc:creator>Andre Rothe</dc:creator>
            <dc:date>2015-11-23T22:16:51.972177655</dc:date>
          </office:change-info>
          <table:previous>
            <table:change-track-table-cell/>
          </table:previous>
        </table:cell-content-change>
        <table:cell-content-change table:id="ct787">
          <table:cell-address table:column="5" table:row="28" table:table="6"/>
          <office:change-info>
            <dc:creator>Andre Rothe</dc:creator>
            <dc:date>2015-11-23T22:16:51.972277529</dc:date>
          </office:change-info>
          <table:previous>
            <table:change-track-table-cell/>
          </table:previous>
        </table:cell-content-change>
        <table:cell-content-change table:id="ct788">
          <table:cell-address table:column="1" table:row="30" table:table="6"/>
          <office:change-info>
            <dc:creator>Andre Rothe</dc:creator>
            <dc:date>2015-11-23T22:16:51.972947593</dc:date>
          </office:change-info>
          <table:previous>
            <table:change-track-table-cell/>
          </table:previous>
        </table:cell-content-change>
        <table:cell-content-change table:id="ct789">
          <table:cell-address table:column="3" table:row="30" table:table="6"/>
          <office:change-info>
            <dc:creator>Andre Rothe</dc:creator>
            <dc:date>2015-11-23T22:16:51.972993130</dc:date>
          </office:change-info>
          <table:previous>
            <table:change-track-table-cell/>
          </table:previous>
        </table:cell-content-change>
        <table:cell-content-change table:id="ct790">
          <table:cell-address table:column="4" table:row="30" table:table="6"/>
          <office:change-info>
            <dc:creator>Andre Rothe</dc:creator>
            <dc:date>2015-11-23T22:16:51.973044953</dc:date>
          </office:change-info>
          <table:previous>
            <table:change-track-table-cell/>
          </table:previous>
        </table:cell-content-change>
        <table:cell-content-change table:id="ct791">
          <table:cell-address table:column="5" table:row="30" table:table="6"/>
          <office:change-info>
            <dc:creator>Andre Rothe</dc:creator>
            <dc:date>2015-11-23T22:16:51.973181145</dc:date>
          </office:change-info>
          <table:previous>
            <table:change-track-table-cell/>
          </table:previous>
        </table:cell-content-change>
        <table:cell-content-change table:id="ct792">
          <table:cell-address table:column="6" table:row="30" table:table="6"/>
          <office:change-info>
            <dc:creator>Andre Rothe</dc:creator>
            <dc:date>2015-11-23T22:16:51.973201818</dc:date>
          </office:change-info>
          <table:previous>
            <table:change-track-table-cell/>
          </table:previous>
        </table:cell-content-change>
        <table:cell-content-change table:id="ct793">
          <table:cell-address table:column="1" table:row="31" table:table="6"/>
          <office:change-info>
            <dc:creator>Andre Rothe</dc:creator>
            <dc:date>2015-11-23T22:16:51.973821946</dc:date>
          </office:change-info>
          <table:previous>
            <table:change-track-table-cell/>
          </table:previous>
        </table:cell-content-change>
        <table:cell-content-change table:id="ct794">
          <table:cell-address table:column="3" table:row="31" table:table="6"/>
          <office:change-info>
            <dc:creator>Andre Rothe</dc:creator>
            <dc:date>2015-11-23T22:16:51.973878937</dc:date>
          </office:change-info>
          <table:previous>
            <table:change-track-table-cell/>
          </table:previous>
        </table:cell-content-change>
        <table:cell-content-change table:id="ct795">
          <table:cell-address table:column="4" table:row="31" table:table="6"/>
          <office:change-info>
            <dc:creator>Andre Rothe</dc:creator>
            <dc:date>2015-11-23T22:16:51.973931528</dc:date>
          </office:change-info>
          <table:previous>
            <table:change-track-table-cell/>
          </table:previous>
        </table:cell-content-change>
        <table:cell-content-change table:id="ct796">
          <table:cell-address table:column="5" table:row="31" table:table="6"/>
          <office:change-info>
            <dc:creator>Andre Rothe</dc:creator>
            <dc:date>2015-11-23T22:16:51.974067511</dc:date>
          </office:change-info>
          <table:previous>
            <table:change-track-table-cell/>
          </table:previous>
        </table:cell-content-change>
        <table:cell-content-change table:id="ct797">
          <table:cell-address table:column="6" table:row="31" table:table="6"/>
          <office:change-info>
            <dc:creator>Andre Rothe</dc:creator>
            <dc:date>2015-11-23T22:16:51.974088044</dc:date>
          </office:change-info>
          <table:previous>
            <table:change-track-table-cell/>
          </table:previous>
        </table:cell-content-change>
        <table:cell-content-change table:id="ct798">
          <table:cell-address table:column="1" table:row="32" table:table="6"/>
          <office:change-info>
            <dc:creator>Andre Rothe</dc:creator>
            <dc:date>2015-11-23T22:16:51.974697835</dc:date>
          </office:change-info>
          <table:previous>
            <table:change-track-table-cell/>
          </table:previous>
        </table:cell-content-change>
        <table:cell-content-change table:id="ct799">
          <table:cell-address table:column="3" table:row="32" table:table="6"/>
          <office:change-info>
            <dc:creator>Andre Rothe</dc:creator>
            <dc:date>2015-11-23T22:16:51.974735620</dc:date>
          </office:change-info>
          <table:previous>
            <table:change-track-table-cell/>
          </table:previous>
        </table:cell-content-change>
        <table:cell-content-change table:id="ct800">
          <table:cell-address table:column="4" table:row="32" table:table="6"/>
          <office:change-info>
            <dc:creator>Andre Rothe</dc:creator>
            <dc:date>2015-11-23T22:16:51.974786674</dc:date>
          </office:change-info>
          <table:previous>
            <table:change-track-table-cell/>
          </table:previous>
        </table:cell-content-change>
        <table:cell-content-change table:id="ct801">
          <table:cell-address table:column="5" table:row="32" table:table="6"/>
          <office:change-info>
            <dc:creator>Andre Rothe</dc:creator>
            <dc:date>2015-11-23T22:16:51.974925870</dc:date>
          </office:change-info>
          <table:previous>
            <table:change-track-table-cell/>
          </table:previous>
        </table:cell-content-change>
        <table:cell-content-change table:id="ct802">
          <table:cell-address table:column="6" table:row="32" table:table="6"/>
          <office:change-info>
            <dc:creator>Andre Rothe</dc:creator>
            <dc:date>2015-11-23T22:16:51.974947590</dc:date>
          </office:change-info>
          <table:previous>
            <table:change-track-table-cell/>
          </table:previous>
        </table:cell-content-change>
        <table:cell-content-change table:id="ct803">
          <table:cell-address table:column="1" table:row="34" table:table="6"/>
          <office:change-info>
            <dc:creator>Andre Rothe</dc:creator>
            <dc:date>2015-11-23T22:16:51.975605573</dc:date>
          </office:change-info>
          <table:previous>
            <table:change-track-table-cell/>
          </table:previous>
        </table:cell-content-change>
        <table:cell-content-change table:id="ct804">
          <table:cell-address table:column="3" table:row="34" table:table="6"/>
          <office:change-info>
            <dc:creator>Andre Rothe</dc:creator>
            <dc:date>2015-11-23T22:16:51.975653833</dc:date>
          </office:change-info>
          <table:previous>
            <table:change-track-table-cell/>
          </table:previous>
        </table:cell-content-change>
        <table:cell-content-change table:id="ct805">
          <table:cell-address table:column="4" table:row="34" table:table="6"/>
          <office:change-info>
            <dc:creator>Andre Rothe</dc:creator>
            <dc:date>2015-11-23T22:16:51.975697554</dc:date>
          </office:change-info>
          <table:previous>
            <table:change-track-table-cell/>
          </table:previous>
        </table:cell-content-change>
        <table:cell-content-change table:id="ct806">
          <table:cell-address table:column="5" table:row="34" table:table="6"/>
          <office:change-info>
            <dc:creator>Andre Rothe</dc:creator>
            <dc:date>2015-11-23T22:16:51.975837797</dc:date>
          </office:change-info>
          <table:previous>
            <table:change-track-table-cell/>
          </table:previous>
        </table:cell-content-change>
        <table:cell-content-change table:id="ct807">
          <table:cell-address table:column="1" table:row="35" table:table="6"/>
          <office:change-info>
            <dc:creator>Andre Rothe</dc:creator>
            <dc:date>2015-11-23T22:16:51.977056122</dc:date>
          </office:change-info>
          <table:previous>
            <table:change-track-table-cell/>
          </table:previous>
        </table:cell-content-change>
        <table:cell-content-change table:id="ct808">
          <table:cell-address table:column="3" table:row="35" table:table="6"/>
          <office:change-info>
            <dc:creator>Andre Rothe</dc:creator>
            <dc:date>2015-11-23T22:16:51.977131412</dc:date>
          </office:change-info>
          <table:previous>
            <table:change-track-table-cell/>
          </table:previous>
        </table:cell-content-change>
        <table:cell-content-change table:id="ct809">
          <table:cell-address table:column="4" table:row="35" table:table="6"/>
          <office:change-info>
            <dc:creator>Andre Rothe</dc:creator>
            <dc:date>2015-11-23T22:16:51.977195248</dc:date>
          </office:change-info>
          <table:previous>
            <table:change-track-table-cell/>
          </table:previous>
        </table:cell-content-change>
        <table:cell-content-change table:id="ct810">
          <table:cell-address table:column="5" table:row="35" table:table="6"/>
          <office:change-info>
            <dc:creator>Andre Rothe</dc:creator>
            <dc:date>2015-11-23T22:16:51.977344919</dc:date>
          </office:change-info>
          <table:previous>
            <table:change-track-table-cell/>
          </table:previous>
        </table:cell-content-change>
        <table:cell-content-change table:id="ct811">
          <table:cell-address table:column="6" table:row="35" table:table="6"/>
          <office:change-info>
            <dc:creator>Andre Rothe</dc:creator>
            <dc:date>2015-11-23T22:16:51.977365662</dc:date>
          </office:change-info>
          <table:previous>
            <table:change-track-table-cell/>
          </table:previous>
        </table:cell-content-change>
        <table:cell-content-change table:id="ct812">
          <table:cell-address table:column="1" table:row="36" table:table="6"/>
          <office:change-info>
            <dc:creator>Andre Rothe</dc:creator>
            <dc:date>2015-11-23T22:16:51.978311044</dc:date>
          </office:change-info>
          <table:previous>
            <table:change-track-table-cell/>
          </table:previous>
        </table:cell-content-change>
        <table:cell-content-change table:id="ct813">
          <table:cell-address table:column="3" table:row="36" table:table="6"/>
          <office:change-info>
            <dc:creator>Andre Rothe</dc:creator>
            <dc:date>2015-11-23T22:16:51.978394156</dc:date>
          </office:change-info>
          <table:previous>
            <table:change-track-table-cell/>
          </table:previous>
        </table:cell-content-change>
        <table:cell-content-change table:id="ct814">
          <table:cell-address table:column="4" table:row="36" table:table="6"/>
          <office:change-info>
            <dc:creator>Andre Rothe</dc:creator>
            <dc:date>2015-11-23T22:16:51.978455198</dc:date>
          </office:change-info>
          <table:previous>
            <table:change-track-table-cell/>
          </table:previous>
        </table:cell-content-change>
        <table:cell-content-change table:id="ct815">
          <table:cell-address table:column="5" table:row="36" table:table="6"/>
          <office:change-info>
            <dc:creator>Andre Rothe</dc:creator>
            <dc:date>2015-11-23T22:16:51.978653689</dc:date>
          </office:change-info>
          <table:previous>
            <table:change-track-table-cell/>
          </table:previous>
        </table:cell-content-change>
        <table:cell-content-change table:id="ct816">
          <table:cell-address table:column="6" table:row="36" table:table="6"/>
          <office:change-info>
            <dc:creator>Andre Rothe</dc:creator>
            <dc:date>2015-11-23T22:16:51.978668147</dc:date>
          </office:change-info>
          <table:previous>
            <table:change-track-table-cell/>
          </table:previous>
        </table:cell-content-change>
        <table:cell-content-change table:id="ct817">
          <table:cell-address table:column="1" table:row="38" table:table="6"/>
          <office:change-info>
            <dc:creator>Andre Rothe</dc:creator>
            <dc:date>2015-11-23T22:16:51.979258312</dc:date>
          </office:change-info>
          <table:previous>
            <table:change-track-table-cell/>
          </table:previous>
        </table:cell-content-change>
        <table:cell-content-change table:id="ct818">
          <table:cell-address table:column="3" table:row="38" table:table="6"/>
          <office:change-info>
            <dc:creator>Andre Rothe</dc:creator>
            <dc:date>2015-11-23T22:16:51.979297074</dc:date>
          </office:change-info>
          <table:previous>
            <table:change-track-table-cell/>
          </table:previous>
        </table:cell-content-change>
        <table:cell-content-change table:id="ct819">
          <table:cell-address table:column="4" table:row="38" table:table="6"/>
          <office:change-info>
            <dc:creator>Andre Rothe</dc:creator>
            <dc:date>2015-11-23T22:16:51.979339329</dc:date>
          </office:change-info>
          <table:previous>
            <table:change-track-table-cell/>
          </table:previous>
        </table:cell-content-change>
        <table:cell-content-change table:id="ct820">
          <table:cell-address table:column="5" table:row="38" table:table="6"/>
          <office:change-info>
            <dc:creator>Andre Rothe</dc:creator>
            <dc:date>2015-11-23T22:16:51.979468257</dc:date>
          </office:change-info>
          <table:previous>
            <table:change-track-table-cell/>
          </table:previous>
        </table:cell-content-change>
        <table:cell-content-change table:id="ct821">
          <table:cell-address table:column="1" table:row="39" table:table="6"/>
          <office:change-info>
            <dc:creator>Andre Rothe</dc:creator>
            <dc:date>2015-11-23T22:16:51.980077140</dc:date>
          </office:change-info>
          <table:previous>
            <table:change-track-table-cell/>
          </table:previous>
        </table:cell-content-change>
        <table:cell-content-change table:id="ct822">
          <table:cell-address table:column="3" table:row="39" table:table="6"/>
          <office:change-info>
            <dc:creator>Andre Rothe</dc:creator>
            <dc:date>2015-11-23T22:16:51.980116811</dc:date>
          </office:change-info>
          <table:previous>
            <table:change-track-table-cell/>
          </table:previous>
        </table:cell-content-change>
        <table:cell-content-change table:id="ct823">
          <table:cell-address table:column="4" table:row="39" table:table="6"/>
          <office:change-info>
            <dc:creator>Andre Rothe</dc:creator>
            <dc:date>2015-11-23T22:16:51.980165281</dc:date>
          </office:change-info>
          <table:previous>
            <table:change-track-table-cell/>
          </table:previous>
        </table:cell-content-change>
        <table:cell-content-change table:id="ct824">
          <table:cell-address table:column="5" table:row="39" table:table="6"/>
          <office:change-info>
            <dc:creator>Andre Rothe</dc:creator>
            <dc:date>2015-11-23T22:16:51.980312299</dc:date>
          </office:change-info>
          <table:previous>
            <table:change-track-table-cell/>
          </table:previous>
        </table:cell-content-change>
        <table:cell-content-change table:id="ct825">
          <table:cell-address table:column="6" table:row="39" table:table="6"/>
          <office:change-info>
            <dc:creator>Andre Rothe</dc:creator>
            <dc:date>2015-11-23T22:16:51.980334089</dc:date>
          </office:change-info>
          <table:previous>
            <table:change-track-table-cell/>
          </table:previous>
        </table:cell-content-change>
        <table:cell-content-change table:id="ct826">
          <table:cell-address table:column="1" table:row="40" table:table="6"/>
          <office:change-info>
            <dc:creator>Andre Rothe</dc:creator>
            <dc:date>2015-11-23T22:16:51.980397436</dc:date>
          </office:change-info>
          <table:previous>
            <table:change-track-table-cell/>
          </table:previous>
        </table:cell-content-change>
        <table:cell-content-change table:id="ct827">
          <table:cell-address table:column="3" table:row="40" table:table="6"/>
          <office:change-info>
            <dc:creator>Andre Rothe</dc:creator>
            <dc:date>2015-11-23T22:16:51.980412731</dc:date>
          </office:change-info>
          <table:previous>
            <table:change-track-table-cell/>
          </table:previous>
        </table:cell-content-change>
        <table:cell-content-change table:id="ct828">
          <table:cell-address table:column="4" table:row="40" table:table="6"/>
          <office:change-info>
            <dc:creator>Andre Rothe</dc:creator>
            <dc:date>2015-11-23T22:16:51.980448071</dc:date>
          </office:change-info>
          <table:previous>
            <table:change-track-table-cell/>
          </table:previous>
        </table:cell-content-change>
        <table:cell-content-change table:id="ct829">
          <table:cell-address table:column="5" table:row="40" table:table="6"/>
          <office:change-info>
            <dc:creator>Andre Rothe</dc:creator>
            <dc:date>2015-11-23T22:16:51.980548015</dc:date>
          </office:change-info>
          <table:previous>
            <table:change-track-table-cell/>
          </table:previous>
        </table:cell-content-change>
        <table:cell-content-change table:id="ct830">
          <table:cell-address table:column="6" table:row="40" table:table="6"/>
          <office:change-info>
            <dc:creator>Andre Rothe</dc:creator>
            <dc:date>2015-11-23T22:16:51.980582378</dc:date>
          </office:change-info>
          <table:previous>
            <table:change-track-table-cell/>
          </table:previous>
        </table:cell-content-change>
        <table:cell-content-change table:id="ct831">
          <table:cell-address table:column="1" table:row="42" table:table="6"/>
          <office:change-info>
            <dc:creator>Andre Rothe</dc:creator>
            <dc:date>2015-11-23T22:16:51.981640415</dc:date>
          </office:change-info>
          <table:previous>
            <table:change-track-table-cell/>
          </table:previous>
        </table:cell-content-change>
        <table:cell-content-change table:id="ct832">
          <table:cell-address table:column="3" table:row="42" table:table="6"/>
          <office:change-info>
            <dc:creator>Andre Rothe</dc:creator>
            <dc:date>2015-11-23T22:16:51.981717660</dc:date>
          </office:change-info>
          <table:previous>
            <table:change-track-table-cell/>
          </table:previous>
        </table:cell-content-change>
        <table:cell-content-change table:id="ct833">
          <table:cell-address table:column="4" table:row="42" table:table="6"/>
          <office:change-info>
            <dc:creator>Andre Rothe</dc:creator>
            <dc:date>2015-11-23T22:16:51.981779331</dc:date>
          </office:change-info>
          <table:previous>
            <table:change-track-table-cell/>
          </table:previous>
        </table:cell-content-change>
        <table:cell-content-change table:id="ct834">
          <table:cell-address table:column="5" table:row="42" table:table="6"/>
          <office:change-info>
            <dc:creator>Andre Rothe</dc:creator>
            <dc:date>2015-11-23T22:16:51.981937383</dc:date>
          </office:change-info>
          <table:previous>
            <table:change-track-table-cell/>
          </table:previous>
        </table:cell-content-change>
        <table:cell-content-change table:id="ct835">
          <table:cell-address table:column="1" table:row="43" table:table="6"/>
          <office:change-info>
            <dc:creator>Andre Rothe</dc:creator>
            <dc:date>2015-11-23T22:16:51.982514419</dc:date>
          </office:change-info>
          <table:previous>
            <table:change-track-table-cell/>
          </table:previous>
        </table:cell-content-change>
        <table:cell-content-change table:id="ct836">
          <table:cell-address table:column="3" table:row="43" table:table="6"/>
          <office:change-info>
            <dc:creator>Andre Rothe</dc:creator>
            <dc:date>2015-11-23T22:16:51.982546686</dc:date>
          </office:change-info>
          <table:previous>
            <table:change-track-table-cell/>
          </table:previous>
        </table:cell-content-change>
        <table:cell-content-change table:id="ct837">
          <table:cell-address table:column="4" table:row="43" table:table="6"/>
          <office:change-info>
            <dc:creator>Andre Rothe</dc:creator>
            <dc:date>2015-11-23T22:16:51.982610102</dc:date>
          </office:change-info>
          <table:previous>
            <table:change-track-table-cell/>
          </table:previous>
        </table:cell-content-change>
        <table:cell-content-change table:id="ct838">
          <table:cell-address table:column="5" table:row="43" table:table="6"/>
          <office:change-info>
            <dc:creator>Andre Rothe</dc:creator>
            <dc:date>2015-11-23T22:16:51.982731837</dc:date>
          </office:change-info>
          <table:previous>
            <table:change-track-table-cell/>
          </table:previous>
        </table:cell-content-change>
        <table:cell-content-change table:id="ct839">
          <table:cell-address table:column="6" table:row="43" table:table="6"/>
          <office:change-info>
            <dc:creator>Andre Rothe</dc:creator>
            <dc:date>2015-11-23T22:16:51.982753488</dc:date>
          </office:change-info>
          <table:previous>
            <table:change-track-table-cell/>
          </table:previous>
        </table:cell-content-change>
        <table:cell-content-change table:id="ct840">
          <table:cell-address table:column="1" table:row="44" table:table="6"/>
          <office:change-info>
            <dc:creator>Andre Rothe</dc:creator>
            <dc:date>2015-11-23T22:16:51.982808454</dc:date>
          </office:change-info>
          <table:previous>
            <table:change-track-table-cell/>
          </table:previous>
        </table:cell-content-change>
        <table:cell-content-change table:id="ct841">
          <table:cell-address table:column="3" table:row="44" table:table="6"/>
          <office:change-info>
            <dc:creator>Andre Rothe</dc:creator>
            <dc:date>2015-11-23T22:16:51.982824028</dc:date>
          </office:change-info>
          <table:previous>
            <table:change-track-table-cell/>
          </table:previous>
        </table:cell-content-change>
        <table:cell-content-change table:id="ct842">
          <table:cell-address table:column="4" table:row="44" table:table="6"/>
          <office:change-info>
            <dc:creator>Andre Rothe</dc:creator>
            <dc:date>2015-11-23T22:16:51.982873826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44" table:table="6"/>
          <office:change-info>
            <dc:creator>Andre Rothe</dc:creator>
            <dc:date>2015-11-23T22:16:51.982974189</dc:date>
          </office:change-info>
          <table:previous>
            <table:change-track-table-cell/>
          </table:previous>
        </table:cell-content-change>
        <table:cell-content-change table:id="ct844">
          <table:cell-address table:column="6" table:row="44" table:table="6"/>
          <office:change-info>
            <dc:creator>Andre Rothe</dc:creator>
            <dc:date>2015-11-23T22:16:51.982987808</dc:date>
          </office:change-info>
          <table:previous>
            <table:change-track-table-cell/>
          </table:previous>
        </table:cell-content-change>
        <table:cell-content-change table:id="ct845">
          <table:cell-address table:column="1" table:row="46" table:table="6"/>
          <office:change-info>
            <dc:creator>Andre Rothe</dc:creator>
            <dc:date>2015-11-23T22:16:51.985553665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46" table:table="6"/>
          <office:change-info>
            <dc:creator>Andre Rothe</dc:creator>
            <dc:date>2015-11-23T22:16:51.985672467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20" table:table="3"/>
          <office:change-info>
            <dc:creator>KKSL </dc:creator>
            <dc:date>2015-11-23T22:28:09.694143052</dc:date>
          </office:change-info>
          <table:previous table:id="ct505">
            <table:change-track-table-cell office:value-type="string">
              <text:p>?</text:p>
            </table:change-track-table-cell>
          </table:previous>
        </table:cell-content-change>
        <table:cell-content-change table:id="ct848">
          <table:cell-address table:column="2" table:row="28" table:table="3"/>
          <office:change-info>
            <dc:creator>KKSL </dc:creator>
            <dc:date>2015-11-23T22:28:09.694499945</dc:date>
          </office:change-info>
          <table:previous table:id="ct520">
            <table:change-track-table-cell office:value-type="string">
              <text:p>?</text:p>
            </table:change-track-table-cell>
          </table:previous>
        </table:cell-content-change>
        <table:cell-content-change table:id="ct849">
          <table:cell-address table:column="3" table:row="20" table:table="3"/>
          <office:change-info>
            <dc:creator>KKSL </dc:creator>
            <dc:date>2015-11-23T22:28:09.928549335</dc:date>
          </office:change-info>
          <table:previous>
            <table:change-track-table-cell office:value-type="string">
              <text:p>mögliche weitere Listen</text:p>
            </table:change-track-table-cell>
          </table:previous>
        </table:cell-content-change>
        <table:cell-content-change table:id="ct850">
          <table:cell-address table:column="3" table:row="21" table:table="3"/>
          <office:change-info>
            <dc:creator>KKSL </dc:creator>
            <dc:date>2015-11-23T22:28:09.928672048</dc:date>
          </office:change-info>
          <table:previous>
            <table:change-track-table-cell/>
          </table:previous>
        </table:cell-content-change>
        <table:cell-content-change table:id="ct851">
          <table:cell-address table:column="3" table:row="28" table:table="3"/>
          <office:change-info>
            <dc:creator>KKSL </dc:creator>
            <dc:date>2015-11-23T22:28:09.928725896</dc:date>
          </office:change-info>
          <table:previous>
            <table:change-track-table-cell office:value-type="string">
              <text:p>mgl. Anzahl</text:p>
            </table:change-track-table-cell>
          </table:previous>
        </table:cell-content-change>
      </table:tracked-changes>
      <table:table table:name="Header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7" office:value-type="string" calcext:value-type="string">
            <text:p>Length</text:p>
          </table:table-cell>
          <table:table-cell table:style-name="ce7" office:value-type="string" calcext:value-type="string">
            <text:p>Description</text:p>
          </table:table-cell>
          <table:table-cell table:style-name="ce7"/>
          <table:table-cell table:style-name="ce9" table:number-columns-repeated="1020"/>
        </table:table-row>
        <table:table-row table:style-name="ro1">
          <table:table-cell table:style-name="ce2" office:value-type="string" calcext:value-type="string">
            <text:p>000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Magic number </text:p>
          </table:table-cell>
          <table:table-cell office:value-type="string" calcext:value-type="string">
            <text:p>00001b27 = 69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004</text:p>
          </table:table-cell>
          <table:table-cell table:style-name="ce5" office:value-type="string" calcext:value-type="string">
            <text:p>4 Byte</text:p>
          </table:table-cell>
          <table:table-cell table:style-name="ce5" office:value-type="string" calcext:value-type="string">
            <text:p>? = 00</text:p>
          </table:table-cell>
          <table:table-cell table:style-name="ce5"/>
          <table:table-cell table:style-name="ce10" table:number-columns-repeated="1020"/>
        </table:table-row>
        <table:table-row table:style-name="ro1">
          <table:table-cell table:style-name="ce4" office:value-type="string" calcext:value-type="string">
            <text:p>0008</text:p>
          </table:table-cell>
          <table:table-cell table:style-name="ce8" office:value-type="string" calcext:value-type="string">
            <text:p>4 Byte</text:p>
          </table:table-cell>
          <table:table-cell table:style-name="ce8" office:value-type="string" calcext:value-type="string">
            <text:p>Forms-Version</text:p>
          </table:table-cell>
          <table:table-cell table:style-name="ce8" office:value-type="string" calcext:value-type="string">
            <text:p>D6 = Forms6, DD=Forms9 oder Forms10, E0= <text:s/>Forms11</text:p>
          </table:table-cell>
          <table:table-cell table:style-name="ce11" table:number-columns-repeated="1020"/>
        </table:table-row>
        <table:table-row table:style-name="ro1">
          <table:table-cell table:style-name="ce3" office:value-type="string" calcext:value-type="string">
            <text:p>000C</text:p>
          </table:table-cell>
          <table:table-cell table:style-name="ce5" office:value-type="string" calcext:value-type="string">
            <text:p>4 Byte</text:p>
          </table:table-cell>
          <table:table-cell table:style-name="ce5" office:value-type="string" calcext:value-type="string">
            <text:p>? = 01</text:p>
          </table:table-cell>
          <table:table-cell table:style-name="ce5"/>
          <table:table-cell table:style-name="ce10" table:number-columns-repeated="1020"/>
        </table:table-row>
        <table:table-row table:style-name="ro1">
          <table:table-cell table:style-name="ce3" office:value-type="string" calcext:value-type="string">
            <text:p>0010</text:p>
          </table:table-cell>
          <table:table-cell table:style-name="ce5" office:value-type="string" calcext:value-type="string">
            <text:p>4 Byte</text:p>
          </table:table-cell>
          <table:table-cell table:style-name="ce5" office:value-type="string" calcext:value-type="string">
            <text:p>? = 01</text:p>
          </table:table-cell>
          <table:table-cell table:style-name="ce5"/>
          <table:table-cell table:style-name="ce10" table:number-columns-repeated="1020"/>
        </table:table-row>
        <table:table-row table:style-name="ro1">
          <table:table-cell table:style-name="ce3" office:value-type="string" calcext:value-type="string">
            <text:p>0014</text:p>
          </table:table-cell>
          <table:table-cell table:style-name="ce5" office:value-type="string" calcext:value-type="string">
            <text:p>4 Byte</text:p>
          </table:table-cell>
          <table:table-cell table:style-name="ce5" office:value-type="string" calcext:value-type="string">
            <text:p>? = 03</text:p>
          </table:table-cell>
          <table:table-cell table:style-name="ce5"/>
          <table:table-cell table:style-name="ce10" table:number-columns-repeated="1020"/>
        </table:table-row>
        <table:table-row table:style-name="ro1">
          <table:table-cell table:style-name="ce3" office:value-type="string" calcext:value-type="string">
            <text:p>0018</text:p>
          </table:table-cell>
          <table:table-cell table:style-name="ce5" office:value-type="string" calcext:value-type="string">
            <text:p>4 Byte</text:p>
          </table:table-cell>
          <table:table-cell table:style-name="ce5" office:value-type="string" calcext:value-type="string">
            <text:p>? = 00</text:p>
          </table:table-cell>
          <table:table-cell table:style-name="ce5"/>
          <table:table-cell table:style-name="ce10" table:number-columns-repeated="1020"/>
        </table:table-row>
        <table:table-row table:style-name="ro1">
          <table:table-cell table:style-name="ce4" office:value-type="string" calcext:value-type="string">
            <text:p>001C</text:p>
          </table:table-cell>
          <table:table-cell table:style-name="ce8" office:value-type="string" calcext:value-type="string">
            <text:p>4 Byte</text:p>
          </table:table-cell>
          <table:table-cell table:style-name="ce8" office:value-type="string" calcext:value-type="string">
            <text:p>Größe Stringstruktur vom Anfang der Objektstruktur rückwärts lesend</text:p>
          </table:table-cell>
          <table:table-cell table:style-name="ce8" office:value-type="string" calcext:value-type="string">
            <text:p>Zeigt immer auf Applikationsnamen</text:p>
          </table:table-cell>
          <table:table-cell table:style-name="ce11" table:number-columns-repeated="1020"/>
        </table:table-row>
        <table:table-row table:style-name="ro1">
          <table:table-cell table:style-name="ce2" office:value-type="string" calcext:value-type="string">
            <text:p>002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Größe Objektstruktur vom Anfang Footer rückwärts lesend</text:p>
          </table:table-cell>
          <table:table-cell office:value-type="string" calcext:value-type="string">
            <text:p>Zeigt in jeder Datei auf die gleiche Stel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02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Größe Footer in Bytes (vom Ende der Datei lesend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0028</text:p>
          </table:table-cell>
          <table:table-cell table:style-name="ce5" office:value-type="string" calcext:value-type="string">
            <text:p>4 Byte</text:p>
          </table:table-cell>
          <table:table-cell table:style-name="ce5" office:value-type="string" calcext:value-type="string">
            <text:p>? = 00</text:p>
          </table:table-cell>
          <table:table-cell table:style-name="ce5"/>
          <table:table-cell table:style-name="ce10" table:number-columns-repeated="1020"/>
        </table:table-row>
        <table:table-row table:style-name="ro1">
          <table:table-cell table:style-name="ce5" office:value-type="string" calcext:value-type="string">
            <text:p>002c</text:p>
          </table:table-cell>
          <table:table-cell table:style-name="ce5" office:value-type="string" calcext:value-type="string">
            <text:p>4 Byte</text:p>
          </table:table-cell>
          <table:table-cell table:style-name="ce5" office:value-type="string" calcext:value-type="string">
            <text:p>? = 00</text:p>
          </table:table-cell>
          <table:table-cell table:style-name="ce5"/>
          <table:table-cell table:style-name="ce10"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xtStruct" table:style-name="ta1"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7" office:value-type="string" calcext:value-type="string">
            <text:p>Length</text:p>
          </table:table-cell>
          <table:table-cell table:style-name="ce7" office:value-type="string" calcext:value-type="string">
            <text:p>Description</text:p>
          </table:table-cell>
          <table:table-cell table:style-name="ce7"/>
          <table:table-cell table:style-name="ce9" table:number-columns-repeated="1020"/>
        </table:table-row>
        <table:table-row table:style-name="ro1">
          <table:table-cell office:value-type="string" calcext:value-type="string">
            <text:p>0030</text:p>
          </table:table-cell>
          <table:table-cell office:value-type="string" calcext:value-type="string">
            <text:p>1..30 Byte</text:p>
          </table:table-cell>
          <table:table-cell office:value-type="string" calcext:value-type="string">
            <text:p>Name der Form bis 0-Byte</text:p>
          </table:table-cell>
          <table:table-cell office:value-type="string" calcext:value-type="string">
            <text:p>z.B. MODUL1 → 6 Bytes + 0 Byte + 0 By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..4 Bytes</text:p>
          </table:table-cell>
          <table:table-cell office:value-type="string" calcext:value-type="string">
            <text:p>NULL-Bytes (End-Of-String und 1..3 Padding auf 32bi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8</text:p>
          </table:table-cell>
          <table:table-cell office:value-type="string" calcext:value-type="string">
            <text:p>n Bytes</text:p>
          </table:table-cell>
          <table:table-cell office:value-type="string" calcext:value-type="string">
            <text:p>Names des Fensters (getestet bis &gt; 5000 Bytes)</text:p>
          </table:table-cell>
          <table:table-cell office:value-type="string" calcext:value-type="string">
            <text:p>z.B. MODUL1 → 6 Bytes + 0 Byte + 0 By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..4 Bytes</text:p>
          </table:table-cell>
          <table:table-cell office:value-type="string" calcext:value-type="string">
            <text:p>NULL-Bytes (End-Of-String und 1..3 Padding auf 32bi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0</text:p>
          </table:table-cell>
          <table:table-cell office:value-type="string" calcext:value-type="string">
            <text:p>n Bytes</text:p>
          </table:table-cell>
          <table:table-cell office:value-type="string" calcext:value-type="string">
            <text:p>Name Menümodul</text:p>
          </table:table-cell>
          <table:table-cell office:value-type="string" calcext:value-type="string">
            <text:p>z.B. DEFAULT&amp;SMARTBAR → 16 Bytes + 4x 0 By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..4 Bytes</text:p>
          </table:table-cell>
          <table:table-cell office:value-type="string" calcext:value-type="string">
            <text:p>NULL-Bytes (End-Of-String und 1..3 Padding auf 32bi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4</text:p>
          </table:table-cell>
          <table:table-cell office:value-type="string" calcext:value-type="string">
            <text:p>n Bytes</text:p>
          </table:table-cell>
          <table:table-cell office:value-type="string" calcext:value-type="string">
            <text:p>Characterset</text:p>
          </table:table-cell>
          <table:table-cell office:value-type="string" calcext:value-type="string">
            <text:p>z.b. GERMAN_GERMANY.WE8ISO8859P1 → 27 Bytes + 0 By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..4 Bytes</text:p>
          </table:table-cell>
          <table:table-cell office:value-type="string" calcext:value-type="string">
            <text:p>NULL-Bytes (End-Of-String und 1..3 Padding auf 32bit)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15D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End of Structure?</text:p>
          </table:table-cell>
          <table:table-cell office:value-type="string" calcext:value-type="string">
            <text:p>FF FF FF 3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5D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Anzahl der nachfolgenden 32bit-Pointer</text:p>
          </table:table-cell>
          <table:table-cell office:value-type="string" calcext:value-type="string">
            <text:p>02-&gt;03 bei einem fenster mehr, könnte auch Anzahl der Objekte sein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/>
          <table:table-cell table:style-name="ce14" table:number-columns-repeated="1023"/>
        </table:table-row>
        <table:table-row table:style-name="ro1">
          <table:table-cell table:style-name="ce13"/>
          <table:table-cell table:style-name="ce15" table:number-columns-repeated="1023"/>
        </table:table-row>
        <table:table-row table:style-name="ro1">
          <table:table-cell office:value-type="string" calcext:value-type="string">
            <text:p>15FC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Länge Name Leinw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FD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emp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FE</text:p>
          </table:table-cell>
          <table:table-cell office:value-type="string" calcext:value-type="string">
            <text:p>1..30</text:p>
          </table:table-cell>
          <table:table-cell office:value-type="string" calcext:value-type="string">
            <text:p>Name der Leinwand (max. 30 Zeichen, im Beispiel 9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.3</text:p>
          </table:table-cell>
          <table:table-cell office:value-type="string" calcext:value-type="string">
            <text:p>empty (padding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Länge Name Fenster</text:p>
          </table:table-cell>
          <table:table-cell table:number-columns-repeated="1021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emp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1A</text:p>
          </table:table-cell>
          <table:table-cell office:value-type="string" calcext:value-type="string">
            <text:p>1..30</text:p>
          </table:table-cell>
          <table:table-cell office:value-type="string" calcext:value-type="string">
            <text:p>Name des Fensters (max. 30 Zeichen, im Beispiel 8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.3</text:p>
          </table:table-cell>
          <table:table-cell office:value-type="string" calcext:value-type="string">
            <text:p>empty (padding)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4 Byte</text:p>
          </table:table-cell>
          <table:table-cell office:value-type="string" calcext:value-type="string">
            <text:p>End of Structure</text:p>
          </table:table-cell>
          <table:table-cell office:value-type="string" calcext:value-type="string">
            <text:p>00 00 00 00</text:p>
          </table:table-cell>
          <table:table-cell table:number-columns-repeated="1020"/>
        </table:table-row>
      </table:table>
      <table:table table:name="Rectangl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6" office:value-type="string" calcext:value-type="string">
            <text:p><text:span text:style-name="T2">Rectangle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x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X-Pos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Y-Pos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and X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and Y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1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and Width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and Height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0x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x24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0x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0x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0x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0x3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nter auf 0x3C</text:p>
          </table:table-cell>
          <table:table-cell office:value-type="string" calcext:value-type="string">
            <text:p>0x2e8 ?</text:p>
          </table:table-cell>
          <table:table-cell table:style-name="ce20" office:value-type="string" calcext:value-type="string">
            <text:p><text:span text:style-name="T2">Referenz aus Footer</text:span></text:p>
          </table:table-cell>
          <table:table-cell table:style-name="ce21" office:value-type="string" calcext:value-type="string">
            <text:p>C0 after Canvas-Sta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x3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Anzahl der Pointer ab 0x3C</text:p>
          </table:table-cell>
          <table:table-cell office:value-type="string" calcext:value-type="string">
            <text:p>0x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3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0x0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3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geordnete Liste der Pointer</text:p>
            <text:p>auf nachfolgenden Strukturen</text:p>
          </table:table-cell>
          <table:table-cell office:value-type="string" calcext:value-type="string">
            <text:p>Pointer auf 0x40</text:p>
          </table:table-cell>
          <table:table-cell office:value-type="string" calcext:value-type="string">
            <text:p>0x2ec ?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Rectangle-Details</text:p>
          </table:table-cell>
          <table:table-cell table:style-name="ce19" table:number-columns-repeated="1023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8 02 08 00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Zeiger auf 02 02 02 1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0x2a0 ?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0x8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FF FF FF FF</text:p>
          </table:table-cell>
          <table:table-cell table:style-name="ce18" table:number-columns-repeated="1020"/>
        </table:table-row>
        <table:table-row table:style-name="ro2">
          <table:table-cell office:value-type="string" calcext:value-type="string">
            <text:p>0x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X-Pos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Y-Pos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1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1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x1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and X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x2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and Y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and Width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2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and Height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0x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0x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3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nter hinter den Namen</text:p>
          </table:table-cell>
          <table:table-cell office:value-type="string" calcext:value-type="string">
            <text:p>0x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44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0x4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Bitmask</text:p>
            <text:p>1. Bit: gepunktet</text:p>
          </table:table-cell>
          <table:table-cell office:value-type="string" calcext:value-type="string">
            <text:p>0x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4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X-Pos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5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Y-Pos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5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5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* 85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6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n Bytes</text:p>
          </table:table-cell>
          <table:table-cell office:value-type="string" calcext:value-type="string">
            <text:p>Name des Rechtecks</text:p>
          </table:table-cell>
          <table:table-cell office:value-type="string" calcext:value-type="string">
            <text:p>NULL-Terminier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..4 Bytes</text:p>
          </table:table-cell>
          <table:table-cell office:value-type="string" calcext:value-type="string">
            <text:p>End-Of-String und Padding</text:p>
          </table:table-cell>
          <table:table-cell office:value-type="string" calcext:value-type="string">
            <text:p>0x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4 By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nter auf Namen (0x11C)</text:p>
          </table:table-cell>
          <table:table-cell office:value-type="string" calcext:value-type="string">
            <text:p>0x36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4 By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änge des Namens?</text:p>
          </table:table-cell>
          <table:table-cell office:value-type="string" calcext:value-type="string">
            <text:p>0x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 Byt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1F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4 Byte</text:p>
          </table:table-cell>
          <table:table-cell office:value-type="string" calcext:value-type="string">
            <text:p>End of Structure</text:p>
          </table:table-cell>
          <table:table-cell office:value-type="string" calcext:value-type="string">
            <text:p>FF FF FF FF</text:p>
          </table:table-cell>
          <table:table-cell table:number-columns-repeated="1020"/>
        </table:table-row>
      </table:table>
      <table:table table:name="AttributeStruct" table:style-name="ta1">
        <table:table-column table:style-name="co14" table:default-cell-style-name="ce2"/>
        <table:table-column table:style-name="co15" table:default-cell-style-name="Default"/>
        <table:table-column table:style-name="co2" table:default-cell-style-name="Default"/>
        <table:table-column table:style-name="co16" table:default-cell-style-name="ce6"/>
        <table:table-column table:style-name="co17" table:default-cell-style-name="Default"/>
        <table:table-column table:style-name="co1" table:number-columns-repeated="1019" table:default-cell-style-name="Default"/>
        <table:table-row table:style-name="ro2">
          <table:table-cell table:style-name="ce22" office:value-type="string" calcext:value-type="string">
            <text:p>Position</text:p>
          </table:table-cell>
          <table:table-cell table:style-name="ce37" office:value-type="string" calcext:value-type="string">
            <text:p>Length</text:p>
          </table:table-cell>
          <table:table-cell table:style-name="ce37" office:value-type="string" calcext:value-type="string">
            <text:p>Description</text:p>
          </table:table-cell>
          <table:table-cell table:style-name="ce37"/>
          <table:table-cell table:style-name="ce26" table:number-columns-repeated="1020"/>
        </table:table-row>
        <table:table-row table:style-name="ro2">
          <table:table-cell table:style-name="ce23" office:value-type="string" calcext:value-type="string">
            <text:p>Footer-References könnten nur Shortcuts sein, die Modul-Struktur ist stabil.</text:p>
          </table:table-cell>
          <table:table-cell table:style-name="ce38" table:number-columns-repeated="3"/>
          <table:table-cell table:style-name="ce61" table:number-columns-repeated="1020"/>
        </table:table-row>
        <table:table-row table:style-name="ro2"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Reference auf Modulname</text:p>
          </table:table-cell>
          <table:table-cell table:style-name="ce39" office:value-type="string" calcext:value-type="string">
            <text:p>lesen ab TextStruct</text:p>
          </table:table-cell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3">
          <table:table-cell table:style-name="ce13"/>
          <table:table-cell table:style-name="ce39" table:number-columns-repeated="3"/>
          <table:table-cell table:style-name="ce15" table:number-columns-repeated="1020"/>
        </table:table-row>
        <table:table-row table:style-name="ro2"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Reference auf Modultitel</text:p>
          </table:table-cell>
          <table:table-cell table:style-name="ce39" office:value-type="string" calcext:value-type="string">
            <text:p>lesen ab TextStruct</text:p>
          </table:table-cell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3">
          <table:table-cell table:style-name="ce13"/>
          <table:table-cell table:style-name="ce39" table:number-columns-repeated="3"/>
          <table:table-cell table:style-name="ce15" table:number-columns-repeated="1020"/>
        </table:table-row>
        <table:table-row table:style-name="ro2">
          <table:table-cell table:style-name="ce13" office:value-type="string" calcext:value-type="string">
            <text:p>0x10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Reference auf Menümodul</text:p>
          </table:table-cell>
          <table:table-cell table:style-name="ce39" office:value-type="string" calcext:value-type="string">
            <text:p>lesen ab TextStruct</text:p>
          </table:table-cell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3" table:number-rows-repeated="5">
          <table:table-cell table:style-name="ce13"/>
          <table:table-cell table:style-name="ce39" table:number-columns-repeated="3"/>
          <table:table-cell table:style-name="ce62"/>
          <table:table-cell table:style-name="ce15" table:number-columns-repeated="1019"/>
        </table:table-row>
        <table:table-row table:style-name="ro2">
          <table:table-cell table:style-name="ce24" office:value-type="string" calcext:value-type="string">
            <text:p>0x28</text:p>
          </table:table-cell>
          <table:table-cell table:style-name="ce40"/>
          <table:table-cell table:style-name="ce40" office:value-type="string" calcext:value-type="string">
            <text:p>? (Tibia)</text:p>
          </table:table-cell>
          <table:table-cell table:style-name="ce40" office:value-type="string" calcext:value-type="string">
            <text:p>Referenz in Atributstruct</text:p>
          </table:table-cell>
          <table:table-cell table:style-name="ce63"/>
          <table:table-cell table:style-name="ce64" table:number-columns-repeated="1019"/>
        </table:table-row>
        <table:table-row table:style-name="ro2">
          <table:table-cell table:style-name="ce13" office:value-type="string" calcext:value-type="string">
            <text:p>0x2C</text:p>
          </table:table-cell>
          <table:table-cell table:style-name="ce39"/>
          <table:table-cell table:style-name="ce39" office:value-type="string" calcext:value-type="string">
            <text:p>? (Tibia)</text:p>
          </table:table-cell>
          <table:table-cell table:style-name="ce39" office:value-type="string" calcext:value-type="string">
            <text:p>Länge? (06 00 00 00)</text:p>
          </table:table-cell>
          <table:table-cell table:style-name="ce62"/>
          <table:table-cell table:style-name="ce15" table:number-columns-repeated="1019"/>
        </table:table-row>
        <table:table-row table:style-name="ro2">
          <table:table-cell table:style-name="ce24" office:value-type="string" calcext:value-type="string">
            <text:p>0x30</text:p>
          </table:table-cell>
          <table:table-cell table:style-name="ce40"/>
          <table:table-cell table:style-name="ce40" office:value-type="string" calcext:value-type="string">
            <text:p>? (Tibia)</text:p>
          </table:table-cell>
          <table:table-cell table:style-name="ce40"/>
          <table:table-cell table:style-name="ce63"/>
          <table:table-cell table:style-name="ce64" table:number-columns-repeated="1019"/>
        </table:table-row>
        <table:table-row table:style-name="ro2">
          <table:table-cell table:style-name="ce24" office:value-type="string" calcext:value-type="string">
            <text:p>0x34</text:p>
          </table:table-cell>
          <table:table-cell table:style-name="ce40"/>
          <table:table-cell table:style-name="ce40" office:value-type="string" calcext:value-type="string">
            <text:p>? (Tibia)</text:p>
          </table:table-cell>
          <table:table-cell table:style-name="ce40"/>
          <table:table-cell table:style-name="ce63"/>
          <table:table-cell table:style-name="ce64" table:number-columns-repeated="1019"/>
        </table:table-row>
        <table:table-row table:style-name="ro2">
          <table:table-cell table:style-name="ce24" office:value-type="string" calcext:value-type="string">
            <text:p>0x38</text:p>
          </table:table-cell>
          <table:table-cell table:style-name="ce40"/>
          <table:table-cell table:style-name="ce40" office:value-type="string" calcext:value-type="string">
            <text:p>? (Tibia)</text:p>
          </table:table-cell>
          <table:table-cell table:style-name="ce40"/>
          <table:table-cell table:style-name="ce64" table:number-columns-repeated="1020"/>
        </table:table-row>
        <table:table-row table:style-name="ro2">
          <table:table-cell table:style-name="ce13" office:value-type="string" calcext:value-type="string">
            <text:p>0x3c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Reference auf geordnete Fensterliste</text:p>
          </table:table-cell>
          <table:table-cell table:style-name="ce39" office:value-type="string" calcext:value-type="string">
            <text:p>verweisen auf FF FF FF FF, wenn leer (und Länge 0)</text:p>
          </table:table-cell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0x40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Reference auf geordnete Leinwandliste</text:p>
          </table:table-cell>
          <table:table-cell table:style-name="ce39"/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0x44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Reference auf geordnete WarningListe</text:p>
          </table:table-cell>
          <table:table-cell table:style-name="ce39"/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0x48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Referenz auf geordnete EditorList</text:p>
          </table:table-cell>
          <table:table-cell table:style-name="Default"/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0x4C</text:p>
          </table:table-cell>
          <table:table-cell table:style-name="ce39" office:value-type="string" calcext:value-type="string">
            <text:p>4 Byte</text:p>
          </table:table-cell>
          <table:table-cell table:style-name="ce49" office:value-type="string" calcext:value-type="string">
            <text:p>? Referenz auf Ende AttributeStruct (Beginn Footer?)</text:p>
          </table:table-cell>
          <table:table-cell table:style-name="ce49" office:value-type="string" calcext:value-type="string">
            <text:p>mögliche weitere Listen</text:p>
          </table:table-cell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0x50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Reference auf geordnete ParameterListe</text:p>
          </table:table-cell>
          <table:table-cell table:style-name="ce39"/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0x54</text:p>
          </table:table-cell>
          <table:table-cell table:style-name="ce39" office:value-type="string" calcext:value-type="string">
            <text:p>4 Byte</text:p>
          </table:table-cell>
          <table:table-cell table:style-name="ce49" office:value-type="string" calcext:value-type="string">
            <text:p>?</text:p>
          </table:table-cell>
          <table:table-cell table:style-name="ce49"/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3">
          <table:table-cell table:style-name="ce13"/>
          <table:table-cell table:style-name="ce39" table:number-columns-repeated="3"/>
          <table:table-cell table:style-name="ce15" table:number-columns-repeated="1020"/>
        </table:table-row>
        <table:table-row table:style-name="ro3">
          <table:table-cell table:style-name="ce13" office:value-type="string" calcext:value-type="string">
            <text:p>0x5C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Anzahl der Fensterreferenzen in Liste an 0x3C</text:p>
          </table:table-cell>
          <table:table-cell table:style-name="ce39"/>
          <table:table-cell table:style-name="ce15" table:number-columns-repeated="1020"/>
        </table:table-row>
        <table:table-row table:style-name="ro2">
          <table:table-cell table:style-name="ce13" office:value-type="string" calcext:value-type="string">
            <text:p>0x60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Anzahl der Leinwandreferenzen in Liste an 0x40</text:p>
          </table:table-cell>
          <table:table-cell table:style-name="ce39"/>
          <table:table-cell table:style-name="ce15" table:number-columns-repeated="1020"/>
        </table:table-row>
        <table:table-row table:style-name="ro2">
          <table:table-cell table:style-name="ce13" office:value-type="string" calcext:value-type="string">
            <text:p>0x64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Anzahl der Warningreferenzen in Liste an 0x44</text:p>
          </table:table-cell>
          <table:table-cell table:style-name="ce39"/>
          <table:table-cell table:style-name="ce15" table:number-columns-repeated="1020"/>
        </table:table-row>
        <table:table-row table:style-name="ro2">
          <table:table-cell table:style-name="ce13" office:value-type="string" calcext:value-type="string">
            <text:p>0x68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Anzahl der Editorreferenzen in Liste an 0x48</text:p>
          </table:table-cell>
          <table:table-cell table:style-name="ce49"/>
          <table:table-cell table:style-name="ce15" table:number-columns-repeated="1020"/>
        </table:table-row>
        <table:table-row table:style-name="ro2">
          <table:table-cell table:style-name="ce13" office:value-type="string" calcext:value-type="string">
            <text:p>0x6C</text:p>
          </table:table-cell>
          <table:table-cell table:style-name="ce39" office:value-type="string" calcext:value-type="string">
            <text:p>4 Byte</text:p>
          </table:table-cell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mgl. Anzahl</text:p>
          </table:table-cell>
          <table:table-cell table:style-name="ce15" table:number-columns-repeated="1020"/>
        </table:table-row>
        <table:table-row table:style-name="ro3">
          <table:table-cell table:style-name="ce13" office:value-type="string" calcext:value-type="string">
            <text:p>0x70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Anzahl der Parameterreferenzen in der Liste an 0x50</text:p>
          </table:table-cell>
          <table:table-cell table:style-name="ce39"/>
          <table:table-cell table:style-name="ce15" table:number-columns-repeated="1020"/>
        </table:table-row>
        <table:table-row table:style-name="ro2">
          <table:table-cell table:style-name="ce13" office:value-type="string" calcext:value-type="string">
            <text:p>0x74</text:p>
          </table:table-cell>
          <table:table-cell table:style-name="ce39" office:value-type="string" calcext:value-type="string">
            <text:p>4 Byte</text:p>
          </table:table-cell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mgl. Anzahl</text:p>
          </table:table-cell>
          <table:table-cell table:style-name="ce15" table:number-columns-repeated="1020"/>
        </table:table-row>
        <table:table-row table:style-name="ro3">
          <table:table-cell table:style-name="ce13" office:value-type="string" calcext:value-type="string">
            <text:p>0x78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?</text:p>
          </table:table-cell>
          <table:table-cell table:style-name="ce39" office:value-type="string" calcext:value-type="string">
            <text:p>Eventuell 2/2 Byte : 01 8F 00 06</text:p>
          </table:table-cell>
          <table:table-cell table:style-name="ce15" table:number-columns-repeated="1020"/>
        </table:table-row>
        <table:table-row table:style-name="ro2">
          <table:table-cell table:style-name="ce13" office:value-type="string" calcext:value-type="string">
            <text:p>0x7C</text:p>
          </table:table-cell>
          <table:table-cell table:style-name="ce39" office:value-type="string" calcext:value-type="string">
            <text:p>4 Byte</text:p>
          </table:table-cell>
          <table:table-cell table:style-name="ce39" office:value-type="string" calcext:value-type="string">
            <text:p>Validierungseinheit</text:p>
          </table:table-cell>
          <table:table-cell office:value-type="string" calcext:value-type="string">
            <text:p>00=Standard, 01=Object, 02=Datensatz, 03=Datenblock, 04=Form</text:p>
          </table:table-cell>
          <table:table-cell table:style-name="ce15" table:number-columns-repeated="1020"/>
        </table:table-row>
        <table:table-row table:style-name="ro2">
          <table:table-cell office:value-type="string" calcext:value-type="string">
            <text:p>0x80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Mausnavigation</text:p>
          </table:table-cell>
          <table:table-cell office:value-type="string" calcext:value-type="string">
            <text:p>01=Object, 02=Datensatz, 03=Datenblock, 04=Form</text:p>
          </table:table-cell>
          <table:table-cell table:style-name="ce15" table:number-columns-repeated="1020"/>
        </table:table-row>
        <table:table-row table:style-name="ro2">
          <table:table-cell office:value-type="string" calcext:value-type="string">
            <text:p>0x8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Startpunkt Visual Attribute Structures</text:p>
          </table:table-cell>
          <table:table-cell table:style-name="ce39" office:value-type="string" calcext:value-type="string">
            <text:p>Reference innerhalb AttributStruct 02 50 01 00</text:p>
          </table:table-cell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0x8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Anzahl Visual Attribute Structures (+1 für DEFAULT = #POPUPHINT#)</text:p>
          </table:table-cell>
          <table:table-cell table:style-name="ce39" office:value-type="string" calcext:value-type="string">
            <text:p>01 00 00 00</text:p>
          </table:table-cell>
          <table:table-cell table:style-name="ce62"/>
          <table:table-cell table:style-name="ce15" table:number-columns-repeated="1019"/>
        </table:table-row>
        <table:table-row table:style-name="ro3" table:number-rows-repeated="3">
          <table:table-cell table:number-columns-repeated="3"/>
          <table:table-cell table:style-name="ce39"/>
          <table:table-cell table:style-name="ce62"/>
          <table:table-cell table:style-name="ce15" table:number-columns-repeated="1019"/>
        </table:table-row>
        <table:table-row table:style-name="ro2">
          <table:table-cell table:style-name="ce25" office:value-type="string" calcext:value-type="string">
            <text:p>0x98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40" office:value-type="string" calcext:value-type="string">
            <text:p>07 00 00 00 (in Textstruct, direkt hinter #POPUPHINT#)</text:p>
          </table:table-cell>
          <table:table-cell table:style-name="ce63" office:value-type="string" calcext:value-type="string">
            <text:p>Footer-Reference</text:p>
          </table:table-cell>
          <table:table-cell table:style-name="ce64" table:number-columns-repeated="1019"/>
        </table:table-row>
        <table:table-row table:style-name="ro3" table:number-rows-repeated="2">
          <table:table-cell table:number-columns-repeated="3"/>
          <table:table-cell table:style-name="ce39"/>
          <table:table-cell table:style-name="ce62"/>
          <table:table-cell table:style-name="ce15" table:number-columns-repeated="1019"/>
        </table:table-row>
        <table:table-row table:style-name="ro3">
          <table:table-cell table:style-name="ce25" office:value-type="string" calcext:value-type="string">
            <text:p>0xA4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40" office:value-type="string" calcext:value-type="string">
            <text:p>E4 00 00 00</text:p>
          </table:table-cell>
          <table:table-cell table:style-name="ce63"/>
          <table:table-cell table:style-name="ce64" table:number-columns-repeated="1019"/>
        </table:table-row>
        <table:table-row table:style-name="ro3">
          <table:table-cell table:number-columns-repeated="3"/>
          <table:table-cell table:style-name="ce39"/>
          <table:table-cell table:style-name="ce62"/>
          <table:table-cell table:style-name="ce15" table:number-columns-repeated="1019"/>
        </table:table-row>
        <table:table-row table:style-name="ro3">
          <table:table-cell office:value-type="string" calcext:value-type="string">
            <text:p>0xAC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Menüquelle</text:p>
          </table:table-cell>
          <table:table-cell office:value-type="string" calcext:value-type="string">
            <text:p>00=Datenbank, 01=Datei</text:p>
          </table:table-cell>
          <table:table-cell table:style-name="ce15" table:number-columns-repeated="1020"/>
        </table:table-row>
        <table:table-row table:style-name="ro3" table:number-rows-repeated="2">
          <table:table-cell table:number-columns-repeated="4"/>
          <table:table-cell table:style-name="ce15" table:number-columns-repeated="1020"/>
        </table:table-row>
        <table:table-row table:style-name="ro2">
          <table:table-cell office:value-type="string" calcext:value-type="string">
            <text:p>0xB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eference auf Characterset-Name</text:p>
          </table:table-cell>
          <table:table-cell office:value-type="string" calcext:value-type="string">
            <text:p>lesen ab TextStruct</text:p>
          </table:table-cell>
          <table:table-cell table:style-name="ce62" office:value-type="string" calcext:value-type="string">
            <text:p>Footer-Reference</text:p>
          </table:table-cell>
          <table:table-cell table:style-name="ce15" table:number-columns-repeated="1019"/>
        </table:table-row>
        <table:table-row table:style-name="ro3" table:number-rows-repeated="2">
          <table:table-cell table:number-columns-repeated="4"/>
          <table:table-cell table:style-name="ce62"/>
          <table:table-cell table:style-name="ce15" table:number-columns-repeated="1019"/>
        </table:table-row>
        <table:table-row table:style-name="ro3">
          <table:table-cell table:number-columns-repeated="4"/>
          <table:table-cell table:style-name="ce15" table:number-columns-repeated="1020"/>
        </table:table-row>
        <table:table-row table:style-name="ro3">
          <table:table-cell office:value-type="string" calcext:value-type="string">
            <text:p>0xC8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3d-Steuerelemente verwenden</text:p>
          </table:table-cell>
          <table:table-cell office:value-type="string" calcext:value-type="string">
            <text:p>00=nein, 01=ja</text:p>
          </table:table-cell>
          <table:table-cell table:style-name="ce15" table:number-columns-repeated="1020"/>
        </table:table-row>
        <table:table-row table:style-name="ro2">
          <table:table-cell office:value-type="string" calcext:value-type="string">
            <text:p>0xC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eferenz auf Visuelle Attributgruppe akt. Datensatz</text:p>
          </table:table-cell>
          <table:table-cell table:style-name="ce39" office:value-type="string" calcext:value-type="string">
            <text:p>Reference innerhalb AttributStruct</text:p>
          </table:table-cell>
          <table:table-cell table:style-name="ce15" table:number-columns-repeated="1020"/>
        </table:table-row>
        <table:table-row table:style-name="ro3">
          <table:table-cell table:number-columns-repeated="4"/>
          <table:table-cell table:style-name="ce15" table:number-columns-repeated="1020"/>
        </table:table-row>
        <table:table-row table:style-name="ro3">
          <table:table-cell office:value-type="string" calcext:value-type="string">
            <text:p>0xD4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Koordinatensystem</text:p>
          </table:table-cell>
          <table:table-cell office:value-type="string" calcext:value-type="string">
            <text:p>00=Einheit, 01=Zeichen</text:p>
          </table:table-cell>
          <table:table-cell table:style-name="ce15" table:number-columns-repeated="1020"/>
        </table:table-row>
        <table:table-row table:style-name="ro3">
          <table:table-cell office:value-type="string" calcext:value-type="string">
            <text:p>0xD8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Koordinatensystem-Einheit</text:p>
          </table:table-cell>
          <table:table-cell office:value-type="string" calcext:value-type="string">
            <text:p>01=Zeichen ohne Skalierung, 02=Pixel, 03=Zoll, 05=Zentimeter, 07=Punkt, 0a=Zeichen mit Skalierung, 0c=Dezimalzeichen</text:p>
          </table:table-cell>
          <table:table-cell table:style-name="ce15" table:number-columns-repeated="1020"/>
        </table:table-row>
        <table:table-row table:style-name="ro3">
          <table:table-cell table:style-name="ce25" office:value-type="string" calcext:value-type="string">
            <text:p>0xDC</text:p>
          </table:table-cell>
          <table:table-cell table:style-name="ce18" office:value-type="string" calcext:value-type="string">
            <text:p>1 Byte</text:p>
          </table:table-cell>
          <table:table-cell table:style-name="ce18" office:value-type="string" calcext:value-type="string">
            <text:p>?</text:p>
          </table:table-cell>
          <table:table-cell table:style-name="ce51" office:value-type="string" calcext:value-type="string">
            <text:p>01</text:p>
          </table:table-cell>
          <table:table-cell table:style-name="ce64" table:number-columns-repeated="1020"/>
        </table:table-row>
        <table:table-row table:style-name="ro3">
          <table:table-cell office:value-type="string" calcext:value-type="string">
            <text:p>0xE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Zeicheneinheit Breite</text:p>
          </table:table-cell>
          <table:table-cell/>
          <table:table-cell table:style-name="ce15" table:number-columns-repeated="1020"/>
        </table:table-row>
        <table:table-row table:style-name="ro3">
          <table:table-cell office:value-type="string" calcext:value-type="string">
            <text:p>0xE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Zeicheneinheit Höhe</text:p>
          </table:table-cell>
          <table:table-cell/>
          <table:table-cell table:style-name="ce15" table:number-columns-repeated="1020"/>
        </table:table-row>
        <table:table-row table:style-name="ro3">
          <table:table-cell table:number-columns-repeated="4"/>
          <table:table-cell table:style-name="ce15" table:number-columns-repeated="1020"/>
        </table:table-row>
        <table:table-row table:style-name="ro2">
          <table:table-cell table:style-name="ce25" office:value-type="string" calcext:value-type="string">
            <text:p>0xEC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51" office:value-type="string" calcext:value-type="string">
            <text:p>Mglw. 2/2Byte 60 00 60 00</text:p>
          </table:table-cell>
          <table:table-cell table:style-name="ce64" table:number-columns-repeated="1020"/>
        </table:table-row>
        <table:table-row table:style-name="ro2">
          <table:table-cell table:style-name="ce25" office:value-type="string" calcext:value-type="string">
            <text:p>0xF0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51" office:value-type="string" calcext:value-type="string">
            <text:p>Reference innerhalb AttributStruct 02 38 01 00</text:p>
          </table:table-cell>
          <table:table-cell table:style-name="ce63" office:value-type="string" calcext:value-type="string">
            <text:p>Footer-Reference</text:p>
          </table:table-cell>
          <table:table-cell table:style-name="ce64" table:number-columns-repeated="1019"/>
        </table:table-row>
        <table:table-row table:style-name="ro2">
          <table:table-cell table:style-name="ce25" office:value-type="string" calcext:value-type="string">
            <text:p>0xF4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Reference auf Datensatzgruppen?</text:p>
          </table:table-cell>
          <table:table-cell table:style-name="ce63" office:value-type="string" calcext:value-type="string">
            <text:p>Optional Footer-Reference</text:p>
          </table:table-cell>
          <table:table-cell table:style-name="ce64" table:number-columns-repeated="1019"/>
        </table:table-row>
        <table:table-row table:style-name="ro3" table:number-rows-repeated="4">
          <table:table-cell table:number-columns-repeated="4"/>
          <table:table-cell table:style-name="ce15" table:number-columns-repeated="1020"/>
        </table:table-row>
        <table:table-row table:style-name="ro3">
          <table:table-cell office:value-type="string" calcext:value-type="string">
            <text:p>0x108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00=Standard, 01=links nach rechts, 02=rechts nach links</text:p>
          </table:table-cell>
          <table:table-cell table:style-name="ce65" table:number-columns-repeated="1020"/>
        </table:table-row>
        <table:table-row table:style-name="ro3" table:number-rows-repeated="4">
          <table:table-cell table:number-columns-repeated="4"/>
          <table:table-cell table:style-name="ce65" table:number-columns-repeated="1020"/>
        </table:table-row>
        <table:table-row table:style-name="ro2">
          <table:table-cell table:style-name="ce25" office:value-type="string" calcext:value-type="string">
            <text:p>0x11C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51" office:value-type="string" calcext:value-type="string">
            <text:p>Reference zu TextStruct 01 B8 15 00 (zeigt auf numerischen Wert 05 00 00 00 oder 02 00 00 00))</text:p>
          </table:table-cell>
          <table:table-cell table:style-name="ce63" office:value-type="string" calcext:value-type="string">
            <text:p>Footer-Reference</text:p>
          </table:table-cell>
          <table:table-cell table:style-name="ce66" table:number-columns-repeated="1019"/>
        </table:table-row>
        <table:table-row table:style-name="ro2">
          <table:table-cell office:value-type="string" calcext:value-type="string">
            <text:p>0x120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Defer Required Durchsetzung</text:p>
          </table:table-cell>
          <table:table-cell office:value-type="string" calcext:value-type="string">
            <text:p>04=nein, 05=ja, 07=4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124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Runtime Compatibility</text:p>
          </table:table-cell>
          <table:table-cell office:value-type="string" calcext:value-type="string">
            <text:p>2D=4.5, 32=5.0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25" office:value-type="string" calcext:value-type="string">
            <text:p>0x138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51" office:value-type="string" calcext:value-type="string">
            <text:p>04 00 00 00 (wird von 0xF0 referenziert)</text:p>
          </table:table-cell>
          <table:table-cell table:style-name="ce18" table:number-columns-repeated="1020"/>
        </table:table-row>
        <table:table-row table:style-name="ro3">
          <table:table-cell table:style-name="ce25" office:value-type="string" calcext:value-type="string">
            <text:p>0x13C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51" office:value-type="string" calcext:value-type="string">
            <text:p>06 00 00 00</text:p>
          </table:table-cell>
          <table:table-cell table:style-name="ce18" table:number-columns-repeated="1020"/>
        </table:table-row>
        <table:table-row table:style-name="ro2">
          <table:table-cell office:value-type="string" calcext:value-type="string">
            <text:p>0x140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Isolation-Mode</text:p>
          </table:table-cell>
          <table:table-cell office:value-type="string" calcext:value-type="string">
            <text:p>0B=beim Lesen gespeichert, 0C=serialisier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x144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Interactionsmodus</text:p>
          </table:table-cell>
          <table:table-cell office:value-type="string" calcext:value-type="string">
            <text:p>09=blockierend, 0A=nicht blockiere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x14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max. Abfragezeit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0x14C</text:p>
          </table:table-cell>
          <table:table-cell table:style-name="ce11" office:value-type="string" calcext:value-type="string">
            <text:p>4 Byte</text:p>
          </table:table-cell>
          <table:table-cell table:style-name="ce11" office:value-type="string" calcext:value-type="string">
            <text:p>max. abgerufene Datensätze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18" office:value-type="string" calcext:value-type="string">
            <text:p>0x150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00 00 00 00 (wird von 0x84 referenziert)</text:p>
          </table:table-cell>
          <table:table-cell table:style-name="ce18" table:number-columns-repeated="1020"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26" office:value-type="string" calcext:value-type="string">
            <text:p>Visuelle Attribute (max. 80 Byte lang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 calcext:value-type="string">
            <text:p>0x15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eference auf Name Visual Attribute</text:p>
          </table:table-cell>
          <table:table-cell table:style-name="Default" office:value-type="string" calcext:value-type="string">
            <text:p>lesend ab TextStruct</text:p>
          </table:table-cell>
          <table:table-cell table:style-name="ce62" office:value-type="string" calcext:value-type="string">
            <text:p>Footer-Reference</text:p>
          </table:table-cell>
          <table:table-cell table:number-columns-repeated="1019"/>
        </table:table-row>
        <table:table-row table:style-name="ro3" table:number-rows-repeated="4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Default" office:value-type="string" calcext:value-type="string">
            <text:p>0xA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?</text:p>
          </table:table-cell>
          <table:table-cell table:style-name="Default" office:value-type="string" calcext:value-type="string">
            <text:p>00 00 00 00</text:p>
          </table:table-cell>
          <table:table-cell table:number-columns-repeated="1020"/>
        </table:table-row>
        <table:table-row table:style-name="ro3" table:number-rows-repeated="4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1" table:number-columns-repeated="1020"/>
        </table:table-row>
        <table:table-row table:style-name="ro3" table:number-rows-repeated="2">
          <table:table-cell table:style-name="ce4"/>
          <table:table-cell table:style-name="ce11" table:number-columns-repeated="2"/>
          <table:table-cell table:style-name="ce8"/>
          <table:table-cell table:style-name="ce11" table:number-columns-repeated="1020"/>
        </table:table-row>
        <table:table-row table:style-name="ro2">
          <table:table-cell table:style-name="ce4" office:value-type="string" calcext:value-type="string">
            <text:p>17C4</text:p>
          </table:table-cell>
          <table:table-cell table:style-name="ce11" office:value-type="string" calcext:value-type="string">
            <text:p>4 Byte</text:p>
          </table:table-cell>
          <table:table-cell table:style-name="ce11" office:value-type="string" calcext:value-type="string">
            <text:p>n Pointer (Referenzen auf alle Fenster)</text:p>
          </table:table-cell>
          <table:table-cell table:style-name="ce8"/>
          <table:table-cell table:style-name="ce11" table:number-columns-repeated="1020"/>
        </table:table-row>
        <table:table-row table:style-name="ro3" table:number-rows-repeated="2">
          <table:table-cell table:style-name="ce4"/>
          <table:table-cell table:style-name="ce11" table:number-columns-repeated="2"/>
          <table:table-cell table:style-name="ce8"/>
          <table:table-cell table:style-name="ce11" table:number-columns-repeated="1020"/>
        </table:table-row>
        <table:table-row table:style-name="ro3">
          <table:table-cell table:style-name="ce27" office:value-type="string" calcext:value-type="string">
            <text:p>Attribute Fenster1</text:p>
          </table:table-cell>
          <table:table-cell table:style-name="ce41" table:number-columns-repeated="2"/>
          <table:table-cell table:style-name="ce52"/>
          <table:table-cell table:style-name="ce41" table:number-columns-repeated="1020"/>
        </table:table-row>
        <table:table-row table:style-name="ro3">
          <table:table-cell table:style-name="ce28"/>
          <table:table-cell table:style-name="ce42" table:number-columns-repeated="2"/>
          <table:table-cell table:style-name="ce53"/>
          <table:table-cell table:style-name="ce42" table:number-columns-repeated="1020"/>
        </table:table-row>
        <table:table-row table:style-name="ro3">
          <table:table-cell table:style-name="ce29" office:value-type="string" calcext:value-type="string">
            <text:p>17C8</text:p>
          </table:table-cell>
          <table:table-cell table:style-name="ce43" office:value-type="string" calcext:value-type="string">
            <text:p>4 Byte</text:p>
          </table:table-cell>
          <table:table-cell table:style-name="ce43" office:value-type="string" calcext:value-type="string">
            <text:p>?</text:p>
          </table:table-cell>
          <table:table-cell table:style-name="ce54" office:value-type="string" calcext:value-type="string">
            <text:p>02 00 00 00</text:p>
          </table:table-cell>
          <table:table-cell table:style-name="ce43" table:number-columns-repeated="1020"/>
        </table:table-row>
        <table:table-row table:style-name="ro3">
          <table:table-cell table:style-name="ce29" office:value-type="string" calcext:value-type="string">
            <text:p>17CC</text:p>
          </table:table-cell>
          <table:table-cell table:style-name="ce43" office:value-type="string" calcext:value-type="string">
            <text:p>4 Byte</text:p>
          </table:table-cell>
          <table:table-cell table:style-name="ce43" office:value-type="string" calcext:value-type="string">
            <text:p>?</text:p>
          </table:table-cell>
          <table:table-cell table:style-name="ce54" office:value-type="string" calcext:value-type="string">
            <text:p>00 00 00 00</text:p>
          </table:table-cell>
          <table:table-cell table:style-name="ce43" table:number-columns-repeated="1020"/>
        </table:table-row>
        <table:table-row table:style-name="ro2">
          <table:table-cell table:style-name="ce13" office:value-type="string" calcext:value-type="string">
            <text:p>17D0</text:p>
          </table:table-cell>
          <table:table-cell table:style-name="ce15" office:value-type="string" calcext:value-type="string">
            <text:p>4 Byte</text:p>
          </table:table-cell>
          <table:table-cell table:style-name="ce15" office:value-type="string" calcext:value-type="string">
            <text:p>Referenz auf Fensternamen (Länge Name, dann Name)</text:p>
          </table:table-cell>
          <table:table-cell table:style-name="ce39" office:value-type="string" calcext:value-type="string">
            <text:p>ab TextStruct</text:p>
          </table:table-cell>
          <table:table-cell table:style-name="ce15" table:number-columns-repeated="1020"/>
        </table:table-row>
        <table:table-row table:style-name="ro2">
          <table:table-cell table:style-name="ce13" office:value-type="string" calcext:value-type="string">
            <text:p>17D4</text:p>
          </table:table-cell>
          <table:table-cell table:style-name="ce15" office:value-type="string" calcext:value-type="string">
            <text:p>4 Byte</text:p>
          </table:table-cell>
          <table:table-cell table:style-name="ce15" office:value-type="string" calcext:value-type="string">
            <text:p>Referenz auf minimierten Titel</text:p>
          </table:table-cell>
          <table:table-cell table:style-name="ce39" office:value-type="string" calcext:value-type="string">
            <text:p>ab TextStruct</text:p>
          </table:table-cell>
          <table:table-cell table:style-name="ce15" table:number-columns-repeated="1020"/>
        </table:table-row>
        <table:table-row table:style-name="ro3">
          <table:table-cell table:style-name="ce13" office:value-type="string" calcext:value-type="string">
            <text:p>17D8</text:p>
          </table:table-cell>
          <table:table-cell table:style-name="ce15" office:value-type="string" calcext:value-type="string">
            <text:p>2 Byte</text:p>
          </table:table-cell>
          <table:table-cell table:style-name="ce15" office:value-type="string" calcext:value-type="string">
            <text:p>Länge des minimierten Titels</text:p>
          </table:table-cell>
          <table:table-cell table:style-name="ce39" office:value-type="string" calcext:value-type="string">
            <text:p>in Byte</text:p>
          </table:table-cell>
          <table:table-cell table:style-name="ce15" table:number-columns-repeated="1020"/>
        </table:table-row>
        <table:table-row table:style-name="ro3">
          <table:table-cell table:style-name="ce30" office:value-type="string" calcext:value-type="string">
            <text:p>17DA</text:p>
          </table:table-cell>
          <table:table-cell table:style-name="ce44" table:number-columns-repeated="2"/>
          <table:table-cell table:style-name="ce49"/>
          <table:table-cell table:style-name="ce44" table:number-columns-repeated="1020"/>
        </table:table-row>
        <table:table-row table:style-name="ro3">
          <table:table-cell table:style-name="ce30" office:value-type="string" calcext:value-type="string">
            <text:p>17DC</text:p>
          </table:table-cell>
          <table:table-cell table:style-name="ce44" table:number-columns-repeated="2"/>
          <table:table-cell table:style-name="ce49"/>
          <table:table-cell table:style-name="ce44" table:number-columns-repeated="1020"/>
        </table:table-row>
        <table:table-row table:style-name="ro3">
          <table:table-cell table:style-name="ce30" office:value-type="string" calcext:value-type="string">
            <text:p>17E0</text:p>
          </table:table-cell>
          <table:table-cell table:style-name="ce44" table:number-columns-repeated="2"/>
          <table:table-cell table:style-name="ce49"/>
          <table:table-cell table:style-name="ce44" table:number-columns-repeated="1020"/>
        </table:table-row>
        <table:table-row table:style-name="ro5">
          <table:table-cell table:style-name="ce31" office:value-type="string" calcext:value-type="string">
            <text:p>17E4</text:p>
          </table:table-cell>
          <table:table-cell table:style-name="ce45" office:value-type="string" calcext:value-type="string">
            <text:p>1 Byte</text:p>
          </table:table-cell>
          <table:table-cell table:style-name="ce45" office:value-type="string" calcext:value-type="string">
            <text:p>Beim Beenden verbergen</text:p>
          </table:table-cell>
          <table:table-cell table:style-name="ce55" office:value-type="string" calcext:value-type="string">
            <text:p>Bitmaske:</text:p>
            <text:p>Bit 0 <text:s/>1=modal</text:p>
            <text:p>Bit 1 <text:s/>0=kein Umriss 1=Schatten unten/oben,Vertieft,Erhöht,Normal</text:p>
            <text:p>Bit 2 <text:s/>1 =vertikale Bildlaufleiste anzeigen</text:p>
            <text:p>Bit 3</text:p>
            <text:p>Bit 4 <text:s/>1=beim Beenden verbergen</text:p>
            <text:p>Bit 5 <text:s/>1=Menü vererben</text:p>
            <text:p>Bit 6 <text:s/>1=kein Skalieren erlaubt</text:p>
            <text:p>Bit 7 <text:s/>1=kein Schließen zulässig</text:p>
          </table:table-cell>
          <table:table-cell table:style-name="ce45" table:number-columns-repeated="1020"/>
        </table:table-row>
        <table:table-row table:style-name="ro5">
          <table:table-cell table:style-name="ce31" office:value-type="string" calcext:value-type="string">
            <text:p>17E5</text:p>
          </table:table-cell>
          <table:table-cell table:style-name="ce45" office:value-type="string" calcext:value-type="string">
            <text:p>1 Byte</text:p>
          </table:table-cell>
          <table:table-cell table:style-name="ce45" office:value-type="string" calcext:value-type="string">
            <text:p>Verschieben zulässig</text:p>
          </table:table-cell>
          <table:table-cell table:style-name="ce55" office:value-type="string" calcext:value-type="string">
            <text:p>Bitmaske:</text:p>
            <text:p>Bit 0 <text:s/>1=kein Verschieben</text:p>
            <text:p>Bit 1 <text:s/>1=kein Maximieren</text:p>
            <text:p>Bit 2 <text:s/>1=kein Minimieren</text:p>
            <text:p>Bit 3 <text:s/>1=Horizontale Bildlaufleiste anzeigen</text:p>
            <text:p>Bit 4</text:p>
            <text:p>Bit 5 <text:s/>always 1</text:p>
            <text:p>Bit 6 <text:s/>1=Fensterstil Dialog, 0=Fensterstil Dokument</text:p>
            <text:p>Bit 7</text:p>
          </table:table-cell>
          <table:table-cell table:style-name="ce45" table:number-columns-repeated="1020"/>
        </table:table-row>
        <table:table-row table:style-name="ro3">
          <table:table-cell table:style-name="ce32" office:value-type="string" calcext:value-type="string">
            <text:p>17E6</text:p>
          </table:table-cell>
          <table:table-cell table:style-name="ce46" office:value-type="string" calcext:value-type="string">
            <text:p>1 Byte</text:p>
          </table:table-cell>
          <table:table-cell table:style-name="ce46" office:value-type="string" calcext:value-type="string">
            <text:p>?</text:p>
          </table:table-cell>
          <table:table-cell table:style-name="ce56" office:value-type="string" calcext:value-type="string">
            <text:p>01</text:p>
          </table:table-cell>
          <table:table-cell table:style-name="ce46" table:number-columns-repeated="1020"/>
        </table:table-row>
        <table:table-row table:style-name="ro3">
          <table:table-cell table:style-name="ce32" office:value-type="string" calcext:value-type="string">
            <text:p>17E7</text:p>
          </table:table-cell>
          <table:table-cell table:style-name="ce46" office:value-type="string" calcext:value-type="string">
            <text:p>1 Byte</text:p>
          </table:table-cell>
          <table:table-cell table:style-name="ce46" office:value-type="string" calcext:value-type="string">
            <text:p>?</text:p>
          </table:table-cell>
          <table:table-cell table:style-name="ce56" office:value-type="string" calcext:value-type="string">
            <text:p>00</text:p>
          </table:table-cell>
          <table:table-cell table:style-name="ce46" table:number-columns-repeated="1020"/>
        </table:table-row>
        <table:table-row table:style-name="ro3">
          <table:table-cell table:style-name="ce31" office:value-type="string" calcext:value-type="string">
            <text:p>17E8</text:p>
          </table:table-cell>
          <table:table-cell table:style-name="ce45" office:value-type="string" calcext:value-type="string">
            <text:p>4 Byte</text:p>
          </table:table-cell>
          <table:table-cell table:style-name="ce45" office:value-type="string" calcext:value-type="string">
            <text:p>X-Position</text:p>
          </table:table-cell>
          <table:table-cell table:style-name="ce55"/>
          <table:table-cell table:style-name="ce45" table:number-columns-repeated="1020"/>
        </table:table-row>
        <table:table-row table:style-name="ro3">
          <table:table-cell table:style-name="ce33" office:value-type="string" calcext:value-type="string">
            <text:p>17EC</text:p>
          </table:table-cell>
          <table:table-cell table:style-name="ce47" office:value-type="string" calcext:value-type="string">
            <text:p>4 Byte</text:p>
          </table:table-cell>
          <table:table-cell table:style-name="ce47" office:value-type="string" calcext:value-type="string">
            <text:p>Y-Position</text:p>
          </table:table-cell>
          <table:table-cell table:style-name="ce57"/>
          <table:table-cell table:style-name="ce47" table:number-columns-repeated="1020"/>
        </table:table-row>
        <table:table-row table:style-name="ro3">
          <table:table-cell office:value-type="string" calcext:value-type="string">
            <text:p>17F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Breite Fenst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7F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Höhe Fenster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17F8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7FC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00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04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08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0C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10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14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18</text:p>
          </table:table-cell>
          <table:table-cell table:style-name="ce48" office:value-type="string" calcext:value-type="string">
            <text:p>4 Byte</text:p>
          </table:table-cell>
          <table:table-cell table:style-name="ce48" office:value-type="string" calcext:value-type="string">
            <text:p>Referenz auf Titel des Fenster</text:p>
          </table:table-cell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1C</text:p>
          </table:table-cell>
          <table:table-cell table:style-name="ce48" office:value-type="string" calcext:value-type="string">
            <text:p>2 Byte</text:p>
          </table:table-cell>
          <table:table-cell table:style-name="ce48" office:value-type="string" calcext:value-type="string">
            <text:p>Länge Titel des Fenster</text:p>
          </table:table-cell>
          <table:table-cell table:style-name="ce58" office:value-type="string" calcext:value-type="string">
            <text:p>in Byte</text:p>
          </table:table-cell>
          <table:table-cell table:style-name="ce48" table:number-columns-repeated="1020"/>
        </table:table-row>
        <table:table-row table:style-name="ro3">
          <table:table-cell office:value-type="string" calcext:value-type="string">
            <text:p>182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ID der Primären Leinwand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1824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28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table:style-name="ce34" office:value-type="string" calcext:value-type="string">
            <text:p>182C</text:p>
          </table:table-cell>
          <table:table-cell table:style-name="ce48" table:number-columns-repeated="2"/>
          <table:table-cell table:style-name="ce58"/>
          <table:table-cell table:style-name="ce48" table:number-columns-repeated="1020"/>
        </table:table-row>
        <table:table-row table:style-name="ro3">
          <table:table-cell office:value-type="float" office:value="1830" calcext:value-type="float">
            <text:p>1830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00=Standard, 01=links nach rechts, 02=rechts nach links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5" office:value-type="string" calcext:value-type="string">
            <text:p>Attribute Leinwand1</text:p>
          </table:table-cell>
          <table:table-cell table:style-name="ce47" table:number-columns-repeated="2"/>
          <table:table-cell table:style-name="ce57"/>
          <table:table-cell table:style-name="ce47" table:number-columns-repeated="1020"/>
        </table:table-row>
        <table:table-row table:style-name="ro2">
          <table:table-cell table:style-name="ce31" office:value-type="string" calcext:value-type="string">
            <text:p>1840</text:p>
          </table:table-cell>
          <table:table-cell table:style-name="ce15" office:value-type="string" calcext:value-type="string">
            <text:p>4 Byte</text:p>
          </table:table-cell>
          <table:table-cell table:style-name="ce15" office:value-type="string" calcext:value-type="string">
            <text:p>Referenz auf Leinwandnamen (Länge Name, dann Name)</text:p>
          </table:table-cell>
          <table:table-cell table:style-name="ce39" office:value-type="string" calcext:value-type="string">
            <text:p>ab TextStruct</text:p>
          </table:table-cell>
          <table:table-cell table:style-name="ce45" table:number-columns-repeated="1020"/>
        </table:table-row>
        <table:table-row table:style-name="ro2">
          <table:table-cell table:style-name="ce31" office:value-type="string" calcext:value-type="string">
            <text:p>1844</text:p>
          </table:table-cell>
          <table:table-cell table:style-name="ce45" office:value-type="string" calcext:value-type="string">
            <text:p>4 Byte</text:p>
          </table:table-cell>
          <table:table-cell table:style-name="ce45" office:value-type="string" calcext:value-type="string">
            <text:p>Offset des Fensterobjektes</text:p>
          </table:table-cell>
          <table:table-cell office:value-type="string" calcext:value-type="string">
            <text:p>ab AttributeStruct</text:p>
          </table:table-cell>
          <table:table-cell table:style-name="ce45" table:number-columns-repeated="1020"/>
        </table:table-row>
        <table:table-row table:style-name="ro3">
          <table:table-cell table:style-name="ce32" office:value-type="string" calcext:value-type="string">
            <text:p>1848</text:p>
          </table:table-cell>
          <table:table-cell table:style-name="ce46" table:number-columns-repeated="2"/>
          <table:table-cell table:style-name="ce56"/>
          <table:table-cell table:style-name="ce46" table:number-columns-repeated="1020"/>
        </table:table-row>
        <table:table-row table:style-name="ro2">
          <table:table-cell table:style-name="Default" office:value-type="string" calcext:value-type="string">
            <text:p>184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Offset der visual substructure</text:p>
          </table:table-cell>
          <table:table-cell office:value-type="string" calcext:value-type="string">
            <text:p>ab AttributeStru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854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Umriss Leinwand</text:p>
          </table:table-cell>
          <table:table-cell office:value-type="string" calcext:value-type="string">
            <text:p>01=kein/vertieft/erhöht/normal, 02=Schatten unten, 03=Schatten oben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1878</text:p>
          </table:table-cell>
          <table:table-cell office:value-type="string" calcext:value-type="string">
            <text:p>2Byte/4Byte?</text:p>
          </table:table-cell>
          <table:table-cell office:value-type="string" calcext:value-type="string">
            <text:p>Leinwandtyp</text:p>
          </table:table-cell>
          <table:table-cell office:value-type="string" calcext:value-type="string">
            <text:p>00=Inhalt 01=Gestapelt 02=horizonale Symbolleiste 03=vertikale Symbolleiste 04=Register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188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Ausschnitt xPos</text:p>
          </table:table-cell>
          <table:table-cell office:value-type="string" calcext:value-type="string">
            <text:p>bei gestapelten Leinwänd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8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Ausschnitt y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8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Breite Ausschnitt bei gestapelten Leinwänd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8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Höhe Ausschnitt bei gestapelten Leinwänden</text:p>
          </table:table-cell>
          <table:table-cell table:number-columns-repeated="1021"/>
        </table:table-row>
        <table:table-row table:style-name="ro3">
          <table:table-cell table:style-name="ce31" office:value-type="string" calcext:value-type="string">
            <text:p>1890</text:p>
          </table:table-cell>
          <table:table-cell table:style-name="ce45" office:value-type="string" calcext:value-type="string">
            <text:p>4 Byte</text:p>
          </table:table-cell>
          <table:table-cell table:style-name="ce45" office:value-type="string" calcext:value-type="string">
            <text:p>Breite Leinwand</text:p>
          </table:table-cell>
          <table:table-cell table:style-name="ce55"/>
          <table:table-cell table:style-name="ce45" table:number-columns-repeated="1020"/>
        </table:table-row>
        <table:table-row table:style-name="ro3">
          <table:table-cell office:value-type="string" calcext:value-type="string">
            <text:p>1894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Höhe Leinw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89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Ausschnitt xPos auf Leinw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89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Ausschnitt yPos auf Leinwand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18A0</text:p>
          </table:table-cell>
          <table:table-cell office:value-type="string" calcext:value-type="string">
            <text:p>2 Byte</text:p>
          </table:table-cell>
          <table:table-cell table:style-name="ce50" office:value-type="string" calcext:value-type="string">
            <text:p>Leinwand sichtbar/automatisch anzeigen</text:p>
          </table:table-cell>
          <table:table-cell office:value-type="string" calcext:value-type="string">
            <text:p>Bitmaske:</text:p>
            <text:p>Bit 0</text:p>
            <text:p>Bit 1</text:p>
            <text:p>Bit 2: 1=sichtbar, 0 = nicht sichtbar</text:p>
            <text:p>Bit 3: 1=automatisch anzeigen, 0 nicht automatisch anzeigen</text:p>
            <text:p>Bit 4: 1=Bildlaufleiste y/n</text:p>
            <text:p>Bit 5:</text:p>
            <text:p>Bit 6: 1=verticale Bildlaufleiste</text:p>
            <text:p>Bit 7: 1=horizontale Bildlaufleiste</text:p>
            <text:p/>
            <text:p>Bit 15: 1=Regist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8A2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aktiver Stil (Register-Leinwand)</text:p>
          </table:table-cell>
          <table:table-cell table:style-name="ce59" office:value-type="string" calcext:value-type="string">
            <text:p>00=Normal, 01=Fett (+ Änderung an Byte 18AC = 565c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8A8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00=Standard, 01=links nach rechts, 02=rechts nach links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visual Substructure Leinwand1</text:p>
          </table:table-cell>
          <table:table-cell table:number-columns-repeated="1023"/>
        </table:table-row>
        <table:table-row table:style-name="ro3">
          <table:table-cell table:style-name="ce25" office:value-type="string" calcext:value-type="string">
            <text:p>18AC</text:p>
          </table:table-cell>
          <table:table-cell table:style-name="ce18" office:value-type="string" calcext:value-type="string">
            <text:p>4 Byte</text:p>
          </table:table-cell>
          <table:table-cell table:style-name="ce18" office:value-type="string" calcext:value-type="string">
            <text:p>Farbe?</text:p>
          </table:table-cell>
          <table:table-cell table:style-name="ce51" office:value-type="string" calcext:value-type="string">
            <text:p>88 17 94 04</text:p>
          </table:table-cell>
          <table:table-cell table:style-name="ce18" table:number-columns-repeated="1020"/>
        </table:table-row>
        <table:table-row table:style-name="ro3">
          <table:table-cell table:style-name="ce4" office:value-type="string" calcext:value-type="string">
            <text:p>18B0</text:p>
          </table:table-cell>
          <table:table-cell table:style-name="ce11" table:number-columns-repeated="2"/>
          <table:table-cell table:style-name="ce8"/>
          <table:table-cell table:style-name="ce11" table:number-columns-repeated="1020"/>
        </table:table-row>
        <table:table-row table:style-name="ro2">
          <table:table-cell table:style-name="ce4" office:value-type="string" calcext:value-type="string">
            <text:p>18B4</text:p>
          </table:table-cell>
          <table:table-cell table:style-name="ce11" office:value-type="string" calcext:value-type="string">
            <text:p>4 Byte</text:p>
          </table:table-cell>
          <table:table-cell table:style-name="ce11" office:value-type="string" calcext:value-type="string">
            <text:p>Reference zu Logical Attribute Zeichenmodus</text:p>
          </table:table-cell>
          <table:table-cell table:style-name="ce8" office:value-type="string" calcext:value-type="string">
            <text:p>ab TextStruct</text:p>
          </table:table-cell>
          <table:table-cell table:style-name="ce11" table:number-columns-repeated="1020"/>
        </table:table-row>
        <table:table-row table:style-name="ro3">
          <table:table-cell table:style-name="ce4"/>
          <table:table-cell table:style-name="ce11" table:number-columns-repeated="2"/>
          <table:table-cell table:style-name="ce8"/>
          <table:table-cell table:style-name="ce11"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18B8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Register-Zuordnungskante</text:p>
          </table:table-cell>
          <table:table-cell office:value-type="string" calcext:value-type="string">
            <text:p>00=oben, 01=rechts, 02=unten, 03=links, 04=Anfang, 05=Ende + change an 18AC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18BC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Winkel (Register-Leinwand)</text:p>
          </table:table-cell>
          <table:table-cell office:value-type="string" calcext:value-type="string">
            <text:p>00=angeschrägt, 01=quadratisch, 03=abgerunde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18C0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Reference zu Hilfe-Thema</text:p>
          </table:table-cell>
          <table:table-cell office:value-type="string" calcext:value-type="string">
            <text:p>Null-terminiert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18C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End of Structure?</text:p>
          </table:table-cell>
          <table:table-cell table:style-name="ce2" office:value-type="string" calcext:value-type="string">
            <text:p>FF FF FF F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table:number-columns-repeated="2"/>
          <table:table-cell table:style-name="ce60"/>
          <table:table-cell table:style-name="ce14"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190C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End of Structure?</text:p>
          </table:table-cell>
          <table:table-cell table:style-name="ce2" office:value-type="string" calcext:value-type="string">
            <text:p>FF FF FF F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table:number-columns-repeated="2"/>
          <table:table-cell table:style-name="ce60"/>
          <table:table-cell table:style-name="ce14" table:number-columns-repeated="1020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itor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0x0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0x2 (Type)</text:p>
          </table:table-cell>
        </table:table-row>
        <table:table-row table:style-name="ro3">
          <table:table-cell office:value-type="string" calcext:value-type="string">
            <text:p>0x4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3">
          <table:table-cell office:value-type="string" calcext:value-type="string">
            <text:p>0x8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itel</text:p>
          </table:table-cell>
          <table:table-cell/>
        </table:table-row>
        <table:table-row table:style-name="ro3">
          <table:table-cell office:value-type="string" calcext:value-type="string">
            <text:p>0x10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0x8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Funktionaler Kommentar</text:p>
          </table:table-cell>
          <table:table-cell/>
        </table:table-row>
        <table:table-row table:style-name="ro3">
          <table:table-cell office:value-type="string" calcext:value-type="string">
            <text:p>0x18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0x9</text:p>
          </table:table-cell>
        </table:table-row>
        <table:table-row table:style-name="ro7">
          <table:table-cell office:value-type="string" calcext:value-type="string">
            <text:p>0x1C</text:p>
          </table:table-cell>
          <table:table-cell office:value-type="string" calcext:value-type="string">
            <text:p>Umbruchstil</text:p>
          </table:table-cell>
          <table:table-cell office:value-type="string" calcext:value-type="string">
            <text:p>Bitmask</text:p>
            <text:p>Bit 0: kein Umbruch</text:p>
            <text:p>Bit 1: Zeichen</text:p>
            <text:p>Bit 2: Wort</text:p>
            <text:p>Bit 3: vertikale Bildlaufleiste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X-Position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Y-Position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reite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Höhe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Referenz auf visuelle Attribute</text:p>
          </table:table-cell>
          <table:table-cell/>
        </table:table-row>
      </table:table>
      <table:table table:name="TextElement" table:style-name="ta1">
        <table:table-column table:style-name="co1" table:number-columns-repeated="8" table:default-cell-style-name="Default"/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0x0</text:p>
          </table:table-cell>
          <table:table-cell office:value-type="string" calcext:value-type="string">
            <text:p>X-coord</text:p>
          </table:table-cell>
          <table:table-cell/>
          <table:table-cell office:value-type="string" calcext:value-type="string">
            <text:p>0x7a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63/85=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4</text:p>
          </table:table-cell>
          <table:table-cell office:value-type="string" calcext:value-type="string">
            <text:p>Factor 1 – Factor 2 = Divisor für X</text:p>
          </table:table-cell>
          <table:table-cell/>
          <table:table-cell office:value-type="string" calcext:value-type="string">
            <text:p>0x3e5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19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C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956</text:p>
          </table:table-cell>
          <table:table-cell/>
          <table:table-cell office:value-type="float" office:value="2390" calcext:value-type="float">
            <text:p>2390</text:p>
          </table:table-cell>
          <table:table-cell office:value-type="string" calcext:value-type="string">
            <text:p>23*10?</text:p>
          </table:table-cell>
          <table:table-cell/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756</text:p>
          </table:table-cell>
          <table:table-cell/>
          <table:table-cell office:value-type="float" office:value="1878" calcext:value-type="float">
            <text:p>1878</text:p>
          </table:table-cell>
          <table:table-cell office:value-type="string" calcext:value-type="string">
            <text:p>187*10?</text:p>
          </table:table-cell>
          <table:table-cell office:value-type="string" calcext:value-type="string">
            <text:p>changed to ab ff ff ff</text:p>
          </table:table-cell>
        </table:table-row>
        <table:table-row table:style-name="ro2">
          <table:table-cell office:value-type="string" calcext:value-type="string">
            <text:p>0x14</text:p>
          </table:table-cell>
          <table:table-cell office:value-type="string" calcext:value-type="string">
            <text:p>Factor 2</text:p>
          </table:table-cell>
          <table:table-cell/>
          <table:table-cell office:value-type="string" calcext:value-type="string">
            <text:p>0x3e00</text:p>
          </table:table-cell>
          <table:table-cell table:number-columns-repeated="3"/>
          <table:table-cell office:value-type="string" calcext:value-type="string">
            <text:p>changed to ab ff ff ff</text:p>
          </table:table-cell>
        </table:table-row>
        <table:table-row table:style-name="ro3">
          <table:table-cell office:value-type="string" calcext:value-type="string">
            <text:p>0x18</text:p>
          </table:table-cell>
          <table:table-cell office:value-type="string" calcext:value-type="string">
            <text:p>Breite</text:p>
          </table:table-cell>
          <table:table-cell/>
          <table:table-cell office:value-type="string" calcext:value-type="string">
            <text:p>0x19a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570/90=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x1C</text:p>
          </table:table-cell>
          <table:table-cell office:value-type="string" calcext:value-type="string">
            <text:p>Höhe</text:p>
          </table:table-cell>
          <table:table-cell/>
          <table:table-cell office:value-type="string" calcext:value-type="string">
            <text:p>0xa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60/88,2=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x2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2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2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2c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3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2 e8 02</text:p>
          </table:table-cell>
          <table:table-cell office:value-type="string" calcext:value-type="string">
            <text:p>0x2e8 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3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3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x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3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Zeiger auf 0x40</text:p>
          </table:table-cell>
          <table:table-cell office:value-type="string" calcext:value-type="string">
            <text:p>02 ec 02</text:p>
          </table:table-cell>
          <table:table-cell office:value-type="string" calcext:value-type="string">
            <text:p>0x2ec 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40</text:p>
          </table:table-cell>
          <table:table-cell office:value-type="string" calcext:value-type="string">
            <text:p>? </text:p>
          </table:table-cell>
          <table:table-cell/>
          <table:table-cell office:value-type="string" calcext:value-type="string">
            <text:p>09 02 09 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Zeiger auf 02 02 02 18</text:p>
          </table:table-cell>
          <table:table-cell office:value-type="string" calcext:value-type="string">
            <text:p>02 a0 02</text:p>
          </table:table-cell>
          <table:table-cell office:value-type="string" calcext:value-type="string">
            <text:p>0x2a0 ?</text:p>
          </table:table-cell>
          <table:table-cell table:number-columns-repeated="3"/>
        </table:table-row>
        <table:table-row table:style-name="ro3">
          <table:table-cell table:number-columns-repeated="8"/>
        </table:table-row>
      </table:table>
      <table:table table:name="Datensatzgrupp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21" table:default-cell-style-name="Default"/>
        <table:table-row table:style-name="ro1">
          <table:table-cell table:style-name="ce26" office:value-type="string" calcext:value-type="string">
            <text:p>Datensatzgruppe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Für Date-Fields: lies Byteweise, 1. Byte Jahr+100, 2. Byte Jahr+100, 3.Byte Monat, 4. Byte Tag, 5.-7. Byte 0x01?</text:p>
          </table:table-cell>
          <table:table-cell table:style-name="ce67" table:number-columns-repeated="1023"/>
        </table:table-row>
        <table:table-row table:style-name="ro1">
          <table:table-cell table:style-name="ce67" office:value-type="string" calcext:value-type="string">
            <text:p>Number-Fields sind unbekannt kodiert, verschiedene Test notwend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3 00 00 00 (statisch) oder 12 00 00 00 (Abfrage)</text:p>
          </table:table-cell>
          <table:table-cell office:value-type="string" calcext:value-type="string">
            <text:p>Typ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Referenz auf Name</text:p>
          </table:table-cell>
          <table:table-cell office:value-type="string" calcext:value-type="string">
            <text:p>lesend ab Text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Referenz auf auf Substruct</text:p>
          </table:table-cell>
          <table:table-cell office:value-type="string" calcext:value-type="string">
            <text:p>Beinhaltet Referenz auf ersten Spalten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Referenz auf auf Substruct</text:p>
          </table:table-cell>
          <table:table-cell office:value-type="string" calcext:value-type="string">
            <text:p>Beinhaltet Referenz auf letzten Spalten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zahl Spalten Substru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? Zeiger auf Zeiger auf Startpos Value 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? Startpos Value ?</text:p>
          </table:table-cell>
          <table:table-cell office:value-type="string" calcext:value-type="string">
            <text:p>Diese Adresse + Offset Value ergibt Startpos für Value-String (Länge+Inhal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Zeiger auf Abfrage bei QueryRecordGroup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Referenz auf nächste Datensatzgruppe</text:p>
          </table:table-cell>
          <table:table-cell office:value-type="string" calcext:value-type="string">
            <text:p>Referenz auf Attributstruct oder (00 00 00 00) wenn nichts mehr folg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Abrufgröße Datensatzgruppe</text:p>
          </table:table-cell>
          <table:table-cell office:value-type="string" calcext:value-type="string">
            <text:p>z.B. 20 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Spaltenname, 1. Spalte</text:p>
          </table:table-cell>
          <table:table-cell office:value-type="string" calcext:value-type="string">
            <text:p>Start Substructur 1. Spal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Offset von Startpos Value</text:p>
          </table:table-cell>
          <table:table-cell office:value-type="string" calcext:value-type="string">
            <text:p>By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82</text:p>
          </table:table-cell>
          <table:table-cell office:value-type="string" calcext:value-type="string">
            <text:p>Länge Spalte (2 By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7, manchmal 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8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CHAR=0x1, DATE=0x2, NUMBER=0x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x88</text:p>
          </table:table-cell>
          <table:table-cell office:value-type="string" calcext:value-type="string">
            <text:p>Referenz auf nächste Spaltenstructur</text:p>
          </table:table-cell>
          <table:table-cell office:value-type="string" calcext:value-type="string">
            <text:p>00 wenn keine mehr folg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Referenz auf letzte Spaltenstruct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94</text:p>
          </table:table-cell>
          <table:table-cell office:value-type="string" calcext:value-type="string">
            <text:p>Spaltenname, 2. Spalte</text:p>
          </table:table-cell>
          <table:table-cell office:value-type="string" calcext:value-type="string">
            <text:p>Start Substructur 2. Spal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98</text:p>
          </table:table-cell>
          <table:table-cell office:value-type="string" calcext:value-type="string">
            <text:p>Offset von Startpos Value</text:p>
          </table:table-cell>
          <table:table-cell office:value-type="string" calcext:value-type="string">
            <text:p>in By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9a</text:p>
          </table:table-cell>
          <table:table-cell office:value-type="string" calcext:value-type="string">
            <text:p>Länge Spalte (2 By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9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7, manchmal 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9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CHAR=0x1, DATE=0x2, NUMBER=0x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xA0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End of 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Referenz auf 1. Spaltenstructur</text:p>
          </table:table-cell>
          <table:table-cell table:number-columns-repeated="1022"/>
        </table:table-row>
      </table:table>
      <table:table table:name="Warning" table:style-name="ta1">
        <table:table-column table:style-name="co23" table:default-cell-style-name="ce6"/>
        <table:table-column table:style-name="co24" table:default-cell-style-name="Default"/>
        <table:table-column table:style-name="co25" table:default-cell-style-name="ce6"/>
        <table:table-column table:style-name="co1" table:number-columns-repeated="1021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Offset</text:p>
          </table:table-cell>
          <table:table-cell table:style-name="ce9"/>
          <table:table-cell table:style-name="ce7"/>
          <table:table-cell table:style-name="ce9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0x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2 00 00 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x4</text:p>
          </table:table-cell>
          <table:table-cell office:value-type="string" calcext:value-type="string">
            <text:p>Reference auf Name (Länge, gefolgt von Name)</text:p>
          </table:table-cell>
          <table:table-cell office:value-type="string" calcext:value-type="string">
            <text:p>TextStru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x8</text:p>
          </table:table-cell>
          <table:table-cell office:value-type="string" calcext:value-type="string">
            <text:p>Reference auf Beschriftung Schaltfläche 1</text:p>
          </table:table-cell>
          <table:table-cell office:value-type="string" calcext:value-type="string">
            <text:p>TextStru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0xC</text:p>
          </table:table-cell>
          <table:table-cell office:value-type="string" calcext:value-type="string">
            <text:p>? eventuell Länge Schaltfläche 1</text:p>
          </table:table-cell>
          <table:table-cell office:value-type="string" calcext:value-type="string">
            <text:p>02 00 00 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Reference auf Beschriftung Schaltfläche 2</text:p>
          </table:table-cell>
          <table:table-cell office:value-type="string" calcext:value-type="string">
            <text:p>TextStru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0x14</text:p>
          </table:table-cell>
          <table:table-cell office:value-type="string" calcext:value-type="string">
            <text:p>? Eventuell Länge Schaltfläche 2</text:p>
          </table:table-cell>
          <table:table-cell office:value-type="string" calcext:value-type="string">
            <text:p>09 00 00 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x18</text:p>
          </table:table-cell>
          <table:table-cell office:value-type="string" calcext:value-type="string">
            <text:p>Reference auf Beschriftung Schaltfläche 3</text:p>
          </table:table-cell>
          <table:table-cell office:value-type="string" calcext:value-type="string">
            <text:p>TextStru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0x1c</text:p>
          </table:table-cell>
          <table:table-cell office:value-type="string" calcext:value-type="string">
            <text:p>? Eventuell Länge Schaltfläche 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x20</text:p>
          </table:table-cell>
          <table:table-cell office:value-type="string" calcext:value-type="string">
            <text:p>Reference auf Titel</text:p>
          </table:table-cell>
          <table:table-cell office:value-type="string" calcext:value-type="string">
            <text:p>Textstru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0x24</text:p>
          </table:table-cell>
          <table:table-cell office:value-type="string" calcext:value-type="string">
            <text:p>? eventuell Länge des Titels</text:p>
          </table:table-cell>
          <table:table-cell office:value-type="string" calcext:value-type="string">
            <text:p>05 00 00 00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0x28</text:p>
          </table:table-cell>
          <table:table-cell office:value-type="string" calcext:value-type="string">
            <text:p>Standard-Warnschaltfläche</text:p>
          </table:table-cell>
          <table:table-cell office:value-type="string" calcext:value-type="string">
            <text:p>Bit 0 = Warnstil STOP</text:p>
            <text:p>Bit 1 = Warnstil ACHTUNG</text:p>
            <text:p>Bit 2 = Warnstil HINWEIS</text:p>
            <text:p>Bit 3 = Schaltfläche 1</text:p>
            <text:p>Bit 4 = Schaltfläche 2</text:p>
            <text:p>Bit 5 = Schaltfläche 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0x2C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x30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x38</text:p>
          </table:table-cell>
          <table:table-cell office:value-type="string" calcext:value-type="string">
            <text:p>Reference auf Warn-Meldung</text:p>
          </table:table-cell>
          <table:table-cell office:value-type="string" calcext:value-type="string">
            <text:p>02 88 03 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0x3c</text:p>
          </table:table-cell>
          <table:table-cell office:value-type="string" calcext:value-type="string">
            <text:p>Länge der Warn-Meldung</text:p>
          </table:table-cell>
          <table:table-cell office:value-type="string" calcext:value-type="string">
            <text:p>07 00 00 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0x40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00=Standard, 01=links nach rechts, 02=rechts nach link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ehe 0x38</text:p>
          </table:table-cell>
          <table:table-cell office:value-type="string" calcext:value-type="string">
            <text:p>Warn-Meldung</text:p>
          </table:table-cell>
          <table:table-cell office:value-type="string" calcext:value-type="string">
            <text:p>n Bytes</text:p>
          </table:table-cell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oter1" table:style-name="ta1">
        <table:table-column table:style-name="co1" table:default-cell-style-name="Default"/>
        <table:table-column table:style-name="co1" table:default-cell-style-name="ce2"/>
        <table:table-column table:style-name="co9" table:default-cell-style-name="Default"/>
        <table:table-column table:style-name="co1" table:default-cell-style-name="ce6"/>
        <table:table-column table:style-name="co26" table:default-cell-style-name="Default"/>
        <table:table-column table:style-name="co27" table:default-cell-style-name="Default"/>
        <table:table-column table:style-name="co28" table:default-cell-style-name="ce72"/>
        <table:table-column table:style-name="co1" table:number-columns-repeated="1017" table:default-cell-style-name="Default"/>
        <table:table-row table:style-name="ro2">
          <table:table-cell table:style-name="ce9"/>
          <table:table-cell table:style-name="ce1" office:value-type="string" calcext:value-type="string">
            <text:p>Value</text:p>
          </table:table-cell>
          <table:table-cell table:style-name="ce9"/>
          <table:table-cell table:style-name="ce1" office:value-type="string" calcext:value-type="string">
            <text:p>zeigt auf</text:p>
          </table:table-cell>
          <table:table-cell table:style-name="ce9"/>
          <table:table-cell table:style-name="ce7" office:value-type="string" calcext:value-type="string">
            <text:p>Value</text:p>
          </table:table-cell>
          <table:table-cell table:style-name="ce71"/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style-name="ce65"/>
          <table:table-cell table:style-name="ce68" office:value-type="string" calcext:value-type="string">
            <text:p>FFFFFFFF</text:p>
          </table:table-cell>
          <table:table-cell table:style-name="ce65" office:value-type="string" calcext:value-type="string">
            <text:p>-1 (end/begin of structure) </text:p>
          </table:table-cell>
          <table:table-cell table:style-name="ce68"/>
          <table:table-cell table:style-name="ce65"/>
          <table:table-cell table:style-name="ce69"/>
          <table:table-cell table:style-name="ce73"/>
          <table:table-cell table:style-name="ce65" table:number-columns-repeated="1017"/>
        </table:table-row>
        <table:table-row table:style-name="ro4">
          <table:table-cell table:style-name="ce65"/>
          <table:table-cell table:style-name="ce68" office:value-type="string" calcext:value-type="string">
            <text:p>0a000000</text:p>
          </table:table-cell>
          <table:table-cell table:style-name="ce65" office:value-type="string" calcext:value-type="string">
            <text:p>Länge der nachfolgenden Struktur</text:p>
            <text:p>(Anzahl der 32bit Pointer)</text:p>
          </table:table-cell>
          <table:table-cell table:style-name="ce68"/>
          <table:table-cell table:style-name="ce65"/>
          <table:table-cell table:style-name="ce69"/>
          <table:table-cell table:style-name="ce73"/>
          <table:table-cell table:style-name="ce65"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b815</text:p>
          </table:table-cell>
          <table:table-cell table:style-name="ce65" office:value-type="string" calcext:value-type="string">
            <text:p>Offset von Start TextStructure</text:p>
          </table:table-cell>
          <table:table-cell office:value-type="string" calcext:value-type="string">
            <text:p>01d01500</text:p>
          </table:table-cell>
          <table:table-cell table:style-name="ce65" office:value-type="string" calcext:value-type="string">
            <text:p>Offset von Start TextStructure</text:p>
            <text:p>Lower Byte 01 = innerhalb der TextStructure</text:p>
            <text:p>Higher Bytes d015 = 15d0 Offset</text:p>
          </table:table-cell>
          <table:table-cell table:style-name="ce70" office:value-type="string" calcext:value-type="string">
            <text:p>00000000 <text:s/>021c0200</text:p>
          </table:table-cell>
          <table:table-cell office:value-type="string" calcext:value-type="string">
            <text:p>? (0 means end of something?)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bc15</text:p>
          </table:table-cell>
          <table:table-cell/>
          <table:table-cell office:value-type="string" calcext:value-type="string">
            <text:p>01ec1500</text:p>
          </table:table-cell>
          <table:table-cell table:style-name="ce65" office:value-type="string" calcext:value-type="string">
            <text:p>Offset von Start TextStructure</text:p>
            <text:p>Lower Byte 01 = innerhalb der TextStructure</text:p>
            <text:p>Higher Bytes ec15 = 15ec Offset</text:p>
          </table:table-cell>
          <table:table-cell office:value-type="string" calcext:value-type="string">
            <text:p>00000000 <text:s/>02340400</text:p>
          </table:table-cell>
          <table:table-cell office:value-type="string" calcext:value-type="string">
            <text:p>? (possible link to substructures, child objects)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c015</text:p>
          </table:table-cell>
          <table:table-cell/>
          <table:table-cell office:value-type="string" calcext:value-type="string">
            <text:p>01081600</text:p>
          </table:table-cell>
          <table:table-cell table:style-name="ce65" office:value-type="string" calcext:value-type="string">
            <text:p>Offset von Start TextStructure</text:p>
            <text:p>Lower Byte 01 = innerhalb der TextStructure</text:p>
            <text:p>Higher Bytes 0816 = 1608 Offset</text:p>
          </table:table-cell>
          <table:table-cell table:style-name="ce70" office:value-type="string" calcext:value-type="string">
            <text:p>00000000 <text:s/>02a8010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c415</text:p>
          </table:table-cell>
          <table:table-cell/>
          <table:table-cell office:value-type="string" calcext:value-type="string">
            <text:p>01241600</text:p>
          </table:table-cell>
          <table:table-cell table:style-name="ce65" office:value-type="string" calcext:value-type="string">
            <text:p>Offset von Start TextStructure</text:p>
            <text:p>Lower Byte 01 = innerhalb der TextStructure</text:p>
            <text:p>Higher Bytes 2416 = 1624 Offset</text:p>
          </table:table-cell>
          <table:table-cell table:style-name="ce70" office:value-type="string" calcext:value-type="string">
            <text:p>00000000 <text:s/>0268030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c815</text:p>
          </table:table-cell>
          <table:table-cell/>
          <table:table-cell office:value-type="string" calcext:value-type="string">
            <text:p>01401600</text:p>
          </table:table-cell>
          <table:table-cell table:style-name="ce65" office:value-type="string" calcext:value-type="string">
            <text:p>Offset von Start TextStructure</text:p>
            <text:p>Lower Byte 01 = innerhalb der TextStructure</text:p>
            <text:p>Higher Bytes 4016 = 1640 Offset</text:p>
          </table:table-cell>
          <table:table-cell table:style-name="ce70" office:value-type="string" calcext:value-type="string">
            <text:p>00000000 <text:s/>029c020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d415</text:p>
          </table:table-cell>
          <table:table-cell/>
          <table:table-cell office:value-type="string" calcext:value-type="string">
            <text:p>021c0200</text:p>
          </table:table-cell>
          <table:table-cell table:style-name="ce65" office:value-type="string" calcext:value-type="string">
            <text:p>Offset von Start AttributeStructure</text:p>
            <text:p>Lower Byte 01 = innerhalb der AttributeStructure</text:p>
            <text:p>Higher Bytes 1c02 = 21c Offset</text:p>
          </table:table-cell>
          <table:table-cell/>
          <table:table-cell office:value-type="string" calcext:value-type="string">
            <text:p>Beginn Struktur Fenster1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f015</text:p>
          </table:table-cell>
          <table:table-cell/>
          <table:table-cell office:value-type="string" calcext:value-type="string">
            <text:p>02340400</text:p>
          </table:table-cell>
          <table:table-cell table:style-name="ce65" office:value-type="string" calcext:value-type="string">
            <text:p>Offset von Start AttributeStructure</text:p>
            <text:p>Lower Byte 01 = innerhalb der AttributeStructure</text:p>
            <text:p>Higher Bytes 3404 = 434 Offset</text:p>
          </table:table-cell>
          <table:table-cell/>
          <table:table-cell office:value-type="string" calcext:value-type="string">
            <text:p>Beginn Struktur Leinwand2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0c16</text:p>
          </table:table-cell>
          <table:table-cell/>
          <table:table-cell office:value-type="string" calcext:value-type="string">
            <text:p>02a80100</text:p>
          </table:table-cell>
          <table:table-cell table:style-name="ce65" office:value-type="string" calcext:value-type="string">
            <text:p>Offset von Start AttributeStructure</text:p>
            <text:p>Lower Byte 01 = innerhalb der AttributeStructure</text:p>
            <text:p>Higher Bytes a801 = 1a8 Offset</text:p>
          </table:table-cell>
          <table:table-cell/>
          <table:table-cell office:value-type="string" calcext:value-type="string">
            <text:p>Beginn Struktur Fenster3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02680300</text:p>
          </table:table-cell>
          <table:table-cell table:style-name="ce65" office:value-type="string" calcext:value-type="string">
            <text:p>Offset von Start AttributeStructure</text:p>
            <text:p>Lower Byte 01 = innerhalb der AttributeStructure</text:p>
            <text:p>Higher Bytes 6803 = 368 Offset</text:p>
          </table:table-cell>
          <table:table-cell/>
          <table:table-cell office:value-type="string" calcext:value-type="string">
            <text:p>Beginn Struktur Leinwand4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4416" calcext:value-type="float">
            <text:p>4416</text:p>
          </table:table-cell>
          <table:table-cell/>
          <table:table-cell office:value-type="string" calcext:value-type="string">
            <text:p>029c0200</text:p>
          </table:table-cell>
          <table:table-cell table:style-name="ce65" office:value-type="string" calcext:value-type="string">
            <text:p>Offset von Start AttributeStructure</text:p>
            <text:p>Lower Byte 01 = innerhalb der AttributeStructure</text:p>
            <text:p>Higher Bytes 9c02 = 29c Offset</text:p>
          </table:table-cell>
          <table:table-cell/>
          <table:table-cell office:value-type="string" calcext:value-type="string">
            <text:p>Beginn Struktur Leinwand5</text:p>
          </table:table-cell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oter2" table:style-name="ta1">
        <table:table-column table:style-name="co1" table:default-cell-style-name="Default"/>
        <table:table-column table:style-name="co1" table:default-cell-style-name="ce2"/>
        <table:table-column table:style-name="co29" table:default-cell-style-name="Default"/>
        <table:table-column table:style-name="co1" table:default-cell-style-name="ce2"/>
        <table:table-column table:style-name="co30" table:default-cell-style-name="Default"/>
        <table:table-column table:style-name="co31" table:default-cell-style-name="ce6"/>
        <table:table-column table:style-name="co1" table:number-columns-repeated="1018" table:default-cell-style-name="Default"/>
        <table:table-row table:style-name="ro2">
          <table:table-cell table:style-name="ce9"/>
          <table:table-cell table:style-name="ce1" office:value-type="string" calcext:value-type="string">
            <text:p>Value</text:p>
          </table:table-cell>
          <table:table-cell table:style-name="ce9"/>
          <table:table-cell table:style-name="ce1" office:value-type="string" calcext:value-type="string">
            <text:p>zeigt auf</text:p>
          </table:table-cell>
          <table:table-cell table:style-name="ce9"/>
          <table:table-cell table:style-name="ce7" office:value-type="string" calcext:value-type="string">
            <text:p>Value</text:p>
          </table:table-cell>
          <table:table-cell table:style-name="ce9" table:number-columns-repeated="1018"/>
        </table:table-row>
        <table:table-row table:style-name="ro3"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9"/>
          <table:table-cell table:style-name="ce65" table:number-columns-repeated="1018"/>
        </table:table-row>
        <table:table-row table:style-name="ro2">
          <table:table-cell table:style-name="ce65"/>
          <table:table-cell table:style-name="ce68" office:value-type="string" calcext:value-type="string">
            <text:p>FFFFFFFF</text:p>
          </table:table-cell>
          <table:table-cell table:style-name="ce65" office:value-type="string" calcext:value-type="string">
            <text:p>-1 (end/begin of structure) </text:p>
          </table:table-cell>
          <table:table-cell table:style-name="ce68"/>
          <table:table-cell table:style-name="ce65"/>
          <table:table-cell table:style-name="ce69"/>
          <table:table-cell table:style-name="ce65" table:number-columns-repeated="1018"/>
        </table:table-row>
        <table:table-row table:style-name="ro4">
          <table:table-cell table:style-name="ce65"/>
          <table:table-cell table:style-name="ce68" office:value-type="string" calcext:value-type="string">
            <text:p>22000000</text:p>
          </table:table-cell>
          <table:table-cell table:style-name="ce65" office:value-type="string" calcext:value-type="string">
            <text:p>Länge der nachfolgenden Struktur</text:p>
            <text:p>(Anzahl der 32bit Pointer)</text:p>
          </table:table-cell>
          <table:table-cell table:style-name="ce68"/>
          <table:table-cell table:style-name="ce65"/>
          <table:table-cell table:style-name="ce69"/>
          <table:table-cell table:style-name="ce65" table:number-columns-repeated="1018"/>
        </table:table-row>
        <table:table-row table:style-name="ro9">
          <table:table-cell table:style-name="ce74"/>
          <table:table-cell table:style-name="ce77" office:value-type="string" calcext:value-type="string">
            <text:p>00</text:p>
          </table:table-cell>
          <table:table-cell table:style-name="ce75" office:value-type="string" calcext:value-type="string">
            <text:p>Offset von Start AttributeStructure</text:p>
          </table:table-cell>
          <table:table-cell table:style-name="ce77" office:value-type="string" calcext:value-type="string">
            <text:p>01000000</text:p>
          </table:table-cell>
          <table:table-cell table:style-name="ce74" office:value-type="string" calcext:value-type="string">
            <text:p>Offset von Start TextStructure</text:p>
            <text:p>Lower Byte 01 = innerhalb der TextStructure</text:p>
            <text:p>Higer Bytes 00 = Offset</text:p>
          </table:table-cell>
          <table:table-cell table:style-name="ce84" office:value-type="string" calcext:value-type="string">
            <text:p>MODULE1</text:p>
          </table:table-cell>
          <table:table-cell table:style-name="ce74" office:value-type="string" calcext:value-type="string">
            <text:p>Name der Applikation</text:p>
          </table:table-cell>
          <table:table-cell table:style-name="ce74" table:number-columns-repeated="1017"/>
        </table:table-row>
        <table:table-row table:style-name="ro9">
          <table:table-cell table:style-name="ce74"/>
          <table:table-cell table:style-name="ce77" office:value-type="string" calcext:value-type="string">
            <text:p>08</text:p>
          </table:table-cell>
          <table:table-cell table:style-name="ce75" office:value-type="string" calcext:value-type="string">
            <text:p>Offset von Start AttributeStructure</text:p>
          </table:table-cell>
          <table:table-cell table:style-name="ce77" office:value-type="string" calcext:value-type="string">
            <text:p>01080000</text:p>
          </table:table-cell>
          <table:table-cell table:style-name="ce74" office:value-type="string" calcext:value-type="string">
            <text:p>Offset von Start TextStructure</text:p>
            <text:p>Lower Byte 01 = innerhalb der TextStructure</text:p>
            <text:p>Higer Bytes 08 = Offset</text:p>
          </table:table-cell>
          <table:table-cell table:style-name="ce84" office:value-type="string" calcext:value-type="string">
            <text:p>MODULE1</text:p>
          </table:table-cell>
          <table:table-cell table:style-name="ce74" office:value-type="string" calcext:value-type="string">
            <text:p>Titel der Applikation</text:p>
          </table:table-cell>
          <table:table-cell table:style-name="ce74" table:number-columns-repeated="1017"/>
        </table:table-row>
        <table:table-row table:style-name="ro9">
          <table:table-cell table:style-name="ce74"/>
          <table:table-cell table:style-name="ce77" office:value-type="string" calcext:value-type="string">
            <text:p>10</text:p>
          </table:table-cell>
          <table:table-cell table:style-name="ce75" office:value-type="string" calcext:value-type="string">
            <text:p>Offset von Start AttributeStructure</text:p>
          </table:table-cell>
          <table:table-cell table:style-name="ce77" office:value-type="string" calcext:value-type="string">
            <text:p>01100000</text:p>
          </table:table-cell>
          <table:table-cell table:style-name="ce74" office:value-type="string" calcext:value-type="string">
            <text:p>Offset von Start TextStructure</text:p>
            <text:p>Lower Byte 01 = innerhalb der TextStructure</text:p>
            <text:p>Higher Bytes 10 = Offset</text:p>
          </table:table-cell>
          <table:table-cell table:style-name="ce84" office:value-type="string" calcext:value-type="string">
            <text:p>DEFAULT&amp;SMARTBAR</text:p>
          </table:table-cell>
          <table:table-cell table:style-name="ce74" office:value-type="string" calcext:value-type="string">
            <text:p>Menümodul</text:p>
          </table:table-cell>
          <table:table-cell table:style-name="ce74" table:number-columns-repeated="1017"/>
        </table:table-row>
        <table:table-row table:style-name="ro9">
          <table:table-cell/>
          <table:table-cell office:value-type="string" calcext:value-type="string">
            <office:annotation draw:style-name="gr1" draw:text-style-name="P1" svg:width="2.899cm" svg:height="0.991cm" svg:x="5.115cm" svg:y="4.37cm" draw:caption-point-x="-0.61cm" draw:caption-point-y="1.51cm">
              <dc:date>2015-11-02T00:00:00</dc:date>
              <text:p text:style-name="P1"><text:span text:style-name="T1">Bei Tibia gibt es noch 28 und 30</text:span></text:p>
            </office:annotation>
            <text:p>3c</text:p>
          </table:table-cell>
          <table:table-cell office:value-type="string" calcext:value-type="string">
            <text:p>Offset von Start AttributeStructure</text:p>
          </table:table-cell>
          <table:table-cell office:value-type="string" calcext:value-type="string">
            <text:p>02a00100</text:p>
          </table:table-cell>
          <table:table-cell table:style-name="ce80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0a0100 = 010a Offset</text:span></text:p>
          </table:table-cell>
          <table:table-cell office:value-type="string" calcext:value-type="string">
            <text:p>02a80100 <text:s/>02c0200</text:p>
          </table:table-cell>
          <table:table-cell office:value-type="string" calcext:value-type="string">
            <text:p>geordnete Liste der FensterStrukturen?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Offset von Start AttributeStructure</text:p>
          </table:table-cell>
          <table:table-cell office:value-type="string" calcext:value-type="string">
            <text:p>02900200</text:p>
          </table:table-cell>
          <table:table-cell table:style-name="ce80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9002 = 0290 Offset</text:span></text:p>
          </table:table-cell>
          <table:table-cell office:value-type="string" calcext:value-type="string">
            <text:p>029c0200 02680300 02340400</text:p>
          </table:table-cell>
          <table:table-cell office:value-type="string" calcext:value-type="string">
            <text:p>geordnete Liste der LeinwandStrukturen?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02000500</text:p>
          </table:table-cell>
          <table:table-cell table:style-name="ce80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000500 = 500 Offset</text:span></text:p>
          </table:table-cell>
          <table:table-cell office:value-type="string" calcext:value-type="string">
            <text:p>FFFFFFFF</text:p>
          </table:table-cell>
          <table:table-cell office:value-type="string" calcext:value-type="string">
            <text:p>End of Structure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2000500</text:p>
          </table:table-cell>
          <table:table-cell table:style-name="ce80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000500 = 500 Offset</text:span></text:p>
          </table:table-cell>
          <table:table-cell office:value-type="string" calcext:value-type="string">
            <text:p>FFFFFFFF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4c</text:p>
          </table:table-cell>
          <table:table-cell/>
          <table:table-cell office:value-type="string" calcext:value-type="string">
            <text:p>02000500</text:p>
          </table:table-cell>
          <table:table-cell table:style-name="ce80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000500 = 500 Offset</text:span></text:p>
          </table:table-cell>
          <table:table-cell office:value-type="string" calcext:value-type="string">
            <text:p>FFFFFFFF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02000500</text:p>
          </table:table-cell>
          <table:table-cell table:style-name="ce80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000500 = 500 Offset</text:span></text:p>
          </table:table-cell>
          <table:table-cell office:value-type="string" calcext:value-type="string">
            <text:p>FFFFFFFF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02000500</text:p>
          </table:table-cell>
          <table:table-cell table:style-name="ce80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000500 = 500 Offset</text:span></text:p>
          </table:table-cell>
          <table:table-cell office:value-type="string" calcext:value-type="string">
            <text:p>FFFFFFFF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2500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9">
          <table:table-cell table:style-name="ce75"/>
          <table:table-cell table:style-name="ce78" office:value-type="string" calcext:value-type="string">
            <text:p>98</text:p>
          </table:table-cell>
          <table:table-cell table:style-name="ce75"/>
          <table:table-cell table:style-name="ce78" office:value-type="string" calcext:value-type="string">
            <text:p>014c0000</text:p>
          </table:table-cell>
          <table:table-cell table:style-name="ce74" office:value-type="string" calcext:value-type="string">
            <text:p>Offset von Start TextStructure</text:p>
            <text:p>Lower Byte 01 = innerhalb der TextStructure</text:p>
            <text:p>Higher Bytes 4c = Offset</text:p>
          </table:table-cell>
          <table:table-cell table:style-name="ce85" office:value-type="string" calcext:value-type="string">
            <text:p>07000000</text:p>
          </table:table-cell>
          <table:table-cell table:style-name="ce75" office:value-type="string" calcext:value-type="string">
            <text:p>Direkt hinter #POPUPHINT#</text:p>
          </table:table-cell>
          <table:table-cell table:style-name="ce75" table:number-columns-repeated="1017"/>
        </table:table-row>
        <table:table-row table:style-name="ro9">
          <table:table-cell table:style-name="ce75"/>
          <table:table-cell table:style-name="ce78" office:value-type="string" calcext:value-type="string">
            <text:p>b8</text:p>
          </table:table-cell>
          <table:table-cell table:style-name="ce75"/>
          <table:table-cell table:style-name="ce78" office:value-type="string" calcext:value-type="string">
            <text:p>01240000</text:p>
          </table:table-cell>
          <table:table-cell table:style-name="ce74" office:value-type="string" calcext:value-type="string">
            <text:p>Offset von Start TextStructure</text:p>
            <text:p>Lower Byte 01 = innerhalb der TextStructure</text:p>
            <text:p>Higher Bytes 24 = Offset</text:p>
          </table:table-cell>
          <table:table-cell table:style-name="ce85" office:value-type="string" calcext:value-type="string">
            <text:p>GERMAN_GERMANY.WE8ISO8859P1</text:p>
          </table:table-cell>
          <table:table-cell table:style-name="ce75" office:value-type="string" calcext:value-type="string">
            <text:p>Zeiger auf Client Characterset</text:p>
          </table:table-cell>
          <table:table-cell table:style-name="ce75" table:number-columns-repeated="1017"/>
        </table:table-row>
        <table:table-row table:style-name="ro9">
          <table:table-cell/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02380100</text:p>
          </table:table-cell>
          <table:table-cell table:style-name="ce80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000500 = 500 Offset</text:span></text:p>
          </table:table-cell>
          <table:table-cell office:value-type="string" calcext:value-type="string">
            <text:p>0400000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1c01</text:p>
          </table:table-cell>
          <table:table-cell office:value-type="string" calcext:value-type="string">
            <text:p>Offset von Start AttributeStructure</text:p>
          </table:table-cell>
          <table:table-cell office:value-type="string" calcext:value-type="string">
            <text:p>01ac1500</text:p>
          </table:table-cell>
          <table:table-cell table:style-name="ce65" office:value-type="string" calcext:value-type="string">
            <text:p>Offset von Start TextStructure</text:p>
            <text:p>Lower Byte 01 = innerhalb der TextStructure</text:p>
            <text:p>Higher Bytes ac15 = 15ac Offset</text:p>
          </table:table-cell>
          <table:table-cell office:value-type="string" calcext:value-type="string">
            <text:p>02 00 00 00 oder 06 00 00 0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5401</text:p>
          </table:table-cell>
          <table:table-cell office:value-type="string" calcext:value-type="string">
            <text:p>Offset von Start AttributeStructure</text:p>
          </table:table-cell>
          <table:table-cell office:value-type="string" calcext:value-type="string">
            <text:p>01400000</text:p>
          </table:table-cell>
          <table:table-cell table:style-name="ce65" office:value-type="string" calcext:value-type="string">
            <text:p>Offset von Start TextStructure</text:p>
            <text:p>Lower Byte 01 = innerhalb der TextStructure</text:p>
            <text:p>Higher Bytes 40 = Offset</text:p>
          </table:table-cell>
          <table:table-cell office:value-type="string" calcext:value-type="string">
            <text:p>#POPUPHINT#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65"/>
          <table:table-cell table:number-columns-repeated="1019"/>
        </table:table-row>
        <table:table-row table:style-name="ro9">
          <table:table-cell table:style-name="ce76"/>
          <table:table-cell table:style-name="ce79" office:value-type="string" calcext:value-type="string">
            <text:p>a001</text:p>
          </table:table-cell>
          <table:table-cell table:style-name="ce76"/>
          <table:table-cell table:style-name="ce79" office:value-type="string" calcext:value-type="string">
            <text:p>02a80100</text:p>
          </table:table-cell>
          <table:table-cell table:style-name="ce81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a80100 = 01a8 Offset</text:span></text:p>
          </table:table-cell>
          <table:table-cell table:style-name="ce86" office:value-type="string" calcext:value-type="string">
            <text:p>02000000</text:p>
          </table:table-cell>
          <table:table-cell table:style-name="ce76" office:value-type="string" calcext:value-type="string">
            <text:p>Begin AttributeStructure Window3</text:p>
          </table:table-cell>
          <table:table-cell table:style-name="ce76" table:number-columns-repeated="1017"/>
        </table:table-row>
        <table:table-row table:style-name="ro9">
          <table:table-cell table:style-name="ce76"/>
          <table:table-cell table:style-name="ce79" office:value-type="string" calcext:value-type="string">
            <text:p>a401</text:p>
          </table:table-cell>
          <table:table-cell table:style-name="ce76"/>
          <table:table-cell table:style-name="ce79" office:value-type="string" calcext:value-type="string">
            <text:p>021c0200</text:p>
          </table:table-cell>
          <table:table-cell table:style-name="ce81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1c0200 = 021c Offset</text:span></text:p>
          </table:table-cell>
          <table:table-cell table:style-name="ce86" office:value-type="string" calcext:value-type="string">
            <text:p>02000000</text:p>
          </table:table-cell>
          <table:table-cell table:style-name="ce76" office:value-type="string" calcext:value-type="string">
            <text:p>Begin AttributeStructure Window1</text:p>
          </table:table-cell>
          <table:table-cell table:style-name="ce76" table:number-columns-repeated="1017"/>
        </table:table-row>
        <table:table-row table:style-name="ro3">
          <table:table-cell table:number-columns-repeated="4"/>
          <table:table-cell table:style-name="ce80"/>
          <table:table-cell table:number-columns-repeated="1019"/>
        </table:table-row>
        <table:table-row table:style-name="ro2">
          <table:table-cell table:style-name="ce76"/>
          <table:table-cell table:style-name="ce79" office:value-type="string" calcext:value-type="string">
            <text:p>a801</text:p>
          </table:table-cell>
          <table:table-cell table:style-name="ce76" office:value-type="string" calcext:value-type="string">
            <text:p>Offset von Start AttributeStructure</text:p>
          </table:table-cell>
          <table:table-cell table:style-name="ce79" office:value-type="string" calcext:value-type="string">
            <text:p>02000000</text:p>
          </table:table-cell>
          <table:table-cell table:style-name="ce76" office:value-type="string" calcext:value-type="string">
            <text:p>Begin AttributeStructure Window 3</text:p>
          </table:table-cell>
          <table:table-cell table:style-name="ce86"/>
          <table:table-cell table:style-name="ce76" table:number-columns-repeated="1018"/>
        </table:table-row>
        <table:table-row table:style-name="ro9">
          <table:table-cell table:style-name="ce76"/>
          <table:table-cell table:style-name="ce79" office:value-type="string" calcext:value-type="string">
            <text:p>b001</text:p>
          </table:table-cell>
          <table:table-cell table:style-name="ce76" office:value-type="string" calcext:value-type="string">
            <text:p>Offset von Start AttributeStructure</text:p>
          </table:table-cell>
          <table:table-cell table:style-name="ce79" office:value-type="string" calcext:value-type="string">
            <text:p>01141600</text:p>
          </table:table-cell>
          <table:table-cell table:style-name="ce82" office:value-type="string" calcext:value-type="string">
            <text:p>Offset von Start TextStructure</text:p>
            <text:p>Lower Byte 01 = innerhalb der TextStructure</text:p>
            <text:p>Higher Bytes 1416 = 1614 Offset</text:p>
          </table:table-cell>
          <table:table-cell table:style-name="ce86" office:value-type="string" calcext:value-type="string">
            <text:p>Start Name Fenster 3 (Länge nachfolgender String)</text:p>
          </table:table-cell>
          <table:table-cell table:style-name="ce76" table:number-columns-repeated="1018"/>
        </table:table-row>
        <table:table-row table:style-name="ro3">
          <table:table-cell table:number-columns-repeated="4"/>
          <table:table-cell table:style-name="ce65"/>
          <table:table-cell table:number-columns-repeated="1019"/>
        </table:table-row>
        <table:table-row table:style-name="ro2">
          <table:table-cell table:style-name="ce76"/>
          <table:table-cell table:style-name="ce79" office:value-type="string" calcext:value-type="string">
            <text:p>1c02</text:p>
          </table:table-cell>
          <table:table-cell table:style-name="ce76" office:value-type="string" calcext:value-type="string">
            <text:p>Offset von Start AttributeStructure</text:p>
          </table:table-cell>
          <table:table-cell table:style-name="ce79" office:value-type="string" calcext:value-type="string">
            <text:p>02000000</text:p>
          </table:table-cell>
          <table:table-cell table:style-name="ce76" office:value-type="string" calcext:value-type="string">
            <text:p>Begin AttributeStructure Window 1</text:p>
          </table:table-cell>
          <table:table-cell table:style-name="ce86"/>
          <table:table-cell table:style-name="ce76" table:number-columns-repeated="1018"/>
        </table:table-row>
        <table:table-row table:style-name="ro9">
          <table:table-cell table:style-name="ce76"/>
          <table:table-cell table:style-name="ce79" office:value-type="string" calcext:value-type="string">
            <text:p>2402</text:p>
          </table:table-cell>
          <table:table-cell table:style-name="ce76" office:value-type="string" calcext:value-type="string">
            <text:p>Offset von Start AttributeStructure</text:p>
          </table:table-cell>
          <table:table-cell table:style-name="ce79" office:value-type="string" calcext:value-type="string">
            <text:p>01dc1500</text:p>
          </table:table-cell>
          <table:table-cell table:style-name="ce82" office:value-type="string" calcext:value-type="string">
            <text:p>Offset von Start TextStructure</text:p>
            <text:p>Lower Byte 01 = innerhalb der TextStructure</text:p>
            <text:p>Higher Bytes dc15 = 15dc Offset</text:p>
          </table:table-cell>
          <table:table-cell table:style-name="ce86" office:value-type="string" calcext:value-type="string">
            <text:p>Start Name Fenster 1 (Länge nachfolgender String)</text:p>
          </table:table-cell>
          <table:table-cell table:style-name="ce76" table:number-columns-repeated="1018"/>
        </table:table-row>
        <table:table-row table:style-name="ro3">
          <table:table-cell table:number-columns-repeated="4"/>
          <table:table-cell table:style-name="ce65"/>
          <table:table-cell table:number-columns-repeated="1019"/>
        </table:table-row>
        <table:table-row table:style-name="ro9">
          <table:table-cell table:style-name="ce48"/>
          <table:table-cell table:style-name="ce34" office:value-type="string" calcext:value-type="string">
            <text:p>9002</text:p>
          </table:table-cell>
          <table:table-cell table:style-name="ce48"/>
          <table:table-cell table:style-name="ce34" office:value-type="string" calcext:value-type="string">
            <text:p>029c0200</text:p>
          </table:table-cell>
          <table:table-cell table:style-name="ce83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9c02 = 29c Offset</text:span></text:p>
          </table:table-cell>
          <table:table-cell table:style-name="ce58" office:value-type="string" calcext:value-type="string">
            <text:p>014c1600</text:p>
          </table:table-cell>
          <table:table-cell table:style-name="ce48" office:value-type="string" calcext:value-type="string">
            <text:p>Begin AttributeStructure Leinwand5</text:p>
          </table:table-cell>
          <table:table-cell table:style-name="ce48" table:number-columns-repeated="1017"/>
        </table:table-row>
        <table:table-row table:style-name="ro9">
          <table:table-cell table:style-name="ce48"/>
          <table:table-cell table:style-name="ce34" office:value-type="string" calcext:value-type="string">
            <text:p>9402</text:p>
          </table:table-cell>
          <table:table-cell table:style-name="ce48"/>
          <table:table-cell table:style-name="ce34" office:value-type="string" calcext:value-type="string">
            <text:p>02680300</text:p>
          </table:table-cell>
          <table:table-cell table:style-name="ce83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6803 = 368 Offset</text:span></text:p>
          </table:table-cell>
          <table:table-cell table:style-name="ce58" office:value-type="string" calcext:value-type="string">
            <text:p>01301600</text:p>
          </table:table-cell>
          <table:table-cell table:style-name="ce48" office:value-type="string" calcext:value-type="string">
            <text:p>Begin AttributeStructure Leinwand4</text:p>
          </table:table-cell>
          <table:table-cell table:style-name="ce48" table:number-columns-repeated="1017"/>
        </table:table-row>
        <table:table-row table:style-name="ro9">
          <table:table-cell table:style-name="ce48"/>
          <table:table-cell table:style-name="ce34" office:value-type="string" calcext:value-type="string">
            <text:p>9802</text:p>
          </table:table-cell>
          <table:table-cell table:style-name="ce48"/>
          <table:table-cell table:style-name="ce34" office:value-type="string" calcext:value-type="string">
            <text:p>02340400</text:p>
          </table:table-cell>
          <table:table-cell table:style-name="ce83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3404 = 434 Offset</text:span></text:p>
          </table:table-cell>
          <table:table-cell table:style-name="ce58" office:value-type="string" calcext:value-type="string">
            <text:p>01f81500</text:p>
          </table:table-cell>
          <table:table-cell table:style-name="ce48" office:value-type="string" calcext:value-type="string">
            <text:p>Begin AttributeStructure Leinwand2</text:p>
          </table:table-cell>
          <table:table-cell table:style-name="ce48"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48"/>
          <table:table-cell table:style-name="ce34" office:value-type="string" calcext:value-type="string">
            <text:p>9c02</text:p>
          </table:table-cell>
          <table:table-cell table:style-name="ce48"/>
          <table:table-cell table:style-name="ce34" office:value-type="string" calcext:value-type="string">
            <text:p>014c1600</text:p>
          </table:table-cell>
          <table:table-cell table:style-name="ce44" office:value-type="string" calcext:value-type="string">
            <text:p>Offset von Start TextStructure</text:p>
            <text:p>Lower Byte 01 = innerhalb der TextStructure</text:p>
            <text:p>Higher Bytes 4c16 = 164c Offset</text:p>
          </table:table-cell>
          <table:table-cell table:style-name="ce58" office:value-type="string" calcext:value-type="string">
            <text:p>Start Name Leinwand5 (Länge nachfolgender String)</text:p>
          </table:table-cell>
          <table:table-cell table:style-name="ce48" table:number-columns-repeated="1018"/>
        </table:table-row>
        <table:table-row table:style-name="ro9">
          <table:table-cell table:style-name="ce48"/>
          <table:table-cell table:style-name="ce34" office:value-type="string" calcext:value-type="string">
            <text:p>a002</text:p>
          </table:table-cell>
          <table:table-cell table:style-name="ce48"/>
          <table:table-cell table:style-name="ce34" office:value-type="string" calcext:value-type="string">
            <text:p>02a80100</text:p>
          </table:table-cell>
          <table:table-cell table:style-name="ce83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a80100 = 01a8 Offset</text:span></text:p>
          </table:table-cell>
          <table:table-cell table:style-name="ce58" office:value-type="string" calcext:value-type="string">
            <text:p>02000000</text:p>
          </table:table-cell>
          <table:table-cell table:style-name="ce48" office:value-type="string" calcext:value-type="string">
            <text:p>Begin AttributeStructure Window3</text:p>
          </table:table-cell>
          <table:table-cell table:style-name="ce48" table:number-columns-repeated="1017"/>
        </table:table-row>
        <table:table-row table:style-name="ro9">
          <table:table-cell table:style-name="ce48"/>
          <table:table-cell table:style-name="ce34" office:value-type="string" calcext:value-type="string">
            <text:p>b402</text:p>
          </table:table-cell>
          <table:table-cell table:style-name="ce48"/>
          <table:table-cell table:style-name="ce34" office:value-type="string" calcext:value-type="string">
            <text:p>02200300</text:p>
          </table:table-cell>
          <table:table-cell table:style-name="ce83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200300 = 320 Offset</text:span></text:p>
          </table:table-cell>
          <table:table-cell table:style-name="ce58" office:value-type="string" calcext:value-type="string">
            <text:p>02020218</text:p>
          </table:table-cell>
          <table:table-cell table:style-name="ce48" office:value-type="string" calcext:value-type="string">
            <text:p>?</text:p>
          </table:table-cell>
          <table:table-cell table:style-name="ce48"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48"/>
          <table:table-cell table:style-name="ce34" office:value-type="string" calcext:value-type="string">
            <text:p>6803</text:p>
          </table:table-cell>
          <table:table-cell table:style-name="ce48"/>
          <table:table-cell table:style-name="ce34" office:value-type="string" calcext:value-type="string">
            <text:p>01301600</text:p>
          </table:table-cell>
          <table:table-cell table:style-name="ce44" office:value-type="string" calcext:value-type="string">
            <text:p>Offset von Start TextStructure</text:p>
            <text:p>Lower Byte 01 = innerhalb der TextStructure</text:p>
            <text:p>Higher Bytes 3016 = 1630 Offset</text:p>
          </table:table-cell>
          <table:table-cell table:style-name="ce58" office:value-type="string" calcext:value-type="string">
            <text:p>Start Name Leinwand4 (Länge nachfolgender String)</text:p>
          </table:table-cell>
          <table:table-cell table:style-name="ce48" table:number-columns-repeated="1018"/>
        </table:table-row>
        <table:table-row table:style-name="ro9">
          <table:table-cell table:style-name="ce48"/>
          <table:table-cell table:style-name="ce34" office:value-type="string" calcext:value-type="string">
            <text:p>6c03</text:p>
          </table:table-cell>
          <table:table-cell table:style-name="ce48"/>
          <table:table-cell table:style-name="ce34" office:value-type="string" calcext:value-type="string">
            <text:p>021c0200</text:p>
          </table:table-cell>
          <table:table-cell table:style-name="ce83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1c02 = 21c Offset</text:span></text:p>
          </table:table-cell>
          <table:table-cell table:style-name="ce58" office:value-type="string" calcext:value-type="string">
            <text:p>02000000</text:p>
          </table:table-cell>
          <table:table-cell table:style-name="ce48" office:value-type="string" calcext:value-type="string">
            <text:p>Begin AttributeStructure Window1</text:p>
          </table:table-cell>
          <table:table-cell table:style-name="ce48" table:number-columns-repeated="1017"/>
        </table:table-row>
        <table:table-row table:style-name="ro9">
          <table:table-cell table:style-name="ce48"/>
          <table:table-cell table:style-name="ce34" office:value-type="string" calcext:value-type="string">
            <text:p>8003</text:p>
          </table:table-cell>
          <table:table-cell table:style-name="ce48"/>
          <table:table-cell table:style-name="ce34" office:value-type="string" calcext:value-type="string">
            <text:p>02ec0300</text:p>
          </table:table-cell>
          <table:table-cell table:style-name="ce83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ec03 = 3ec Offset</text:span></text:p>
          </table:table-cell>
          <table:table-cell table:style-name="ce58" office:value-type="string" calcext:value-type="string">
            <text:p>02020218</text:p>
          </table:table-cell>
          <table:table-cell table:style-name="ce48" office:value-type="string" calcext:value-type="string">
            <text:p>?</text:p>
          </table:table-cell>
          <table:table-cell table:style-name="ce48"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48"/>
          <table:table-cell table:style-name="ce34" office:value-type="string" calcext:value-type="string">
            <text:p>3404</text:p>
          </table:table-cell>
          <table:table-cell table:style-name="ce48"/>
          <table:table-cell table:style-name="ce34" office:value-type="string" calcext:value-type="string">
            <text:p>01f81500</text:p>
          </table:table-cell>
          <table:table-cell table:style-name="ce44" office:value-type="string" calcext:value-type="string">
            <text:p>Offset von Start TextStructure</text:p>
            <text:p>Lower Byte 01 = innerhalb der TextStructure</text:p>
            <text:p>Higher Bytes f815 = 15f8 Offset</text:p>
          </table:table-cell>
          <table:table-cell table:style-name="ce58" office:value-type="string" calcext:value-type="string">
            <text:p>Start Name Leinwand2 (Länge nachfolgender String)</text:p>
          </table:table-cell>
          <table:table-cell table:style-name="ce48" table:number-columns-repeated="1018"/>
        </table:table-row>
        <table:table-row table:style-name="ro9">
          <table:table-cell table:style-name="ce48"/>
          <table:table-cell table:style-name="ce34" office:value-type="string" calcext:value-type="string">
            <text:p>3804</text:p>
          </table:table-cell>
          <table:table-cell table:style-name="ce48"/>
          <table:table-cell table:style-name="ce34" office:value-type="string" calcext:value-type="string">
            <text:p>02a80100</text:p>
          </table:table-cell>
          <table:table-cell table:style-name="ce83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a801 = 1a8 Offset</text:span></text:p>
          </table:table-cell>
          <table:table-cell table:style-name="ce58" office:value-type="string" calcext:value-type="string">
            <text:p>02000000</text:p>
          </table:table-cell>
          <table:table-cell table:style-name="ce48" office:value-type="string" calcext:value-type="string">
            <text:p>Begin AttributeStructure Window3</text:p>
          </table:table-cell>
          <table:table-cell table:style-name="ce48" table:number-columns-repeated="1017"/>
        </table:table-row>
        <table:table-row table:style-name="ro9">
          <table:table-cell table:style-name="ce48"/>
          <table:table-cell table:style-name="ce34" office:value-type="string" calcext:value-type="string">
            <text:p>4c04</text:p>
          </table:table-cell>
          <table:table-cell table:style-name="ce48"/>
          <table:table-cell table:style-name="ce34" office:value-type="string" calcext:value-type="string">
            <text:p>02b80400</text:p>
          </table:table-cell>
          <table:table-cell table:style-name="ce83" office:value-type="string" calcext:value-type="string">
            <text:p><text:span text:style-name="T3">Offset von Start AttributeStructure</text:span></text:p>
            <text:p><text:span text:style-name="T3">Lower Byte 02 = innerhalb der AttrStructure</text:span></text:p>
            <text:p><text:span text:style-name="T4">Higher Bytes b804 = 4b8 Offset</text:span></text:p>
          </table:table-cell>
          <table:table-cell table:style-name="ce58" office:value-type="string" calcext:value-type="string">
            <text:p>02020218</text:p>
          </table:table-cell>
          <table:table-cell table:style-name="ce48" office:value-type="string" calcext:value-type="string">
            <text:p>?</text:p>
          </table:table-cell>
          <table:table-cell table:style-name="ce48"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FFFFFFF</text:p>
          </table:table-cell>
          <table:table-cell office:value-type="string" calcext:value-type="string">
            <text:p>end of Structure</text:p>
          </table:table-cell>
          <table:table-cell table:number-columns-repeated="1021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.00.0000</text:date>, <text:time style:data-style-name="N2" text:time-value="0000-00-00T23:16:15.427514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iska </meta:initial-creator>
    <meta:creation-date>2015-10-16T09:08:43.991009565</meta:creation-date>
    <dc:date>2015-11-23T23:32:11.296282753</dc:date>
    <dc:creator>KKSL </dc:creator>
    <meta:editing-duration>P1DT11H17M14S</meta:editing-duration>
    <meta:editing-cycles>107</meta:editing-cycles>
    <meta:generator>LibreOffice/4.1.6.2$Linux_X86_64 LibreOffice_project/410m0$Build-2</meta:generator>
    <meta:document-statistic meta:table-count="10" meta:cell-count="1138" meta:object-count="0"/>
  </office:meta>
</office:document-meta>
</file>